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Cambria" svg:font-family="Cambria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FF"/>
    </style:style>
    <style:style style:name="ce3" style:family="table-cell" style:parent-style-name="Default" style:data-style-name="N0">
      <style:table-cell-properties fo:border="thin solid #000000" style:vertical-align="automatic" fo:background-color="#FFFFFF"/>
      <style:text-properties fo:color="#000000"/>
    </style:style>
    <style:style style:name="ce4" style:family="table-cell" style:parent-style-name="Normale_32_7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Normale_32_7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" style:family="table-cell" style:parent-style-name="Normale_32_1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" style:family="table-cell" style:parent-style-name="Normale_32_14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" style:family="table-cell" style:parent-style-name="Normale_32_1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" style:family="table-cell" style:parent-style-name="Normale_32_13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Normale_32_1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Normale_32_1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Normale_32_39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Normale_32_39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Normale_32_40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" style:family="table-cell" style:parent-style-name="Normale_32_40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" style:family="table-cell" style:parent-style-name="Normale_32_41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" style:family="table-cell" style:parent-style-name="Normale_32_41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Normale_32_4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Normale_32_4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0" style:family="table-cell" style:parent-style-name="Normale_32_4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1" style:family="table-cell" style:parent-style-name="Normale_32_43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2" style:family="table-cell" style:parent-style-name="Normale_32_4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3" style:family="table-cell" style:parent-style-name="Normale_32_44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4" style:family="table-cell" style:parent-style-name="Normale_32_4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5" style:family="table-cell" style:parent-style-name="Normale_32_45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6" style:family="table-cell" style:parent-style-name="Normale_32_4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7" style:family="table-cell" style:parent-style-name="Normale_32_46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Normale_32_47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9" style:family="table-cell" style:parent-style-name="Normale_32_47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0" style:family="table-cell" style:parent-style-name="Normale_32_50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Normale_32_50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2" style:family="table-cell" style:parent-style-name="Normale_32_5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3" style:family="table-cell" style:parent-style-name="Normale_32_5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4" style:family="table-cell" style:parent-style-name="Normale_32_5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5" style:family="table-cell" style:parent-style-name="Normale_32_53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6" style:family="table-cell" style:parent-style-name="Normale_32_5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7" style:family="table-cell" style:parent-style-name="Normale_32_55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8" style:family="table-cell" style:parent-style-name="Normale_32_5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9" style:family="table-cell" style:parent-style-name="Normale_32_56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0" style:family="table-cell" style:parent-style-name="Normale_32_57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1" style:family="table-cell" style:parent-style-name="Normale_32_57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2" style:family="table-cell" style:parent-style-name="Normale_32_5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3" style:family="table-cell" style:parent-style-name="Normale_32_5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4" style:family="table-cell" style:parent-style-name="Normale_32_59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5" style:family="table-cell" style:parent-style-name="Normale_32_59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6" style:family="table-cell" style:parent-style-name="Normale_32_60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7" style:family="table-cell" style:parent-style-name="Normale_32_60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8" style:family="table-cell" style:parent-style-name="Normale_32_61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9" style:family="table-cell" style:parent-style-name="Normale_32_6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0" style:family="table-cell" style:parent-style-name="Normale_32_63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1" style:family="table-cell" style:parent-style-name="Normale_32_6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2" style:family="table-cell" style:parent-style-name="Normale_32_64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3" style:family="table-cell" style:parent-style-name="Normale_32_6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4" style:family="table-cell" style:parent-style-name="Normale_32_65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5" style:family="table-cell" style:parent-style-name="Normale_32_67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6" style:family="table-cell" style:parent-style-name="Normale_32_67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7" style:family="table-cell" style:parent-style-name="Normale_32_6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8" style:family="table-cell" style:parent-style-name="Normale_32_6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9" style:family="table-cell" style:parent-style-name="Normale_32_69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0" style:family="table-cell" style:parent-style-name="Normale_32_69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1" style:family="table-cell" style:parent-style-name="Normale_32_70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2" style:family="table-cell" style:parent-style-name="Normale_32_70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3" style:family="table-cell" style:parent-style-name="Normale_32_71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4" style:family="table-cell" style:parent-style-name="Normale_32_71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5" style:family="table-cell" style:parent-style-name="Normale_32_7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6" style:family="table-cell" style:parent-style-name="Normale_32_7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7" style:family="table-cell" style:parent-style-name="Normale_32_7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8" style:family="table-cell" style:parent-style-name="Normale_32_73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9" style:family="table-cell" style:parent-style-name="Normale_32_7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0" style:family="table-cell" style:parent-style-name="Normale_32_74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1" style:family="table-cell" style:parent-style-name="Normale_32_77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2" style:family="table-cell" style:parent-style-name="Normale_32_77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3" style:family="table-cell" style:parent-style-name="Normale_32_79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4" style:family="table-cell" style:parent-style-name="Normale_32_79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5" style:family="table-cell" style:parent-style-name="Normale_32_80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6" style:family="table-cell" style:parent-style-name="Normale_32_80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7" style:family="table-cell" style:parent-style-name="Normale_32_8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8" style:family="table-cell" style:parent-style-name="Normale_32_8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9" style:family="table-cell" style:parent-style-name="Normale_32_8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0" style:family="table-cell" style:parent-style-name="Normale_32_83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1" style:family="table-cell" style:parent-style-name="Normale_32_8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2" style:family="table-cell" style:parent-style-name="Normale_32_84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3" style:family="table-cell" style:parent-style-name="Normale_32_8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4" style:family="table-cell" style:parent-style-name="Normale_32_85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5" style:family="table-cell" style:parent-style-name="Normale_32_87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6" style:family="table-cell" style:parent-style-name="Normale_32_8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7" style:family="table-cell" style:parent-style-name="Normale_32_8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8" style:family="table-cell" style:parent-style-name="Normale_32_89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9" style:family="table-cell" style:parent-style-name="Normale_32_90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0" style:family="table-cell" style:parent-style-name="Normale_32_91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1" style:family="table-cell" style:parent-style-name="Normale_32_91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2" style:family="table-cell" style:parent-style-name="Normale_32_9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3" style:family="table-cell" style:parent-style-name="Normale_32_93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4" style:family="table-cell" style:parent-style-name="Normale_32_9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5" style:family="table-cell" style:parent-style-name="Normale_32_94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6" style:family="table-cell" style:parent-style-name="Normale_32_97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7" style:family="table-cell" style:parent-style-name="Normale_32_97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8" style:family="table-cell" style:parent-style-name="Normale_32_9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9" style:family="table-cell" style:parent-style-name="Normale_32_99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0" style:family="table-cell" style:parent-style-name="Normale_32_99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1" style:family="table-cell" style:parent-style-name="Normale_32_100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2" style:family="table-cell" style:parent-style-name="Normale_32_100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3" style:family="table-cell" style:parent-style-name="Normale_32_101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4" style:family="table-cell" style:parent-style-name="Normale_32_101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5" style:family="table-cell" style:parent-style-name="Normale_32_10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6" style:family="table-cell" style:parent-style-name="Normale_32_103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7" style:family="table-cell" style:parent-style-name="Normale_32_10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8" style:family="table-cell" style:parent-style-name="Normale_32_105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9" style:family="table-cell" style:parent-style-name="Normale_32_107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0" style:family="table-cell" style:parent-style-name="Normale_32_107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1" style:family="table-cell" style:parent-style-name="Normale_32_109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2" style:family="table-cell" style:parent-style-name="Normale_32_109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3" style:family="table-cell" style:parent-style-name="Normale_32_110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4" style:family="table-cell" style:parent-style-name="Normale_32_110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5" style:family="table-cell" style:parent-style-name="Normale_32_111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6" style:family="table-cell" style:parent-style-name="Normale_32_111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7" style:family="table-cell" style:parent-style-name="Normale_32_11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8" style:family="table-cell" style:parent-style-name="Normale_32_11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9" style:family="table-cell" style:parent-style-name="Normale_32_11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0" style:family="table-cell" style:parent-style-name="Normale_32_114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1" style:family="table-cell" style:parent-style-name="Normale_32_120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2" style:family="table-cell" style:parent-style-name="Normale_32_120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3" style:family="table-cell" style:parent-style-name="Normale_32_117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4" style:family="table-cell" style:parent-style-name="Normale_32_117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5" style:family="table-cell" style:parent-style-name="Normale_32_119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6" style:family="table-cell" style:parent-style-name="Normale_32_119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7" style:family="table-cell" style:parent-style-name="Normale_32_113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8" style:family="table-cell" style:parent-style-name="Normale_32_11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9" style:family="table-cell" style:parent-style-name="Normale_32_116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0" style:family="table-cell" style:parent-style-name="Normale_32_13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1" style:family="table-cell" style:parent-style-name="Normale_32_134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2" style:family="table-cell" style:parent-style-name="Normale_32_13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3" style:family="table-cell" style:parent-style-name="Normale_32_13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4" style:family="table-cell" style:parent-style-name="Normale_32_13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5" style:family="table-cell" style:parent-style-name="Normale_32_133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6" style:family="table-cell" style:parent-style-name="Normale_32_121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7" style:family="table-cell" style:parent-style-name="Normale_32_127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8" style:family="table-cell" style:parent-style-name="Normale_32_127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9" style:family="table-cell" style:parent-style-name="Normale_32_12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0" style:family="table-cell" style:parent-style-name="Normale_32_126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1" style:family="table-cell" style:parent-style-name="Normale_32_12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2" style:family="table-cell" style:parent-style-name="Normale_32_124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3" style:family="table-cell" style:parent-style-name="Normale_32_12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4" style:family="table-cell" style:parent-style-name="Normale_32_125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5" style:family="table-cell" style:parent-style-name="Normale_32_12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6" style:family="table-cell" style:parent-style-name="Normale_32_12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7" style:family="table-cell" style:parent-style-name="Normale_32_129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8" style:family="table-cell" style:parent-style-name="Normale_32_129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9" style:family="table-cell" style:parent-style-name="Normale_32_130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0" style:family="table-cell" style:parent-style-name="Normale_32_131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1" style:family="table-cell" style:parent-style-name="Normale_32_131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2" style:family="table-cell" style:parent-style-name="Normale_32_11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3" style:family="table-cell" style:parent-style-name="Normale_32_115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4" style:family="table-cell" style:parent-style-name="Normale_32_12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5" style:family="table-cell" style:parent-style-name="Normale_32_12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5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444444"/>
    </style:style>
    <style:style style:name="ce158" style:family="table-cell" style:parent-style-name="Default" style:data-style-name="N0">
      <style:table-cell-properties fo:background-color="#FFFFFF"/>
    </style:style>
    <style:style style:name="ce159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1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161" style:family="table-cell" style:parent-style-name="Default" style:data-style-name="N0">
      <style:table-cell-properties fo:background-color="#FFFFFF"/>
      <style:text-properties fo:color="#000000"/>
    </style:style>
    <style:style style:name="ce1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163" style:family="table-cell" style:parent-style-name="Normale_32_113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4" style:family="table-cell" style:parent-style-name="Normale_32_4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5" style:family="table-cell" style:parent-style-name="Normale_32_4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6" style:family="table-cell" style:parent-style-name="Normale_32_49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7" style:family="table-cell" style:parent-style-name="Normale_32_49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8" style:family="table-cell" style:parent-style-name="Normale_32_5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9" style:family="table-cell" style:parent-style-name="Normale_32_54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0" style:family="table-cell" style:parent-style-name="Normale_32_9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1" style:family="table-cell" style:parent-style-name="Normale_32_95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2" style:family="table-cell" style:parent-style-name="Normale_32_7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3" style:family="table-cell" style:parent-style-name="Normale_32_75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4" style:family="table-cell" style:parent-style-name="Normale_32_7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5" style:family="table-cell" style:parent-style-name="Normale_32_76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6" style:family="table-cell" style:parent-style-name="Normale_32_9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7" style:family="table-cell" style:parent-style-name="Normale_32_96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8" style:family="table-cell" style:parent-style-name="Normale_32_6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9" style:family="table-cell" style:parent-style-name="Normale_32_6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80" style:family="table-cell" style:parent-style-name="Normale_32_6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81" style:family="table-cell" style:parent-style-name="Normale_32_66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82" style:family="table-cell" style:parent-style-name="Normale_32_10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83" style:family="table-cell" style:parent-style-name="Normale_32_10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84" style:family="table-cell" style:parent-style-name="Normale_32_10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85" style:family="table-cell" style:parent-style-name="Normale_32_10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86" style:family="table-cell" style:parent-style-name="Normale_32_10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87" style:family="table-cell" style:parent-style-name="Normale_32_106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88" style:family="table-cell" style:parent-style-name="Normale_32_11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89" style:family="table-cell" style:parent-style-name="Normale_32_11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9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9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92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193" style:family="table-cell" style:parent-style-name="Normale_32_60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94" style:family="table-cell" style:parent-style-name="Normale_32_60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95" style:family="table-cell" style:parent-style-name="Normale_32_87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96" style:family="table-cell" style:parent-style-name="Normale_32_89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9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198" style:family="table-cell" style:parent-style-name="Default" style:data-style-name="N0">
      <style:table-cell-properties fo:background-color="#FFFFFF"/>
    </style:style>
    <style:style style:name="ce199" style:family="table-cell" style:parent-style-name="Normale_32_130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00" style:family="table-cell" style:parent-style-name="Normale_32_130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444444"/>
    </style:style>
    <style:style style:name="ce202" style:family="table-cell" style:parent-style-name="Normale_32_7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20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00"/>
    </style:style>
    <style:style style:name="ce20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20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207" style:family="table-cell" style:parent-style-name="Default" style:data-style-name="N0">
      <style:table-cell-properties fo:border="thin solid #000000" style:vertical-align="middle" fo:wrap-option="wrap" fo:background-color="#76933C" style:repeat-content="false"/>
      <style:paragraph-properties fo:text-align="center"/>
    </style:style>
    <style:style style:name="ce208" style:family="table-cell" style:parent-style-name="Normale_32_2" style:data-style-name="N0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9" style:family="table-cell" style:parent-style-name="Normale_32_2" style:data-style-name="N0">
      <style:table-cell-properties fo:border="thin solid #000000" style:vertical-align="middle" fo:wrap-option="wrap" fo:background-color="#76933C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10" style:family="table-cell" style:parent-style-name="Normale_32_2" style:data-style-name="N0">
      <style:table-cell-properties fo:border="thin solid #000000" style:vertical-align="automatic" fo:wrap-option="wrap" fo:background-color="#76933C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11" style:family="table-cell" style:parent-style-name="Normale_32_2" style:data-style-name="N36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12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444444"/>
    </style:style>
    <style:style style:name="ce213" style:family="table-cell" style:parent-style-name="Default" style:data-style-name="N0">
      <style:table-cell-properties fo:background-color="#FFFFFF"/>
    </style:style>
    <style:style style:name="ce214" style:family="table-cell" style:parent-style-name="Normale_32_8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15" style:family="table-cell" style:parent-style-name="Normale_32_86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16" style:family="table-cell" style:parent-style-name="Normale_32_90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17" style:family="table-cell" style:parent-style-name="Normale_32_61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1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19" style:family="table-cell" style:parent-style-name="Normale_32_11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0" style:family="table-cell" style:parent-style-name="Normale_32_8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21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/>
    </style:style>
    <style:style style:name="ce222" style:family="table-cell" style:parent-style-name="Default" style:data-style-name="N0">
      <style:table-cell-properties style:vertical-align="automatic" fo:wrap-option="wrap" fo:background-color="#FFFFFF"/>
      <style:text-properties fo:color="#000000"/>
    </style:style>
    <style:style style:name="ce223" style:family="table-cell" style:parent-style-name="Normale_32_9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24" style:family="table-cell" style:parent-style-name="Normale_32_121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25" style:family="table-cell" style:parent-style-name="Default" style:data-style-name="N0">
      <style:table-cell-properties style:vertical-align="automatic" fo:wrap-option="wrap" fo:background-color="#FFFFFF"/>
    </style:style>
    <style:style style:name="ce226" style:family="table-cell" style:parent-style-name="Migliaia" style:data-style-name="N38">
      <style:table-cell-properties fo:border="thin solid #000000" style:vertical-align="middle" fo:wrap-option="wrap" fo:background-color="#76933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27" style:family="table-cell" style:parent-style-name="Migliaia" style:data-style-name="N38">
      <style:table-cell-properties style:vertical-align="automatic" fo:background-color="#FFFFFF" style:repeat-content="false"/>
      <style:paragraph-properties fo:text-align="center"/>
    </style:style>
    <style:style style:name="ce228" style:family="table-cell" style:parent-style-name="Migliaia" style:data-style-name="N1">
      <style:table-cell-properties fo:border="thin solid #000000" style:vertical-align="automatic" fo:background-color="#FFFFFF" style:repeat-content="false"/>
      <style:paragraph-properties fo:text-align="center"/>
    </style:style>
    <style:style style:name="ce229" style:family="table-cell" style:parent-style-name="Migliaia" style:data-style-name="N1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3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231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start" fo:margin-left="0cm"/>
      <style:text-properties fo:color="#000000"/>
    </style:style>
    <style:style style:name="ce2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2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235" style:family="table-cell" style:parent-style-name="Migliaia" style:data-style-name="N1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236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2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repeat-content="false"/>
      <style:paragraph-properties fo:text-align="start" fo:margin-left="0cm"/>
    </style:style>
    <style:style style:name="ce23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239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240" style:family="table-cell" style:parent-style-name="Migliaia" style:data-style-name="N1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241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</style:style>
    <style:style style:name="ce242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243" style:family="table-cell" style:parent-style-name="Default" style:data-style-name="N36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24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0000"/>
    </style:style>
    <style:style style:name="ce245" style:family="table-cell" style:parent-style-name="Migliaia" style:data-style-name="N1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246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247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0"/>
    </style:style>
    <style:style style:name="ce248" style:family="table-cell" style:parent-style-name="Default" style:data-style-name="N3">
      <style:table-cell-properties fo:border="thin solid #000000" style:vertical-align="automatic" fo:background-color="#FFFFFF" style:repeat-content="false"/>
      <style:paragraph-properties fo:text-align="center"/>
    </style:style>
    <style:style style:name="ce249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250" style:family="table-cell" style:parent-style-name="Migliaia" style:data-style-name="N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251" style:family="table-cell" style:parent-style-name="Migliaia" style:data-style-name="N1">
      <style:table-cell-properties style:vertical-align="automatic" fo:background-color="#FFFFFF" style:repeat-content="false"/>
      <style:paragraph-properties fo:text-align="center"/>
    </style:style>
    <style:style style:name="ce25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254" style:family="table-cell" style:parent-style-name="Default" style:data-style-name="N0">
      <style:table-cell-properties fo:border="thin solid #000000" style:vertical-align="automatic" fo:background-color="#C4D79B" style:repeat-content="false"/>
      <style:paragraph-properties fo:text-align="center"/>
    </style:style>
    <style:style style:name="ce255" style:family="table-cell" style:parent-style-name="Normale_32_110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56" style:family="table-cell" style:parent-style-name="Normale_32_11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57" style:family="table-cell" style:parent-style-name="Normale_32_2" style:data-style-name="N0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258" style:family="table-cell" style:parent-style-name="Normale_32_3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59" style:family="table-cell" style:parent-style-name="Normale_32_3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60" style:family="table-cell" style:parent-style-name="Normale_32_2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61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263" style:family="table-cell" style:parent-style-name="Normale_32_3" style:data-style-name="N1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repeat-content="false"/>
      <style:paragraph-properties fo:text-align="center"/>
    </style:style>
    <style:style style:name="ce26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66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267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268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69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70" style:family="table-cell" style:parent-style-name="Normale_32_2" style:data-style-name="N0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7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272" style:family="table-cell" style:parent-style-name="Normale_32_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73" style:family="table-cell" style:parent-style-name="Normale_32_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74" style:family="table-cell" style:parent-style-name="Normale_32_2" style:data-style-name="N0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27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7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79" style:family="table-cell" style:parent-style-name="Migliaia" style:data-style-name="N38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280" style:family="table-cell" style:parent-style-name="Migliaia" style:data-style-name="N38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281" style:family="table-cell" style:parent-style-name="Normale_32_2" style:data-style-name="N36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82" style:family="table-cell" style:parent-style-name="Normale_32_2" style:data-style-name="N36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8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4.577291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1.64041666666667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40.15pt" style:use-optimal-row-height="false" fo:break-before="auto"/>
    </style:style>
    <style:style style:name="ro3" style:family="table-row">
      <style:table-row-properties style:row-height="4.15pt" style:use-optimal-row-height="false" fo:break-before="auto"/>
    </style:style>
    <style:style style:name="ro4" style:family="table-row">
      <style:table-row-properties style:row-height="79.9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8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map style:condition="of:cell-content()=&quot;NO&quot;" style:apply-style-name="cf1"/>
    </style:style>
    <style:style style:name="ce285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map style:condition="of:cell-content()=&quot;NO&quot;" style:apply-style-name="cf1"/>
    </style:style>
    <style:style style:name="ce286" style:family="table-cell" style:parent-style-name="Migliaia" style:data-style-name="N1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map style:condition="of:cell-content()=&quot;NO&quot;" style:apply-style-name="cf1"/>
    </style:style>
    <style:style style:name="ce287" style:family="table-cell" style:parent-style-name="Migliaia" style:data-style-name="N1">
      <style:table-cell-properties fo:border="thin solid #000000" style:vertical-align="automatic" fo:background-color="#FFFFFF" style:repeat-content="false"/>
      <style:paragraph-properties fo:text-align="center"/>
      <style:map style:condition="of:cell-content()=&quot;NO&quot;" style:apply-style-name="cf1"/>
    </style:style>
    <style:style style:name="ce28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map style:condition="of:cell-content()=&quot;NO&quot;" style:apply-style-name="cf1"/>
    </style:style>
    <style:style style:name="ce289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map style:condition="of:cell-content()=&quot;NO&quot;" style:apply-style-name="cf1"/>
    </style:style>
    <style:style style:name="ce290" style:family="table-cell" style:parent-style-name="Normale_32_6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NO&quot;" style:apply-style-name="cf1"/>
    </style:style>
    <style:style style:name="ce291" style:family="table-cell" style:parent-style-name="Normale_32_64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NO&quot;" style:apply-style-name="cf1"/>
    </style:style>
    <style:style style:name="ce292" style:family="table-cell" style:parent-style-name="Normale_32_6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NO&quot;" style:apply-style-name="cf1"/>
    </style:style>
    <style:style style:name="ce293" style:family="table-cell" style:parent-style-name="Normale_32_63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NO&quot;" style:apply-style-name="cf1"/>
    </style:style>
    <style:style style:name="ce29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map style:condition="of:cell-content()=&quot;no&quot;" style:apply-style-name="cf1"/>
    </style:style>
    <style:style style:name="ce29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444444"/>
      <style:map style:condition="of:cell-content()=&quot;NO&quot;" style:apply-style-name="cf1"/>
    </style:style>
    <style:style style:name="ce296" style:family="table-cell" style:parent-style-name="Default" style:data-style-name="N3">
      <style:table-cell-properties fo:border="thin solid #000000" style:vertical-align="automatic" fo:background-color="#FFFFFF" style:repeat-content="false"/>
      <style:paragraph-properties fo:text-align="center"/>
      <style:map style:condition="of:cell-content()=&quot;NO&quot;" style:apply-style-name="cf1"/>
    </style:style>
    <style:style style:name="ce297" style:family="table-cell" style:parent-style-name="Normale_32_91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NO&quot;" style:apply-style-name="cf1"/>
    </style:style>
    <style:style style:name="ce298" style:family="table-cell" style:parent-style-name="Normale_32_91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NO&quot;" style:apply-style-name="cf1"/>
    </style:style>
    <style:style style:name="ce299" style:family="table-cell" style:parent-style-name="Normale_32_3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NO&quot;" style:apply-style-name="cf1"/>
    </style:style>
    <style:style style:name="ce300" style:family="table-cell" style:parent-style-name="Normale_32_61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NO&quot;" style:apply-style-name="cf1"/>
    </style:style>
    <style:style style:name="ce301" style:family="table-cell" style:parent-style-name="Normale_32_61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NO&quot;" style:apply-style-name="cf1"/>
    </style:style>
    <style:style style:name="ce302" style:family="table-cell" style:parent-style-name="Normale_32_47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NO&quot;" style:apply-style-name="cf1"/>
    </style:style>
    <style:style style:name="ce303" style:family="table-cell" style:parent-style-name="Normale_32_47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NO&quot;" style:apply-style-name="cf1"/>
    </style:style>
    <style:style style:name="ce304" style:family="table-cell" style:parent-style-name="Normale_32_4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NO&quot;" style:apply-style-name="cf1"/>
    </style:style>
    <style:style style:name="ce305" style:family="table-cell" style:parent-style-name="Normale_32_4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NO&quot;" style:apply-style-name="cf1"/>
    </style:style>
    <style:style style:name="ce306" style:family="table-cell" style:parent-style-name="Normale_32_6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NO&quot;" style:apply-style-name="cf1"/>
    </style:style>
    <style:style style:name="ce307" style:family="table-cell" style:parent-style-name="Normale_32_6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NO&quot;" style:apply-style-name="cf1"/>
    </style:style>
    <style:style style:name="ce308" style:family="table-cell" style:parent-style-name="Normale_32_46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NO&quot;" style:apply-style-name="cf1"/>
    </style:style>
    <style:style style:name="ce309" style:family="table-cell" style:parent-style-name="Normale_32_45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NO&quot;" style:apply-style-name="cf1"/>
    </style:style>
    <style:style style:name="ce31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  <style:map style:condition="of:cell-content()=&quot;NO&quot;" style:apply-style-name="cf1"/>
    </style:style>
    <style:style style:name="ce31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0000"/>
      <style:map style:condition="of:cell-content()=&quot;no&quot;" style:apply-style-name="cf1"/>
    </style:style>
    <style:style style:name="ce312" style:family="table-cell" style:parent-style-name="Migliaia" style:data-style-name="N1">
      <style:table-cell-properties fo:border="thin solid #000000" style:vertical-align="automatic" fo:background-color="#FFFFFF" style:repeat-content="false"/>
      <style:paragraph-properties fo:text-align="center"/>
      <style:text-properties fo:color="#000000"/>
      <style:map style:condition="of:cell-content()=&quot;NO&quot;" style:apply-style-name="cf1"/>
    </style:style>
    <style:style style:name="ce313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map style:condition="of:cell-content()=&quot;no&quot;" style:apply-style-name="cf1"/>
    </style:style>
    <style:style style:name="ce314" style:family="table-cell" style:parent-style-name="Default" style:data-style-name="N0">
      <style:table-cell-properties fo:border="thin solid #000000" style:vertical-align="automatic" fo:background-color="#FFFFFF"/>
      <style:text-properties fo:color="#000000"/>
      <style:map style:condition="of:cell-content()=&quot;NO&quot;" style:apply-style-name="cf1"/>
    </style:style>
    <style:style style:name="ce315" style:family="table-cell" style:parent-style-name="Normale_32_4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NO&quot;" style:apply-style-name="cf1"/>
    </style:style>
    <style:style style:name="ce316" style:family="table-cell" style:parent-style-name="Normale_32_43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NO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riuli_Venezia_Giulia" table:style-name="ta1">
        <table:table-column table:style-name="co1" table:default-cell-style-name="ce230"/>
        <table:table-column table:style-name="co2" table:default-cell-style-name="ce191"/>
        <table:table-column table:style-name="co3" table:default-cell-style-name="ce198"/>
        <table:table-column table:style-name="co4" table:default-cell-style-name="ce198"/>
        <table:table-column table:style-name="co5" table:default-cell-style-name="ce190"/>
        <table:table-column table:style-name="co6" table:number-columns-repeated="2" table:default-cell-style-name="ce191"/>
        <table:table-column table:style-name="co7" table:default-cell-style-name="ce227"/>
        <table:table-column table:style-name="co8" table:default-cell-style-name="ce191"/>
        <table:table-column table:style-name="co9" table:default-cell-style-name="ce190"/>
        <table:table-column table:style-name="co10" table:default-cell-style-name="ce156"/>
        <table:table-column table:style-name="co11" table:default-cell-style-name="ce191"/>
        <table:table-column table:style-name="co3" table:default-cell-style-name="ce192"/>
        <table:table-column table:style-name="co12" table:default-cell-style-name="ce190"/>
        <table:table-column table:style-name="co13" table:default-cell-style-name="ce198"/>
        <table:table-column table:style-name="co14" table:number-columns-repeated="16369" table:default-cell-style-name="ce198"/>
        <table:table-row table:style-name="ro1">
          <table:table-cell office:value-type="string" table:number-columns-spanned="15" table:number-rows-spanned="1" table:style-name="ce271">
            <text:p><text:s/>REGIONE FRIULI VENEZIA GIULIA<text:s text:c="2"/></text:p>
          </table:table-cell>
          <table:covered-table-cell table:number-columns-repeated="14"/>
          <table:table-cell table:number-columns-repeated="16369" table:style-name="ce198"/>
        </table:table-row>
        <table:table-row table:style-name="ro2">
          <table:table-cell office:value-type="string" table:number-columns-spanned="1" table:number-rows-spanned="2" table:style-name="ce268">
            <text:p>ID</text:p>
          </table:table-cell>
          <table:table-cell office:value-type="string" table:number-columns-spanned="1" table:number-rows-spanned="2" table:style-name="ce283">
            <text:p>N. SCHEDA</text:p>
          </table:table-cell>
          <table:table-cell office:value-type="string" table:number-columns-spanned="1" table:number-rows-spanned="2" table:style-name="ce268">
            <text:p>PROVINCIA</text:p>
          </table:table-cell>
          <table:table-cell office:value-type="string" table:number-columns-spanned="1" table:number-rows-spanned="2" table:style-name="ce268">
            <text:p>COMUNE</text:p>
          </table:table-cell>
          <table:table-cell office:value-type="string" table:number-columns-spanned="1" table:number-rows-spanned="2" table:style-name="ce268">
            <text:p>LOCALITA’</text:p>
          </table:table-cell>
          <table:table-cell office:value-type="string" table:number-columns-spanned="1" table:number-rows-spanned="2" table:style-name="ce268">
            <text:p>LATITUDINE <text:s text:c="14"/>su GIS</text:p>
          </table:table-cell>
          <table:table-cell office:value-type="string" table:number-columns-spanned="1" table:number-rows-spanned="2" table:style-name="ce268">
            <text:p>LONGITUDINE <text:s text:c="12"/>su GIS</text:p>
          </table:table-cell>
          <table:table-cell office:value-type="string" table:number-columns-spanned="1" table:number-rows-spanned="2" table:style-name="ce279">
            <text:p>ALTITUDINE <text:s text:c="9"/>(m s.l.m.)</text:p>
          </table:table-cell>
          <table:table-cell office:value-type="string" table:number-columns-spanned="1" table:number-rows-spanned="2" table:style-name="ce268">
            <text:p>CONTESTO URBANO <text:s text:c="14"/>si/no</text:p>
          </table:table-cell>
          <table:table-cell office:value-type="string" table:number-columns-spanned="2" table:number-rows-spanned="1" table:style-name="ce283">
            <text:p>SPECIE</text:p>
          </table:table-cell>
          <table:covered-table-cell/>
          <table:table-cell office:value-type="string" table:number-columns-spanned="1" table:number-rows-spanned="2" table:style-name="ce268">
            <text:p>CIRCONFERENZA FUSTO <text:s text:c="37"/>(cm)</text:p>
          </table:table-cell>
          <table:table-cell office:value-type="string" table:number-columns-spanned="1" table:number-rows-spanned="2" table:style-name="ce281">
            <text:p>ALTEZZA <text:s text:c="25"/>(m)</text:p>
          </table:table-cell>
          <table:table-cell office:value-type="string" table:number-columns-spanned="1" table:number-rows-spanned="2" table:style-name="ce268">
            <text:p>CRITERI DI MONUMENTALITA'<text:s/></text:p>
          </table:table-cell>
          <table:table-cell office:value-type="string" table:number-columns-spanned="1" table:number-rows-spanned="2" table:style-name="ce268">
            <text:p>PROPOSTA DICHIARAZIONE NOTEVOLE INTERESSE PUBBLICO<text:s/></text:p>
          </table:table-cell>
          <table:table-cell table:number-columns-repeated="16369" table:style-name="ce198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31">
            <text:p>NOME SCIENTIFICO</text:p>
          </table:table-cell>
          <table:table-cell office:value-type="string" table:style-name="ce231">
            <text:p><text:s/>NOME VOLGARE</text:p>
          </table:table-cell>
          <table:covered-table-cell/>
          <table:covered-table-cell/>
          <table:covered-table-cell/>
          <table:covered-table-cell/>
          <table:table-cell table:number-columns-repeated="16369" table:style-name="ce198"/>
        </table:table-row>
        <table:table-row table:style-name="ro3">
          <table:table-cell table:style-name="ce207"/>
          <table:table-cell table:style-name="ce257"/>
          <table:table-cell table:number-columns-repeated="5" table:style-name="ce208"/>
          <table:table-cell table:style-name="ce226"/>
          <table:table-cell table:style-name="ce208"/>
          <table:table-cell table:style-name="ce210"/>
          <table:table-cell table:style-name="ce209"/>
          <table:table-cell table:style-name="ce208"/>
          <table:table-cell table:style-name="ce211"/>
          <table:table-cell table:number-columns-repeated="2" table:style-name="ce208"/>
          <table:table-cell table:number-columns-repeated="16369" table:style-name="ce158"/>
        </table:table-row>
        <table:table-row table:style-name="ro4">
          <table:table-cell office:value-type="float" office:value="1" table:style-name="ce254">
            <text:p>1</text:p>
          </table:table-cell>
          <table:table-cell office:value-type="string" table:style-name="ce218">
            <text:p>01/D014/GO/06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Cormons</text:p>
          </table:table-cell>
          <table:table-cell office:value-type="string" table:style-name="ce238">
            <text:p>Plessiva</text:p>
          </table:table-cell>
          <table:table-cell office:value-type="string" table:style-name="ce218">
            <text:p>45°58'51,33"<text:s/></text:p>
          </table:table-cell>
          <table:table-cell office:value-type="string" table:style-name="ce239">
            <text:p/>
            <text:p>13°29'56,30"<text:s/></text:p>
          </table:table-cell>
          <table:table-cell office:value-type="float" office:value="109" table:style-name="ce228">
            <text:p>109</text:p>
          </table:table-cell>
          <table:table-cell office:value-type="string" table:style-name="ce218">
            <text:p>si</text:p>
          </table:table-cell>
          <table:table-cell office:value-type="string" table:style-name="ce107">
            <text:p><text:span text:style-name="T3">Quercus pubescens<text:s/></text:span><text:span text:style-name="T1">Willd.</text:span></text:p>
          </table:table-cell>
          <table:table-cell office:value-type="string" table:style-name="ce108">
            <text:p>Roverella<text:s/></text:p>
          </table:table-cell>
          <table:table-cell office:value-type="float" office:value="433" table:style-name="ce218">
            <text:p>433</text:p>
          </table:table-cell>
          <table:table-cell office:value-type="float" office:value="15" table:style-name="ce241">
            <text:p>15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2" table:formula="of:=[.A5]+1" table:style-name="ce254">
            <text:p>2</text:p>
          </table:table-cell>
          <table:table-cell office:value-type="string" table:style-name="ce258">
            <text:p>01/E098/GO/06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Parco del Municipio</text:p>
          </table:table-cell>
          <table:table-cell office:value-type="string" table:style-name="ce218">
            <text:p>45°56'27,46"<text:s/></text:p>
          </table:table-cell>
          <table:table-cell office:value-type="string" table:style-name="ce218">
            <text:p>13°37'23,53"<text:s/></text:p>
          </table:table-cell>
          <table:table-cell office:value-type="float" office:value="85" table:style-name="ce228">
            <text:p>85</text:p>
          </table:table-cell>
          <table:table-cell office:value-type="string" table:style-name="ce218">
            <text:p>si</text:p>
          </table:table-cell>
          <table:table-cell office:value-type="string" table:style-name="ce96">
            <text:p><text:span text:style-name="T3">Platanus acerifolia</text:span><text:span text:style-name="T1"><text:s/>(Aiton) Willd.</text:span></text:p>
          </table:table-cell>
          <table:table-cell office:value-type="string" table:style-name="ce97">
            <text:p>Platano comune</text:p>
          </table:table-cell>
          <table:table-cell office:value-type="float" office:value="450" table:style-name="ce218">
            <text:p>450</text:p>
          </table:table-cell>
          <table:table-cell office:value-type="float" office:value="30" table:style-name="ce241">
            <text:p>30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3" table:formula="of:=[.A6]+1" table:style-name="ce254">
            <text:p>3</text:p>
          </table:table-cell>
          <table:table-cell office:value-type="string" table:style-name="ce258">
            <text:p>02/E098/GO/06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Via Franconia</text:p>
          </table:table-cell>
          <table:table-cell office:value-type="string" table:style-name="ce218">
            <text:p>45°56'48,82"<text:s/></text:p>
          </table:table-cell>
          <table:table-cell office:value-type="string" table:style-name="ce218">
            <text:p>13°37'49,32"<text:s/></text:p>
          </table:table-cell>
          <table:table-cell office:value-type="float" office:value="100" table:style-name="ce228">
            <text:p>100</text:p>
          </table:table-cell>
          <table:table-cell office:value-type="string" table:style-name="ce218">
            <text:p>si</text:p>
          </table:table-cell>
          <table:table-cell office:value-type="string" table:style-name="ce223">
            <text:p>Insieme omogeneo di<text:s/><text:span text:style-name="T3">Castanea sativa</text:span><text:span text:style-name="T1"><text:s/>Mill.</text:span></text:p>
          </table:table-cell>
          <table:table-cell office:value-type="string" table:style-name="ce98">
            <text:p>Castagno</text:p>
          </table:table-cell>
          <table:table-cell office:value-type="string" table:style-name="ce239">
            <text:p>450 (med) <text:s text:c="18"/>520 (max)</text:p>
          </table:table-cell>
          <table:table-cell office:value-type="string" table:style-name="ce243">
            <text:p>22,0 (med) <text:s text:c="11"/>25,0 (max)</text:p>
          </table:table-cell>
          <table:table-cell office:value-type="string" table:style-name="ce242">
            <text:p>a) età e/o dimensioni <text:s text:c="101"/>c) valore ecologico<text:s text:c="13"/></text:p>
          </table:table-cell>
          <table:table-cell office:value-type="string" table:style-name="ce218">
            <text:p>si</text:p>
          </table:table-cell>
          <table:table-cell table:style-name="ce213"/>
          <table:table-cell table:number-columns-repeated="16368"/>
        </table:table-row>
        <table:table-row table:style-name="ro4">
          <table:table-cell office:value-type="float" office:value="4" table:formula="of:=[.A7]+1" table:style-name="ce254">
            <text:p>4</text:p>
          </table:table-cell>
          <table:table-cell office:value-type="string" table:style-name="ce258">
            <text:p>03/E098/GO/06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Borgo Castello</text:p>
          </table:table-cell>
          <table:table-cell office:value-type="string" table:style-name="ce218">
            <text:p>45°56'40,25"<text:s/></text:p>
          </table:table-cell>
          <table:table-cell office:value-type="string" table:style-name="ce218">
            <text:p><text:s/>13°37'41,09"<text:s/></text:p>
          </table:table-cell>
          <table:table-cell office:value-type="float" office:value="120" table:style-name="ce228">
            <text:p>120</text:p>
          </table:table-cell>
          <table:table-cell office:value-type="string" table:style-name="ce218">
            <text:p>si</text:p>
          </table:table-cell>
          <table:table-cell office:value-type="string" table:style-name="ce99">
            <text:p><text:span text:style-name="T3">Platanus acerifolia</text:span><text:span text:style-name="T1"><text:s/>(Aiton) Willd.</text:span></text:p>
          </table:table-cell>
          <table:table-cell office:value-type="string" table:style-name="ce100">
            <text:p>Platano comune</text:p>
          </table:table-cell>
          <table:table-cell office:value-type="float" office:value="455" table:style-name="ce218">
            <text:p>455</text:p>
          </table:table-cell>
          <table:table-cell office:value-type="float" office:value="30" table:style-name="ce241">
            <text:p>30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5" table:formula="of:=[.A8]+1" table:style-name="ce254">
            <text:p>5</text:p>
          </table:table-cell>
          <table:table-cell office:value-type="string" table:style-name="ce258">
            <text:p>04/E098/GO/06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Piazza San Rocco</text:p>
          </table:table-cell>
          <table:table-cell office:value-type="string" table:style-name="ce218">
            <text:p>45°56'16,99"<text:s/></text:p>
          </table:table-cell>
          <table:table-cell office:value-type="string" table:style-name="ce218">
            <text:p>13°37'35,84"<text:s/></text:p>
          </table:table-cell>
          <table:table-cell office:value-type="float" office:value="80" table:style-name="ce228">
            <text:p>80</text:p>
          </table:table-cell>
          <table:table-cell office:value-type="string" table:style-name="ce218">
            <text:p>si</text:p>
          </table:table-cell>
          <table:table-cell office:value-type="string" table:style-name="ce101">
            <text:p><text:span text:style-name="T3">Morus alba<text:s/></text:span><text:span text:style-name="T1">L.</text:span></text:p>
          </table:table-cell>
          <table:table-cell office:value-type="string" table:style-name="ce102">
            <text:p>Gelso bianco</text:p>
          </table:table-cell>
          <table:table-cell office:value-type="float" office:value="280" table:style-name="ce218">
            <text:p>280</text:p>
          </table:table-cell>
          <table:table-cell office:value-type="float" office:value="8" table:style-name="ce241">
            <text:p>8,0</text:p>
          </table:table-cell>
          <table:table-cell office:value-type="string" table:style-name="ce242">
            <text:p>a) età e/o dimensioni<text:s text:c="102"/>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6" table:formula="of:=[.A9]+1" table:style-name="ce254">
            <text:p>6</text:p>
          </table:table-cell>
          <table:table-cell office:value-type="string" table:style-name="ce258">
            <text:p>05/E098/GO/06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Gorizia<text:s/></text:p>
          </table:table-cell>
          <table:table-cell office:value-type="string" table:style-name="ce266">
            <text:p>Giardini Pubblici - Piazza Cesare Battisti</text:p>
          </table:table-cell>
          <table:table-cell office:value-type="string" table:style-name="ce218">
            <text:p>45°56'43,28"<text:s/></text:p>
          </table:table-cell>
          <table:table-cell office:value-type="string" table:style-name="ce218">
            <text:p>13°37'14,07"<text:s/></text:p>
          </table:table-cell>
          <table:table-cell office:value-type="float" office:value="85" table:style-name="ce228">
            <text:p>85</text:p>
          </table:table-cell>
          <table:table-cell office:value-type="string" table:style-name="ce218">
            <text:p>si</text:p>
          </table:table-cell>
          <table:table-cell office:value-type="string" table:style-name="ce103">
            <text:p><text:span text:style-name="T3">Magnolia grandiflora<text:s/></text:span><text:span text:style-name="T1">L.</text:span></text:p>
          </table:table-cell>
          <table:table-cell office:value-type="string" table:style-name="ce104">
            <text:p>Magnolia</text:p>
          </table:table-cell>
          <table:table-cell office:value-type="float" office:value="272" table:style-name="ce218">
            <text:p>272</text:p>
          </table:table-cell>
          <table:table-cell office:value-type="float" office:value="18" table:style-name="ce241">
            <text:p>18,0</text:p>
          </table:table-cell>
          <table:table-cell office:value-type="string" table:style-name="ce266">
            <text:p>a) età e/o dimensioni <text:s text:c="34"/>b) forma e portamento <text:s text:c="27"/>g) valore storico, culturale e religioso<text:s text:c="2"/></text:p>
          </table:table-cell>
          <table:table-cell office:value-type="string" table:style-name="ce218">
            <text:p>si</text:p>
          </table:table-cell>
          <table:table-cell table:number-columns-repeated="16369" table:style-name="ce198"/>
        </table:table-row>
        <table:table-row table:style-name="ro4">
          <table:table-cell office:value-type="float" office:value="7" table:formula="of:=[.A10]+1" table:style-name="ce254">
            <text:p>7</text:p>
          </table:table-cell>
          <table:table-cell office:value-type="string" table:style-name="ce258">
            <text:p>06/E098/GO/06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Via Attems, 89<text:s/></text:p>
          </table:table-cell>
          <table:table-cell office:value-type="string" table:style-name="ce218">
            <text:p>45°56'25,09"<text:s/></text:p>
          </table:table-cell>
          <table:table-cell office:value-type="string" table:style-name="ce218">
            <text:p>13°35'37,71"<text:s/></text:p>
          </table:table-cell>
          <table:table-cell office:value-type="float" office:value="60" table:style-name="ce228">
            <text:p>60</text:p>
          </table:table-cell>
          <table:table-cell office:value-type="string" table:style-name="ce218">
            <text:p>si</text:p>
          </table:table-cell>
          <table:table-cell office:value-type="string" table:style-name="ce182">
            <text:p>Insieme omogeneo di<text:s/><text:span text:style-name="T3">Paulownia tomentosa<text:s/></text:span><text:span text:style-name="T1">(Thunb.) Steud.</text:span></text:p>
          </table:table-cell>
          <table:table-cell office:value-type="string" table:style-name="ce183">
            <text:p>Paulonia</text:p>
          </table:table-cell>
          <table:table-cell office:value-type="string" table:style-name="ce239">
            <text:p>370 (med) <text:s text:c="18"/>400 (max)</text:p>
          </table:table-cell>
          <table:table-cell office:value-type="string" table:style-name="ce243">
            <text:p>5,0 (med) <text:s text:c="11"/>6,0 (max)</text:p>
          </table:table-cell>
          <table:table-cell office:value-type="string" table:style-name="ce266">
            <text:p>a) età e/o dimensioni <text:s text:c="32"/>c) valore ecologico <text:s text:c="35"/>g) valore storico, culturale e religioso<text:s text:c="6"/>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8" table:formula="of:=[.A11]+1" table:style-name="ce254">
            <text:p>8</text:p>
          </table:table-cell>
          <table:table-cell office:value-type="string" table:style-name="ce258">
            <text:p>07/E098/GO/06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Via Riva del Corno, 20</text:p>
          </table:table-cell>
          <table:table-cell office:value-type="string" table:style-name="ce218">
            <text:p>45°57'01,11"<text:s/></text:p>
          </table:table-cell>
          <table:table-cell office:value-type="string" table:style-name="ce218">
            <text:p><text:s/>13°37'34,82"</text:p>
          </table:table-cell>
          <table:table-cell office:value-type="float" office:value="83" table:style-name="ce228">
            <text:p>83</text:p>
          </table:table-cell>
          <table:table-cell office:value-type="string" table:style-name="ce218">
            <text:p>si</text:p>
          </table:table-cell>
          <table:table-cell office:value-type="string" table:style-name="ce101">
            <text:p><text:span text:style-name="T3">Morus alba<text:s/></text:span><text:span text:style-name="T1">L.</text:span></text:p>
          </table:table-cell>
          <table:table-cell office:value-type="string" table:style-name="ce102">
            <text:p>Gelso bianco</text:p>
          </table:table-cell>
          <table:table-cell office:value-type="float" office:value="280" table:style-name="ce218">
            <text:p>280</text:p>
          </table:table-cell>
          <table:table-cell office:value-type="float" office:value="8" table:style-name="ce241">
            <text:p>8,0</text:p>
          </table:table-cell>
          <table:table-cell office:value-type="string" table:style-name="ce242">
            <text:p>a) età e/o dimensioni<text:s text:c="102"/>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9" table:formula="of:=[.A12]+1" table:style-name="ce254">
            <text:p>9</text:p>
          </table:table-cell>
          <table:table-cell office:value-type="string" table:style-name="ce258">
            <text:p>01/E124/GO/06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Gradisca d'Isonzo</text:p>
          </table:table-cell>
          <table:table-cell office:value-type="string" table:style-name="ce238">
            <text:p>Viale Trieste, 74</text:p>
          </table:table-cell>
          <table:table-cell office:value-type="string" table:style-name="ce218">
            <text:p>45°53'06,38"</text:p>
          </table:table-cell>
          <table:table-cell office:value-type="string" table:style-name="ce218">
            <text:p>13°29'38,37''</text:p>
          </table:table-cell>
          <table:table-cell office:value-type="float" office:value="30" table:style-name="ce228">
            <text:p>30</text:p>
          </table:table-cell>
          <table:table-cell office:value-type="string" table:style-name="ce218">
            <text:p>si</text:p>
          </table:table-cell>
          <table:table-cell office:value-type="string" table:style-name="ce109">
            <text:p><text:span text:style-name="T3">Magnolia grandiflora<text:s/></text:span><text:span text:style-name="T1">L.</text:span></text:p>
          </table:table-cell>
          <table:table-cell office:value-type="string" table:style-name="ce110">
            <text:p>Magnolia</text:p>
          </table:table-cell>
          <table:table-cell office:value-type="float" office:value="365" table:style-name="ce218">
            <text:p>365</text:p>
          </table:table-cell>
          <table:table-cell office:value-type="float" office:value="16" table:style-name="ce241">
            <text:p>16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10" table:formula="of:=[.A13]+1" table:style-name="ce254">
            <text:p>10</text:p>
          </table:table-cell>
          <table:table-cell office:value-type="string" table:style-name="ce258">
            <text:p>02/E124/GO/06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Gradisca d'Isonzo</text:p>
          </table:table-cell>
          <table:table-cell office:value-type="string" table:style-name="ce238">
            <text:p>Via Giuseppe Garibaldi, 45</text:p>
          </table:table-cell>
          <table:table-cell office:value-type="string" table:style-name="ce218">
            <text:p>45°53'20,00''</text:p>
          </table:table-cell>
          <table:table-cell office:value-type="string" table:style-name="ce218">
            <text:p>13°29'57,95''</text:p>
          </table:table-cell>
          <table:table-cell office:value-type="float" office:value="30" table:style-name="ce228">
            <text:p>30</text:p>
          </table:table-cell>
          <table:table-cell office:value-type="string" table:style-name="ce218">
            <text:p>si</text:p>
          </table:table-cell>
          <table:table-cell office:value-type="string" table:style-name="ce184">
            <text:p><text:span text:style-name="T3">Pinus halepensis</text:span><text:span text:style-name="T1"><text:s/>Mill.</text:span></text:p>
          </table:table-cell>
          <table:table-cell office:value-type="string" table:style-name="ce185">
            <text:p>Pino d'Aleppo</text:p>
          </table:table-cell>
          <table:table-cell office:value-type="float" office:value="325" table:style-name="ce218">
            <text:p>325</text:p>
          </table:table-cell>
          <table:table-cell office:value-type="float" office:value="19" table:style-name="ce241">
            <text:p>19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11" table:formula="of:=[.A14]+1" table:style-name="ce254">
            <text:p>11</text:p>
          </table:table-cell>
          <table:table-cell office:value-type="string" table:style-name="ce258">
            <text:p>01/F767/GO/06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Mossa</text:p>
          </table:table-cell>
          <table:table-cell office:value-type="string" table:style-name="ce238">
            <text:p>Via dei Codelli</text:p>
          </table:table-cell>
          <table:table-cell office:value-type="string" table:style-name="ce218">
            <text:p>45°56'27,36"</text:p>
          </table:table-cell>
          <table:table-cell office:value-type="string" table:style-name="ce218">
            <text:p>13°32'31,38"</text:p>
          </table:table-cell>
          <table:table-cell office:value-type="float" office:value="95" table:style-name="ce228">
            <text:p>95</text:p>
          </table:table-cell>
          <table:table-cell office:value-type="string" table:style-name="ce218">
            <text:p>no</text:p>
          </table:table-cell>
          <table:table-cell office:value-type="string" table:style-name="ce186">
            <text:p><text:span text:style-name="T3">Quercus robur</text:span><text:span text:style-name="T1"><text:s/>L.</text:span></text:p>
          </table:table-cell>
          <table:table-cell office:value-type="string" table:style-name="ce187">
            <text:p>Farnia</text:p>
          </table:table-cell>
          <table:table-cell office:value-type="float" office:value="500" table:style-name="ce218">
            <text:p>500</text:p>
          </table:table-cell>
          <table:table-cell office:value-type="float" office:value="16" table:style-name="ce241">
            <text:p>16,0</text:p>
          </table:table-cell>
          <table:table-cell office:value-type="string" table:style-name="ce242">
            <text:p>a) età e/o dimensioni <text:s text:c="30"/>f) pregio paesaggistico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12" table:formula="of:=[.A15]+1" table:style-name="ce254">
            <text:p>12</text:p>
          </table:table-cell>
          <table:table-cell office:value-type="string" table:style-name="ce259">
            <text:p>01/H531/GO/06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Ronchi dei Legionari</text:p>
          </table:table-cell>
          <table:table-cell office:value-type="string" table:style-name="ce242">
            <text:p>Tenuta di Blasig - Via Roma, 63</text:p>
          </table:table-cell>
          <table:table-cell office:value-type="string" table:style-name="ce218">
            <text:p>45°49'30,91''</text:p>
          </table:table-cell>
          <table:table-cell office:value-type="string" table:style-name="ce218">
            <text:p>13°30'01,51''</text:p>
          </table:table-cell>
          <table:table-cell office:value-type="float" office:value="11" table:style-name="ce228">
            <text:p>11</text:p>
          </table:table-cell>
          <table:table-cell office:value-type="string" table:style-name="ce218">
            <text:p>si</text:p>
          </table:table-cell>
          <table:table-cell office:value-type="string" table:style-name="ce18">
            <text:p><text:span text:style-name="T3">Populus nigra</text:span><text:span text:style-name="T1"><text:s/>L.</text:span></text:p>
          </table:table-cell>
          <table:table-cell office:value-type="string" table:style-name="ce19">
            <text:p>Pioppo nero</text:p>
          </table:table-cell>
          <table:table-cell office:value-type="float" office:value="410" table:style-name="ce218">
            <text:p>410</text:p>
          </table:table-cell>
          <table:table-cell office:value-type="float" office:value="25" table:style-name="ce241">
            <text:p>25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13" table:formula="of:=[.A16]+1" table:style-name="ce254">
            <text:p>13</text:p>
          </table:table-cell>
          <table:table-cell office:value-type="string" table:style-name="ce258">
            <text:p>02/I479/GO706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Savogna d'Isonzo</text:p>
          </table:table-cell>
          <table:table-cell office:value-type="string" table:style-name="ce242">
            <text:p>Gabria - Piazza Indipendenza, 4</text:p>
          </table:table-cell>
          <table:table-cell office:value-type="string" table:style-name="ce218">
            <text:p>45°53'12,94''</text:p>
          </table:table-cell>
          <table:table-cell office:value-type="string" table:style-name="ce218">
            <text:p><text:s/>13°34'54,55''</text:p>
          </table:table-cell>
          <table:table-cell office:value-type="float" office:value="30" table:style-name="ce228">
            <text:p>30</text:p>
          </table:table-cell>
          <table:table-cell office:value-type="string" table:style-name="ce218">
            <text:p>si</text:p>
          </table:table-cell>
          <table:table-cell office:value-type="string" table:style-name="ce111">
            <text:p><text:span text:style-name="T3">Wisteria sinensis</text:span><text:span text:style-name="T1"><text:s/>(Sims) Sweet</text:span></text:p>
          </table:table-cell>
          <table:table-cell office:value-type="string" table:style-name="ce112">
            <text:p>Glicine</text:p>
          </table:table-cell>
          <table:table-cell office:value-type="float" office:value="120" table:style-name="ce218">
            <text:p>120</text:p>
          </table:table-cell>
          <table:table-cell office:value-type="float" office:value="14" table:style-name="ce241">
            <text:p>14,0</text:p>
          </table:table-cell>
          <table:table-cell office:value-type="string" table:style-name="ce242">
            <text:p>b) forma e portamento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14" table:formula="of:=[.A17]+1" table:style-name="ce254">
            <text:p>14</text:p>
          </table:table-cell>
          <table:table-cell office:value-type="string" table:style-name="ce258">
            <text:p>01/I939/GO/06</text:p>
          </table:table-cell>
          <table:table-cell office:value-type="string" table:style-name="ce238">
            <text:p>Gorizia<text:s/></text:p>
          </table:table-cell>
          <table:table-cell office:value-type="string" table:style-name="ce238">
            <text:p>Staranzano</text:p>
          </table:table-cell>
          <table:table-cell office:value-type="string" table:style-name="ce238">
            <text:p>Piazza Dante Alighieri</text:p>
          </table:table-cell>
          <table:table-cell office:value-type="string" table:style-name="ce218">
            <text:p>45°48'18,89"</text:p>
          </table:table-cell>
          <table:table-cell office:value-type="string" table:style-name="ce218">
            <text:p>13°30'00,71"</text:p>
          </table:table-cell>
          <table:table-cell office:value-type="float" office:value="6" table:style-name="ce228">
            <text:p>6</text:p>
          </table:table-cell>
          <table:table-cell office:value-type="string" table:style-name="ce218">
            <text:p>si</text:p>
          </table:table-cell>
          <table:table-cell office:value-type="string" table:style-name="ce105">
            <text:p><text:span text:style-name="T3">Celtis australis</text:span><text:span text:style-name="T1"><text:s/>L.</text:span></text:p>
          </table:table-cell>
          <table:table-cell office:value-type="string" table:style-name="ce106">
            <text:p>Bagolaro<text:s/></text:p>
          </table:table-cell>
          <table:table-cell office:value-type="float" office:value="436" table:style-name="ce218">
            <text:p>436</text:p>
          </table:table-cell>
          <table:table-cell office:value-type="float" office:value="16" table:style-name="ce241">
            <text:p>16,0</text:p>
          </table:table-cell>
          <table:table-cell office:value-type="string" table:style-name="ce242">
            <text:p>a) età e/o dimensioni <text:s text:c="31"/>f) pregio paesaggistico <text:s text:c="33"/>g) valore storico, culturale, religioso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15" table:formula="of:=[.A18]+1" table:style-name="ce254">
            <text:p>15</text:p>
          </table:table-cell>
          <table:table-cell office:value-type="string" table:style-name="ce218">
            <text:p>01/A516/PN/06</text:p>
          </table:table-cell>
          <table:table-cell office:value-type="string" table:style-name="ce238">
            <text:p>Pordenone</text:p>
          </table:table-cell>
          <table:table-cell office:value-type="string" table:style-name="ce238">
            <text:p>Aviano</text:p>
          </table:table-cell>
          <table:table-cell office:value-type="string" table:style-name="ce238">
            <text:p>Bacino Pian delle More</text:p>
          </table:table-cell>
          <table:table-cell office:value-type="string" table:style-name="ce218">
            <text:p>46°07'46,30''</text:p>
          </table:table-cell>
          <table:table-cell office:value-type="string" table:style-name="ce218">
            <text:p>12°31'41,45''</text:p>
          </table:table-cell>
          <table:table-cell office:value-type="float" office:value="1193" table:style-name="ce228">
            <text:p>1193</text:p>
          </table:table-cell>
          <table:table-cell office:value-type="string" table:style-name="ce218">
            <text:p>no</text:p>
          </table:table-cell>
          <table:table-cell office:value-type="string" table:style-name="ce113">
            <text:p><text:span text:style-name="T3">Fagus sylvatica</text:span><text:span text:style-name="T1"><text:s/>L.</text:span></text:p>
          </table:table-cell>
          <table:table-cell office:value-type="string" table:style-name="ce114">
            <text:p>Faggio</text:p>
          </table:table-cell>
          <table:table-cell office:value-type="float" office:value="470" table:style-name="ce218">
            <text:p>470</text:p>
          </table:table-cell>
          <table:table-cell office:value-type="float" office:value="18" table:style-name="ce241">
            <text:p>18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16" table:formula="of:=[.A19]+1" table:style-name="ce254">
            <text:p>16</text:p>
          </table:table-cell>
          <table:table-cell office:value-type="string" table:style-name="ce218">
            <text:p>02/A516/PN/06</text:p>
          </table:table-cell>
          <table:table-cell office:value-type="string" table:style-name="ce238">
            <text:p>Pordenone</text:p>
          </table:table-cell>
          <table:table-cell office:value-type="string" table:style-name="ce238">
            <text:p>Aviano</text:p>
          </table:table-cell>
          <table:table-cell office:value-type="string" table:style-name="ce238">
            <text:p>Colle San Giorgio</text:p>
          </table:table-cell>
          <table:table-cell office:value-type="string" table:style-name="ce218">
            <text:p><text:s/>46°04'36,19'</text:p>
          </table:table-cell>
          <table:table-cell office:value-type="string" table:style-name="ce218">
            <text:p><text:s/>12°34'11,95''</text:p>
          </table:table-cell>
          <table:table-cell office:value-type="float" office:value="300" table:style-name="ce228">
            <text:p>300</text:p>
          </table:table-cell>
          <table:table-cell office:value-type="string" table:style-name="ce218">
            <text:p>no</text:p>
          </table:table-cell>
          <table:table-cell office:value-type="string" table:style-name="ce115">
            <text:p><text:span text:style-name="T3">Acer campestre</text:span><text:span text:style-name="T1"><text:s/>L.</text:span></text:p>
          </table:table-cell>
          <table:table-cell office:value-type="string" table:style-name="ce116">
            <text:p>Acero campestre</text:p>
          </table:table-cell>
          <table:table-cell office:value-type="float" office:value="670" table:style-name="ce218">
            <text:p>670</text:p>
          </table:table-cell>
          <table:table-cell office:value-type="float" office:value="12" table:style-name="ce241">
            <text:p>12,0</text:p>
          </table:table-cell>
          <table:table-cell office:value-type="string" table:style-name="ce242">
            <text:p>a) età e/o dimensioni <text:s text:c="34"/>b) forma e portamento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17" table:formula="of:=[.A20]+1" table:style-name="ce254">
            <text:p>17</text:p>
          </table:table-cell>
          <table:table-cell office:value-type="string" table:style-name="ce260">
            <text:p>01/A640/PN/06</text:p>
          </table:table-cell>
          <table:table-cell office:value-type="string" table:style-name="ce238">
            <text:p>Pordenone</text:p>
          </table:table-cell>
          <table:table-cell office:value-type="string" table:style-name="ce238">
            <text:p>Barcis</text:p>
          </table:table-cell>
          <table:table-cell office:value-type="string" table:style-name="ce238">
            <text:p>Foresta del Prescudin</text:p>
          </table:table-cell>
          <table:table-cell office:value-type="string" table:style-name="ce218">
            <text:p>46°11'14,15"<text:s/></text:p>
          </table:table-cell>
          <table:table-cell office:value-type="string" table:style-name="ce218">
            <text:p>12°28'20,05"<text:s/></text:p>
          </table:table-cell>
          <table:table-cell office:value-type="float" office:value="1100" table:style-name="ce228">
            <text:p>1100</text:p>
          </table:table-cell>
          <table:table-cell office:value-type="string" table:style-name="ce218">
            <text:p>no</text:p>
          </table:table-cell>
          <table:table-cell office:value-type="string" table:style-name="ce121">
            <text:p><text:span text:style-name="T3">Taxus baccata<text:s/></text:span><text:span text:style-name="T1">L.</text:span></text:p>
          </table:table-cell>
          <table:table-cell office:value-type="string" table:style-name="ce122">
            <text:p>Tasso</text:p>
          </table:table-cell>
          <table:table-cell office:value-type="float" office:value="424" table:style-name="ce218">
            <text:p>424</text:p>
          </table:table-cell>
          <table:table-cell office:value-type="float" office:value="15" table:style-name="ce241">
            <text:p>15,0</text:p>
          </table:table-cell>
          <table:table-cell office:value-type="string" table:style-name="ce242">
            <text:p>a) età e/o dimensioni <text:s text:c="30"/>c) valore ecologico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18" table:formula="of:=[.A21]+1" table:style-name="ce254">
            <text:p>18</text:p>
          </table:table-cell>
          <table:table-cell office:value-type="string" table:style-name="ce218">
            <text:p>01/B598/PN/06</text:p>
          </table:table-cell>
          <table:table-cell office:value-type="string" table:style-name="ce238">
            <text:p>Pordenone</text:p>
          </table:table-cell>
          <table:table-cell office:value-type="string" table:style-name="ce238">
            <text:p>Caneva</text:p>
          </table:table-cell>
          <table:table-cell office:value-type="string" table:style-name="ce242">
            <text:p>Stevenà - Via Dario Chiaradia, 17</text:p>
          </table:table-cell>
          <table:table-cell office:value-type="string" table:style-name="ce218">
            <text:p>45°58'01,98"</text:p>
          </table:table-cell>
          <table:table-cell office:value-type="string" table:style-name="ce218">
            <text:p>12°25'51,24"</text:p>
          </table:table-cell>
          <table:table-cell office:value-type="float" office:value="66" table:style-name="ce228">
            <text:p>66</text:p>
          </table:table-cell>
          <table:table-cell office:value-type="string" table:style-name="ce218">
            <text:p>no</text:p>
          </table:table-cell>
          <table:table-cell office:value-type="string" table:style-name="ce117">
            <text:p><text:span text:style-name="T3">Celtis australis</text:span><text:span text:style-name="T1"><text:s/>L.</text:span></text:p>
          </table:table-cell>
          <table:table-cell office:value-type="string" table:style-name="ce118">
            <text:p>Bagolaro<text:s/></text:p>
          </table:table-cell>
          <table:table-cell office:value-type="float" office:value="450" table:style-name="ce218">
            <text:p>450</text:p>
          </table:table-cell>
          <table:table-cell office:value-type="float" office:value="28" table:style-name="ce241">
            <text:p>28,0</text:p>
          </table:table-cell>
          <table:table-cell office:value-type="string" table:style-name="ce242">
            <text:p>a) età e/o dimensioni<text:s text:c="31"/>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19" table:formula="of:=[.A22]+1" table:style-name="ce254">
            <text:p>19</text:p>
          </table:table-cell>
          <table:table-cell office:value-type="string" table:style-name="ce218">
            <text:p>02/B598/PN/06</text:p>
          </table:table-cell>
          <table:table-cell office:value-type="string" table:style-name="ce238">
            <text:p>Pordenone</text:p>
          </table:table-cell>
          <table:table-cell office:value-type="string" table:style-name="ce238">
            <text:p>Caneva</text:p>
          </table:table-cell>
          <table:table-cell office:value-type="string" table:style-name="ce238">
            <text:p>Piazza Martiri Garibaldini</text:p>
          </table:table-cell>
          <table:table-cell office:value-type="string" table:style-name="ce218">
            <text:p>45°58'06,65"</text:p>
          </table:table-cell>
          <table:table-cell office:value-type="string" table:style-name="ce218">
            <text:p>12°26'52,83"</text:p>
          </table:table-cell>
          <table:table-cell office:value-type="float" office:value="49" table:style-name="ce228">
            <text:p>49</text:p>
          </table:table-cell>
          <table:table-cell office:value-type="string" table:style-name="ce218">
            <text:p>si</text:p>
          </table:table-cell>
          <table:table-cell office:value-type="string" table:style-name="ce119">
            <text:p><text:span text:style-name="T3">Tilia cordata<text:s/></text:span><text:span text:style-name="T1">Mill.</text:span></text:p>
          </table:table-cell>
          <table:table-cell office:value-type="string" table:style-name="ce120">
            <text:p>Tiglio selvatico</text:p>
          </table:table-cell>
          <table:table-cell office:value-type="float" office:value="282" table:style-name="ce218">
            <text:p>282</text:p>
          </table:table-cell>
          <table:table-cell office:value-type="float" office:value="19" table:style-name="ce241">
            <text:p>19,0</text:p>
          </table:table-cell>
          <table:table-cell office:value-type="string" table:style-name="ce242">
            <text:p>g) valore storico, culturale e religioso<text:s/>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20" table:formula="of:=[.A23]+1" table:style-name="ce254">
            <text:p>20</text:p>
          </table:table-cell>
          <table:table-cell office:value-type="string" table:style-name="ce218">
            <text:p>03/B598/PN/06</text:p>
          </table:table-cell>
          <table:table-cell office:value-type="string" table:style-name="ce238">
            <text:p>Pordenone</text:p>
          </table:table-cell>
          <table:table-cell office:value-type="string" table:style-name="ce238">
            <text:p>Caneva<text:s/></text:p>
          </table:table-cell>
          <table:table-cell office:value-type="string" table:style-name="ce242">
            <text:p>Malga Tambon - Posta Mutton</text:p>
          </table:table-cell>
          <table:table-cell office:value-type="string" table:style-name="ce218">
            <text:p>46°00'05,68"</text:p>
          </table:table-cell>
          <table:table-cell office:value-type="string" table:style-name="ce218">
            <text:p>12°25'51,45"</text:p>
          </table:table-cell>
          <table:table-cell office:value-type="float" office:value="760" table:style-name="ce228">
            <text:p>760</text:p>
          </table:table-cell>
          <table:table-cell office:value-type="string" table:style-name="ce218">
            <text:p>no</text:p>
          </table:table-cell>
          <table:table-cell office:value-type="string" table:style-name="ce188">
            <text:p><text:span text:style-name="T3">Castanea sativa</text:span><text:span text:style-name="T1"><text:s/>Mill.</text:span></text:p>
          </table:table-cell>
          <table:table-cell office:value-type="string" table:style-name="ce189">
            <text:p>Castagno</text:p>
          </table:table-cell>
          <table:table-cell office:value-type="float" office:value="430" table:style-name="ce218">
            <text:p>430</text:p>
          </table:table-cell>
          <table:table-cell office:value-type="float" office:value="12" table:style-name="ce241">
            <text:p>12,0</text:p>
          </table:table-cell>
          <table:table-cell office:value-type="string" table:style-name="ce242">
            <text:p>a) età e/o dimensioni <text:s text:c="30"/>c) valore ecologico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21" table:formula="of:=[.A24]+1" table:style-name="ce254">
            <text:p>21</text:p>
          </table:table-cell>
          <table:table-cell office:value-type="string" table:style-name="ce218">
            <text:p>01/C790/PN/06</text:p>
          </table:table-cell>
          <table:table-cell office:value-type="string" table:style-name="ce238">
            <text:p>Pordenone</text:p>
          </table:table-cell>
          <table:table-cell office:value-type="string" table:style-name="ce238">
            <text:p>Claut</text:p>
          </table:table-cell>
          <table:table-cell office:value-type="string" table:style-name="ce242">
            <text:p>Casera Ressetum - Cima Lastruta</text:p>
          </table:table-cell>
          <table:table-cell office:value-type="string" table:style-name="ce203">
            <text:p>46°14'54,39''</text:p>
          </table:table-cell>
          <table:table-cell office:value-type="string" table:style-name="ce204">
            <text:p>12°33'17,81''</text:p>
          </table:table-cell>
          <table:table-cell office:value-type="float" office:value="1530" table:style-name="ce228">
            <text:p>1530</text:p>
          </table:table-cell>
          <table:table-cell office:value-type="string" table:style-name="ce218">
            <text:p>no</text:p>
          </table:table-cell>
          <table:table-cell office:value-type="string" table:style-name="ce188">
            <text:p><text:span text:style-name="T3">Picea abies</text:span><text:span text:style-name="T1"><text:s/>(L.) H. Karst.</text:span></text:p>
          </table:table-cell>
          <table:table-cell office:value-type="string" table:style-name="ce189">
            <text:p>Abete rosso</text:p>
          </table:table-cell>
          <table:table-cell office:value-type="float" office:value="386" table:style-name="ce218">
            <text:p>386</text:p>
          </table:table-cell>
          <table:table-cell office:value-type="float" office:value="22" table:style-name="ce241">
            <text:p>22,0</text:p>
          </table:table-cell>
          <table:table-cell office:value-type="string" table:style-name="ce242">
            <text:p>a) età e/o dimensioni <text:s text:c="30"/>c) valore ecologico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22" table:formula="of:=[.A25]+1" table:style-name="ce254">
            <text:p>22</text:p>
          </table:table-cell>
          <table:table-cell office:value-type="string" table:style-name="ce218">
            <text:p>02/C790/PN/06</text:p>
          </table:table-cell>
          <table:table-cell office:value-type="string" table:style-name="ce238">
            <text:p>Pordenone</text:p>
          </table:table-cell>
          <table:table-cell office:value-type="string" table:style-name="ce238">
            <text:p>Claut</text:p>
          </table:table-cell>
          <table:table-cell office:value-type="string" table:style-name="ce242">
            <text:p>Casera Ressetum - Cima Lastruta</text:p>
          </table:table-cell>
          <table:table-cell office:value-type="string" table:style-name="ce205">
            <text:p>46°14'53,82''</text:p>
          </table:table-cell>
          <table:table-cell office:value-type="string" table:style-name="ce205">
            <text:p>12°33'20,42''</text:p>
          </table:table-cell>
          <table:table-cell office:value-type="float" office:value="1540" table:style-name="ce228">
            <text:p>1540</text:p>
          </table:table-cell>
          <table:table-cell office:value-type="string" table:style-name="ce218">
            <text:p>no</text:p>
          </table:table-cell>
          <table:table-cell office:value-type="string" table:style-name="ce188">
            <text:p><text:span text:style-name="T3">Picea abies</text:span><text:span text:style-name="T1"><text:s/>(L.) H. Karst.</text:span></text:p>
          </table:table-cell>
          <table:table-cell office:value-type="string" table:style-name="ce189">
            <text:p>Abete rosso</text:p>
          </table:table-cell>
          <table:table-cell office:value-type="float" office:value="452" table:style-name="ce218">
            <text:p>452</text:p>
          </table:table-cell>
          <table:table-cell office:value-type="float" office:value="22" table:style-name="ce241">
            <text:p>22,0</text:p>
          </table:table-cell>
          <table:table-cell office:value-type="string" table:style-name="ce242">
            <text:p>a) età e/o dimensioni <text:s text:c="30"/>c) valore ecologico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23" table:formula="of:=[.A26]+1" table:style-name="ce254">
            <text:p>23</text:p>
          </table:table-cell>
          <table:table-cell office:value-type="string" table:style-name="ce218">
            <text:p>03/C790/PN/06</text:p>
          </table:table-cell>
          <table:table-cell office:value-type="string" table:style-name="ce238">
            <text:p>Pordenone</text:p>
          </table:table-cell>
          <table:table-cell office:value-type="string" table:style-name="ce238">
            <text:p>Claut</text:p>
          </table:table-cell>
          <table:table-cell office:value-type="string" table:style-name="ce238">
            <text:p>Malga Senons - Cima Naritas</text:p>
          </table:table-cell>
          <table:table-cell office:value-type="string" table:style-name="ce205">
            <text:p>46°19'55,83''</text:p>
          </table:table-cell>
          <table:table-cell office:value-type="string" table:style-name="ce205">
            <text:p>12°37'39,27''</text:p>
          </table:table-cell>
          <table:table-cell office:value-type="float" office:value="1300" table:style-name="ce228">
            <text:p>1300</text:p>
          </table:table-cell>
          <table:table-cell office:value-type="string" table:style-name="ce218">
            <text:p>no</text:p>
          </table:table-cell>
          <table:table-cell office:value-type="string" table:style-name="ce188">
            <text:p><text:span text:style-name="T3">Picea abies</text:span><text:span text:style-name="T1"><text:s/>(L.) H. Karst.</text:span></text:p>
          </table:table-cell>
          <table:table-cell office:value-type="string" table:style-name="ce189">
            <text:p>Abete rosso</text:p>
          </table:table-cell>
          <table:table-cell office:value-type="float" office:value="402" table:style-name="ce218">
            <text:p>402</text:p>
          </table:table-cell>
          <table:table-cell office:value-type="float" office:value="33" table:style-name="ce241">
            <text:p>33,0</text:p>
          </table:table-cell>
          <table:table-cell office:value-type="string" table:style-name="ce242">
            <text:p>a) età e/o dimensioni<text:s text:c="31"/>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24" table:formula="of:=[.A27]+1" table:style-name="ce254">
            <text:p>24</text:p>
          </table:table-cell>
          <table:table-cell office:value-type="string" table:style-name="ce218">
            <text:p>04/C790/PN/06</text:p>
          </table:table-cell>
          <table:table-cell office:value-type="string" table:style-name="ce238">
            <text:p>Pordenone</text:p>
          </table:table-cell>
          <table:table-cell office:value-type="string" table:style-name="ce238">
            <text:p>Claut</text:p>
          </table:table-cell>
          <table:table-cell office:value-type="string" table:style-name="ce238">
            <text:p>Malga Senons - Cima Naritas</text:p>
          </table:table-cell>
          <table:table-cell office:value-type="string" table:style-name="ce205">
            <text:p>46°19'56,17''</text:p>
          </table:table-cell>
          <table:table-cell office:value-type="string" table:style-name="ce205">
            <text:p>12°37'40,50"</text:p>
          </table:table-cell>
          <table:table-cell office:value-type="float" office:value="1320" table:style-name="ce228">
            <text:p>1320</text:p>
          </table:table-cell>
          <table:table-cell office:value-type="string" table:style-name="ce218">
            <text:p>no</text:p>
          </table:table-cell>
          <table:table-cell office:value-type="string" table:style-name="ce188">
            <text:p><text:span text:style-name="T3">Picea abies</text:span><text:span text:style-name="T1"><text:s/>(L.) H. Karst.</text:span></text:p>
          </table:table-cell>
          <table:table-cell office:value-type="string" table:style-name="ce189">
            <text:p>Abete rosso</text:p>
          </table:table-cell>
          <table:table-cell office:value-type="float" office:value="442" table:style-name="ce218">
            <text:p>442</text:p>
          </table:table-cell>
          <table:table-cell office:value-type="float" office:value="27" table:style-name="ce241">
            <text:p>27,0</text:p>
          </table:table-cell>
          <table:table-cell office:value-type="string" table:style-name="ce242">
            <text:p>a) età e/o dimensioni<text:s text:c="31"/>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25" table:formula="of:=[.A28]+1" table:style-name="ce254">
            <text:p>25</text:p>
          </table:table-cell>
          <table:table-cell office:value-type="string" table:style-name="ce218">
            <text:p>05/C790/PN/06</text:p>
          </table:table-cell>
          <table:table-cell office:value-type="string" table:style-name="ce238">
            <text:p>Pordenone</text:p>
          </table:table-cell>
          <table:table-cell office:value-type="string" table:style-name="ce238">
            <text:p>Claut</text:p>
          </table:table-cell>
          <table:table-cell office:value-type="string" table:style-name="ce238">
            <text:p>Pian de MIo</text:p>
          </table:table-cell>
          <table:table-cell office:value-type="string" table:style-name="ce205">
            <text:p>46°20'03,51''</text:p>
          </table:table-cell>
          <table:table-cell office:value-type="string" table:style-name="ce205">
            <text:p>12°37'21,42''</text:p>
          </table:table-cell>
          <table:table-cell office:value-type="float" office:value="1290" table:style-name="ce228">
            <text:p>1290</text:p>
          </table:table-cell>
          <table:table-cell office:value-type="string" table:style-name="ce218">
            <text:p>no</text:p>
          </table:table-cell>
          <table:table-cell office:value-type="string" table:style-name="ce188">
            <text:p><text:span text:style-name="T3">Fagus sylvatica</text:span><text:span text:style-name="T1"><text:s/>L.</text:span></text:p>
          </table:table-cell>
          <table:table-cell office:value-type="string" table:style-name="ce189">
            <text:p>Faggio</text:p>
          </table:table-cell>
          <table:table-cell office:value-type="float" office:value="405" table:style-name="ce218">
            <text:p>405</text:p>
          </table:table-cell>
          <table:table-cell office:value-type="float" office:value="29" table:style-name="ce241">
            <text:p>29,0</text:p>
          </table:table-cell>
          <table:table-cell office:value-type="string" table:style-name="ce242">
            <text:p>a) età e/o dimensioni <text:s text:c="30"/>c) valore ecologico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26" table:formula="of:=[.A29]+1" table:style-name="ce254">
            <text:p>26</text:p>
          </table:table-cell>
          <table:table-cell office:value-type="string" table:style-name="ce258">
            <text:p>01/D621/PN/06</text:p>
          </table:table-cell>
          <table:table-cell office:value-type="string" table:style-name="ce238">
            <text:p>Pordenone</text:p>
          </table:table-cell>
          <table:table-cell office:value-type="string" table:style-name="ce238">
            <text:p>Fiume Veneto<text:s/></text:p>
          </table:table-cell>
          <table:table-cell office:value-type="string" table:style-name="ce238">
            <text:p>Guarda di Sotto</text:p>
          </table:table-cell>
          <table:table-cell office:value-type="string" table:style-name="ce218">
            <text:p>45°55'16,04"<text:s/></text:p>
          </table:table-cell>
          <table:table-cell office:value-type="string" table:style-name="ce218">
            <text:p>12°40'27,30"<text:s/></text:p>
          </table:table-cell>
          <table:table-cell office:value-type="float" office:value="20" table:style-name="ce228">
            <text:p>20</text:p>
          </table:table-cell>
          <table:table-cell office:value-type="string" table:style-name="ce218">
            <text:p>no</text:p>
          </table:table-cell>
          <table:table-cell office:value-type="string" table:style-name="ce123">
            <text:p><text:span text:style-name="T3">Quercus robur</text:span><text:span text:style-name="T1"><text:s/>L.</text:span></text:p>
          </table:table-cell>
          <table:table-cell office:value-type="string" table:style-name="ce124">
            <text:p>Farnia</text:p>
          </table:table-cell>
          <table:table-cell office:value-type="float" office:value="545" table:style-name="ce218">
            <text:p>545</text:p>
          </table:table-cell>
          <table:table-cell office:value-type="float" office:value="25" table:style-name="ce241">
            <text:p>25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27" table:formula="of:=[.A30]+1" table:style-name="ce254">
            <text:p>27</text:p>
          </table:table-cell>
          <table:table-cell office:value-type="string" table:style-name="ce258">
            <text:p>01/E889/PN/06</text:p>
          </table:table-cell>
          <table:table-cell office:value-type="string" table:style-name="ce238">
            <text:p>Pordenone</text:p>
          </table:table-cell>
          <table:table-cell office:value-type="string" table:style-name="ce238">
            <text:p>Maniago</text:p>
          </table:table-cell>
          <table:table-cell office:value-type="string" table:style-name="ce249">
            <text:p>Ruderi Castello - Strada Valpiccola</text:p>
          </table:table-cell>
          <table:table-cell office:value-type="string" table:style-name="ce205">
            <text:p>46°10'22,50''</text:p>
          </table:table-cell>
          <table:table-cell office:value-type="string" table:style-name="ce206">
            <text:p>12°42'03,57''</text:p>
          </table:table-cell>
          <table:table-cell office:value-type="float" office:value="341" table:style-name="ce228">
            <text:p>341</text:p>
          </table:table-cell>
          <table:table-cell office:value-type="string" table:style-name="ce218">
            <text:p>no</text:p>
          </table:table-cell>
          <table:table-cell office:value-type="string" table:style-name="ce113">
            <text:p><text:span text:style-name="T6">Fagus sylvatica<text:s/></text:span>L.</text:p>
          </table:table-cell>
          <table:table-cell office:value-type="string" table:style-name="ce114">
            <text:p>Faggio</text:p>
          </table:table-cell>
          <table:table-cell office:value-type="float" office:value="445" table:style-name="ce218">
            <text:p>445</text:p>
          </table:table-cell>
          <table:table-cell office:value-type="float" office:value="35" table:style-name="ce241">
            <text:p>35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28" table:formula="of:=[.A31]+1" table:style-name="ce254">
            <text:p>28</text:p>
          </table:table-cell>
          <table:table-cell office:value-type="string" table:style-name="ce258">
            <text:p>02/E889/PN/06</text:p>
          </table:table-cell>
          <table:table-cell office:value-type="string" table:style-name="ce238">
            <text:p>Pordenone</text:p>
          </table:table-cell>
          <table:table-cell office:value-type="string" table:style-name="ce238">
            <text:p>Maniago</text:p>
          </table:table-cell>
          <table:table-cell office:value-type="string" table:style-name="ce238">
            <text:p>Via della Vittoria, 3</text:p>
          </table:table-cell>
          <table:table-cell office:value-type="string" table:style-name="ce205">
            <text:p>46°10'08,76''</text:p>
          </table:table-cell>
          <table:table-cell office:value-type="string" table:style-name="ce205">
            <text:p>12°42'23,15''</text:p>
          </table:table-cell>
          <table:table-cell office:value-type="float" office:value="287" table:style-name="ce228">
            <text:p>287</text:p>
          </table:table-cell>
          <table:table-cell office:value-type="string" table:style-name="ce218">
            <text:p>si</text:p>
          </table:table-cell>
          <table:table-cell office:value-type="string" table:style-name="ce255">
            <text:p>Thuja plicata<text:s/><text:span text:style-name="T1">Donn ex D.Don</text:span></text:p>
          </table:table-cell>
          <table:table-cell office:value-type="string" table:style-name="ce114">
            <text:p>Tuia gigante</text:p>
          </table:table-cell>
          <table:table-cell office:value-type="float" office:value="435" table:style-name="ce218">
            <text:p>435</text:p>
          </table:table-cell>
          <table:table-cell office:value-type="float" office:value="22" table:style-name="ce241">
            <text:p>22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29" table:formula="of:=[.A32]+1" table:style-name="ce254">
            <text:p>29</text:p>
          </table:table-cell>
          <table:table-cell office:value-type="string" table:style-name="ce218">
            <text:p>01/G886/PN/06</text:p>
          </table:table-cell>
          <table:table-cell office:value-type="string" table:style-name="ce238">
            <text:p>Pordenone</text:p>
          </table:table-cell>
          <table:table-cell office:value-type="string" table:style-name="ce238">
            <text:p>Porcia</text:p>
          </table:table-cell>
          <table:table-cell office:value-type="string" table:style-name="ce238">
            <text:p>Via del Tulipifero</text:p>
          </table:table-cell>
          <table:table-cell office:value-type="string" table:style-name="ce218">
            <text:p>45°57'33,30"</text:p>
          </table:table-cell>
          <table:table-cell office:value-type="string" table:style-name="ce218">
            <text:p><text:s/>12°36'56,91"<text:s/></text:p>
          </table:table-cell>
          <table:table-cell office:value-type="float" office:value="30" table:style-name="ce228">
            <text:p>30</text:p>
          </table:table-cell>
          <table:table-cell office:value-type="string" table:style-name="ce218">
            <text:p>si</text:p>
          </table:table-cell>
          <table:table-cell office:value-type="string" table:style-name="ce125">
            <text:p><text:span text:style-name="T3">Liriodendron tulipifera</text:span><text:span text:style-name="T1"><text:s/>L.</text:span></text:p>
          </table:table-cell>
          <table:table-cell office:value-type="string" table:style-name="ce126">
            <text:p>Albero dei tulipani</text:p>
          </table:table-cell>
          <table:table-cell office:value-type="float" office:value="455" table:style-name="ce218">
            <text:p>455</text:p>
          </table:table-cell>
          <table:table-cell office:value-type="float" office:value="32" table:style-name="ce241">
            <text:p>32,0</text:p>
          </table:table-cell>
          <table:table-cell office:value-type="string" table:style-name="ce242">
            <text:p>a) età e/o dimensioni <text:s text:c="33"/>f) pregio paesaggistico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30" table:formula="of:=[.A33]+1" table:style-name="ce254">
            <text:p>30</text:p>
          </table:table-cell>
          <table:table-cell office:value-type="string" table:style-name="ce162">
            <text:p>02/G886/PN/06</text:p>
          </table:table-cell>
          <table:table-cell office:value-type="string" table:style-name="ce253">
            <text:p>Pordenone</text:p>
          </table:table-cell>
          <table:table-cell office:value-type="string" table:style-name="ce253">
            <text:p>Porcia</text:p>
          </table:table-cell>
          <table:table-cell office:value-type="string" table:style-name="ce253">
            <text:p>Via Guglielmo Marconi, 2</text:p>
          </table:table-cell>
          <table:table-cell office:value-type="string" table:style-name="ce162">
            <text:p>45°57'25,51"<text:s/></text:p>
          </table:table-cell>
          <table:table-cell office:value-type="string" table:style-name="ce162">
            <text:p>12°37'04,42"<text:s/></text:p>
          </table:table-cell>
          <table:table-cell office:value-type="float" office:value="25" table:style-name="ce229">
            <text:p>25</text:p>
          </table:table-cell>
          <table:table-cell office:value-type="string" table:style-name="ce162">
            <text:p>si</text:p>
          </table:table-cell>
          <table:table-cell office:value-type="string" table:style-name="ce163">
            <text:p><text:span text:style-name="T3">Celtis australis</text:span><text:span text:style-name="T1"><text:s/>L.</text:span></text:p>
          </table:table-cell>
          <table:table-cell office:value-type="string" table:style-name="ce127">
            <text:p>Bagolaro<text:s/></text:p>
          </table:table-cell>
          <table:table-cell office:value-type="float" office:value="450" table:style-name="ce218">
            <text:p>450</text:p>
          </table:table-cell>
          <table:table-cell office:value-type="float" office:value="22" table:style-name="ce241">
            <text:p>22,0</text:p>
          </table:table-cell>
          <table:table-cell office:value-type="string" table:style-name="ce242">
            <text:p>a) età e/o dimensioni <text:s text:c="33"/>b) forma e portamento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31" table:formula="of:=[.A34]+1" table:style-name="ce254">
            <text:p>31</text:p>
          </table:table-cell>
          <table:table-cell office:value-type="string" table:style-name="ce197">
            <text:p>03/G886/PN/06</text:p>
          </table:table-cell>
          <table:table-cell office:value-type="string" table:style-name="ce238">
            <text:p>Pordenone</text:p>
          </table:table-cell>
          <table:table-cell office:value-type="string" table:style-name="ce238">
            <text:p>Porcia</text:p>
          </table:table-cell>
          <table:table-cell office:value-type="string" table:style-name="ce242">
            <text:p>Parco Correr Dolfin - Via Correr, 69</text:p>
          </table:table-cell>
          <table:table-cell office:value-type="string" table:style-name="ce218">
            <text:p>45°57'30,22''<text:s/></text:p>
          </table:table-cell>
          <table:table-cell office:value-type="string" table:style-name="ce218">
            <text:p>12°36'58,67"<text:s/></text:p>
          </table:table-cell>
          <table:table-cell office:value-type="float" office:value="25" table:style-name="ce228">
            <text:p>25</text:p>
          </table:table-cell>
          <table:table-cell office:value-type="string" table:style-name="ce218">
            <text:p>si</text:p>
          </table:table-cell>
          <table:table-cell office:value-type="string" table:style-name="ce109">
            <text:p><text:span text:style-name="T3">Magnolia grandiflora<text:s/></text:span><text:span text:style-name="T1">L.</text:span></text:p>
          </table:table-cell>
          <table:table-cell office:value-type="string" table:style-name="ce110">
            <text:p>Magnolia</text:p>
          </table:table-cell>
          <table:table-cell office:value-type="float" office:value="245" table:style-name="ce218">
            <text:p>245</text:p>
          </table:table-cell>
          <table:table-cell office:value-type="float" office:value="15" table:style-name="ce241">
            <text:p>15,0</text:p>
          </table:table-cell>
          <table:table-cell office:value-type="string" table:style-name="ce242">
            <text:p>a) età e/o dimensioni <text:s text:c="33"/>b) forma e portamento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32" table:formula="of:=[.A35]+1" table:style-name="ce254">
            <text:p>32</text:p>
          </table:table-cell>
          <table:table-cell office:value-type="string" table:style-name="ce218">
            <text:p>01/I621/PN/06</text:p>
          </table:table-cell>
          <table:table-cell office:value-type="string" table:style-name="ce238">
            <text:p>Pordenone</text:p>
          </table:table-cell>
          <table:table-cell office:value-type="string" table:style-name="ce238">
            <text:p>Sequals</text:p>
          </table:table-cell>
          <table:table-cell office:value-type="string" table:style-name="ce238">
            <text:p>Lestans - Strada di Angoris</text:p>
          </table:table-cell>
          <table:table-cell office:value-type="string" table:style-name="ce157">
            <text:p>46°09'49,09"<text:s/></text:p>
          </table:table-cell>
          <table:table-cell office:value-type="string" table:style-name="ce218">
            <text:p>12°52'09,69</text:p>
          </table:table-cell>
          <table:table-cell office:value-type="float" office:value="190" table:style-name="ce228">
            <text:p>190</text:p>
          </table:table-cell>
          <table:table-cell office:value-type="string" table:style-name="ce218">
            <text:p>no</text:p>
          </table:table-cell>
          <table:table-cell office:value-type="string" table:style-name="ce128">
            <text:p><text:span text:style-name="T3">Quercus robur</text:span><text:span text:style-name="T1"><text:s/>L.</text:span></text:p>
          </table:table-cell>
          <table:table-cell office:value-type="string" table:style-name="ce129">
            <text:p>Farnia</text:p>
          </table:table-cell>
          <table:table-cell office:value-type="float" office:value="361" table:style-name="ce218">
            <text:p>361</text:p>
          </table:table-cell>
          <table:table-cell office:value-type="float" office:value="21" table:style-name="ce241">
            <text:p>21,0</text:p>
          </table:table-cell>
          <table:table-cell office:value-type="string" table:style-name="ce242">
            <text:p>f) pregio paesaggistico <text:s text:c="31"/>g) valore storico, culturale e religioso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33" table:formula="of:=[.A36]+1" table:style-name="ce254">
            <text:p>33</text:p>
          </table:table-cell>
          <table:table-cell office:value-type="string" table:style-name="ce218">
            <text:p>01/D383/TS/06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Duino - Aurisina</text:p>
          </table:table-cell>
          <table:table-cell office:value-type="string" table:style-name="ce238">
            <text:p>Sentiero Rilke</text:p>
          </table:table-cell>
          <table:table-cell office:value-type="string" table:style-name="ce205">
            <text:p>45°46'15,38''</text:p>
          </table:table-cell>
          <table:table-cell office:value-type="string" table:style-name="ce205">
            <text:p>13°37'27,88"</text:p>
          </table:table-cell>
          <table:table-cell office:value-type="float" office:value="60" table:style-name="ce228">
            <text:p>60</text:p>
          </table:table-cell>
          <table:table-cell office:value-type="string" table:style-name="ce218">
            <text:p>si</text:p>
          </table:table-cell>
          <table:table-cell office:value-type="string" table:style-name="ce219">
            <text:p>Pistacia terebinthus<text:s/><text:span text:style-name="T1">L.</text:span></text:p>
          </table:table-cell>
          <table:table-cell office:value-type="string" table:style-name="ce129">
            <text:p>Terebinto</text:p>
          </table:table-cell>
          <table:table-cell office:value-type="float" office:value="92" table:style-name="ce218">
            <text:p>92</text:p>
          </table:table-cell>
          <table:table-cell office:value-type="float" office:value="7" table:style-name="ce241">
            <text:p>7,0</text:p>
          </table:table-cell>
          <table:table-cell office:value-type="string" table:style-name="ce242">
            <text:p>a) età e/o dimensioni <text:s text:c="31"/>c) valore ecologico <text:s text:c="38"/>d) rarità botanica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34" table:formula="of:=[.A37]+1" table:style-name="ce254">
            <text:p>34</text:p>
          </table:table-cell>
          <table:table-cell office:value-type="string" table:style-name="ce218">
            <text:p>02/D383/TS/06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Duino - Aurisina</text:p>
          </table:table-cell>
          <table:table-cell office:value-type="string" table:style-name="ce238">
            <text:p>Baia Sistiana</text:p>
          </table:table-cell>
          <table:table-cell office:value-type="string" table:style-name="ce204">
            <text:p>45°46'17,37''</text:p>
          </table:table-cell>
          <table:table-cell office:value-type="string" table:style-name="ce205">
            <text:p>13°37'46,72''</text:p>
          </table:table-cell>
          <table:table-cell office:value-type="float" office:value="40" table:style-name="ce228">
            <text:p>40</text:p>
          </table:table-cell>
          <table:table-cell office:value-type="string" table:style-name="ce218">
            <text:p>si</text:p>
          </table:table-cell>
          <table:table-cell office:value-type="string" table:style-name="ce256">
            <text:p>Cupressus macrocarpa<text:s/><text:span text:style-name="T1">Hartw.</text:span></text:p>
          </table:table-cell>
          <table:table-cell office:value-type="string" table:style-name="ce129">
            <text:p>Cipresso di Monterey</text:p>
          </table:table-cell>
          <table:table-cell office:value-type="float" office:value="320" table:style-name="ce218">
            <text:p>320</text:p>
          </table:table-cell>
          <table:table-cell office:value-type="float" office:value="28" table:style-name="ce241">
            <text:p>28,0</text:p>
          </table:table-cell>
          <table:table-cell office:value-type="string" table:style-name="ce242">
            <text:p>a) età e/o dimensioni<text:s text:c="32"/>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35" table:formula="of:=[.A38]+1" table:style-name="ce254">
            <text:p>35</text:p>
          </table:table-cell>
          <table:table-cell office:value-type="string" table:style-name="ce261">
            <text:p>01/F795/TS/06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Muggia</text:p>
          </table:table-cell>
          <table:table-cell office:value-type="string" table:style-name="ce238">
            <text:p>Stadio comunale</text:p>
          </table:table-cell>
          <table:table-cell office:value-type="string" table:style-name="ce218">
            <text:p>45°35'41,26"</text:p>
          </table:table-cell>
          <table:table-cell office:value-type="string" table:style-name="ce218">
            <text:p>13°46'01,12"<text:s/></text:p>
          </table:table-cell>
          <table:table-cell office:value-type="float" office:value="50" table:style-name="ce228">
            <text:p>50</text:p>
          </table:table-cell>
          <table:table-cell office:value-type="string" table:style-name="ce218">
            <text:p>si</text:p>
          </table:table-cell>
          <table:table-cell office:value-type="string" table:style-name="ce154">
            <text:p><text:span text:style-name="T3">Salix alba</text:span><text:span text:style-name="T1"><text:s/>L.</text:span></text:p>
          </table:table-cell>
          <table:table-cell office:value-type="string" table:style-name="ce155">
            <text:p>Salice bianco</text:p>
          </table:table-cell>
          <table:table-cell office:value-type="float" office:value="410" table:style-name="ce218">
            <text:p>410</text:p>
          </table:table-cell>
          <table:table-cell office:value-type="float" office:value="17" table:style-name="ce241">
            <text:p>17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36" table:formula="of:=[.A39]+1" table:style-name="ce254">
            <text:p>36</text:p>
          </table:table-cell>
          <table:table-cell office:value-type="string" table:style-name="ce260">
            <text:p>01/L424/TS/06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Trieste<text:s/></text:p>
          </table:table-cell>
          <table:table-cell office:value-type="string" table:style-name="ce238">
            <text:p>Villa Miramare</text:p>
          </table:table-cell>
          <table:table-cell office:value-type="string" table:style-name="ce218">
            <text:p>45°42'17,98"</text:p>
          </table:table-cell>
          <table:table-cell office:value-type="string" table:style-name="ce218">
            <text:p>13°42'47,38"<text:s/></text:p>
          </table:table-cell>
          <table:table-cell office:value-type="float" office:value="10" table:style-name="ce228">
            <text:p>10</text:p>
          </table:table-cell>
          <table:table-cell office:value-type="string" table:style-name="ce218">
            <text:p>si</text:p>
          </table:table-cell>
          <table:table-cell office:value-type="string" table:style-name="ce130">
            <text:p><text:span text:style-name="T3">Arbutus unedo<text:s/></text:span><text:span text:style-name="T1">L.</text:span></text:p>
          </table:table-cell>
          <table:table-cell office:value-type="string" table:style-name="ce131">
            <text:p>Corbezzolo</text:p>
          </table:table-cell>
          <table:table-cell office:value-type="float" office:value="204" table:style-name="ce218">
            <text:p>204</text:p>
          </table:table-cell>
          <table:table-cell office:value-type="float" office:value="12" table:style-name="ce241">
            <text:p>12,0</text:p>
          </table:table-cell>
          <table:table-cell office:value-type="string" table:style-name="ce242">
            <text:p>a) età e/o dimensioni <text:s text:c="31"/>b) forma e portamento <text:s text:c="34"/>d) rarità botanica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37" table:formula="of:=[.A40]+1" table:style-name="ce254">
            <text:p>37</text:p>
          </table:table-cell>
          <table:table-cell office:value-type="string" table:style-name="ce260">
            <text:p>02/L424/TS/06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Trieste<text:s/></text:p>
          </table:table-cell>
          <table:table-cell office:value-type="string" table:style-name="ce238">
            <text:p>Villa Miramare</text:p>
          </table:table-cell>
          <table:table-cell office:value-type="string" table:style-name="ce218">
            <text:p>45°42'13,66"<text:s/></text:p>
          </table:table-cell>
          <table:table-cell office:value-type="string" table:style-name="ce218">
            <text:p>13°42'46,37"<text:s/></text:p>
          </table:table-cell>
          <table:table-cell office:value-type="float" office:value="5" table:style-name="ce228">
            <text:p>5</text:p>
          </table:table-cell>
          <table:table-cell office:value-type="string" table:style-name="ce218">
            <text:p>si</text:p>
          </table:table-cell>
          <table:table-cell office:value-type="string" table:style-name="ce132">
            <text:p><text:span text:style-name="T3">Quercus ilex</text:span><text:span text:style-name="T1"><text:s/>L.</text:span></text:p>
          </table:table-cell>
          <table:table-cell office:value-type="string" table:style-name="ce133">
            <text:p>Leccio</text:p>
          </table:table-cell>
          <table:table-cell office:value-type="string" table:style-name="ce265">
            <text:p>267-250-230</text:p>
          </table:table-cell>
          <table:table-cell office:value-type="float" office:value="28" table:style-name="ce241">
            <text:p>28,0</text:p>
          </table:table-cell>
          <table:table-cell office:value-type="string" table:style-name="ce266">
            <text:p>a) età e/o dimensioni <text:s text:c="28"/>b) forma e portamento <text:s text:c="29"/>e) architettura vegetale<text:s text:c="94"/>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38" table:formula="of:=[.A41]+1" table:style-name="ce254">
            <text:p>38</text:p>
          </table:table-cell>
          <table:table-cell office:value-type="string" table:style-name="ce260">
            <text:p>03/L424/TS/06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Trieste<text:s/></text:p>
          </table:table-cell>
          <table:table-cell office:value-type="string" table:style-name="ce238">
            <text:p>Villa Miramare</text:p>
          </table:table-cell>
          <table:table-cell office:value-type="string" table:style-name="ce218">
            <text:p>45°42'55,00"<text:s/></text:p>
          </table:table-cell>
          <table:table-cell office:value-type="string" table:style-name="ce218">
            <text:p><text:s/>13°42'18,17"<text:s/></text:p>
          </table:table-cell>
          <table:table-cell office:value-type="float" office:value="10" table:style-name="ce228">
            <text:p>10</text:p>
          </table:table-cell>
          <table:table-cell office:value-type="string" table:style-name="ce218">
            <text:p>si</text:p>
          </table:table-cell>
          <table:table-cell office:value-type="string" table:style-name="ce134">
            <text:p><text:span text:style-name="T3">Cupressus sempervirens</text:span><text:span text:style-name="T1"><text:s/>L.</text:span></text:p>
          </table:table-cell>
          <table:table-cell office:value-type="string" table:style-name="ce135">
            <text:p>Cipresso comune</text:p>
          </table:table-cell>
          <table:table-cell office:value-type="float" office:value="410" table:style-name="ce218">
            <text:p>410</text:p>
          </table:table-cell>
          <table:table-cell office:value-type="float" office:value="18" table:style-name="ce241">
            <text:p>18,0</text:p>
          </table:table-cell>
          <table:table-cell office:value-type="string" table:style-name="ce242">
            <text:p>a) età e/o dimensioni <text:s text:c="34"/>b) forma e portamento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39" table:formula="of:=[.A42]+1" table:style-name="ce254">
            <text:p>39</text:p>
          </table:table-cell>
          <table:table-cell office:value-type="string" table:style-name="ce261">
            <text:p>04/L424/TS/06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Trieste<text:s/></text:p>
          </table:table-cell>
          <table:table-cell office:value-type="string" table:style-name="ce238">
            <text:p>Dolina Percedol</text:p>
          </table:table-cell>
          <table:table-cell office:value-type="string" table:style-name="ce218">
            <text:p>45°42'20,77"<text:s/></text:p>
          </table:table-cell>
          <table:table-cell office:value-type="string" table:style-name="ce218">
            <text:p>13°48'12,79"<text:s/></text:p>
          </table:table-cell>
          <table:table-cell office:value-type="float" office:value="300" table:style-name="ce228">
            <text:p>300</text:p>
          </table:table-cell>
          <table:table-cell office:value-type="string" table:style-name="ce218">
            <text:p>no</text:p>
          </table:table-cell>
          <table:table-cell office:value-type="string" table:style-name="ce224">
            <text:p><text:span text:style-name="T3">Quercus cerris</text:span><text:span text:style-name="T1"><text:s/>L.</text:span></text:p>
          </table:table-cell>
          <table:table-cell office:value-type="string" table:style-name="ce136">
            <text:p>Cerro</text:p>
          </table:table-cell>
          <table:table-cell office:value-type="float" office:value="310" table:style-name="ce197">
            <text:p>310</text:p>
          </table:table-cell>
          <table:table-cell office:value-type="float" office:value="35" table:style-name="ce246">
            <text:p>35,0</text:p>
          </table:table-cell>
          <table:table-cell office:value-type="string" table:style-name="ce242">
            <text:p>a) età e/o dimensioni <text:s text:c="31"/>c) valore ecologico<text:s text:c="2"/></text:p>
          </table:table-cell>
          <table:table-cell office:value-type="string" table:style-name="ce218">
            <text:p>no</text:p>
          </table:table-cell>
          <table:table-cell table:number-columns-repeated="16369" table:style-name="ce213"/>
        </table:table-row>
        <table:table-row table:style-name="ro4">
          <table:table-cell office:value-type="float" office:value="40" table:formula="of:=[.A43]+1" table:style-name="ce254">
            <text:p>40</text:p>
          </table:table-cell>
          <table:table-cell office:value-type="string" table:style-name="ce261">
            <text:p>05/L424/TS/06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Trieste<text:s/></text:p>
          </table:table-cell>
          <table:table-cell office:value-type="string" table:style-name="ce238">
            <text:p>Villa Revoltella</text:p>
          </table:table-cell>
          <table:table-cell office:value-type="string" table:style-name="ce218">
            <text:p>45°38'38,76"<text:s/></text:p>
          </table:table-cell>
          <table:table-cell office:value-type="string" table:style-name="ce218">
            <text:p>13°48'54,93"<text:s/></text:p>
          </table:table-cell>
          <table:table-cell office:value-type="float" office:value="200" table:style-name="ce228">
            <text:p>200</text:p>
          </table:table-cell>
          <table:table-cell office:value-type="string" table:style-name="ce218">
            <text:p>si</text:p>
          </table:table-cell>
          <table:table-cell office:value-type="string" table:style-name="ce137">
            <text:p><text:span text:style-name="T3">Pinus halepensis</text:span><text:span text:style-name="T1"><text:s/>Mill.</text:span></text:p>
          </table:table-cell>
          <table:table-cell office:value-type="string" table:style-name="ce138">
            <text:p>Pino d'Aleppo</text:p>
          </table:table-cell>
          <table:table-cell office:value-type="float" office:value="360" table:style-name="ce218">
            <text:p>360</text:p>
          </table:table-cell>
          <table:table-cell office:value-type="float" office:value="18" table:style-name="ce241">
            <text:p>18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41" table:formula="of:=[.A44]+1" table:style-name="ce254">
            <text:p>41</text:p>
          </table:table-cell>
          <table:table-cell office:value-type="string" table:style-name="ce261">
            <text:p>06/L424/TS/06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Trieste<text:s/></text:p>
          </table:table-cell>
          <table:table-cell office:value-type="string" table:style-name="ce238">
            <text:p>Villa Miramare</text:p>
          </table:table-cell>
          <table:table-cell office:value-type="string" table:style-name="ce218">
            <text:p>45°42'12,72"<text:s/></text:p>
          </table:table-cell>
          <table:table-cell office:value-type="string" table:style-name="ce218">
            <text:p>13°42'59,08"<text:s/></text:p>
          </table:table-cell>
          <table:table-cell office:value-type="float" office:value="10" table:style-name="ce228">
            <text:p>10</text:p>
          </table:table-cell>
          <table:table-cell office:value-type="string" table:style-name="ce218">
            <text:p>si</text:p>
          </table:table-cell>
          <table:table-cell office:value-type="string" table:style-name="ce139">
            <text:p><text:span text:style-name="T3">Pinus sabiniana</text:span><text:span text:style-name="T1"><text:s/>Dougl.</text:span></text:p>
          </table:table-cell>
          <table:table-cell office:value-type="string" table:style-name="ce140">
            <text:p>Pino grigio</text:p>
          </table:table-cell>
          <table:table-cell office:value-type="float" office:value="250" table:style-name="ce218">
            <text:p>250</text:p>
          </table:table-cell>
          <table:table-cell office:value-type="float" office:value="20" table:style-name="ce241">
            <text:p>20,0</text:p>
          </table:table-cell>
          <table:table-cell office:value-type="string" table:style-name="ce242">
            <text:p>a) età e/o dimensioni <text:s text:c="30"/>d) rarità botanica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42" table:formula="of:=[.A45]+1" table:style-name="ce254">
            <text:p>42</text:p>
          </table:table-cell>
          <table:table-cell office:value-type="string" table:style-name="ce261">
            <text:p>07/L424/TS/06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Trieste<text:s/></text:p>
          </table:table-cell>
          <table:table-cell office:value-type="string" table:style-name="ce238">
            <text:p>Giardini <text:s/>Muzio de Tommasini</text:p>
          </table:table-cell>
          <table:table-cell office:value-type="string" table:style-name="ce218">
            <text:p>45°39'14,13"<text:s/></text:p>
          </table:table-cell>
          <table:table-cell office:value-type="string" table:style-name="ce218">
            <text:p>13°47'02,74"<text:s/></text:p>
          </table:table-cell>
          <table:table-cell office:value-type="float" office:value="15" table:style-name="ce228">
            <text:p>15</text:p>
          </table:table-cell>
          <table:table-cell office:value-type="string" table:style-name="ce218">
            <text:p>si</text:p>
          </table:table-cell>
          <table:table-cell office:value-type="string" table:style-name="ce141">
            <text:p><text:span text:style-name="T3">Platanus acerifolia</text:span><text:span text:style-name="T1"><text:s/>(Aiton) Willd.</text:span></text:p>
          </table:table-cell>
          <table:table-cell office:value-type="string" table:style-name="ce142">
            <text:p>Platano comune</text:p>
          </table:table-cell>
          <table:table-cell office:value-type="float" office:value="520" table:style-name="ce218">
            <text:p>520</text:p>
          </table:table-cell>
          <table:table-cell office:value-type="float" office:value="28" table:style-name="ce241">
            <text:p>28,0</text:p>
          </table:table-cell>
          <table:table-cell office:value-type="string" table:style-name="ce242">
            <text:p>a) età e/o dimensioni <text:s text:c="35"/>b) forma e portamento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43" table:formula="of:=[.A46]+1" table:style-name="ce254">
            <text:p>43</text:p>
          </table:table-cell>
          <table:table-cell office:value-type="string" table:style-name="ce261">
            <text:p>08/L424/TS/06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Trieste<text:s/></text:p>
          </table:table-cell>
          <table:table-cell office:value-type="string" table:style-name="ce238">
            <text:p>Giardini <text:s/>Muzio de Tommasini</text:p>
          </table:table-cell>
          <table:table-cell office:value-type="string" table:style-name="ce218">
            <text:p>45°39'14,58"</text:p>
          </table:table-cell>
          <table:table-cell office:value-type="string" table:style-name="ce218">
            <text:p>13°47'03,74"<text:s/></text:p>
          </table:table-cell>
          <table:table-cell office:value-type="float" office:value="15" table:style-name="ce228">
            <text:p>15</text:p>
          </table:table-cell>
          <table:table-cell office:value-type="string" table:style-name="ce218">
            <text:p>si</text:p>
          </table:table-cell>
          <table:table-cell office:value-type="string" table:style-name="ce143">
            <text:p><text:span text:style-name="T3">Platanus acerifolia</text:span><text:span text:style-name="T1"><text:s/>(Aiton) Willd.</text:span></text:p>
          </table:table-cell>
          <table:table-cell office:value-type="string" table:style-name="ce144">
            <text:p>Platano comune</text:p>
          </table:table-cell>
          <table:table-cell office:value-type="float" office:value="525" table:style-name="ce218">
            <text:p>525</text:p>
          </table:table-cell>
          <table:table-cell office:value-type="float" office:value="31" table:style-name="ce241">
            <text:p>31,0</text:p>
          </table:table-cell>
          <table:table-cell office:value-type="string" table:style-name="ce242">
            <text:p>a) età e/o dimensioni <text:s text:c="30"/>b) forma e portamento <text:s text:c="28"/>c) valore ecologico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44" table:formula="of:=[.A47]+1" table:style-name="ce254">
            <text:p>44</text:p>
          </table:table-cell>
          <table:table-cell office:value-type="string" table:style-name="ce261">
            <text:p>09/L424/TS/06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Trieste<text:s/></text:p>
          </table:table-cell>
          <table:table-cell office:value-type="string" table:style-name="ce242">
            <text:p>Università degli studi di Trieste <text:s/>- Via Licio Giorgieri</text:p>
          </table:table-cell>
          <table:table-cell office:value-type="string" table:style-name="ce218">
            <text:p>45°39'39,22"<text:s/></text:p>
          </table:table-cell>
          <table:table-cell office:value-type="string" table:style-name="ce218">
            <text:p>13°47'48,44"<text:s/></text:p>
          </table:table-cell>
          <table:table-cell office:value-type="float" office:value="120" table:style-name="ce228">
            <text:p>120</text:p>
          </table:table-cell>
          <table:table-cell office:value-type="string" table:style-name="ce218">
            <text:p>si</text:p>
          </table:table-cell>
          <table:table-cell office:value-type="string" table:style-name="ce145">
            <text:p><text:span text:style-name="T3">Quercus pubescens<text:s/></text:span><text:span text:style-name="T1">Willd.</text:span></text:p>
          </table:table-cell>
          <table:table-cell office:value-type="string" table:style-name="ce146">
            <text:p>Roverella<text:s/></text:p>
          </table:table-cell>
          <table:table-cell office:value-type="float" office:value="410" table:style-name="ce218">
            <text:p>410</text:p>
          </table:table-cell>
          <table:table-cell office:value-type="float" office:value="28" table:style-name="ce241">
            <text:p>28,0</text:p>
          </table:table-cell>
          <table:table-cell office:value-type="string" table:style-name="ce242">
            <text:p>a) età e/o dimensioni <text:s text:c="35"/>b) forma e portamento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45" table:formula="of:=[.A48]+1" table:style-name="ce254">
            <text:p>45</text:p>
          </table:table-cell>
          <table:table-cell office:value-type="string" table:style-name="ce261">
            <text:p>10/L424/TS/06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Trieste<text:s/></text:p>
          </table:table-cell>
          <table:table-cell office:value-type="string" table:style-name="ce242">
            <text:p>Via Carlo Antoni, 8</text:p>
          </table:table-cell>
          <table:table-cell office:value-type="string" table:style-name="ce218">
            <text:p>45°39'11,12"<text:s/></text:p>
          </table:table-cell>
          <table:table-cell office:value-type="string" table:style-name="ce218">
            <text:p>13°48'18,78"<text:s/></text:p>
          </table:table-cell>
          <table:table-cell office:value-type="float" office:value="90" table:style-name="ce228">
            <text:p>90</text:p>
          </table:table-cell>
          <table:table-cell office:value-type="string" table:style-name="ce218">
            <text:p>si</text:p>
          </table:table-cell>
          <table:table-cell office:value-type="string" table:style-name="ce145">
            <text:p><text:span text:style-name="T3">Quercus pubescens<text:s/></text:span><text:span text:style-name="T1">Willd.</text:span></text:p>
          </table:table-cell>
          <table:table-cell office:value-type="string" table:style-name="ce146">
            <text:p>Roverella<text:s/></text:p>
          </table:table-cell>
          <table:table-cell office:value-type="float" office:value="420" table:style-name="ce218">
            <text:p>420</text:p>
          </table:table-cell>
          <table:table-cell office:value-type="float" office:value="15" table:style-name="ce241">
            <text:p>15,0</text:p>
          </table:table-cell>
          <table:table-cell office:value-type="string" table:style-name="ce242">
            <text:p>a) età e/o dimensioni <text:s text:c="35"/>b) forma e portamento</text:p>
          </table:table-cell>
          <table:table-cell office:value-type="string" table:style-name="ce218">
            <text:p>no</text:p>
          </table:table-cell>
          <table:table-cell table:number-columns-repeated="16369" table:style-name="ce213"/>
        </table:table-row>
        <table:table-row table:style-name="ro4">
          <table:table-cell office:value-type="float" office:value="46" table:formula="of:=[.A49]+1" table:style-name="ce254">
            <text:p>46</text:p>
          </table:table-cell>
          <table:table-cell office:value-type="string" table:style-name="ce261">
            <text:p>11/L424/TS/06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Trieste<text:s/></text:p>
          </table:table-cell>
          <table:table-cell office:value-type="string" table:style-name="ce238">
            <text:p>Villa Miramare</text:p>
          </table:table-cell>
          <table:table-cell office:value-type="string" table:style-name="ce218">
            <text:p>45°42'14,75"</text:p>
          </table:table-cell>
          <table:table-cell office:value-type="string" table:style-name="ce218">
            <text:p><text:s/>13°42'48,99"<text:s/></text:p>
          </table:table-cell>
          <table:table-cell office:value-type="float" office:value="10" table:style-name="ce228">
            <text:p>10</text:p>
          </table:table-cell>
          <table:table-cell office:value-type="string" table:style-name="ce218">
            <text:p>si</text:p>
          </table:table-cell>
          <table:table-cell office:value-type="string" table:style-name="ce147">
            <text:p><text:span text:style-name="T3">Sequoia sempervirens</text:span><text:span text:style-name="T1"><text:s/>(D. Don) Endl</text:span></text:p>
          </table:table-cell>
          <table:table-cell office:value-type="string" table:style-name="ce148">
            <text:p>Sequoia sempreverde</text:p>
          </table:table-cell>
          <table:table-cell office:value-type="float" office:value="425" table:style-name="ce218">
            <text:p>425</text:p>
          </table:table-cell>
          <table:table-cell office:value-type="float" office:value="30" table:style-name="ce241">
            <text:p>30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47" table:formula="of:=[.A50]+1" table:style-name="ce254">
            <text:p>47</text:p>
          </table:table-cell>
          <table:table-cell office:value-type="string" table:style-name="ce261">
            <text:p>12/L424/TS/06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Trieste<text:s/></text:p>
          </table:table-cell>
          <table:table-cell office:value-type="string" table:style-name="ce242">
            <text:p>Villa Sartorio - Via dei Modiano</text:p>
          </table:table-cell>
          <table:table-cell office:value-type="string" table:style-name="ce218">
            <text:p>45°38'13,37"<text:s/></text:p>
          </table:table-cell>
          <table:table-cell office:value-type="string" table:style-name="ce218">
            <text:p>13°48'06,66"<text:s/></text:p>
          </table:table-cell>
          <table:table-cell office:value-type="float" office:value="105" table:style-name="ce228">
            <text:p>105</text:p>
          </table:table-cell>
          <table:table-cell office:value-type="string" table:style-name="ce218">
            <text:p>si</text:p>
          </table:table-cell>
          <table:table-cell office:value-type="string" table:style-name="ce149">
            <text:p><text:span text:style-name="T3">Zelkova carpinifolia</text:span><text:span text:style-name="T1"><text:s/>(Pall.) K. Koch</text:span></text:p>
          </table:table-cell>
          <table:table-cell office:value-type="string" table:style-name="ce199">
            <text:p>Olmo del Caucaso</text:p>
          </table:table-cell>
          <table:table-cell office:value-type="float" office:value="343" table:style-name="ce218">
            <text:p>343</text:p>
          </table:table-cell>
          <table:table-cell office:value-type="float" office:value="20" table:style-name="ce241">
            <text:p>20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48" table:formula="of:=[.A51]+1" table:style-name="ce254">
            <text:p>48</text:p>
          </table:table-cell>
          <table:table-cell office:value-type="string" table:style-name="ce261">
            <text:p>13/L424/TS/06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San Dorligo - Val Rosandra</text:p>
          </table:table-cell>
          <table:table-cell office:value-type="string" table:style-name="ce218">
            <text:p>45°36'38,70"<text:s/></text:p>
          </table:table-cell>
          <table:table-cell office:value-type="string" table:style-name="ce218">
            <text:p><text:s/>13°52'20,36"<text:s/></text:p>
          </table:table-cell>
          <table:table-cell office:value-type="float" office:value="440" table:style-name="ce228">
            <text:p>440</text:p>
          </table:table-cell>
          <table:table-cell office:value-type="string" table:style-name="ce218">
            <text:p>no</text:p>
          </table:table-cell>
          <table:table-cell office:value-type="string" table:style-name="ce150">
            <text:p>Insieme omogeneo di<text:s/><text:span text:style-name="T3">Quercus cerris</text:span><text:span text:style-name="T1"><text:s/>L.</text:span></text:p>
          </table:table-cell>
          <table:table-cell office:value-type="string" table:style-name="ce151">
            <text:p>Cerro</text:p>
          </table:table-cell>
          <table:table-cell office:value-type="string" table:style-name="ce239">
            <text:p>360 (med) <text:s text:c="14"/>380 (max)</text:p>
          </table:table-cell>
          <table:table-cell office:value-type="string" table:style-name="ce243">
            <text:p>20,0 (med) <text:s text:c="11"/>25,0 (max)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49" table:formula="of:=[.A52]+1" table:style-name="ce254">
            <text:p>49</text:p>
          </table:table-cell>
          <table:table-cell office:value-type="string" table:style-name="ce261">
            <text:p>14/L424/TS/06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San Dorligo - Crogole</text:p>
          </table:table-cell>
          <table:table-cell office:value-type="string" table:style-name="ce218">
            <text:p>45°36'29,18"<text:s/></text:p>
          </table:table-cell>
          <table:table-cell office:value-type="string" table:style-name="ce218">
            <text:p><text:s/>13°51'30,65"<text:s/></text:p>
          </table:table-cell>
          <table:table-cell office:value-type="float" office:value="430" table:style-name="ce228">
            <text:p>430</text:p>
          </table:table-cell>
          <table:table-cell office:value-type="string" table:style-name="ce218">
            <text:p>si</text:p>
          </table:table-cell>
          <table:table-cell office:value-type="string" table:style-name="ce152">
            <text:p><text:span text:style-name="T3">Tilia cordata<text:s/></text:span><text:span text:style-name="T1">Mill.</text:span></text:p>
          </table:table-cell>
          <table:table-cell office:value-type="string" table:style-name="ce153">
            <text:p>Tiglio selvatico</text:p>
          </table:table-cell>
          <table:table-cell office:value-type="float" office:value="403" table:style-name="ce218">
            <text:p>403</text:p>
          </table:table-cell>
          <table:table-cell office:value-type="float" office:value="12" table:style-name="ce241">
            <text:p>12,0</text:p>
          </table:table-cell>
          <table:table-cell office:value-type="string" table:style-name="ce242">
            <text:p>a) età e/o dimensioni <text:s text:c="37"/>c) valore ecologico<text:s text:c="41"/>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50" table:formula="of:=[.A53]+1" table:style-name="ce254">
            <text:p>50</text:p>
          </table:table-cell>
          <table:table-cell office:value-type="string" table:style-name="ce261">
            <text:p>15/L424/TS/06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Trieste</text:p>
          </table:table-cell>
          <table:table-cell office:value-type="string" table:style-name="ce238">
            <text:p>Opicina - Via della Vena, 5</text:p>
          </table:table-cell>
          <table:table-cell office:value-type="string" table:style-name="ce212">
            <text:p>45°41'14,16"</text:p>
          </table:table-cell>
          <table:table-cell office:value-type="string" table:style-name="ce218">
            <text:p>13°47'12,22"<text:s/></text:p>
          </table:table-cell>
          <table:table-cell office:value-type="float" office:value="325" table:style-name="ce228">
            <text:p>325</text:p>
          </table:table-cell>
          <table:table-cell office:value-type="string" table:style-name="ce218">
            <text:p>si</text:p>
          </table:table-cell>
          <table:table-cell office:value-type="string" table:style-name="ce200">
            <text:p>Sthyphnolobium japonicum<text:s text:c="2"/><text:span text:style-name="T1">L.</text:span></text:p>
          </table:table-cell>
          <table:table-cell office:value-type="string" table:style-name="ce199">
            <text:p>Sofora del Giappone</text:p>
          </table:table-cell>
          <table:table-cell office:value-type="float" office:value="303" table:style-name="ce218">
            <text:p>303</text:p>
          </table:table-cell>
          <table:table-cell office:value-type="float" office:value="15" table:style-name="ce241">
            <text:p>15,0</text:p>
          </table:table-cell>
          <table:table-cell office:value-type="string" table:style-name="ce242">
            <text:p>a) età e/o dimensioni <text:s text:c="34"/>d) rarità botanica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51" table:formula="of:=[.A54]+1" table:style-name="ce254">
            <text:p>51</text:p>
          </table:table-cell>
          <table:table-cell office:value-type="string" table:style-name="ce262">
            <text:p>01/A267/UD/06</text:p>
          </table:table-cell>
          <table:table-cell office:value-type="string" table:style-name="ce233">
            <text:p>Udine</text:p>
          </table:table-cell>
          <table:table-cell office:value-type="string" table:style-name="ce232">
            <text:p>Ampezzo</text:p>
          </table:table-cell>
          <table:table-cell office:value-type="string" table:style-name="ce232">
            <text:p>Casera Campo</text:p>
          </table:table-cell>
          <table:table-cell office:value-type="string" table:style-name="ce234">
            <text:p>46°28'27,55"<text:s/></text:p>
          </table:table-cell>
          <table:table-cell office:value-type="string" table:style-name="ce234">
            <text:p>12°46'36,60"<text:s/></text:p>
          </table:table-cell>
          <table:table-cell office:value-type="float" office:value="1623" table:style-name="ce235">
            <text:p>1623</text:p>
          </table:table-cell>
          <table:table-cell office:value-type="string" table:style-name="ce234">
            <text:p>no</text:p>
          </table:table-cell>
          <table:table-cell office:value-type="string" table:style-name="ce193">
            <text:p><text:span text:style-name="T3">Larix decidua</text:span><text:span text:style-name="T1"><text:s/>Mill.</text:span></text:p>
          </table:table-cell>
          <table:table-cell office:value-type="string" table:style-name="ce194">
            <text:p>Larice</text:p>
          </table:table-cell>
          <table:table-cell office:value-type="float" office:value="494" table:style-name="ce234">
            <text:p>494</text:p>
          </table:table-cell>
          <table:table-cell office:value-type="float" office:value="27" table:style-name="ce236">
            <text:p>27,0</text:p>
          </table:table-cell>
          <table:table-cell office:value-type="string" table:style-name="ce237">
            <text:p>a) età e/o dimensioni</text:p>
          </table:table-cell>
          <table:table-cell office:value-type="string" table:style-name="ce234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52" table:formula="of:=[.A55]+1" table:style-name="ce254">
            <text:p>52</text:p>
          </table:table-cell>
          <table:table-cell office:value-type="string" table:style-name="ce218">
            <text:p>01/A491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Attimis</text:p>
          </table:table-cell>
          <table:table-cell office:value-type="string" table:style-name="ce238">
            <text:p>Villa d'Attimis</text:p>
          </table:table-cell>
          <table:table-cell office:value-type="string" table:style-name="ce218">
            <text:p>46°11'26,69"</text:p>
          </table:table-cell>
          <table:table-cell office:value-type="string" table:style-name="ce239">
            <text:p>13°18'22,45"<text:s text:c="31"/></text:p>
          </table:table-cell>
          <table:table-cell office:value-type="float" office:value="193" table:style-name="ce240">
            <text:p>193</text:p>
          </table:table-cell>
          <table:table-cell office:value-type="string" table:style-name="ce218">
            <text:p>si</text:p>
          </table:table-cell>
          <table:table-cell office:value-type="string" table:style-name="ce22">
            <text:p><text:span text:style-name="T3">Thuja plicata<text:s/></text:span><text:span text:style-name="T1">Donn ex D.Don</text:span></text:p>
          </table:table-cell>
          <table:table-cell office:value-type="string" table:style-name="ce23">
            <text:p>Tuia gigante</text:p>
          </table:table-cell>
          <table:table-cell office:value-type="float" office:value="540" table:style-name="ce218">
            <text:p>540</text:p>
          </table:table-cell>
          <table:table-cell office:value-type="float" office:value="35" table:style-name="ce241">
            <text:p>35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53" table:formula="of:=[.A56]+1" table:style-name="ce254">
            <text:p>53</text:p>
          </table:table-cell>
          <table:table-cell office:value-type="string" table:style-name="ce218">
            <text:p>02/A491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Attimis<text:s/></text:p>
          </table:table-cell>
          <table:table-cell office:value-type="string" table:style-name="ce238">
            <text:p>Villa d' Attimis</text:p>
          </table:table-cell>
          <table:table-cell office:value-type="string" table:style-name="ce218">
            <text:p>46°11'26,55"</text:p>
          </table:table-cell>
          <table:table-cell office:value-type="string" table:style-name="ce239">
            <text:p>13°18'22,40"<text:s text:c="32"/></text:p>
          </table:table-cell>
          <table:table-cell office:value-type="float" office:value="193" table:style-name="ce240">
            <text:p>193</text:p>
          </table:table-cell>
          <table:table-cell office:value-type="string" table:style-name="ce218">
            <text:p>si</text:p>
          </table:table-cell>
          <table:table-cell office:value-type="string" table:style-name="ce24">
            <text:p><text:span text:style-name="T3">Thuja plicata<text:s/></text:span><text:span text:style-name="T1">Donn ex D.Don</text:span></text:p>
          </table:table-cell>
          <table:table-cell office:value-type="string" table:style-name="ce309">
            <text:p>Tuia gigante</text:p>
          </table:table-cell>
          <table:table-cell office:value-type="float" office:value="600" table:style-name="ce218">
            <text:p>600</text:p>
          </table:table-cell>
          <table:table-cell office:value-type="float" office:value="35" table:style-name="ce241">
            <text:p>35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54" table:formula="of:=[.A57]+1" table:style-name="ce254">
            <text:p>54</text:p>
          </table:table-cell>
          <table:table-cell office:value-type="string" table:style-name="ce218">
            <text:p>03/A491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Attimis</text:p>
          </table:table-cell>
          <table:table-cell office:value-type="string" table:style-name="ce238">
            <text:p>Piazza Aldo Moro</text:p>
          </table:table-cell>
          <table:table-cell office:value-type="string" table:style-name="ce218">
            <text:p>46°11'18,75"</text:p>
          </table:table-cell>
          <table:table-cell office:value-type="string" table:style-name="ce218">
            <text:p>13°18'19,71"</text:p>
          </table:table-cell>
          <table:table-cell office:value-type="float" office:value="190" table:style-name="ce240">
            <text:p>190</text:p>
          </table:table-cell>
          <table:table-cell office:value-type="string" table:style-name="ce218">
            <text:p>si</text:p>
          </table:table-cell>
          <table:table-cell office:value-type="string" table:style-name="ce16">
            <text:p><text:span text:style-name="T3">Platanus acerifolia</text:span><text:span text:style-name="T1"><text:s/>(Aiton) Willd.</text:span></text:p>
          </table:table-cell>
          <table:table-cell office:value-type="string" table:style-name="ce17">
            <text:p>Platano comune</text:p>
          </table:table-cell>
          <table:table-cell office:value-type="float" office:value="470" table:style-name="ce218">
            <text:p>470</text:p>
          </table:table-cell>
          <table:table-cell office:value-type="float" office:value="21.5" table:style-name="ce241">
            <text:p>21,5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55" table:formula="of:=[.A58]+1" table:style-name="ce254">
            <text:p>55</text:p>
          </table:table-cell>
          <table:table-cell office:value-type="string" table:style-name="ce218">
            <text:p>04/A491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Attimis</text:p>
          </table:table-cell>
          <table:table-cell office:value-type="string" table:style-name="ce238">
            <text:p>Borgo di sopra</text:p>
          </table:table-cell>
          <table:table-cell office:value-type="string" table:style-name="ce218">
            <text:p>46°11'29,20"<text:s/></text:p>
          </table:table-cell>
          <table:table-cell office:value-type="string" table:style-name="ce218">
            <text:p><text:s/>13°18'14,77"<text:s/></text:p>
          </table:table-cell>
          <table:table-cell office:value-type="float" office:value="225" table:style-name="ce240">
            <text:p>225</text:p>
          </table:table-cell>
          <table:table-cell office:value-type="string" table:style-name="ce218">
            <text:p>no</text:p>
          </table:table-cell>
          <table:table-cell office:value-type="string" table:style-name="ce26">
            <text:p><text:span text:style-name="T3">Quercus robur</text:span><text:span text:style-name="T1"><text:s/>L.</text:span></text:p>
          </table:table-cell>
          <table:table-cell office:value-type="string" table:style-name="ce308">
            <text:p>Farnia</text:p>
          </table:table-cell>
          <table:table-cell office:value-type="float" office:value="660" table:style-name="ce218">
            <text:p>660</text:p>
          </table:table-cell>
          <table:table-cell office:value-type="float" office:value="31" table:style-name="ce241">
            <text:p>31,0</text:p>
          </table:table-cell>
          <table:table-cell office:value-type="string" table:style-name="ce242">
            <text:p>a) età e/o dimensioni <text:s text:c="78"/>g) valore storico, culturale e religioso<text:s text:c="14"/></text:p>
          </table:table-cell>
          <table:table-cell office:value-type="string" table:style-name="ce218">
            <text:p>si</text:p>
          </table:table-cell>
          <table:table-cell table:style-name="ce213"/>
          <table:table-cell table:number-columns-repeated="16368"/>
        </table:table-row>
        <table:table-row table:style-name="ro4">
          <table:table-cell office:value-type="float" office:value="56" table:formula="of:=[.A59]+1" table:style-name="ce254">
            <text:p>56</text:p>
          </table:table-cell>
          <table:table-cell office:value-type="string" table:style-name="ce284">
            <text:p>01/A700/UD/06</text:p>
          </table:table-cell>
          <table:table-cell office:value-type="string" table:style-name="ce238">
            <text:p>Udine</text:p>
          </table:table-cell>
          <table:table-cell office:value-type="string" table:style-name="ce288">
            <text:p>Basiliano</text:p>
          </table:table-cell>
          <table:table-cell office:value-type="string" table:style-name="ce289">
            <text:p>Basagliapenta - Via Codroipo, 16</text:p>
          </table:table-cell>
          <table:table-cell office:value-type="string" table:style-name="ce284">
            <text:p>45°59'43,15"</text:p>
          </table:table-cell>
          <table:table-cell office:value-type="string" table:style-name="ce285">
            <text:p/>
            <text:p>13°04'36,16"</text:p>
          </table:table-cell>
          <table:table-cell office:value-type="float" office:value="60" table:style-name="ce286">
            <text:p>60</text:p>
          </table:table-cell>
          <table:table-cell office:value-type="string" table:style-name="ce218">
            <text:p>si</text:p>
          </table:table-cell>
          <table:table-cell office:value-type="string" table:style-name="ce302">
            <text:p><text:span text:style-name="T3">Celtis australis</text:span><text:span text:style-name="T1"><text:s/>L.</text:span></text:p>
          </table:table-cell>
          <table:table-cell office:value-type="string" table:style-name="ce303">
            <text:p>Bagolaro<text:s/></text:p>
          </table:table-cell>
          <table:table-cell office:value-type="float" office:value="400" table:style-name="ce218">
            <text:p>400</text:p>
          </table:table-cell>
          <table:table-cell office:value-type="float" office:value="18" table:style-name="ce241">
            <text:p>18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57" table:formula="of:=[.A60]+1" table:style-name="ce254">
            <text:p>57</text:p>
          </table:table-cell>
          <table:table-cell office:value-type="string" table:style-name="ce284">
            <text:p>02/A700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Basiliano</text:p>
          </table:table-cell>
          <table:table-cell office:value-type="string" table:style-name="ce289">
            <text:p>Villaorba - Piazza della Chiesa, 20</text:p>
          </table:table-cell>
          <table:table-cell office:value-type="string" table:style-name="ce284">
            <text:p>46°00'44,24"</text:p>
          </table:table-cell>
          <table:table-cell office:value-type="string" table:style-name="ce285">
            <text:p/>
            <text:p>13°04'06,40"</text:p>
          </table:table-cell>
          <table:table-cell office:value-type="float" office:value="70" table:style-name="ce287">
            <text:p>70</text:p>
          </table:table-cell>
          <table:table-cell office:value-type="string" table:style-name="ce218">
            <text:p>si</text:p>
          </table:table-cell>
          <table:table-cell office:value-type="string" table:style-name="ce304">
            <text:p><text:span text:style-name="T3">Styphnolobium japonicum<text:s/></text:span><text:span text:style-name="T1">(L.) Schott</text:span></text:p>
          </table:table-cell>
          <table:table-cell office:value-type="string" table:style-name="ce305">
            <text:p>Sofora del Giappone</text:p>
          </table:table-cell>
          <table:table-cell office:value-type="float" office:value="378" table:style-name="ce218">
            <text:p>378</text:p>
          </table:table-cell>
          <table:table-cell office:value-type="float" office:value="18" table:style-name="ce241">
            <text:p>18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58" table:formula="of:=[.A61]+1" table:style-name="ce254">
            <text:p>58</text:p>
          </table:table-cell>
          <table:table-cell office:value-type="string" table:style-name="ce218">
            <text:p>03/A700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Basiliano</text:p>
          </table:table-cell>
          <table:table-cell office:value-type="string" table:style-name="ce242">
            <text:p>Basagliapenta - Via Carlo Alberto, 13</text:p>
          </table:table-cell>
          <table:table-cell office:value-type="string" table:style-name="ce218">
            <text:p>45°59'44,29"</text:p>
          </table:table-cell>
          <table:table-cell office:value-type="string" table:style-name="ce218">
            <text:p><text:s/>13°04'53,33"</text:p>
          </table:table-cell>
          <table:table-cell office:value-type="float" office:value="60" table:style-name="ce228">
            <text:p>60</text:p>
          </table:table-cell>
          <table:table-cell office:value-type="string" table:style-name="ce218">
            <text:p>si</text:p>
          </table:table-cell>
          <table:table-cell office:value-type="string" table:style-name="ce166">
            <text:p><text:span text:style-name="T3">Morus nigra<text:s/></text:span><text:span text:style-name="T1">L.</text:span></text:p>
          </table:table-cell>
          <table:table-cell office:value-type="string" table:style-name="ce167">
            <text:p>Gelso nero</text:p>
          </table:table-cell>
          <table:table-cell office:value-type="float" office:value="338" table:style-name="ce218">
            <text:p>338</text:p>
          </table:table-cell>
          <table:table-cell office:value-type="float" office:value="8" table:style-name="ce241">
            <text:p>8,0</text:p>
          </table:table-cell>
          <table:table-cell office:value-type="string" table:style-name="ce266">
            <text:p>a) età e/o dimensioni <text:s text:c="34"/>c) valore ecologico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59" table:formula="of:=[.A62]+1" table:style-name="ce254">
            <text:p>59</text:p>
          </table:table-cell>
          <table:table-cell office:value-type="string" table:style-name="ce218">
            <text:p>04/A700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Basiliano</text:p>
          </table:table-cell>
          <table:table-cell office:value-type="string" table:style-name="ce238">
            <text:p>Orgnano - Via del Fante, 17</text:p>
          </table:table-cell>
          <table:table-cell office:value-type="string" table:style-name="ce218">
            <text:p>46°00'26,55"</text:p>
          </table:table-cell>
          <table:table-cell office:value-type="string" table:style-name="ce218">
            <text:p>13°08'56,61"</text:p>
          </table:table-cell>
          <table:table-cell office:value-type="float" office:value="81" table:style-name="ce228">
            <text:p>81</text:p>
          </table:table-cell>
          <table:table-cell office:value-type="string" table:style-name="ce218">
            <text:p>si</text:p>
          </table:table-cell>
          <table:table-cell office:value-type="string" table:style-name="ce30">
            <text:p>Insieme omogeneo di<text:span text:style-name="T3"><text:s/>Tilia cordata<text:s/></text:span><text:span text:style-name="T1">Mill.</text:span></text:p>
          </table:table-cell>
          <table:table-cell office:value-type="string" table:style-name="ce31">
            <text:p>Tiglio selvatico</text:p>
          </table:table-cell>
          <table:table-cell office:value-type="string" table:style-name="ce239">
            <text:p>245 (med) <text:s text:c="13"/>260 (max)<text:s/></text:p>
          </table:table-cell>
          <table:table-cell office:value-type="string" table:style-name="ce243">
            <text:p>24,0 (med) <text:s text:c="16"/>25,0 (max)</text:p>
          </table:table-cell>
          <table:table-cell office:value-type="string" table:style-name="ce266">
            <text:p>f) pregio paesaggistico <text:s text:c="31"/>g) valore storico, culturale, religioso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60" table:formula="of:=[.A63]+1" table:style-name="ce254">
            <text:p>60</text:p>
          </table:table-cell>
          <table:table-cell office:value-type="string" table:style-name="ce265">
            <text:p>01/A810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Bertiolo</text:p>
          </table:table-cell>
          <table:table-cell office:value-type="string" table:style-name="ce266">
            <text:p>Villa Colloredo Venier - Sterpo</text:p>
          </table:table-cell>
          <table:table-cell office:value-type="string" table:style-name="ce265">
            <text:p>45°54'18,11"<text:s/></text:p>
          </table:table-cell>
          <table:table-cell office:value-type="string" table:style-name="ce265">
            <text:p>13°03'06,29"<text:s/></text:p>
          </table:table-cell>
          <table:table-cell office:value-type="float" office:value="18" table:style-name="ce228">
            <text:p>18</text:p>
          </table:table-cell>
          <table:table-cell office:value-type="string" table:style-name="ce218">
            <text:p>no</text:p>
          </table:table-cell>
          <table:table-cell office:value-type="string" table:style-name="ce26">
            <text:p><text:span text:style-name="T3">Quercus robur</text:span><text:span text:style-name="T1"><text:s/>L.</text:span></text:p>
          </table:table-cell>
          <table:table-cell office:value-type="string" table:style-name="ce308">
            <text:p>Farnia</text:p>
          </table:table-cell>
          <table:table-cell office:value-type="float" office:value="780" table:style-name="ce218">
            <text:p>780</text:p>
          </table:table-cell>
          <table:table-cell office:value-type="float" office:value="21" table:style-name="ce241">
            <text:p>21,0</text:p>
          </table:table-cell>
          <table:table-cell office:value-type="string" table:style-name="ce266">
            <text:p>a) età e/o dimensioni <text:s text:c="78"/>b) forma e portamento <text:s text:c="32"/>c) valore ecologico</text:p>
          </table:table-cell>
          <table:table-cell office:value-type="string" table:style-name="ce218">
            <text:p>si</text:p>
          </table:table-cell>
          <table:table-cell table:style-name="ce213"/>
          <table:table-cell table:number-columns-repeated="16368"/>
        </table:table-row>
        <table:table-row table:style-name="ro4">
          <table:table-cell office:value-type="float" office:value="61" table:formula="of:=[.A64]+1" table:style-name="ce254">
            <text:p>61</text:p>
          </table:table-cell>
          <table:table-cell office:value-type="string" table:style-name="ce197">
            <text:p>01/C758/UD/06</text:p>
          </table:table-cell>
          <table:table-cell office:value-type="string" table:style-name="ce238">
            <text:p>Udine</text:p>
          </table:table-cell>
          <table:table-cell office:value-type="string" table:style-name="ce244">
            <text:p>Cividale</text:p>
          </table:table-cell>
          <table:table-cell office:value-type="string" table:style-name="ce244">
            <text:p>Parco Italia</text:p>
          </table:table-cell>
          <table:table-cell office:value-type="string" table:style-name="ce197">
            <text:p>46°05'39,54"</text:p>
          </table:table-cell>
          <table:table-cell office:value-type="string" table:style-name="ce197">
            <text:p>13°25'38,01"<text:s text:c="2"/></text:p>
          </table:table-cell>
          <table:table-cell office:value-type="float" office:value="130" table:style-name="ce245">
            <text:p>130</text:p>
          </table:table-cell>
          <table:table-cell office:value-type="string" table:style-name="ce197">
            <text:p>si</text:p>
          </table:table-cell>
          <table:table-cell office:value-type="string" table:style-name="ce34">
            <text:p><text:span text:style-name="T6">Pinus nigra</text:span><text:s/>J.F. Arnold</text:p>
          </table:table-cell>
          <table:table-cell office:value-type="string" table:style-name="ce35">
            <text:p>Pino nero</text:p>
          </table:table-cell>
          <table:table-cell office:value-type="float" office:value="395" table:style-name="ce197">
            <text:p>395</text:p>
          </table:table-cell>
          <table:table-cell office:value-type="float" office:value="25" table:style-name="ce246">
            <text:p>25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197">
            <text:p>no</text:p>
          </table:table-cell>
          <table:table-cell table:number-columns-repeated="16369"/>
        </table:table-row>
        <table:table-row table:style-name="ro4">
          <table:table-cell office:value-type="float" office:value="62" table:formula="of:=[.A65]+1" table:style-name="ce254">
            <text:p>62</text:p>
          </table:table-cell>
          <table:table-cell office:value-type="string" table:style-name="ce218">
            <text:p>02/C758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Cividale<text:s/></text:p>
          </table:table-cell>
          <table:table-cell office:value-type="string" table:style-name="ce238">
            <text:p>Via Ivan Trinco, 19</text:p>
          </table:table-cell>
          <table:table-cell office:value-type="string" table:style-name="ce218">
            <text:p>46°05'41,71"</text:p>
          </table:table-cell>
          <table:table-cell office:value-type="string" table:style-name="ce218">
            <text:p>13°25'43,99"</text:p>
          </table:table-cell>
          <table:table-cell office:value-type="float" office:value="130" table:style-name="ce228">
            <text:p>130</text:p>
          </table:table-cell>
          <table:table-cell office:value-type="string" table:style-name="ce218">
            <text:p>si</text:p>
          </table:table-cell>
          <table:table-cell office:value-type="string" table:style-name="ce168">
            <text:p><text:span text:style-name="T3">Ginkgo biloba<text:s/></text:span><text:span text:style-name="T1">L.</text:span></text:p>
          </table:table-cell>
          <table:table-cell office:value-type="string" table:style-name="ce169">
            <text:p>Ginco<text:s/></text:p>
          </table:table-cell>
          <table:table-cell office:value-type="float" office:value="350" table:style-name="ce218">
            <text:p>350</text:p>
          </table:table-cell>
          <table:table-cell office:value-type="float" office:value="25" table:style-name="ce241">
            <text:p>25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63" table:formula="of:=[.A66]+1" table:style-name="ce254">
            <text:p>63</text:p>
          </table:table-cell>
          <table:table-cell office:value-type="string" table:style-name="ce218">
            <text:p>05/C758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Cividale</text:p>
          </table:table-cell>
          <table:table-cell office:value-type="string" table:style-name="ce238">
            <text:p>Via Druga, 17</text:p>
          </table:table-cell>
          <table:table-cell office:value-type="string" table:style-name="ce218">
            <text:p>46°05'23,11"</text:p>
          </table:table-cell>
          <table:table-cell office:value-type="string" table:style-name="ce218">
            <text:p>13°27'05,19"</text:p>
          </table:table-cell>
          <table:table-cell office:value-type="float" office:value="140" table:style-name="ce228">
            <text:p>140</text:p>
          </table:table-cell>
          <table:table-cell office:value-type="string" table:style-name="ce218">
            <text:p>si</text:p>
          </table:table-cell>
          <table:table-cell office:value-type="string" table:style-name="ce166">
            <text:p><text:span text:style-name="T3">Morus nigra<text:s/></text:span><text:span text:style-name="T1">L.</text:span></text:p>
          </table:table-cell>
          <table:table-cell office:value-type="string" table:style-name="ce167">
            <text:p>Gelso nero</text:p>
          </table:table-cell>
          <table:table-cell office:value-type="float" office:value="240" table:style-name="ce218">
            <text:p>240</text:p>
          </table:table-cell>
          <table:table-cell office:value-type="float" office:value="5.5" table:style-name="ce241">
            <text:p>5,5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64" table:formula="of:=[.A67]+1" table:style-name="ce254">
            <text:p>64</text:p>
          </table:table-cell>
          <table:table-cell office:value-type="string" table:style-name="ce218">
            <text:p>06/C758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Cividale</text:p>
          </table:table-cell>
          <table:table-cell office:value-type="string" table:style-name="ce238">
            <text:p>Via delle Acque, 20</text:p>
          </table:table-cell>
          <table:table-cell office:value-type="string" table:style-name="ce218">
            <text:p>46°06'09,42"</text:p>
          </table:table-cell>
          <table:table-cell office:value-type="string" table:style-name="ce218">
            <text:p>13°26'33,16"<text:s/></text:p>
          </table:table-cell>
          <table:table-cell office:value-type="float" office:value="140" table:style-name="ce228">
            <text:p>140</text:p>
          </table:table-cell>
          <table:table-cell office:value-type="string" table:style-name="ce218">
            <text:p>si</text:p>
          </table:table-cell>
          <table:table-cell office:value-type="string" table:style-name="ce32">
            <text:p><text:span text:style-name="T3">Vitis vinifera<text:s/></text:span><text:span text:style-name="T1">L.</text:span></text:p>
          </table:table-cell>
          <table:table-cell office:value-type="string" table:style-name="ce33">
            <text:p>Vite<text:s/></text:p>
          </table:table-cell>
          <table:table-cell office:value-type="float" office:value="68" table:style-name="ce218">
            <text:p>68</text:p>
          </table:table-cell>
          <table:table-cell office:value-type="float" office:value="2.5" table:style-name="ce241">
            <text:p>2,5</text:p>
          </table:table-cell>
          <table:table-cell office:value-type="string" table:style-name="ce242">
            <text:p>a) età e/o dimensioni <text:s text:c="31"/>b) forma e portamento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65" table:formula="of:=[.A68]+1" table:style-name="ce254">
            <text:p>65</text:p>
          </table:table-cell>
          <table:table-cell office:value-type="string" table:style-name="ce260">
            <text:p>01/C81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Codroipo</text:p>
          </table:table-cell>
          <table:table-cell office:value-type="string" table:style-name="ce238">
            <text:p>Villa Manin - Passariano</text:p>
          </table:table-cell>
          <table:table-cell office:value-type="string" table:style-name="ce218">
            <text:p>45°57'01,60"</text:p>
          </table:table-cell>
          <table:table-cell office:value-type="string" table:style-name="ce218">
            <text:p><text:s/>13°00'29,68"<text:s/></text:p>
          </table:table-cell>
          <table:table-cell office:value-type="float" office:value="35" table:style-name="ce228">
            <text:p>35</text:p>
          </table:table-cell>
          <table:table-cell office:value-type="string" table:style-name="ce218">
            <text:p>si</text:p>
          </table:table-cell>
          <table:table-cell office:value-type="string" table:style-name="ce71">
            <text:p><text:span text:style-name="T3">Celtis australis</text:span><text:span text:style-name="T1"><text:s/>L.</text:span></text:p>
          </table:table-cell>
          <table:table-cell office:value-type="string" table:style-name="ce72">
            <text:p>Bagolaro<text:s/></text:p>
          </table:table-cell>
          <table:table-cell office:value-type="float" office:value="456" table:style-name="ce218">
            <text:p>456</text:p>
          </table:table-cell>
          <table:table-cell office:value-type="float" office:value="21" table:style-name="ce241">
            <text:p>21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66" table:formula="of:=[.A69]+1" table:style-name="ce254">
            <text:p>66</text:p>
          </table:table-cell>
          <table:table-cell office:value-type="string" table:style-name="ce260">
            <text:p>02/C81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Codroipo</text:p>
          </table:table-cell>
          <table:table-cell office:value-type="string" table:style-name="ce238">
            <text:p>Villa Manin - Passariano</text:p>
          </table:table-cell>
          <table:table-cell office:value-type="string" table:style-name="ce218">
            <text:p>45°56'59,12"<text:s/></text:p>
          </table:table-cell>
          <table:table-cell office:value-type="string" table:style-name="ce218">
            <text:p>13°00'33,76"<text:s/></text:p>
          </table:table-cell>
          <table:table-cell office:value-type="float" office:value="35" table:style-name="ce228">
            <text:p>35</text:p>
          </table:table-cell>
          <table:table-cell office:value-type="string" table:style-name="ce218">
            <text:p>si</text:p>
          </table:table-cell>
          <table:table-cell office:value-type="string" table:style-name="ce2">
            <text:p><text:span text:style-name="T3">Cedrus deodara </text:span>(D.Don) G.Don<text:s/></text:p>
            <text:p/>
          </table:table-cell>
          <table:table-cell office:value-type="string" table:style-name="ce2">
            <text:p>Cedro dell'Himalaya</text:p>
          </table:table-cell>
          <table:table-cell office:value-type="float" office:value="475" table:style-name="ce218">
            <text:p>475</text:p>
          </table:table-cell>
          <table:table-cell office:value-type="float" office:value="21" table:style-name="ce241">
            <text:p>21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67" table:formula="of:=[.A70]+1" table:style-name="ce254">
            <text:p>67</text:p>
          </table:table-cell>
          <table:table-cell office:value-type="string" table:style-name="ce260">
            <text:p>03/C81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Codroipo</text:p>
          </table:table-cell>
          <table:table-cell office:value-type="string" table:style-name="ce238">
            <text:p>Villa Manin - Passariano</text:p>
          </table:table-cell>
          <table:table-cell office:value-type="string" table:style-name="ce218">
            <text:p>45°57'00,40"<text:s/></text:p>
          </table:table-cell>
          <table:table-cell office:value-type="string" table:style-name="ce218">
            <text:p>13°00'44,92"<text:s/></text:p>
          </table:table-cell>
          <table:table-cell office:value-type="float" office:value="35" table:style-name="ce228">
            <text:p>35</text:p>
          </table:table-cell>
          <table:table-cell office:value-type="string" table:style-name="ce218">
            <text:p>si</text:p>
          </table:table-cell>
          <table:table-cell office:value-type="string" table:style-name="ce2">
            <text:p><text:span text:style-name="T3">Magnolia grandiflora</text:span><text:s/>L.</text:p>
          </table:table-cell>
          <table:table-cell office:value-type="string" table:style-name="ce2">
            <text:p>Magnolia</text:p>
          </table:table-cell>
          <table:table-cell office:value-type="float" office:value="190" table:style-name="ce218">
            <text:p>190</text:p>
          </table:table-cell>
          <table:table-cell office:value-type="float" office:value="15" table:style-name="ce241">
            <text:p>15,0</text:p>
          </table:table-cell>
          <table:table-cell office:value-type="string" table:style-name="ce242">
            <text:p>b) forma e portamento</text:p>
          </table:table-cell>
          <table:table-cell office:value-type="string" table:style-name="ce218">
            <text:p>no</text:p>
          </table:table-cell>
          <table:table-cell table:number-columns-repeated="16369" table:style-name="ce213"/>
        </table:table-row>
        <table:table-row table:style-name="ro4">
          <table:table-cell office:value-type="float" office:value="68" table:formula="of:=[.A71]+1" table:style-name="ce254">
            <text:p>68</text:p>
          </table:table-cell>
          <table:table-cell office:value-type="string" table:style-name="ce260">
            <text:p>04/C81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Codroipo</text:p>
          </table:table-cell>
          <table:table-cell office:value-type="string" table:style-name="ce238">
            <text:p>Villa Manin - Passariano</text:p>
          </table:table-cell>
          <table:table-cell office:value-type="string" table:style-name="ce218">
            <text:p>45°56'57,83''</text:p>
          </table:table-cell>
          <table:table-cell office:value-type="string" table:style-name="ce218">
            <text:p>13°00'30,85'</text:p>
          </table:table-cell>
          <table:table-cell office:value-type="float" office:value="35" table:style-name="ce228">
            <text:p>35</text:p>
          </table:table-cell>
          <table:table-cell office:value-type="string" table:style-name="ce218">
            <text:p>si</text:p>
          </table:table-cell>
          <table:table-cell office:value-type="string" table:style-name="ce73">
            <text:p><text:span text:style-name="T3">Paulownia tomentosa<text:s/></text:span><text:span text:style-name="T1">(Thunb.) Steud.</text:span></text:p>
          </table:table-cell>
          <table:table-cell office:value-type="string" table:style-name="ce74">
            <text:p>Paulonia</text:p>
          </table:table-cell>
          <table:table-cell office:value-type="float" office:value="420" table:style-name="ce218">
            <text:p>420</text:p>
          </table:table-cell>
          <table:table-cell office:value-type="float" office:value="19" table:style-name="ce241">
            <text:p>19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69" table:formula="of:=[.A72]+1" table:style-name="ce254">
            <text:p>69</text:p>
          </table:table-cell>
          <table:table-cell office:value-type="string" table:style-name="ce260">
            <text:p>05/C81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Codroipo</text:p>
          </table:table-cell>
          <table:table-cell office:value-type="string" table:style-name="ce238">
            <text:p>Villa Manin - Passariano</text:p>
          </table:table-cell>
          <table:table-cell office:value-type="string" table:style-name="ce218">
            <text:p>45°57'01,22"<text:s/></text:p>
          </table:table-cell>
          <table:table-cell office:value-type="string" table:style-name="ce218">
            <text:p>13°00'32,08"<text:s/></text:p>
          </table:table-cell>
          <table:table-cell office:value-type="float" office:value="35" table:style-name="ce228">
            <text:p>35</text:p>
          </table:table-cell>
          <table:table-cell office:value-type="string" table:style-name="ce218">
            <text:p>si</text:p>
          </table:table-cell>
          <table:table-cell office:value-type="string" table:style-name="ce75">
            <text:p><text:span text:style-name="T3">Abies nordmanniana</text:span><text:span text:style-name="T1"><text:s/>(Steven) Spach</text:span></text:p>
          </table:table-cell>
          <table:table-cell office:value-type="string" table:style-name="ce76">
            <text:p>Abete del Caucaso</text:p>
          </table:table-cell>
          <table:table-cell office:value-type="float" office:value="395" table:style-name="ce218">
            <text:p>395</text:p>
          </table:table-cell>
          <table:table-cell office:value-type="float" office:value="32" table:style-name="ce241">
            <text:p>32,0</text:p>
          </table:table-cell>
          <table:table-cell office:value-type="string" table:style-name="ce242">
            <text:p>a) età e/o dimensioni <text:s text:c="31"/>d) rarità botanica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70" table:formula="of:=[.A73]+1" table:style-name="ce254">
            <text:p>70</text:p>
          </table:table-cell>
          <table:table-cell office:value-type="string" table:style-name="ce260">
            <text:p>06/C81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Codroipo</text:p>
          </table:table-cell>
          <table:table-cell office:value-type="string" table:style-name="ce238">
            <text:p>Villa Manin - Passariano</text:p>
          </table:table-cell>
          <table:table-cell office:value-type="string" table:style-name="ce218">
            <text:p>45°57'02,44"<text:s/></text:p>
          </table:table-cell>
          <table:table-cell office:value-type="string" table:style-name="ce218">
            <text:p>13°00'42,41"<text:s/></text:p>
          </table:table-cell>
          <table:table-cell office:value-type="float" office:value="35" table:style-name="ce228">
            <text:p>35</text:p>
          </table:table-cell>
          <table:table-cell office:value-type="string" table:style-name="ce218">
            <text:p>si</text:p>
          </table:table-cell>
          <table:table-cell office:value-type="string" table:style-name="ce75">
            <text:p><text:span text:style-name="T3">Ginkgo biloba</text:span><text:span text:style-name="T1"><text:s/>L.</text:span></text:p>
          </table:table-cell>
          <table:table-cell office:value-type="string" table:style-name="ce76">
            <text:p>Ginco<text:s/></text:p>
          </table:table-cell>
          <table:table-cell office:value-type="float" office:value="250" table:style-name="ce218">
            <text:p>250</text:p>
          </table:table-cell>
          <table:table-cell office:value-type="float" office:value="25" table:style-name="ce241">
            <text:p>25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213"/>
        </table:table-row>
        <table:table-row table:style-name="ro4">
          <table:table-cell office:value-type="float" office:value="71" table:formula="of:=[.A74]+1" table:style-name="ce254">
            <text:p>71</text:p>
          </table:table-cell>
          <table:table-cell office:value-type="string" table:style-name="ce260">
            <text:p>07/C81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Codroipo</text:p>
          </table:table-cell>
          <table:table-cell office:value-type="string" table:style-name="ce238">
            <text:p>Villa Manin - Passariano</text:p>
          </table:table-cell>
          <table:table-cell office:value-type="string" table:style-name="ce218">
            <text:p>45°56'59,50''</text:p>
          </table:table-cell>
          <table:table-cell office:value-type="string" table:style-name="ce218">
            <text:p>13°00'45,68''</text:p>
          </table:table-cell>
          <table:table-cell office:value-type="float" office:value="35" table:style-name="ce228">
            <text:p>35</text:p>
          </table:table-cell>
          <table:table-cell office:value-type="string" table:style-name="ce218">
            <text:p>si</text:p>
          </table:table-cell>
          <table:table-cell office:value-type="string" table:style-name="ce77">
            <text:p><text:span text:style-name="T3">Gleditzia triacanthos</text:span><text:span text:style-name="T1"><text:s/>L.</text:span></text:p>
          </table:table-cell>
          <table:table-cell office:value-type="string" table:style-name="ce78">
            <text:p>Spino di Giuda</text:p>
          </table:table-cell>
          <table:table-cell office:value-type="float" office:value="290" table:style-name="ce218">
            <text:p>290</text:p>
          </table:table-cell>
          <table:table-cell office:value-type="float" office:value="20" table:style-name="ce241">
            <text:p>20,0</text:p>
          </table:table-cell>
          <table:table-cell office:value-type="string" table:style-name="ce242">
            <text:p>a) età e/o dimensioni <text:s text:c="34"/>b) forma e portamento<text:s text:c="64"/>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72" table:formula="of:=[.A75]+1" table:style-name="ce254">
            <text:p>72</text:p>
          </table:table-cell>
          <table:table-cell office:value-type="string" table:style-name="ce260">
            <text:p>08/C81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Codroipo</text:p>
          </table:table-cell>
          <table:table-cell office:value-type="string" table:style-name="ce238">
            <text:p>Villa Manin - Passariano</text:p>
          </table:table-cell>
          <table:table-cell office:value-type="string" table:style-name="ce218">
            <text:p>45°56'58,03"<text:s/></text:p>
          </table:table-cell>
          <table:table-cell office:value-type="string" table:style-name="ce218">
            <text:p><text:s/>13°00'42,76"<text:s/></text:p>
          </table:table-cell>
          <table:table-cell office:value-type="float" office:value="35" table:style-name="ce228">
            <text:p>35</text:p>
          </table:table-cell>
          <table:table-cell office:value-type="string" table:style-name="ce218">
            <text:p>si</text:p>
          </table:table-cell>
          <table:table-cell office:value-type="string" table:style-name="ce79">
            <text:p><text:span text:style-name="T3">Taxus baccata<text:s/></text:span><text:span text:style-name="T1">L.</text:span></text:p>
          </table:table-cell>
          <table:table-cell office:value-type="string" table:style-name="ce80">
            <text:p>Tasso</text:p>
          </table:table-cell>
          <table:table-cell office:value-type="float" office:value="410" table:style-name="ce218">
            <text:p>410</text:p>
          </table:table-cell>
          <table:table-cell office:value-type="float" office:value="16" table:style-name="ce241">
            <text:p>16,0</text:p>
          </table:table-cell>
          <table:table-cell office:value-type="string" table:style-name="ce242">
            <text:p>a) età e/o dimensioni <text:s text:c="33"/>e) architettura vegetale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73" table:formula="of:=[.A76]+1" table:style-name="ce254">
            <text:p>73</text:p>
          </table:table-cell>
          <table:table-cell office:value-type="string" table:style-name="ce260">
            <text:p>09/C81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Codroipo</text:p>
          </table:table-cell>
          <table:table-cell office:value-type="string" table:style-name="ce238">
            <text:p>Villa Manin - Passariano</text:p>
          </table:table-cell>
          <table:table-cell office:value-type="string" table:style-name="ce218">
            <text:p>45°56'56,67"<text:s/></text:p>
          </table:table-cell>
          <table:table-cell office:value-type="string" table:style-name="ce218">
            <text:p><text:s/>13°00'32,38"<text:s/></text:p>
          </table:table-cell>
          <table:table-cell office:value-type="float" office:value="35" table:style-name="ce228">
            <text:p>35</text:p>
          </table:table-cell>
          <table:table-cell office:value-type="string" table:style-name="ce218">
            <text:p>si</text:p>
          </table:table-cell>
          <table:table-cell office:value-type="string" table:style-name="ce81">
            <text:p><text:span text:style-name="T3">Platanus acerifolia</text:span><text:span text:style-name="T1"><text:s/>(Aiton) Willd.</text:span></text:p>
          </table:table-cell>
          <table:table-cell office:value-type="string" table:style-name="ce82">
            <text:p>Platano comune</text:p>
          </table:table-cell>
          <table:table-cell office:value-type="float" office:value="430" table:style-name="ce218">
            <text:p>430</text:p>
          </table:table-cell>
          <table:table-cell office:value-type="float" office:value="30" table:style-name="ce241">
            <text:p>30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74" table:formula="of:=[.A77]+1" table:style-name="ce254">
            <text:p>74</text:p>
          </table:table-cell>
          <table:table-cell office:value-type="string" table:style-name="ce260">
            <text:p>10/C81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Codroipo</text:p>
          </table:table-cell>
          <table:table-cell office:value-type="string" table:style-name="ce238">
            <text:p>Villa Manin - Passariano</text:p>
          </table:table-cell>
          <table:table-cell office:value-type="string" table:style-name="ce218">
            <text:p>45°56'55,31"</text:p>
          </table:table-cell>
          <table:table-cell office:value-type="string" table:style-name="ce218">
            <text:p>13°00'34,57''</text:p>
          </table:table-cell>
          <table:table-cell office:value-type="float" office:value="35" table:style-name="ce228">
            <text:p>35</text:p>
          </table:table-cell>
          <table:table-cell office:value-type="string" table:style-name="ce218">
            <text:p>si</text:p>
          </table:table-cell>
          <table:table-cell office:value-type="string" table:style-name="ce83">
            <text:p><text:span text:style-name="T3">Aesculus hippocastanum</text:span><text:span text:style-name="T1"><text:s/>L.</text:span></text:p>
          </table:table-cell>
          <table:table-cell office:value-type="string" table:style-name="ce84">
            <text:p>Ippocastano</text:p>
          </table:table-cell>
          <table:table-cell office:value-type="float" office:value="409" table:style-name="ce218">
            <text:p>409</text:p>
          </table:table-cell>
          <table:table-cell office:value-type="float" office:value="22" table:style-name="ce241">
            <text:p>22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75" table:formula="of:=[.A78]+1" table:style-name="ce254">
            <text:p>75</text:p>
          </table:table-cell>
          <table:table-cell office:value-type="string" table:style-name="ce260">
            <text:p>11/C81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Codroipo</text:p>
          </table:table-cell>
          <table:table-cell office:value-type="string" table:style-name="ce238">
            <text:p>Villa Manin - Passariano</text:p>
          </table:table-cell>
          <table:table-cell office:value-type="string" table:style-name="ce218">
            <text:p>45°57'10,25''</text:p>
          </table:table-cell>
          <table:table-cell office:value-type="string" table:style-name="ce218">
            <text:p>13°00'32,87''</text:p>
          </table:table-cell>
          <table:table-cell office:value-type="float" office:value="35" table:style-name="ce228">
            <text:p>35</text:p>
          </table:table-cell>
          <table:table-cell office:value-type="string" table:style-name="ce218">
            <text:p>si</text:p>
          </table:table-cell>
          <table:table-cell office:value-type="string" table:style-name="ce2">
            <text:p><text:span text:style-name="T3">Cedrus deodara </text:span>(D.Don) G.Don<text:s/></text:p>
            <text:p/>
          </table:table-cell>
          <table:table-cell office:value-type="string" table:style-name="ce2">
            <text:p>Cedro dell'Himalaya</text:p>
          </table:table-cell>
          <table:table-cell office:value-type="float" office:value="495" table:style-name="ce218">
            <text:p>495</text:p>
          </table:table-cell>
          <table:table-cell office:value-type="float" office:value="21" table:style-name="ce241">
            <text:p>21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76" table:formula="of:=[.A79]+1" table:style-name="ce254">
            <text:p>76</text:p>
          </table:table-cell>
          <table:table-cell office:value-type="string" table:style-name="ce260">
            <text:p>01/D408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Enemonzo</text:p>
          </table:table-cell>
          <table:table-cell office:value-type="string" table:style-name="ce238">
            <text:p>Floris - Via Ciculis</text:p>
          </table:table-cell>
          <table:table-cell office:value-type="string" table:style-name="ce218">
            <text:p>46°26'21,01''</text:p>
          </table:table-cell>
          <table:table-cell office:value-type="string" table:style-name="ce218">
            <text:p>12°49'55,55''</text:p>
          </table:table-cell>
          <table:table-cell office:value-type="float" office:value="953" table:style-name="ce228">
            <text:p>953</text:p>
          </table:table-cell>
          <table:table-cell office:value-type="string" table:style-name="ce218">
            <text:p>no</text:p>
          </table:table-cell>
          <table:table-cell office:value-type="string" table:style-name="ce214">
            <text:p><text:span text:style-name="T3">Fagus sylvatica</text:span><text:span text:style-name="T1"><text:s/>L.</text:span></text:p>
          </table:table-cell>
          <table:table-cell office:value-type="string" table:style-name="ce215">
            <text:p>Faggio</text:p>
          </table:table-cell>
          <table:table-cell office:value-type="float" office:value="345" table:style-name="ce218">
            <text:p>345</text:p>
          </table:table-cell>
          <table:table-cell office:value-type="float" office:value="17" table:style-name="ce241">
            <text:p>17,0</text:p>
          </table:table-cell>
          <table:table-cell office:value-type="string" table:style-name="ce242">
            <text:p>a) età e/o dimensioni <text:s text:c="31"/>f) pregio paesaggistico<text:s text:c="26"/></text:p>
          </table:table-cell>
          <table:table-cell office:value-type="string" table:style-name="ce218">
            <text:p>no</text:p>
          </table:table-cell>
          <table:table-cell table:number-columns-repeated="16369" table:style-name="ce213"/>
        </table:table-row>
        <table:table-row table:style-name="ro4">
          <table:table-cell office:value-type="float" office:value="77" table:formula="of:=[.A80]+1" table:style-name="ce254">
            <text:p>77</text:p>
          </table:table-cell>
          <table:table-cell office:value-type="string" table:style-name="ce258">
            <text:p>01/E584/UD/06</text:p>
          </table:table-cell>
          <table:table-cell office:value-type="string" table:style-name="ce238">
            <text:p>Udine</text:p>
          </table:table-cell>
          <table:table-cell office:value-type="string" table:style-name="ce242">
            <text:p>Lignano Sabbiadoro</text:p>
          </table:table-cell>
          <table:table-cell office:value-type="string" table:style-name="ce238">
            <text:p>Lungomare Trieste</text:p>
          </table:table-cell>
          <table:table-cell office:value-type="string" table:style-name="ce218">
            <text:p>45°40'55,65"<text:s/></text:p>
          </table:table-cell>
          <table:table-cell office:value-type="string" table:style-name="ce218">
            <text:p>13°08'01,95"<text:s/></text:p>
          </table:table-cell>
          <table:table-cell office:value-type="float" office:value="1" table:style-name="ce228">
            <text:p>1</text:p>
          </table:table-cell>
          <table:table-cell office:value-type="string" table:style-name="ce218">
            <text:p>si</text:p>
          </table:table-cell>
          <table:table-cell office:value-type="string" table:style-name="ce196">
            <text:p><text:span text:style-name="T3">Pinus halepensis</text:span><text:span text:style-name="T1"><text:s/>Mill.</text:span></text:p>
          </table:table-cell>
          <table:table-cell office:value-type="string" table:style-name="ce88">
            <text:p>Pino d'Aleppo</text:p>
          </table:table-cell>
          <table:table-cell office:value-type="float" office:value="213" table:style-name="ce197">
            <text:p>213</text:p>
          </table:table-cell>
          <table:table-cell office:value-type="float" office:value="15" table:style-name="ce246">
            <text:p>15,0</text:p>
          </table:table-cell>
          <table:table-cell office:value-type="string" table:style-name="ce247">
            <text:p>a) età e/o dimensioni <text:s text:c="31"/>b) forma e portamento<text:s text:c="43"/></text:p>
          </table:table-cell>
          <table:table-cell office:value-type="string" table:style-name="ce265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78" table:formula="of:=[.A81]+1" table:style-name="ce254">
            <text:p>78</text:p>
          </table:table-cell>
          <table:table-cell office:value-type="string" table:style-name="ce258">
            <text:p>02/E584/UD/06</text:p>
          </table:table-cell>
          <table:table-cell office:value-type="string" table:style-name="ce238">
            <text:p>Udine</text:p>
          </table:table-cell>
          <table:table-cell office:value-type="string" table:style-name="ce242">
            <text:p>Lignano Sabbiadoro</text:p>
          </table:table-cell>
          <table:table-cell office:value-type="string" table:style-name="ce238">
            <text:p>Viale Verona</text:p>
          </table:table-cell>
          <table:table-cell office:value-type="string" table:style-name="ce218">
            <text:p>45°41'30,69"<text:s/></text:p>
          </table:table-cell>
          <table:table-cell office:value-type="string" table:style-name="ce218">
            <text:p>13°08'22,88"<text:s/></text:p>
          </table:table-cell>
          <table:table-cell office:value-type="float" office:value="1" table:style-name="ce228">
            <text:p>1</text:p>
          </table:table-cell>
          <table:table-cell office:value-type="string" table:style-name="ce218">
            <text:p>si</text:p>
          </table:table-cell>
          <table:table-cell office:value-type="string" table:style-name="ce214">
            <text:p><text:span text:style-name="T3">Quercus pubescens<text:s/></text:span><text:span text:style-name="T1">Willd.</text:span></text:p>
          </table:table-cell>
          <table:table-cell office:value-type="string" table:style-name="ce215">
            <text:p>Roverella<text:s/></text:p>
          </table:table-cell>
          <table:table-cell office:value-type="float" office:value="250" table:style-name="ce218">
            <text:p>250</text:p>
          </table:table-cell>
          <table:table-cell office:value-type="float" office:value="10" table:style-name="ce241">
            <text:p>10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213"/>
        </table:table-row>
        <table:table-row table:style-name="ro4">
          <table:table-cell office:value-type="float" office:value="79" table:formula="of:=[.A82]+1" table:style-name="ce254">
            <text:p>79</text:p>
          </table:table-cell>
          <table:table-cell office:value-type="string" table:style-name="ce263">
            <text:p>01/E84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Malborghetto</text:p>
          </table:table-cell>
          <table:table-cell office:value-type="string" table:style-name="ce238">
            <text:p>Palazzo Veneziano</text:p>
          </table:table-cell>
          <table:table-cell office:value-type="string" table:style-name="ce218">
            <text:p>46°30'24,08"</text:p>
          </table:table-cell>
          <table:table-cell office:value-type="string" table:style-name="ce218">
            <text:p>13°26'19,56"</text:p>
          </table:table-cell>
          <table:table-cell office:value-type="float" office:value="720" table:style-name="ce228">
            <text:p>720</text:p>
          </table:table-cell>
          <table:table-cell office:value-type="string" table:style-name="ce218">
            <text:p>si</text:p>
          </table:table-cell>
          <table:table-cell office:value-type="string" table:style-name="ce195">
            <text:p><text:span text:style-name="T3">Tilia cordata<text:s/></text:span><text:span text:style-name="T1">Mill.</text:span></text:p>
          </table:table-cell>
          <table:table-cell office:value-type="string" table:style-name="ce85">
            <text:p>Tiglio selvatico</text:p>
          </table:table-cell>
          <table:table-cell office:value-type="float" office:value="663" table:style-name="ce218">
            <text:p>663</text:p>
          </table:table-cell>
          <table:table-cell office:value-type="float" office:value="22" table:style-name="ce241">
            <text:p>22,0</text:p>
          </table:table-cell>
          <table:table-cell office:value-type="string" table:style-name="ce242">
            <text:p>a) età e/o dimensioni <text:s text:c="38"/>b) forma e portamento <text:s text:c="75"/>e) architettura vegetale<text:s text:c="12"/></text:p>
          </table:table-cell>
          <table:table-cell office:value-type="string" table:style-name="ce218">
            <text:p>si</text:p>
          </table:table-cell>
          <table:table-cell table:style-name="ce213"/>
          <table:table-cell table:number-columns-repeated="16368"/>
        </table:table-row>
        <table:table-row table:style-name="ro4">
          <table:table-cell office:value-type="float" office:value="80" table:formula="of:=[.A83]+1" table:style-name="ce254">
            <text:p>80</text:p>
          </table:table-cell>
          <table:table-cell office:value-type="string" table:style-name="ce263">
            <text:p>01/F760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Moruzzo</text:p>
          </table:table-cell>
          <table:table-cell office:value-type="string" table:style-name="ce238">
            <text:p>Villa Savorgnan - Brazzacco</text:p>
          </table:table-cell>
          <table:table-cell office:value-type="string" table:style-name="ce218">
            <text:p>46°07'23,52''</text:p>
          </table:table-cell>
          <table:table-cell office:value-type="string" table:style-name="ce218">
            <text:p>13°09'35,16''</text:p>
          </table:table-cell>
          <table:table-cell office:value-type="float" office:value="212" table:style-name="ce228">
            <text:p>212</text:p>
          </table:table-cell>
          <table:table-cell office:value-type="string" table:style-name="ce218">
            <text:p>si</text:p>
          </table:table-cell>
          <table:table-cell office:value-type="string" table:style-name="ce195">
            <text:p><text:span text:style-name="T3">Ginkgo biloba<text:s/></text:span><text:span text:style-name="T1">L.</text:span></text:p>
          </table:table-cell>
          <table:table-cell office:value-type="string" table:style-name="ce85">
            <text:p>Ginco<text:s/></text:p>
          </table:table-cell>
          <table:table-cell office:value-type="float" office:value="410" table:style-name="ce218">
            <text:p>410</text:p>
          </table:table-cell>
          <table:table-cell office:value-type="float" office:value="27" table:style-name="ce241">
            <text:p>27,0</text:p>
          </table:table-cell>
          <table:table-cell office:value-type="string" table:style-name="ce242">
            <text:p>a) età e/o dimensioni <text:s text:c="37"/>e) architettura <text:s/>vegetale<text:s text:c="14"/>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81" table:formula="of:=[.A84]+1" table:style-name="ce254">
            <text:p>81</text:p>
          </table:table-cell>
          <table:table-cell office:value-type="string" table:style-name="ce263">
            <text:p>02/F760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Moruzzo</text:p>
          </table:table-cell>
          <table:table-cell office:value-type="string" table:style-name="ce238">
            <text:p>Villa Savorgnan - Brazzacco</text:p>
          </table:table-cell>
          <table:table-cell office:value-type="string" table:style-name="ce218">
            <text:p>46°07'24,23''</text:p>
          </table:table-cell>
          <table:table-cell office:value-type="string" table:style-name="ce218">
            <text:p>13°09'35,23''</text:p>
          </table:table-cell>
          <table:table-cell office:value-type="float" office:value="213" table:style-name="ce228">
            <text:p>213</text:p>
          </table:table-cell>
          <table:table-cell office:value-type="string" table:style-name="ce218">
            <text:p>si</text:p>
          </table:table-cell>
          <table:table-cell office:value-type="string" table:style-name="ce195">
            <text:p><text:span text:style-name="T3">Juglans nigra</text:span><text:span text:style-name="T1"><text:s/>L.</text:span></text:p>
          </table:table-cell>
          <table:table-cell office:value-type="string" table:style-name="ce85">
            <text:p>Noce nero</text:p>
          </table:table-cell>
          <table:table-cell office:value-type="float" office:value="360" table:style-name="ce218">
            <text:p>360</text:p>
          </table:table-cell>
          <table:table-cell office:value-type="float" office:value="25" table:style-name="ce241">
            <text:p>25,0</text:p>
          </table:table-cell>
          <table:table-cell office:value-type="string" table:style-name="ce242">
            <text:p>a) età e/o dimensioni <text:s text:c="30"/>d) rarità botanica <text:s text:c="42"/>e) architettura <text:s/>vegetale<text:s text:c="14"/>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82" table:formula="of:=[.A85]+1" table:style-name="ce254">
            <text:p>82</text:p>
          </table:table-cell>
          <table:table-cell office:value-type="string" table:style-name="ce263">
            <text:p>03/F760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Moruzzo</text:p>
          </table:table-cell>
          <table:table-cell office:value-type="string" table:style-name="ce238">
            <text:p>Villa Savorgnan - Brazzacco</text:p>
          </table:table-cell>
          <table:table-cell office:value-type="string" table:style-name="ce218">
            <text:p>46°07'22,31''</text:p>
          </table:table-cell>
          <table:table-cell office:value-type="string" table:style-name="ce218">
            <text:p>13°09'33,29''</text:p>
          </table:table-cell>
          <table:table-cell office:value-type="float" office:value="213" table:style-name="ce228">
            <text:p>213</text:p>
          </table:table-cell>
          <table:table-cell office:value-type="string" table:style-name="ce218">
            <text:p>si</text:p>
          </table:table-cell>
          <table:table-cell office:value-type="string" table:style-name="ce195">
            <text:p><text:span text:style-name="T3">Aesculus hippocastanum</text:span><text:span text:style-name="T1"><text:s/>L.</text:span></text:p>
          </table:table-cell>
          <table:table-cell office:value-type="string" table:style-name="ce85">
            <text:p>Ippocastano</text:p>
          </table:table-cell>
          <table:table-cell office:value-type="float" office:value="370" table:style-name="ce218">
            <text:p>370</text:p>
          </table:table-cell>
          <table:table-cell office:value-type="float" office:value="26" table:style-name="ce241">
            <text:p>26,0</text:p>
          </table:table-cell>
          <table:table-cell office:value-type="string" table:style-name="ce242">
            <text:p>a) età e/o dimensioni <text:s text:c="37"/>e) architettura <text:s/>vegetale<text:s text:c="14"/>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83" table:formula="of:=[.A86]+1" table:style-name="ce254">
            <text:p>83</text:p>
          </table:table-cell>
          <table:table-cell office:value-type="string" table:style-name="ce258">
            <text:p>01/G300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Paluzza</text:p>
          </table:table-cell>
          <table:table-cell office:value-type="string" table:style-name="ce238">
            <text:p>Bosco bandito Timau</text:p>
          </table:table-cell>
          <table:table-cell office:value-type="string" table:style-name="ce218">
            <text:p>46°35'11,76"<text:s/></text:p>
          </table:table-cell>
          <table:table-cell office:value-type="string" table:style-name="ce218">
            <text:p>12°00'02,25"<text:s/></text:p>
          </table:table-cell>
          <table:table-cell office:value-type="float" office:value="900" table:style-name="ce228">
            <text:p>900</text:p>
          </table:table-cell>
          <table:table-cell office:value-type="string" table:style-name="ce218">
            <text:p>no</text:p>
          </table:table-cell>
          <table:table-cell office:value-type="string" table:style-name="ce220">
            <text:p>Insieme omogeneo di<text:s/><text:span text:style-name="T3">Fagus sylvatica</text:span><text:s/>L.</text:p>
          </table:table-cell>
          <table:table-cell office:value-type="string" table:style-name="ce215">
            <text:p>Faggio</text:p>
          </table:table-cell>
          <table:table-cell office:value-type="string" table:style-name="ce239">
            <text:p>450 (med) <text:s text:c="18"/>600 (max)</text:p>
          </table:table-cell>
          <table:table-cell office:value-type="string" table:style-name="ce243">
            <text:p>25,0 (med) <text:s text:c="11"/>28,0 (max)</text:p>
          </table:table-cell>
          <table:table-cell office:value-type="string" table:style-name="ce266">
            <text:p>a) età e/o dimensioni <text:s text:c="78"/>g) valore storico, culturale, religioso<text:s text:c="14"/>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84" table:formula="of:=[.A87]+1" table:style-name="ce254">
            <text:p>84</text:p>
          </table:table-cell>
          <table:table-cell office:value-type="string" table:style-name="ce218">
            <text:p>01/G381/UD/06</text:p>
            <text:p/>
          </table:table-cell>
          <table:table-cell office:value-type="string" table:style-name="ce238">
            <text:p>Udine</text:p>
          </table:table-cell>
          <table:table-cell office:value-type="string" table:style-name="ce238">
            <text:p>Paularo</text:p>
          </table:table-cell>
          <table:table-cell office:value-type="string" table:style-name="ce238">
            <text:p>Bosco Zermula</text:p>
          </table:table-cell>
          <table:table-cell office:value-type="string" table:style-name="ce197">
            <text:p>46°33'53,41''</text:p>
          </table:table-cell>
          <table:table-cell office:value-type="string" table:style-name="ce197">
            <text:p><text:s/>13°07'00,25''</text:p>
          </table:table-cell>
          <table:table-cell office:value-type="float" office:value="1148" table:style-name="ce228">
            <text:p>1148</text:p>
          </table:table-cell>
          <table:table-cell office:value-type="string" table:style-name="ce218">
            <text:p>no</text:p>
          </table:table-cell>
          <table:table-cell office:value-type="string" table:style-name="ce290">
            <text:p><text:span text:style-name="T3">Abies alba</text:span><text:span text:style-name="T1"><text:s/>Mill.</text:span></text:p>
          </table:table-cell>
          <table:table-cell office:value-type="string" table:style-name="ce291">
            <text:p>Abete bianco</text:p>
          </table:table-cell>
          <table:table-cell office:value-type="float" office:value="380" table:style-name="ce218">
            <text:p>380</text:p>
          </table:table-cell>
          <table:table-cell office:value-type="float" office:value="35" table:style-name="ce241">
            <text:p>35,0</text:p>
          </table:table-cell>
          <table:table-cell office:value-type="string" table:style-name="ce242">
            <text:p>a) età e/o dimensioni <text:s text:c="35"/>b) forma e portamento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85" table:formula="of:=[.A88]+1" table:style-name="ce254">
            <text:p>85</text:p>
          </table:table-cell>
          <table:table-cell office:value-type="string" table:style-name="ce218">
            <text:p>02/G381/UD/06</text:p>
            <text:p/>
          </table:table-cell>
          <table:table-cell office:value-type="string" table:style-name="ce238">
            <text:p>Udine</text:p>
          </table:table-cell>
          <table:table-cell office:value-type="string" table:style-name="ce238">
            <text:p>Paularo<text:s/></text:p>
          </table:table-cell>
          <table:table-cell office:value-type="string" table:style-name="ce238">
            <text:p>Bosco Zermula</text:p>
          </table:table-cell>
          <table:table-cell office:value-type="string" table:style-name="ce197">
            <text:p>46°34'13,90''</text:p>
          </table:table-cell>
          <table:table-cell office:value-type="string" table:style-name="ce197">
            <text:p><text:s/>13°06'38,70''</text:p>
          </table:table-cell>
          <table:table-cell office:value-type="float" office:value="993" table:style-name="ce228">
            <text:p>993</text:p>
          </table:table-cell>
          <table:table-cell office:value-type="string" table:style-name="ce218">
            <text:p>no</text:p>
          </table:table-cell>
          <table:table-cell office:value-type="string" table:style-name="ce292">
            <text:p><text:span text:style-name="T3">Picea abies</text:span><text:span text:style-name="T1"><text:s/>(L.) H. Karst.</text:span></text:p>
          </table:table-cell>
          <table:table-cell office:value-type="string" table:style-name="ce293">
            <text:p>Abete rosso</text:p>
          </table:table-cell>
          <table:table-cell office:value-type="float" office:value="365" table:style-name="ce218">
            <text:p>365</text:p>
          </table:table-cell>
          <table:table-cell office:value-type="float" office:value="49" table:style-name="ce241">
            <text:p>49,0</text:p>
          </table:table-cell>
          <table:table-cell office:value-type="string" table:style-name="ce266">
            <text:p>a) età e/o dimensioni<text:s text:c="29"/>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86" table:formula="of:=[.A89]+1" table:style-name="ce254">
            <text:p>86</text:p>
          </table:table-cell>
          <table:table-cell office:value-type="string" table:style-name="ce218">
            <text:p>01/G831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Pontebba</text:p>
          </table:table-cell>
          <table:table-cell office:value-type="string" table:style-name="ce242">
            <text:p>Chiesa del Calvario - Via Pramollo</text:p>
          </table:table-cell>
          <table:table-cell office:value-type="string" table:style-name="ce218">
            <text:p>46°30'40,88"<text:s/></text:p>
          </table:table-cell>
          <table:table-cell office:value-type="string" table:style-name="ce218">
            <text:p>13°18'21,57"<text:s/></text:p>
          </table:table-cell>
          <table:table-cell office:value-type="float" office:value="650" table:style-name="ce228">
            <text:p>650</text:p>
          </table:table-cell>
          <table:table-cell office:value-type="string" table:style-name="ce218">
            <text:p>si</text:p>
          </table:table-cell>
          <table:table-cell office:value-type="string" table:style-name="ce53">
            <text:p><text:span text:style-name="T3">Tilia cordata<text:s/></text:span><text:span text:style-name="T1">Mill.</text:span></text:p>
          </table:table-cell>
          <table:table-cell office:value-type="string" table:style-name="ce54">
            <text:p>Tiglio selvatico</text:p>
          </table:table-cell>
          <table:table-cell office:value-type="float" office:value="390" table:style-name="ce218">
            <text:p>390</text:p>
          </table:table-cell>
          <table:table-cell office:value-type="float" office:value="25" table:style-name="ce241">
            <text:p>25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87" table:formula="of:=[.A90]+1" table:style-name="ce254">
            <text:p>87</text:p>
          </table:table-cell>
          <table:table-cell office:value-type="string" table:style-name="ce218">
            <text:p>02/G831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Pontebba</text:p>
          </table:table-cell>
          <table:table-cell office:value-type="string" table:style-name="ce238">
            <text:p>Via del Bosco, 25<text:s/></text:p>
          </table:table-cell>
          <table:table-cell office:value-type="string" table:style-name="ce218">
            <text:p>46°30'37,17"</text:p>
          </table:table-cell>
          <table:table-cell office:value-type="string" table:style-name="ce218">
            <text:p><text:s/>13°18'50,16"<text:s/></text:p>
          </table:table-cell>
          <table:table-cell office:value-type="float" office:value="647" table:style-name="ce228">
            <text:p>647</text:p>
          </table:table-cell>
          <table:table-cell office:value-type="string" table:style-name="ce218">
            <text:p>si</text:p>
          </table:table-cell>
          <table:table-cell office:value-type="string" table:style-name="ce65">
            <text:p><text:span text:style-name="T3">Pyrus communis</text:span><text:span text:style-name="T1"><text:s/>L.</text:span></text:p>
          </table:table-cell>
          <table:table-cell office:value-type="string" table:style-name="ce66">
            <text:p>Pero domestico</text:p>
          </table:table-cell>
          <table:table-cell office:value-type="float" office:value="248" table:style-name="ce218">
            <text:p>248</text:p>
          </table:table-cell>
          <table:table-cell office:value-type="float" office:value="18" table:style-name="ce241">
            <text:p>18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88" table:formula="of:=[.A91]+1" table:style-name="ce254">
            <text:p>88</text:p>
          </table:table-cell>
          <table:table-cell office:value-type="string" table:style-name="ce218">
            <text:p>03/G831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Pontebba</text:p>
          </table:table-cell>
          <table:table-cell office:value-type="string" table:style-name="ce242">
            <text:p>Scuola dell'Infanzia Arturo Zardini - Via della Pace</text:p>
          </table:table-cell>
          <table:table-cell office:value-type="string" table:style-name="ce157">
            <text:p>46°30'22,31"<text:s/></text:p>
          </table:table-cell>
          <table:table-cell office:value-type="string" table:style-name="ce218">
            <text:p><text:s/>13°18'09,01"<text:s/></text:p>
          </table:table-cell>
          <table:table-cell office:value-type="float" office:value="630" table:style-name="ce228">
            <text:p>630</text:p>
          </table:table-cell>
          <table:table-cell office:value-type="string" table:style-name="ce218">
            <text:p>si</text:p>
          </table:table-cell>
          <table:table-cell office:value-type="string" table:style-name="ce67">
            <text:p><text:span text:style-name="T3">Juglans regia</text:span><text:span text:style-name="T1"><text:s/>L.</text:span></text:p>
          </table:table-cell>
          <table:table-cell office:value-type="string" table:style-name="ce68">
            <text:p>Noce comune</text:p>
          </table:table-cell>
          <table:table-cell office:value-type="float" office:value="292" table:style-name="ce218">
            <text:p>292</text:p>
          </table:table-cell>
          <table:table-cell office:value-type="float" office:value="18" table:style-name="ce241">
            <text:p>18,0</text:p>
          </table:table-cell>
          <table:table-cell office:value-type="string" table:style-name="ce242">
            <text:p>a) età e/o dimensioni <text:s text:c="32"/>d) rarità botanica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89" table:formula="of:=[.A92]+1" table:style-name="ce254">
            <text:p>89</text:p>
          </table:table-cell>
          <table:table-cell office:value-type="string" table:style-name="ce218">
            <text:p>01/H029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Premariacco</text:p>
          </table:table-cell>
          <table:table-cell office:value-type="string" table:style-name="ce242">
            <text:p>Villa Valvasone Maniago Perusini - Rocca Bernarda</text:p>
          </table:table-cell>
          <table:table-cell office:value-type="string" table:style-name="ce218">
            <text:p>46°01'25,36''</text:p>
          </table:table-cell>
          <table:table-cell office:value-type="string" table:style-name="ce218">
            <text:p>13°25'44,43"<text:s text:c="3"/></text:p>
          </table:table-cell>
          <table:table-cell office:value-type="float" office:value="150" table:style-name="ce228">
            <text:p>150</text:p>
          </table:table-cell>
          <table:table-cell office:value-type="string" table:style-name="ce218">
            <text:p>no</text:p>
          </table:table-cell>
          <table:table-cell office:value-type="string" table:style-name="ce61">
            <text:p><text:span text:style-name="T3">Cupressus sempervirens</text:span><text:span text:style-name="T1"><text:s/>L.</text:span></text:p>
          </table:table-cell>
          <table:table-cell office:value-type="string" table:style-name="ce62">
            <text:p>Cipresso comune</text:p>
          </table:table-cell>
          <table:table-cell office:value-type="float" office:value="530" table:style-name="ce218">
            <text:p>530</text:p>
          </table:table-cell>
          <table:table-cell office:value-type="float" office:value="20.5" table:style-name="ce241">
            <text:p>20,5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90" table:formula="of:=[.A93]+1" table:style-name="ce254">
            <text:p>90</text:p>
          </table:table-cell>
          <table:table-cell office:value-type="string" table:style-name="ce218">
            <text:p>02/H029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Premariacco</text:p>
          </table:table-cell>
          <table:table-cell office:value-type="string" table:style-name="ce242">
            <text:p>Villa Valvasone Maniago Perusini - Rocca Bernarda</text:p>
          </table:table-cell>
          <table:table-cell office:value-type="string" table:style-name="ce218">
            <text:p>46°01'26,68''</text:p>
          </table:table-cell>
          <table:table-cell office:value-type="string" table:style-name="ce218">
            <text:p>13°25'45,71"<text:s text:c="2"/></text:p>
          </table:table-cell>
          <table:table-cell office:value-type="float" office:value="150" table:style-name="ce228">
            <text:p>150</text:p>
          </table:table-cell>
          <table:table-cell office:value-type="string" table:style-name="ce218">
            <text:p>no</text:p>
          </table:table-cell>
          <table:table-cell office:value-type="string" table:style-name="ce63">
            <text:p><text:span text:style-name="T3">Cupressus sempervirens</text:span><text:span text:style-name="T1"><text:s/>L.</text:span></text:p>
          </table:table-cell>
          <table:table-cell office:value-type="string" table:style-name="ce64">
            <text:p>Cipresso comune</text:p>
          </table:table-cell>
          <table:table-cell office:value-type="float" office:value="500" table:style-name="ce218">
            <text:p>500</text:p>
          </table:table-cell>
          <table:table-cell office:value-type="float" office:value="21" table:style-name="ce241">
            <text:p>21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91" table:formula="of:=[.A94]+1" table:style-name="ce254">
            <text:p>91</text:p>
          </table:table-cell>
          <table:table-cell office:value-type="string" table:style-name="ce218">
            <text:p>03/H029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Premariacco</text:p>
          </table:table-cell>
          <table:table-cell office:value-type="string" table:style-name="ce242">
            <text:p>Villa Valvasone Maniago Perusini - Rocca Bernarda</text:p>
          </table:table-cell>
          <table:table-cell office:value-type="string" table:style-name="ce218">
            <text:p>46°01'25,68''</text:p>
          </table:table-cell>
          <table:table-cell office:value-type="string" table:style-name="ce218">
            <text:p>13°25'46,16''<text:s text:c="2"/></text:p>
          </table:table-cell>
          <table:table-cell office:value-type="float" office:value="150" table:style-name="ce228">
            <text:p>150</text:p>
          </table:table-cell>
          <table:table-cell office:value-type="string" table:style-name="ce218">
            <text:p>no</text:p>
          </table:table-cell>
          <table:table-cell office:value-type="string" table:style-name="ce57">
            <text:p><text:span text:style-name="T3">Wisteria sinensis</text:span><text:span text:style-name="T1"><text:s/>(Sims) Sweet</text:span></text:p>
          </table:table-cell>
          <table:table-cell office:value-type="string" table:style-name="ce58">
            <text:p>Glicine</text:p>
          </table:table-cell>
          <table:table-cell office:value-type="float" office:value="180" table:style-name="ce218">
            <text:p>180</text:p>
          </table:table-cell>
          <table:table-cell office:value-type="float" office:value="4.5" table:style-name="ce241">
            <text:p>4,5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92" table:formula="of:=[.A95]+1" table:style-name="ce254">
            <text:p>92</text:p>
          </table:table-cell>
          <table:table-cell office:value-type="string" table:style-name="ce218">
            <text:p>04/H029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Premariacco</text:p>
          </table:table-cell>
          <table:table-cell office:value-type="string" table:style-name="ce242">
            <text:p>Villa Valvasone Maniago Perusini - Rocca Bernarda</text:p>
          </table:table-cell>
          <table:table-cell office:value-type="string" table:style-name="ce218">
            <text:p>46°01'28,11''</text:p>
          </table:table-cell>
          <table:table-cell office:value-type="string" table:style-name="ce218">
            <text:p>13°25'45,61"<text:s text:c="2"/></text:p>
          </table:table-cell>
          <table:table-cell office:value-type="float" office:value="150" table:style-name="ce228">
            <text:p>150</text:p>
          </table:table-cell>
          <table:table-cell office:value-type="string" table:style-name="ce218">
            <text:p>no</text:p>
          </table:table-cell>
          <table:table-cell office:value-type="string" table:style-name="ce59">
            <text:p><text:span text:style-name="T3">Thuja plicata<text:s/></text:span><text:span text:style-name="T1">Donn ex D.Don</text:span></text:p>
          </table:table-cell>
          <table:table-cell office:value-type="string" table:style-name="ce60">
            <text:p>Tuia gigante</text:p>
          </table:table-cell>
          <table:table-cell office:value-type="float" office:value="330" table:style-name="ce218">
            <text:p>330</text:p>
          </table:table-cell>
          <table:table-cell office:value-type="float" office:value="15" table:style-name="ce241">
            <text:p>15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93" table:formula="of:=[.A96]+1" table:style-name="ce254">
            <text:p>93</text:p>
          </table:table-cell>
          <table:table-cell office:value-type="string" table:style-name="ce218">
            <text:p>01/H089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Pulfero<text:s/></text:p>
          </table:table-cell>
          <table:table-cell office:value-type="string" table:style-name="ce238">
            <text:p>Coceanzi - Pegliano</text:p>
          </table:table-cell>
          <table:table-cell office:value-type="string" table:style-name="ce218">
            <text:p><text:s/>46°10'22,96"</text:p>
          </table:table-cell>
          <table:table-cell office:value-type="string" table:style-name="ce218">
            <text:p>13°27'34,34''<text:s/></text:p>
          </table:table-cell>
          <table:table-cell office:value-type="float" office:value="620" table:style-name="ce228">
            <text:p>620</text:p>
          </table:table-cell>
          <table:table-cell office:value-type="string" table:style-name="ce218">
            <text:p>no</text:p>
          </table:table-cell>
          <table:table-cell office:value-type="string" table:style-name="ce94">
            <text:p><text:span text:style-name="T3">Castanea sativa</text:span><text:span text:style-name="T1"><text:s/>Mill.</text:span></text:p>
          </table:table-cell>
          <table:table-cell office:value-type="string" table:style-name="ce95">
            <text:p>Castagno</text:p>
          </table:table-cell>
          <table:table-cell office:value-type="float" office:value="783" table:style-name="ce218">
            <text:p>783</text:p>
          </table:table-cell>
          <table:table-cell office:value-type="float" office:value="19" table:style-name="ce241">
            <text:p>19,0</text:p>
          </table:table-cell>
          <table:table-cell office:value-type="string" table:style-name="ce242">
            <text:p>a) età e/o dimensioni <text:s text:c="30"/>c) valore ecologico <text:s text:c="36"/>g) valore storico, culturale, religioso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94" table:formula="of:=[.A97]+1" table:style-name="ce254">
            <text:p>94</text:p>
          </table:table-cell>
          <table:table-cell office:value-type="string" table:style-name="ce218">
            <text:p>02/H089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Pulfero<text:s/></text:p>
          </table:table-cell>
          <table:table-cell office:value-type="string" table:style-name="ce238">
            <text:p>Coceanzi - Pegliano</text:p>
          </table:table-cell>
          <table:table-cell office:value-type="string" table:style-name="ce218">
            <text:p><text:s/>46°10'05,47"</text:p>
          </table:table-cell>
          <table:table-cell office:value-type="string" table:style-name="ce218">
            <text:p>13°27'51,54"</text:p>
          </table:table-cell>
          <table:table-cell office:value-type="float" office:value="540" table:style-name="ce228">
            <text:p>540</text:p>
          </table:table-cell>
          <table:table-cell office:value-type="string" table:style-name="ce218">
            <text:p>no</text:p>
          </table:table-cell>
          <table:table-cell office:value-type="string" table:style-name="ce170">
            <text:p><text:span text:style-name="T3">Castanea sativa</text:span><text:span text:style-name="T1"><text:s/>Mill.</text:span></text:p>
          </table:table-cell>
          <table:table-cell office:value-type="string" table:style-name="ce171">
            <text:p>Castagno</text:p>
          </table:table-cell>
          <table:table-cell office:value-type="float" office:value="520" table:style-name="ce218">
            <text:p>520</text:p>
          </table:table-cell>
          <table:table-cell office:value-type="float" office:value="24" table:style-name="ce241">
            <text:p>24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95" table:formula="of:=[.A98]+1" table:style-name="ce254">
            <text:p>95</text:p>
          </table:table-cell>
          <table:table-cell office:value-type="string" table:style-name="ce218">
            <text:p>01/H200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Raveo</text:p>
          </table:table-cell>
          <table:table-cell office:value-type="string" table:style-name="ce238">
            <text:p>Pani</text:p>
          </table:table-cell>
          <table:table-cell office:value-type="string" table:style-name="ce218">
            <text:p>46°26'54,09''</text:p>
          </table:table-cell>
          <table:table-cell office:value-type="string" table:style-name="ce218">
            <text:p>12°49'36,63''</text:p>
          </table:table-cell>
          <table:table-cell office:value-type="float" office:value="1004" table:style-name="ce228">
            <text:p>1004</text:p>
          </table:table-cell>
          <table:table-cell office:value-type="string" table:style-name="ce218">
            <text:p>no</text:p>
          </table:table-cell>
          <table:table-cell office:value-type="string" table:style-name="ce170">
            <text:p><text:span text:style-name="T3">Pyrus pyraster<text:s/></text:span><text:span text:style-name="T1">(L.) Burgsd</text:span></text:p>
          </table:table-cell>
          <table:table-cell office:value-type="string" table:style-name="ce171">
            <text:p>Pero selvatico</text:p>
          </table:table-cell>
          <table:table-cell office:value-type="float" office:value="254" table:style-name="ce218">
            <text:p>254</text:p>
          </table:table-cell>
          <table:table-cell office:value-type="float" office:value="15" table:style-name="ce241">
            <text:p>15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96" table:formula="of:=[.A99]+1" table:style-name="ce254">
            <text:p>96</text:p>
          </table:table-cell>
          <table:table-cell office:value-type="string" table:style-name="ce218">
            <text:p>01/H951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San Leonardo</text:p>
          </table:table-cell>
          <table:table-cell office:value-type="string" table:style-name="ce238">
            <text:p>Iainich</text:p>
          </table:table-cell>
          <table:table-cell office:value-type="string" table:style-name="ce218">
            <text:p>46°06'06,43"</text:p>
          </table:table-cell>
          <table:table-cell office:value-type="string" table:style-name="ce218">
            <text:p><text:s/>13°32'56,11"<text:s/></text:p>
          </table:table-cell>
          <table:table-cell office:value-type="float" office:value="580" table:style-name="ce228">
            <text:p>580</text:p>
          </table:table-cell>
          <table:table-cell office:value-type="string" table:style-name="ce218">
            <text:p>no</text:p>
          </table:table-cell>
          <table:table-cell office:value-type="string" table:style-name="ce172">
            <text:p><text:span text:style-name="T3">Betula pendula</text:span><text:span text:style-name="T1"><text:s/>Roth</text:span></text:p>
          </table:table-cell>
          <table:table-cell office:value-type="string" table:style-name="ce173">
            <text:p>Betulla verrucosa</text:p>
          </table:table-cell>
          <table:table-cell office:value-type="float" office:value="235" table:style-name="ce218">
            <text:p>235</text:p>
          </table:table-cell>
          <table:table-cell office:value-type="float" office:value="23" table:style-name="ce241">
            <text:p>23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61"/>
        </table:table-row>
        <table:table-row table:style-name="ro4">
          <table:table-cell office:value-type="float" office:value="97" table:formula="of:=[.A100]+1" table:style-name="ce254">
            <text:p>97</text:p>
          </table:table-cell>
          <table:table-cell office:value-type="string" table:style-name="ce218">
            <text:p>02/H951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San Leonardo</text:p>
          </table:table-cell>
          <table:table-cell office:value-type="string" table:style-name="ce238">
            <text:p>Trivio</text:p>
          </table:table-cell>
          <table:table-cell office:value-type="string" table:style-name="ce218">
            <text:p>46°08'49,92''</text:p>
          </table:table-cell>
          <table:table-cell office:value-type="string" table:style-name="ce218">
            <text:p>13°31'55,99"<text:s text:c="2"/></text:p>
          </table:table-cell>
          <table:table-cell office:value-type="float" office:value="530" table:style-name="ce228">
            <text:p>530</text:p>
          </table:table-cell>
          <table:table-cell office:value-type="string" table:style-name="ce218">
            <text:p>no</text:p>
          </table:table-cell>
          <table:table-cell office:value-type="string" table:style-name="ce174">
            <text:p><text:span text:style-name="T3">Castanea sativa</text:span><text:span text:style-name="T1"><text:s/>Mill.</text:span></text:p>
          </table:table-cell>
          <table:table-cell office:value-type="string" table:style-name="ce175">
            <text:p>Castagno</text:p>
          </table:table-cell>
          <table:table-cell office:value-type="float" office:value="560" table:style-name="ce218">
            <text:p>560</text:p>
          </table:table-cell>
          <table:table-cell office:value-type="float" office:value="24" table:style-name="ce241">
            <text:p>24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98" table:formula="of:=[.A101]+1" table:style-name="ce254">
            <text:p>98</text:p>
          </table:table-cell>
          <table:table-cell office:value-type="string" table:style-name="ce218">
            <text:p>01/I479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Savogna</text:p>
          </table:table-cell>
          <table:table-cell office:value-type="string" table:style-name="ce238">
            <text:p>Via Montemaggiore, 70</text:p>
          </table:table-cell>
          <table:table-cell office:value-type="string" table:style-name="ce218">
            <text:p><text:s/>46°11'37,64''</text:p>
          </table:table-cell>
          <table:table-cell office:value-type="string" table:style-name="ce218">
            <text:p>13°31'51,80''</text:p>
          </table:table-cell>
          <table:table-cell office:value-type="float" office:value="920" table:style-name="ce228">
            <text:p>920</text:p>
          </table:table-cell>
          <table:table-cell office:value-type="string" table:style-name="ce218">
            <text:p>no</text:p>
          </table:table-cell>
          <table:table-cell office:value-type="string" table:style-name="ce176">
            <text:p><text:span text:style-name="T3">Fagus sylvatica</text:span><text:span text:style-name="T1"><text:s/>L.</text:span></text:p>
          </table:table-cell>
          <table:table-cell office:value-type="string" table:style-name="ce177">
            <text:p>Faggio</text:p>
          </table:table-cell>
          <table:table-cell office:value-type="float" office:value="420" table:style-name="ce218">
            <text:p>420</text:p>
          </table:table-cell>
          <table:table-cell office:value-type="float" office:value="29" table:style-name="ce241">
            <text:p>29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99" table:formula="of:=[.A102]+1" table:style-name="ce254">
            <text:p>99</text:p>
          </table:table-cell>
          <table:table-cell office:value-type="string" table:style-name="ce218">
            <text:p>01/L039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almassons</text:p>
          </table:table-cell>
          <table:table-cell office:value-type="string" table:style-name="ce238">
            <text:p>Villa Mangilli</text:p>
          </table:table-cell>
          <table:table-cell office:value-type="string" table:style-name="ce218">
            <text:p>45°55'18,26"<text:s/></text:p>
          </table:table-cell>
          <table:table-cell office:value-type="string" table:style-name="ce218">
            <text:p>13°08'19,90"<text:s/></text:p>
          </table:table-cell>
          <table:table-cell office:value-type="float" office:value="30" table:style-name="ce228">
            <text:p>30</text:p>
          </table:table-cell>
          <table:table-cell office:value-type="string" table:style-name="ce218">
            <text:p>si</text:p>
          </table:table-cell>
          <table:table-cell office:value-type="string" table:style-name="ce2">
            <text:p><text:span text:style-name="T3">Cedrus deodara </text:span>(D.Don) G.Don<text:s/></text:p>
            <text:p/>
          </table:table-cell>
          <table:table-cell office:value-type="string" table:style-name="ce2">
            <text:p>Cedro dell'Himalaya</text:p>
          </table:table-cell>
          <table:table-cell office:value-type="float" office:value="574" table:style-name="ce218">
            <text:p>574</text:p>
          </table:table-cell>
          <table:table-cell office:value-type="float" office:value="28" table:style-name="ce241">
            <text:p>28,0</text:p>
          </table:table-cell>
          <table:table-cell office:value-type="string" table:style-name="ce242">
            <text:p>a) età e/o dimensioni <text:s text:c="33"/>e) architettura vegetale</text:p>
          </table:table-cell>
          <table:table-cell office:value-type="string" table:style-name="ce218">
            <text:p>no</text:p>
          </table:table-cell>
          <table:table-cell table:style-name="ce213"/>
          <table:table-cell table:number-columns-repeated="16368"/>
        </table:table-row>
        <table:table-row table:style-name="ro4">
          <table:table-cell office:value-type="float" office:value="100" table:formula="of:=[.A103]+1" table:style-name="ce254">
            <text:p>100</text:p>
          </table:table-cell>
          <table:table-cell office:value-type="string" table:style-name="ce218">
            <text:p>01/L050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arcento</text:p>
          </table:table-cell>
          <table:table-cell office:value-type="string" table:style-name="ce238">
            <text:p>Via Giuseppe Garibaldi, 1</text:p>
          </table:table-cell>
          <table:table-cell office:value-type="string" table:style-name="ce218">
            <text:p>46°12'56,18"</text:p>
          </table:table-cell>
          <table:table-cell office:value-type="string" table:style-name="ce218">
            <text:p><text:s/>13°13'22,26"<text:s/></text:p>
          </table:table-cell>
          <table:table-cell office:value-type="float" office:value="230" table:style-name="ce228">
            <text:p>230</text:p>
          </table:table-cell>
          <table:table-cell office:value-type="string" table:style-name="ce218">
            <text:p>si</text:p>
          </table:table-cell>
          <table:table-cell office:value-type="string" table:style-name="ce69">
            <text:p><text:span text:style-name="T3">Platanus orientalis</text:span><text:span text:style-name="T1"><text:s/>L.</text:span></text:p>
          </table:table-cell>
          <table:table-cell office:value-type="string" table:style-name="ce70">
            <text:p>Platano orientale</text:p>
          </table:table-cell>
          <table:table-cell office:value-type="float" office:value="550" table:style-name="ce218">
            <text:p>550</text:p>
          </table:table-cell>
          <table:table-cell office:value-type="float" office:value="30" table:style-name="ce241">
            <text:p>30,0</text:p>
          </table:table-cell>
          <table:table-cell office:value-type="string" table:style-name="ce242">
            <text:p>a) età e/o dimensioni <text:s text:c="30"/>b) forma particolare<text:s text:c="36"/>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101" table:formula="of:=[.A104]+1" table:style-name="ce254">
            <text:p>101</text:p>
          </table:table-cell>
          <table:table-cell office:value-type="string" table:style-name="ce218">
            <text:p>02/L050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arcento</text:p>
          </table:table-cell>
          <table:table-cell office:value-type="string" table:style-name="ce238">
            <text:p>Via Sotto Colleverzan</text:p>
          </table:table-cell>
          <table:table-cell office:value-type="string" table:style-name="ce201">
            <text:p>46°12' 52,46"<text:s/></text:p>
          </table:table-cell>
          <table:table-cell office:value-type="string" table:style-name="ce218">
            <text:p>13°13'30,15"<text:s/></text:p>
          </table:table-cell>
          <table:table-cell office:value-type="float" office:value="230" table:style-name="ce228">
            <text:p>230</text:p>
          </table:table-cell>
          <table:table-cell office:value-type="string" table:style-name="ce218">
            <text:p>si</text:p>
          </table:table-cell>
          <table:table-cell office:value-type="string" table:style-name="ce202">
            <text:p>Populus nigra<text:span text:style-name="T1"><text:s/>L.</text:span></text:p>
          </table:table-cell>
          <table:table-cell office:value-type="string" table:style-name="ce70">
            <text:p>Pioppo nero</text:p>
          </table:table-cell>
          <table:table-cell office:value-type="float" office:value="450" table:style-name="ce218">
            <text:p>450</text:p>
          </table:table-cell>
          <table:table-cell office:value-type="float" office:value="24" table:style-name="ce241">
            <text:p>24,0</text:p>
          </table:table-cell>
          <table:table-cell office:value-type="string" table:style-name="ce242">
            <text:p>a) età e/o dimensioni <text:s text:c="31"/>b) forma particolare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102" table:formula="of:=[.A105]+1" table:style-name="ce254">
            <text:p>102</text:p>
          </table:table-cell>
          <table:table-cell office:value-type="string" table:style-name="ce284">
            <text:p>01/L05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arvisio</text:p>
          </table:table-cell>
          <table:table-cell office:value-type="string" table:style-name="ce294">
            <text:p>Camporosso - Via Stazione</text:p>
          </table:table-cell>
          <table:table-cell office:value-type="string" table:style-name="ce284">
            <text:p>46°30'32,53"</text:p>
          </table:table-cell>
          <table:table-cell office:value-type="string" table:style-name="ce284">
            <text:p>13°32'03,70"</text:p>
          </table:table-cell>
          <table:table-cell office:value-type="float" office:value="802" table:style-name="ce287">
            <text:p>802</text:p>
          </table:table-cell>
          <table:table-cell office:value-type="string" table:style-name="ce218">
            <text:p>si</text:p>
          </table:table-cell>
          <table:table-cell office:value-type="string" table:style-name="ce300">
            <text:p>Insieme omogeneo di<text:s text:c="8"/><text:span text:style-name="T3"><text:s text:c="32"/>Pyrus pyraster</text:span><text:span text:style-name="T1"><text:s/>(L.) Burgsd.</text:span></text:p>
          </table:table-cell>
          <table:table-cell office:value-type="string" table:style-name="ce301">
            <text:p>Pero selvatico</text:p>
          </table:table-cell>
          <table:table-cell office:value-type="string" table:style-name="ce239">
            <text:p>300 (med) <text:s text:c="18"/>350 (max)</text:p>
          </table:table-cell>
          <table:table-cell office:value-type="string" table:style-name="ce243">
            <text:p>18,0 (med) <text:s text:c="11"/>20,0 (max)</text:p>
          </table:table-cell>
          <table:table-cell office:value-type="string" table:style-name="ce266">
            <text:p>a) età e/o dimensioni <text:s text:c="38"/>d) rarità botanica <text:s text:c="55"/>f) pregio paesaggistico <text:s text:c="31"/>g) valore storico, culturale, religioso<text:s text:c="23"/></text:p>
          </table:table-cell>
          <table:table-cell office:value-type="string" table:style-name="ce218">
            <text:p>si</text:p>
          </table:table-cell>
          <table:table-cell table:number-columns-repeated="16369" table:style-name="ce198"/>
        </table:table-row>
        <table:table-row table:style-name="ro4">
          <table:table-cell office:value-type="float" office:value="103" table:formula="of:=[.A106]+1" table:style-name="ce254">
            <text:p>103</text:p>
          </table:table-cell>
          <table:table-cell office:value-type="string" table:style-name="ce218">
            <text:p>02/L05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arvisio</text:p>
          </table:table-cell>
          <table:table-cell office:value-type="string" table:style-name="ce238">
            <text:p>Malga Lussari - Monte Lussari</text:p>
          </table:table-cell>
          <table:table-cell office:value-type="string" table:style-name="ce218">
            <text:p>46°28'29,31"<text:s/></text:p>
          </table:table-cell>
          <table:table-cell office:value-type="string" table:style-name="ce218">
            <text:p>13°32'06,56"</text:p>
          </table:table-cell>
          <table:table-cell office:value-type="float" office:value="1570" table:style-name="ce228">
            <text:p>1570</text:p>
          </table:table-cell>
          <table:table-cell office:value-type="string" table:style-name="ce218">
            <text:p>no</text:p>
          </table:table-cell>
          <table:table-cell office:value-type="string" table:style-name="ce46">
            <text:p><text:span text:style-name="T3">Larix decidua</text:span><text:span text:style-name="T1"><text:s/>Mill.</text:span></text:p>
          </table:table-cell>
          <table:table-cell office:value-type="string" table:style-name="ce47">
            <text:p>Larice</text:p>
          </table:table-cell>
          <table:table-cell office:value-type="float" office:value="531" table:style-name="ce218">
            <text:p>531</text:p>
          </table:table-cell>
          <table:table-cell office:value-type="float" office:value="27" table:style-name="ce241">
            <text:p>27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104" table:formula="of:=[.A107]+1" table:style-name="ce254">
            <text:p>104</text:p>
          </table:table-cell>
          <table:table-cell office:value-type="string" table:style-name="ce218">
            <text:p>03/L05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arvisio</text:p>
          </table:table-cell>
          <table:table-cell office:value-type="string" table:style-name="ce238">
            <text:p>Malga Lussari - Monte Lussari</text:p>
          </table:table-cell>
          <table:table-cell office:value-type="string" table:style-name="ce239">
            <text:p>46°28'32,20"<text:s/></text:p>
          </table:table-cell>
          <table:table-cell office:value-type="string" table:style-name="ce218">
            <text:p>13°32'09,86"<text:s/></text:p>
          </table:table-cell>
          <table:table-cell office:value-type="float" office:value="1573" table:style-name="ce228">
            <text:p>1573</text:p>
          </table:table-cell>
          <table:table-cell office:value-type="string" table:style-name="ce218">
            <text:p>no</text:p>
          </table:table-cell>
          <table:table-cell office:value-type="string" table:style-name="ce36">
            <text:p><text:span text:style-name="T3">Picea abies</text:span><text:span text:style-name="T1"><text:s/>(L.) H. Karst.</text:span></text:p>
          </table:table-cell>
          <table:table-cell office:value-type="string" table:style-name="ce37">
            <text:p>Abete rosso</text:p>
          </table:table-cell>
          <table:table-cell office:value-type="float" office:value="445" table:style-name="ce218">
            <text:p>445</text:p>
          </table:table-cell>
          <table:table-cell office:value-type="float" office:value="31" table:style-name="ce241">
            <text:p>31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105" table:formula="of:=[.A108]+1" table:style-name="ce254">
            <text:p>105</text:p>
          </table:table-cell>
          <table:table-cell office:value-type="string" table:style-name="ce218">
            <text:p>04/L05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arvisio</text:p>
          </table:table-cell>
          <table:table-cell office:value-type="string" table:style-name="ce238">
            <text:p>Malga Lussari - Monte Lussari</text:p>
          </table:table-cell>
          <table:table-cell office:value-type="string" table:style-name="ce239">
            <text:p>46°28'31,85"<text:s/></text:p>
          </table:table-cell>
          <table:table-cell office:value-type="string" table:style-name="ce218">
            <text:p>13°32'08,46"<text:s/></text:p>
          </table:table-cell>
          <table:table-cell office:value-type="float" office:value="1573" table:style-name="ce228">
            <text:p>1573</text:p>
          </table:table-cell>
          <table:table-cell office:value-type="string" table:style-name="ce218">
            <text:p>no</text:p>
          </table:table-cell>
          <table:table-cell office:value-type="string" table:style-name="ce38">
            <text:p><text:span text:style-name="T3">Picea abies</text:span><text:span text:style-name="T1"><text:s/>(L.) H. Karst.</text:span></text:p>
          </table:table-cell>
          <table:table-cell office:value-type="string" table:style-name="ce39">
            <text:p>Abete rosso</text:p>
          </table:table-cell>
          <table:table-cell office:value-type="float" office:value="545" table:style-name="ce218">
            <text:p>545</text:p>
          </table:table-cell>
          <table:table-cell office:value-type="float" office:value="32" table:style-name="ce241">
            <text:p>32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106" table:formula="of:=[.A109]+1" table:style-name="ce254">
            <text:p>106</text:p>
          </table:table-cell>
          <table:table-cell office:value-type="string" table:style-name="ce218">
            <text:p>05/L05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arvisio</text:p>
          </table:table-cell>
          <table:table-cell office:value-type="string" table:style-name="ce242">
            <text:p>Malga Cavalli - Prati del Bartolo</text:p>
          </table:table-cell>
          <table:table-cell office:value-type="string" table:style-name="ce239">
            <text:p>46°32'26,74"<text:s/></text:p>
          </table:table-cell>
          <table:table-cell office:value-type="string" table:style-name="ce218">
            <text:p>13°32'11,35"<text:s/></text:p>
          </table:table-cell>
          <table:table-cell office:value-type="float" office:value="1310" table:style-name="ce228">
            <text:p>1310</text:p>
          </table:table-cell>
          <table:table-cell office:value-type="string" table:style-name="ce218">
            <text:p>no</text:p>
          </table:table-cell>
          <table:table-cell office:value-type="string" table:style-name="ce40">
            <text:p><text:span text:style-name="T3">Acer pseudoplatanus</text:span><text:span text:style-name="T1"><text:s/>L.</text:span></text:p>
          </table:table-cell>
          <table:table-cell office:value-type="string" table:style-name="ce41">
            <text:p>Acero di monte</text:p>
          </table:table-cell>
          <table:table-cell office:value-type="float" office:value="450" table:style-name="ce218">
            <text:p>450</text:p>
          </table:table-cell>
          <table:table-cell office:value-type="float" office:value="11" table:style-name="ce241">
            <text:p>11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107" table:formula="of:=[.A110]+1" table:style-name="ce254">
            <text:p>107</text:p>
          </table:table-cell>
          <table:table-cell office:value-type="string" table:style-name="ce265">
            <text:p>06/L05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arvisio</text:p>
          </table:table-cell>
          <table:table-cell office:value-type="string" table:style-name="ce238">
            <text:p>Prati Oman</text:p>
          </table:table-cell>
          <table:table-cell office:value-type="string" table:style-name="ce218">
            <text:p>46°29'32,95"<text:s/></text:p>
          </table:table-cell>
          <table:table-cell office:value-type="string" table:style-name="ce218">
            <text:p>13°41'12,36"<text:s/></text:p>
          </table:table-cell>
          <table:table-cell office:value-type="float" office:value="868" table:style-name="ce228">
            <text:p>868</text:p>
          </table:table-cell>
          <table:table-cell office:value-type="string" table:style-name="ce218">
            <text:p>no</text:p>
          </table:table-cell>
          <table:table-cell office:value-type="string" table:style-name="ce42">
            <text:p><text:span text:style-name="T3">Acer pseudoplatanus</text:span><text:span text:style-name="T1"><text:s/>L.</text:span></text:p>
          </table:table-cell>
          <table:table-cell office:value-type="string" table:style-name="ce43">
            <text:p>Acero di monte</text:p>
          </table:table-cell>
          <table:table-cell office:value-type="string" table:style-name="ce265">
            <text:p>445 - 380</text:p>
          </table:table-cell>
          <table:table-cell office:value-type="float" office:value="29.5" table:style-name="ce241">
            <text:p>29,5</text:p>
          </table:table-cell>
          <table:table-cell office:value-type="string" table:style-name="ce266">
            <text:p>a) età e/o dimensioni <text:s text:c="47"/>b) forma e portamento <text:s text:c="28"/>c) valore ecologico<text:s text:c="37"/>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108" table:formula="of:=[.A111]+1" table:style-name="ce254">
            <text:p>108</text:p>
          </table:table-cell>
          <table:table-cell office:value-type="string" table:style-name="ce310">
            <text:p>07/L057/UD/06</text:p>
          </table:table-cell>
          <table:table-cell office:value-type="string" table:style-name="ce244">
            <text:p>Udine</text:p>
          </table:table-cell>
          <table:table-cell office:value-type="string" table:style-name="ce244">
            <text:p>Tarvisio</text:p>
          </table:table-cell>
          <table:table-cell office:value-type="string" table:style-name="ce311">
            <text:p>Oltreacqua</text:p>
          </table:table-cell>
          <table:table-cell office:value-type="string" table:style-name="ce310">
            <text:p>46°30'43,38"</text:p>
          </table:table-cell>
          <table:table-cell office:value-type="string" table:style-name="ce310">
            <text:p>13°37'27,65"<text:s/></text:p>
          </table:table-cell>
          <table:table-cell office:value-type="float" office:value="770" table:style-name="ce312">
            <text:p>770</text:p>
          </table:table-cell>
          <table:table-cell office:value-type="string" table:style-name="ce197">
            <text:p>no</text:p>
          </table:table-cell>
          <table:table-cell office:value-type="string" table:style-name="ce306">
            <text:p><text:span text:style-name="T4">Juglans regia</text:span><text:s/>L.</text:p>
          </table:table-cell>
          <table:table-cell office:value-type="string" table:style-name="ce307">
            <text:p>Noce comune</text:p>
          </table:table-cell>
          <table:table-cell office:value-type="float" office:value="405" table:style-name="ce197">
            <text:p>405</text:p>
          </table:table-cell>
          <table:table-cell office:value-type="float" office:value="19" table:style-name="ce246">
            <text:p>19,0</text:p>
          </table:table-cell>
          <table:table-cell office:value-type="string" table:style-name="ce247">
            <text:p>a) età e/o dimensioni</text:p>
          </table:table-cell>
          <table:table-cell office:value-type="string" table:style-name="ce197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109" table:formula="of:=[.A112]+1" table:style-name="ce254">
            <text:p>109</text:p>
          </table:table-cell>
          <table:table-cell office:value-type="string" table:style-name="ce218">
            <text:p>08/L05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arvisio</text:p>
          </table:table-cell>
          <table:table-cell office:value-type="string" table:style-name="ce238">
            <text:p>Rutte Piccolo</text:p>
          </table:table-cell>
          <table:table-cell office:value-type="string" table:style-name="ce310">
            <text:p>46°29'53,68"</text:p>
          </table:table-cell>
          <table:table-cell office:value-type="string" table:style-name="ce310">
            <text:p>13°35'44,48"<text:s/></text:p>
          </table:table-cell>
          <table:table-cell office:value-type="float" office:value="800" table:style-name="ce228">
            <text:p>800</text:p>
          </table:table-cell>
          <table:table-cell office:value-type="string" table:style-name="ce218">
            <text:p>no</text:p>
          </table:table-cell>
          <table:table-cell office:value-type="string" table:style-name="ce53">
            <text:p><text:span text:style-name="T3">Tilia cordata<text:s/></text:span><text:span text:style-name="T1">Mill.</text:span></text:p>
          </table:table-cell>
          <table:table-cell office:value-type="string" table:style-name="ce54">
            <text:p>Tiglio selvatico</text:p>
          </table:table-cell>
          <table:table-cell office:value-type="float" office:value="330" table:style-name="ce218">
            <text:p>330</text:p>
          </table:table-cell>
          <table:table-cell office:value-type="float" office:value="25" table:style-name="ce241">
            <text:p>25,0</text:p>
          </table:table-cell>
          <table:table-cell office:value-type="string" table:style-name="ce266">
            <text:p>a) età e/o dimensioni <text:s text:c="34"/>b) forma e portamento <text:s text:c="33"/>g) valore storico, culturale, religioso<text:s text:c="8"/>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110" table:formula="of:=[.A113]+1" table:style-name="ce254">
            <text:p>110</text:p>
          </table:table-cell>
          <table:table-cell office:value-type="string" table:style-name="ce218">
            <text:p>09/L05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arvisio</text:p>
          </table:table-cell>
          <table:table-cell office:value-type="string" table:style-name="ce238">
            <text:p>Via Monteborgo</text:p>
          </table:table-cell>
          <table:table-cell office:value-type="string" table:style-name="ce218">
            <text:p>46°30'23,78"<text:s/></text:p>
          </table:table-cell>
          <table:table-cell office:value-type="string" table:style-name="ce218">
            <text:p>13°34'05,87"<text:s/></text:p>
          </table:table-cell>
          <table:table-cell office:value-type="float" office:value="752" table:style-name="ce228">
            <text:p>752</text:p>
          </table:table-cell>
          <table:table-cell office:value-type="string" table:style-name="ce218">
            <text:p>si</text:p>
          </table:table-cell>
          <table:table-cell office:value-type="string" table:style-name="ce55">
            <text:p><text:span text:style-name="T3">Salix alba</text:span><text:span text:style-name="T1"><text:s/>L.</text:span></text:p>
          </table:table-cell>
          <table:table-cell office:value-type="string" table:style-name="ce56">
            <text:p>Salice bianco</text:p>
          </table:table-cell>
          <table:table-cell office:value-type="float" office:value="445" table:style-name="ce218">
            <text:p>445</text:p>
          </table:table-cell>
          <table:table-cell office:value-type="float" office:value="23" table:style-name="ce241">
            <text:p>23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111" table:formula="of:=[.A114]+1" table:style-name="ce254">
            <text:p>111</text:p>
          </table:table-cell>
          <table:table-cell office:value-type="string" table:style-name="ce284">
            <text:p>10/L05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arvisio</text:p>
          </table:table-cell>
          <table:table-cell office:value-type="string" table:style-name="ce294">
            <text:p>Cave del Predil</text:p>
          </table:table-cell>
          <table:table-cell office:value-type="string" table:style-name="ce284">
            <text:p>46°26'15,49"<text:s/></text:p>
          </table:table-cell>
          <table:table-cell office:value-type="string" table:style-name="ce284">
            <text:p>13°35'07,79"<text:s/></text:p>
          </table:table-cell>
          <table:table-cell office:value-type="float" office:value="1270" table:style-name="ce287">
            <text:p>1270</text:p>
          </table:table-cell>
          <table:table-cell office:value-type="string" table:style-name="ce218">
            <text:p>no</text:p>
          </table:table-cell>
          <table:table-cell office:value-type="string" table:style-name="ce290">
            <text:p><text:span text:style-name="T3">Abies alba</text:span><text:span text:style-name="T1"><text:s/>Mill.</text:span></text:p>
          </table:table-cell>
          <table:table-cell office:value-type="string" table:style-name="ce291">
            <text:p>Abete bianco</text:p>
          </table:table-cell>
          <table:table-cell office:value-type="float" office:value="495" table:style-name="ce218">
            <text:p>495</text:p>
          </table:table-cell>
          <table:table-cell office:value-type="float" office:value="35" table:style-name="ce241">
            <text:p>35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112" table:formula="of:=[.A115]+1" table:style-name="ce254">
            <text:p>112</text:p>
          </table:table-cell>
          <table:table-cell office:value-type="string" table:style-name="ce284">
            <text:p>11/L05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arvisio</text:p>
          </table:table-cell>
          <table:table-cell office:value-type="string" table:style-name="ce294">
            <text:p>Cave del Predil</text:p>
          </table:table-cell>
          <table:table-cell office:value-type="string" table:style-name="ce295">
            <text:p>46°26'17,45"<text:s/></text:p>
          </table:table-cell>
          <table:table-cell office:value-type="string" table:style-name="ce284">
            <text:p>13°32'52,14"</text:p>
          </table:table-cell>
          <table:table-cell office:value-type="float" office:value="1450" table:style-name="ce287">
            <text:p>1450</text:p>
          </table:table-cell>
          <table:table-cell office:value-type="string" table:style-name="ce218">
            <text:p>no</text:p>
          </table:table-cell>
          <table:table-cell office:value-type="string" table:style-name="ce292">
            <text:p><text:span text:style-name="T3">Picea abies</text:span><text:span text:style-name="T1"><text:s/>(L.) H. Karst.</text:span></text:p>
          </table:table-cell>
          <table:table-cell office:value-type="string" table:style-name="ce293">
            <text:p>Abete rosso</text:p>
          </table:table-cell>
          <table:table-cell office:value-type="float" office:value="490" table:style-name="ce218">
            <text:p>490</text:p>
          </table:table-cell>
          <table:table-cell office:value-type="float" office:value="36" table:style-name="ce241">
            <text:p>36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113" table:formula="of:=[.A116]+1" table:style-name="ce254">
            <text:p>113</text:p>
          </table:table-cell>
          <table:table-cell office:value-type="string" table:style-name="ce218">
            <text:p>12/L05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arvisio</text:p>
          </table:table-cell>
          <table:table-cell office:value-type="string" table:style-name="ce238">
            <text:p>Rutte Piccolo</text:p>
          </table:table-cell>
          <table:table-cell office:value-type="string" table:style-name="ce218">
            <text:p>46°29'52,23"</text:p>
          </table:table-cell>
          <table:table-cell office:value-type="string" table:style-name="ce218">
            <text:p>13°35'55,30"</text:p>
          </table:table-cell>
          <table:table-cell office:value-type="float" office:value="800" table:style-name="ce228">
            <text:p>800</text:p>
          </table:table-cell>
          <table:table-cell office:value-type="string" table:style-name="ce218">
            <text:p>si</text:p>
          </table:table-cell>
          <table:table-cell office:value-type="string" table:style-name="ce180">
            <text:p><text:span text:style-name="T3">Ulmus glabra<text:s/></text:span><text:span text:style-name="T1">Huds.</text:span></text:p>
          </table:table-cell>
          <table:table-cell office:value-type="string" table:style-name="ce181">
            <text:p>Olmo montano</text:p>
          </table:table-cell>
          <table:table-cell office:value-type="float" office:value="460" table:style-name="ce218">
            <text:p>460</text:p>
          </table:table-cell>
          <table:table-cell office:value-type="float" office:value="30" table:style-name="ce241">
            <text:p>30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114" table:formula="of:=[.A117]+1" table:style-name="ce254">
            <text:p>114</text:p>
          </table:table-cell>
          <table:table-cell office:value-type="string" table:style-name="ce218">
            <text:p>13/L057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arvisio</text:p>
          </table:table-cell>
          <table:table-cell office:value-type="string" table:style-name="ce238">
            <text:p>Camporosso</text:p>
          </table:table-cell>
          <table:table-cell office:value-type="string" table:style-name="ce218">
            <text:p>46°30'38,45"<text:s/></text:p>
          </table:table-cell>
          <table:table-cell office:value-type="string" table:style-name="ce218">
            <text:p>13°31'34,95"<text:s/></text:p>
          </table:table-cell>
          <table:table-cell office:value-type="float" office:value="841" table:style-name="ce228">
            <text:p>841</text:p>
          </table:table-cell>
          <table:table-cell office:value-type="string" table:style-name="ce218">
            <text:p>no</text:p>
          </table:table-cell>
          <table:table-cell office:value-type="string" table:style-name="ce44">
            <text:p><text:span text:style-name="T3">Fagus sylvatica</text:span><text:span text:style-name="T1"><text:s/>L.</text:span></text:p>
          </table:table-cell>
          <table:table-cell office:value-type="string" table:style-name="ce45">
            <text:p>Faggio</text:p>
          </table:table-cell>
          <table:table-cell office:value-type="float" office:value="525" table:style-name="ce218">
            <text:p>525</text:p>
          </table:table-cell>
          <table:table-cell office:value-type="float" office:value="32" table:style-name="ce241">
            <text:p>32,0</text:p>
          </table:table-cell>
          <table:table-cell office:value-type="string" table:style-name="ce242">
            <text:p>a) età e/o dimensioni <text:s text:c="33"/>b) forma e portamento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115" table:formula="of:=[.A118]+1" table:style-name="ce254">
            <text:p>115</text:p>
          </table:table-cell>
          <table:table-cell office:value-type="string" table:style-name="ce258">
            <text:p>01/L421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ricesimo</text:p>
          </table:table-cell>
          <table:table-cell office:value-type="string" table:style-name="ce238">
            <text:p>Piazza Giuseppe Verdi<text:s/></text:p>
          </table:table-cell>
          <table:table-cell office:value-type="string" table:style-name="ce159">
            <text:p>46°09'32,83"</text:p>
          </table:table-cell>
          <table:table-cell office:value-type="string" table:style-name="ce218">
            <text:p><text:s/>13°12'54,90"</text:p>
          </table:table-cell>
          <table:table-cell office:value-type="float" office:value="210" table:style-name="ce228">
            <text:p>210</text:p>
          </table:table-cell>
          <table:table-cell office:value-type="string" table:style-name="ce218">
            <text:p>si</text:p>
          </table:table-cell>
          <table:table-cell office:value-type="string" table:style-name="ce2">
            <text:p><text:span text:style-name="T3">Cedrus deodara </text:span>(D.Don) G.Don<text:s/></text:p>
            <text:p/>
          </table:table-cell>
          <table:table-cell office:value-type="string" table:style-name="ce2">
            <text:p>Cedro dell'Himalaya</text:p>
          </table:table-cell>
          <table:table-cell office:value-type="float" office:value="450" table:style-name="ce218">
            <text:p>450</text:p>
          </table:table-cell>
          <table:table-cell office:value-type="float" office:value="31" table:style-name="ce241">
            <text:p>31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116" table:formula="of:=[.A119]+1" table:style-name="ce254">
            <text:p>116</text:p>
          </table:table-cell>
          <table:table-cell office:value-type="string" table:style-name="ce258">
            <text:p>02/L421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ricesimo</text:p>
          </table:table-cell>
          <table:table-cell office:value-type="string" table:style-name="ce238">
            <text:p>Piazza Ellero<text:s/></text:p>
          </table:table-cell>
          <table:table-cell office:value-type="string" table:style-name="ce248">
            <text:p>46°09'42,39"</text:p>
          </table:table-cell>
          <table:table-cell office:value-type="string" table:style-name="ce218">
            <text:p><text:s/>13°12'42,68"</text:p>
          </table:table-cell>
          <table:table-cell office:value-type="float" office:value="210" table:style-name="ce228">
            <text:p>210</text:p>
          </table:table-cell>
          <table:table-cell office:value-type="string" table:style-name="ce218">
            <text:p>si</text:p>
          </table:table-cell>
          <table:table-cell office:value-type="string" table:style-name="ce89">
            <text:p><text:span text:style-name="T3">Wisteria sinensis</text:span><text:span text:style-name="T1"><text:s/>(Sims) Sweet</text:span></text:p>
          </table:table-cell>
          <table:table-cell office:value-type="string" table:style-name="ce216">
            <text:p>Glicine</text:p>
          </table:table-cell>
          <table:table-cell office:value-type="float" office:value="160" table:style-name="ce218">
            <text:p>160</text:p>
          </table:table-cell>
          <table:table-cell office:value-type="float" office:value="2.5" table:style-name="ce241">
            <text:p>2,5</text:p>
          </table:table-cell>
          <table:table-cell office:value-type="string" table:style-name="ce242">
            <text:p>a) età e/o dimensioni <text:s text:c="32"/>b) forma e portamento <text:s text:c="28"/>d) rarità botanica <text:s text:c="40"/>e) architettura vegetale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117" table:formula="of:=[.A120]+1" table:style-name="ce254">
            <text:p>117</text:p>
          </table:table-cell>
          <table:table-cell office:value-type="string" table:style-name="ce299">
            <text:p>03/L421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ricesimo</text:p>
          </table:table-cell>
          <table:table-cell office:value-type="string" table:style-name="ce313">
            <text:p>Villa Rizzi - Via Giosuè Carducci, 15</text:p>
          </table:table-cell>
          <table:table-cell office:value-type="string" table:style-name="ce296">
            <text:p>46°10'24,96"</text:p>
          </table:table-cell>
          <table:table-cell office:value-type="string" table:style-name="ce284">
            <text:p>13°13'07,72"</text:p>
          </table:table-cell>
          <table:table-cell office:value-type="float" office:value="210" table:style-name="ce287">
            <text:p>210</text:p>
          </table:table-cell>
          <table:table-cell office:value-type="string" table:style-name="ce284">
            <text:p>si</text:p>
          </table:table-cell>
          <table:table-cell office:value-type="string" table:style-name="ce297">
            <text:p><text:span text:style-name="T3">Populus canescens</text:span><text:span text:style-name="T1"><text:s/>(Aiton) Sm.</text:span></text:p>
          </table:table-cell>
          <table:table-cell office:value-type="string" table:style-name="ce298">
            <text:p>Pioppo canescente</text:p>
          </table:table-cell>
          <table:table-cell office:value-type="float" office:value="370" table:style-name="ce218">
            <text:p>370</text:p>
          </table:table-cell>
          <table:table-cell office:value-type="float" office:value="28" table:style-name="ce241">
            <text:p>28,0</text:p>
          </table:table-cell>
          <table:table-cell office:value-type="string" table:style-name="ce242">
            <text:p>a) età e/o dimensioni <text:s text:c="33"/>d) architettura vegetale <text:s text:c="76"/>f) pregio paesaggistico</text:p>
          </table:table-cell>
          <table:table-cell office:value-type="string" table:style-name="ce265">
            <text:p>no</text:p>
          </table:table-cell>
          <table:table-cell table:number-columns-repeated="16369"/>
        </table:table-row>
        <table:table-row table:style-name="ro4">
          <table:table-cell office:value-type="float" office:value="118" table:formula="of:=[.A121]+1" table:style-name="ce254">
            <text:p>118</text:p>
          </table:table-cell>
          <table:table-cell office:value-type="string" table:style-name="ce258">
            <text:p>04/L421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ricesimo</text:p>
          </table:table-cell>
          <table:table-cell office:value-type="string" table:style-name="ce313">
            <text:p>Villa Rizzi - Via Giosuè Carducci, 15</text:p>
          </table:table-cell>
          <table:table-cell office:value-type="string" table:style-name="ce248">
            <text:p>46°10'24,57"<text:s/></text:p>
          </table:table-cell>
          <table:table-cell office:value-type="string" table:style-name="ce218">
            <text:p>13°13'07,34"<text:s/></text:p>
          </table:table-cell>
          <table:table-cell office:value-type="float" office:value="210" table:style-name="ce228">
            <text:p>210</text:p>
          </table:table-cell>
          <table:table-cell office:value-type="string" table:style-name="ce218">
            <text:p>si</text:p>
          </table:table-cell>
          <table:table-cell office:value-type="string" table:style-name="ce249">
            <text:p>Insieme omogeneo di<text:s/><text:span text:style-name="T3">Cedrus deodara </text:span>(D.Don) G.Don<text:s/></text:p>
          </table:table-cell>
          <table:table-cell office:value-type="string" table:style-name="ce2">
            <text:p>Cedro dell'Himalaya</text:p>
          </table:table-cell>
          <table:table-cell office:value-type="string" table:style-name="ce239">
            <text:p>350 (med) <text:s text:c="18"/>380 (max)</text:p>
          </table:table-cell>
          <table:table-cell office:value-type="string" table:style-name="ce243">
            <text:p>25,0 (med) <text:s text:c="11"/>29,0 (max)</text:p>
          </table:table-cell>
          <table:table-cell office:value-type="string" table:style-name="ce242">
            <text:p>a) età e/o dimensioni <text:s text:c="33"/>d) architettura vegetale <text:s text:c="76"/>f) pregio paesaggistico</text:p>
          </table:table-cell>
          <table:table-cell office:value-type="string" table:style-name="ce265">
            <text:p>no</text:p>
          </table:table-cell>
          <table:table-cell table:number-columns-repeated="16369"/>
        </table:table-row>
        <table:table-row table:style-name="ro4">
          <table:table-cell office:value-type="float" office:value="119" table:formula="of:=[.A122]+1" table:style-name="ce254">
            <text:p>119</text:p>
          </table:table-cell>
          <table:table-cell office:value-type="string" table:style-name="ce258">
            <text:p>06/L421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Tricesimo</text:p>
          </table:table-cell>
          <table:table-cell office:value-type="string" table:style-name="ce313">
            <text:p>Villa Rizzi - Via Giosuè Carducci, 15</text:p>
          </table:table-cell>
          <table:table-cell office:value-type="string" table:style-name="ce197">
            <text:p>46°10'24,18"</text:p>
          </table:table-cell>
          <table:table-cell office:value-type="string" table:style-name="ce197">
            <text:p><text:s/>13°13'10,09"<text:s/></text:p>
          </table:table-cell>
          <table:table-cell office:value-type="float" office:value="210" table:style-name="ce228">
            <text:p>210</text:p>
          </table:table-cell>
          <table:table-cell office:value-type="string" table:style-name="ce218">
            <text:p>si</text:p>
          </table:table-cell>
          <table:table-cell office:value-type="string" table:style-name="ce92">
            <text:p><text:span text:style-name="T3">Cupressus macrocarpa</text:span><text:span text:style-name="T1"><text:s/>Hartw.</text:span></text:p>
          </table:table-cell>
          <table:table-cell office:value-type="string" table:style-name="ce93">
            <text:p>Cipresso di Monterey</text:p>
          </table:table-cell>
          <table:table-cell office:value-type="float" office:value="335" table:style-name="ce218">
            <text:p>335</text:p>
          </table:table-cell>
          <table:table-cell office:value-type="float" office:value="20" table:style-name="ce241">
            <text:p>20,0</text:p>
          </table:table-cell>
          <table:table-cell office:value-type="string" table:style-name="ce242">
            <text:p>a) età e/o dimensioni <text:s text:c="33"/>d) architettura vegetale <text:s text:c="76"/>f) pregio paesaggistico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120" table:formula="of:=[.A123]+1" table:style-name="ce254">
            <text:p>120</text:p>
          </table:table-cell>
          <table:table-cell office:value-type="string" table:style-name="ce264">
            <text:p>01/l483/UD/06</text:p>
          </table:table-cell>
          <table:table-cell office:value-type="string" table:style-name="ce233">
            <text:p>Udine</text:p>
          </table:table-cell>
          <table:table-cell office:value-type="string" table:style-name="ce233">
            <text:p>Udine</text:p>
          </table:table-cell>
          <table:table-cell office:value-type="string" table:style-name="ce233">
            <text:p>Giardini del Castello</text:p>
          </table:table-cell>
          <table:table-cell office:value-type="string" table:style-name="ce234">
            <text:p>46°03'51,45"<text:s/></text:p>
          </table:table-cell>
          <table:table-cell office:value-type="string" table:style-name="ce234">
            <text:p>13°14'11,44"</text:p>
          </table:table-cell>
          <table:table-cell office:value-type="float" office:value="222" table:style-name="ce250">
            <text:p>222</text:p>
          </table:table-cell>
          <table:table-cell office:value-type="string" table:style-name="ce234">
            <text:p>si</text:p>
          </table:table-cell>
          <table:table-cell office:value-type="string" table:style-name="ce160">
            <text:p><text:span text:style-name="T3">Cedrus deodara </text:span>(D.Don) G.Don<text:s/></text:p>
            <text:p/>
          </table:table-cell>
          <table:table-cell office:value-type="string" table:style-name="ce160">
            <text:p>Cedro dell'Himalaya</text:p>
          </table:table-cell>
          <table:table-cell office:value-type="float" office:value="522" table:style-name="ce234">
            <text:p>522</text:p>
          </table:table-cell>
          <table:table-cell office:value-type="float" office:value="30" table:style-name="ce236">
            <text:p>30,0</text:p>
          </table:table-cell>
          <table:table-cell office:value-type="string" table:style-name="ce242">
            <text:p>a) età e/o dimensioni <text:s text:c="33"/>d) architettura vegetale <text:s text:c="76"/>f) pregio paesaggistico</text:p>
          </table:table-cell>
          <table:table-cell office:value-type="string" table:style-name="ce234">
            <text:p>si</text:p>
          </table:table-cell>
          <table:table-cell table:number-columns-repeated="16369"/>
        </table:table-row>
        <table:table-row table:style-name="ro4">
          <table:table-cell office:value-type="float" office:value="121" table:formula="of:=[.A124]+1" table:style-name="ce254">
            <text:p>121</text:p>
          </table:table-cell>
          <table:table-cell office:value-type="string" table:style-name="ce218">
            <text:p>02/l483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Giardini del Castello</text:p>
          </table:table-cell>
          <table:table-cell office:value-type="string" table:style-name="ce218">
            <text:p>46°03'50,74"</text:p>
          </table:table-cell>
          <table:table-cell office:value-type="string" table:style-name="ce218">
            <text:p>13°14'09,20"</text:p>
          </table:table-cell>
          <table:table-cell office:value-type="float" office:value="223" table:style-name="ce240">
            <text:p>223</text:p>
          </table:table-cell>
          <table:table-cell office:value-type="string" table:style-name="ce218">
            <text:p>si</text:p>
          </table:table-cell>
          <table:table-cell office:value-type="string" table:style-name="ce2">
            <text:p><text:span text:style-name="T3">Cedrus deodara </text:span>(D.Don) G.Don<text:s/></text:p>
            <text:p/>
          </table:table-cell>
          <table:table-cell office:value-type="string" table:style-name="ce2">
            <text:p>Cedro dell'Himalaya</text:p>
          </table:table-cell>
          <table:table-cell office:value-type="float" office:value="448" table:style-name="ce218">
            <text:p>448</text:p>
          </table:table-cell>
          <table:table-cell office:value-type="float" office:value="28" table:style-name="ce241">
            <text:p>28,0</text:p>
          </table:table-cell>
          <table:table-cell office:value-type="string" table:style-name="ce242">
            <text:p>a) età e/o dimensioni <text:s text:c="33"/>d) architettura vegetale <text:s text:c="76"/>f) pregio paesaggistico</text:p>
          </table:table-cell>
          <table:table-cell office:value-type="string" table:style-name="ce265">
            <text:p>no</text:p>
          </table:table-cell>
          <table:table-cell table:number-columns-repeated="16369"/>
        </table:table-row>
        <table:table-row table:style-name="ro4">
          <table:table-cell office:value-type="float" office:value="122" table:formula="of:=[.A125]+1" table:style-name="ce254">
            <text:p>122</text:p>
          </table:table-cell>
          <table:table-cell office:value-type="string" table:style-name="ce218">
            <text:p>03/l483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Giardini del Castello</text:p>
          </table:table-cell>
          <table:table-cell office:value-type="string" table:style-name="ce218">
            <text:p>46°03'52,15"</text:p>
          </table:table-cell>
          <table:table-cell office:value-type="string" table:style-name="ce218">
            <text:p>13°14'12,30"</text:p>
          </table:table-cell>
          <table:table-cell office:value-type="float" office:value="225" table:style-name="ce240">
            <text:p>225</text:p>
          </table:table-cell>
          <table:table-cell office:value-type="string" table:style-name="ce218">
            <text:p>si</text:p>
          </table:table-cell>
          <table:table-cell office:value-type="string" table:style-name="ce2">
            <text:p><text:span text:style-name="T3">Cedrus deodara </text:span>(D.Don) G.Don<text:s/></text:p>
            <text:p/>
          </table:table-cell>
          <table:table-cell office:value-type="string" table:style-name="ce2">
            <text:p>Cedro dell'Himalaya</text:p>
          </table:table-cell>
          <table:table-cell office:value-type="float" office:value="395" table:style-name="ce218">
            <text:p>395</text:p>
          </table:table-cell>
          <table:table-cell office:value-type="float" office:value="27" table:style-name="ce241">
            <text:p>27,0</text:p>
          </table:table-cell>
          <table:table-cell office:value-type="string" table:style-name="ce242">
            <text:p>a) età e/o dimensioni <text:s text:c="31"/>f) pregio paesaggistico</text:p>
          </table:table-cell>
          <table:table-cell office:value-type="string" table:style-name="ce265">
            <text:p>no</text:p>
          </table:table-cell>
          <table:table-cell table:number-columns-repeated="16369"/>
        </table:table-row>
        <table:table-row table:style-name="ro4">
          <table:table-cell office:value-type="float" office:value="123" table:formula="of:=[.A126]+1" table:style-name="ce254">
            <text:p>123</text:p>
          </table:table-cell>
          <table:table-cell office:value-type="string" table:style-name="ce218">
            <text:p>04/l483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Piazzale XXVI Luglio</text:p>
          </table:table-cell>
          <table:table-cell office:value-type="string" table:style-name="ce218">
            <text:p>46°03'38,35"</text:p>
          </table:table-cell>
          <table:table-cell office:value-type="string" table:style-name="ce218">
            <text:p>13°13'44,47"</text:p>
          </table:table-cell>
          <table:table-cell office:value-type="float" office:value="220" table:style-name="ce240">
            <text:p>220</text:p>
          </table:table-cell>
          <table:table-cell office:value-type="string" table:style-name="ce218">
            <text:p>si</text:p>
          </table:table-cell>
          <table:table-cell office:value-type="string" table:style-name="ce4">
            <text:p><text:span text:style-name="T3">Aesculus hippocastanum</text:span><text:span text:style-name="T1"><text:s/>L.</text:span></text:p>
          </table:table-cell>
          <table:table-cell office:value-type="string" table:style-name="ce5">
            <text:p>Ippocastano</text:p>
          </table:table-cell>
          <table:table-cell office:value-type="float" office:value="414" table:style-name="ce218">
            <text:p>414</text:p>
          </table:table-cell>
          <table:table-cell office:value-type="float" office:value="22" table:style-name="ce241">
            <text:p>22,0</text:p>
          </table:table-cell>
          <table:table-cell office:value-type="string" table:style-name="ce242">
            <text:p>a) età e/o dimensioni <text:s text:c="33"/>b) forma e portamento <text:s text:c="74"/>f) pregio paesaggistico</text:p>
          </table:table-cell>
          <table:table-cell office:value-type="string" table:style-name="ce265">
            <text:p>no</text:p>
          </table:table-cell>
          <table:table-cell table:number-columns-repeated="16369"/>
        </table:table-row>
        <table:table-row table:style-name="ro4">
          <table:table-cell office:value-type="float" office:value="124" table:formula="of:=[.A127]+1" table:style-name="ce254">
            <text:p>124</text:p>
          </table:table-cell>
          <table:table-cell office:value-type="string" table:style-name="ce218">
            <text:p>06/l483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Giardini Ricasoli</text:p>
          </table:table-cell>
          <table:table-cell office:value-type="string" table:style-name="ce218">
            <text:p>46°03'47,12"</text:p>
          </table:table-cell>
          <table:table-cell office:value-type="string" table:style-name="ce218">
            <text:p>13°14'22,39"</text:p>
          </table:table-cell>
          <table:table-cell office:value-type="float" office:value="173" table:style-name="ce240">
            <text:p>173</text:p>
          </table:table-cell>
          <table:table-cell office:value-type="string" table:style-name="ce218">
            <text:p>si</text:p>
          </table:table-cell>
          <table:table-cell office:value-type="string" table:style-name="ce2">
            <text:p><text:span text:style-name="T3">Cedrus deodara </text:span>(D.Don) G.Don<text:s/></text:p>
            <text:p/>
          </table:table-cell>
          <table:table-cell office:value-type="string" table:style-name="ce2">
            <text:p>Cedro dell'Himalaya</text:p>
          </table:table-cell>
          <table:table-cell office:value-type="float" office:value="427" table:style-name="ce218">
            <text:p>427</text:p>
          </table:table-cell>
          <table:table-cell office:value-type="float" office:value="25" table:style-name="ce241">
            <text:p>25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/>
        </table:table-row>
        <table:table-row table:style-name="ro4">
          <table:table-cell office:value-type="float" office:value="125" table:formula="of:=[.A128]+1" table:style-name="ce254">
            <text:p>125</text:p>
          </table:table-cell>
          <table:table-cell office:value-type="string" table:style-name="ce218">
            <text:p>07/l483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Giardini Ricasoli</text:p>
          </table:table-cell>
          <table:table-cell office:value-type="string" table:style-name="ce218">
            <text:p>46°03'46,27"</text:p>
          </table:table-cell>
          <table:table-cell office:value-type="string" table:style-name="ce218">
            <text:p>13°14'22,06"</text:p>
          </table:table-cell>
          <table:table-cell office:value-type="float" office:value="173" table:style-name="ce240">
            <text:p>173</text:p>
          </table:table-cell>
          <table:table-cell office:value-type="string" table:style-name="ce218">
            <text:p>si</text:p>
          </table:table-cell>
          <table:table-cell office:value-type="string" table:style-name="ce6">
            <text:p><text:span text:style-name="T3">Quercus robur</text:span><text:span text:style-name="T1"><text:s/>L.</text:span></text:p>
          </table:table-cell>
          <table:table-cell office:value-type="string" table:style-name="ce7">
            <text:p>Farnia</text:p>
          </table:table-cell>
          <table:table-cell office:value-type="float" office:value="430" table:style-name="ce218">
            <text:p>430</text:p>
          </table:table-cell>
          <table:table-cell office:value-type="float" office:value="28" table:style-name="ce241">
            <text:p>28,0</text:p>
          </table:table-cell>
          <table:table-cell office:value-type="string" table:style-name="ce242">
            <text:p>a) età e/o dimensioni<text:s text:c="32"/></text:p>
          </table:table-cell>
          <table:table-cell office:value-type="string" table:style-name="ce218">
            <text:p>si</text:p>
          </table:table-cell>
          <table:table-cell table:style-name="ce213"/>
          <table:table-cell table:number-columns-repeated="16368"/>
        </table:table-row>
        <table:table-row table:style-name="ro4">
          <table:table-cell office:value-type="float" office:value="126" table:formula="of:=[.A129]+1" table:style-name="ce254">
            <text:p>126</text:p>
          </table:table-cell>
          <table:table-cell office:value-type="string" table:style-name="ce218">
            <text:p>08/l483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Giardini Ricasoli</text:p>
          </table:table-cell>
          <table:table-cell office:value-type="string" table:style-name="ce218">
            <text:p>46°03'46,00"</text:p>
          </table:table-cell>
          <table:table-cell office:value-type="string" table:style-name="ce218">
            <text:p>13°14'23,15"</text:p>
          </table:table-cell>
          <table:table-cell office:value-type="float" office:value="173" table:style-name="ce240">
            <text:p>173</text:p>
          </table:table-cell>
          <table:table-cell office:value-type="string" table:style-name="ce218">
            <text:p>si<text:s/></text:p>
          </table:table-cell>
          <table:table-cell office:value-type="string" table:style-name="ce8">
            <text:p><text:span text:style-name="T3">Cedrus atlantica </text:span><text:span text:style-name="T1">(Endl.) Manetti ex Carrière</text:span></text:p>
          </table:table-cell>
          <table:table-cell office:value-type="string" table:style-name="ce9">
            <text:p>Cedro dell'Atlante<text:s/></text:p>
          </table:table-cell>
          <table:table-cell office:value-type="float" office:value="473" table:style-name="ce218">
            <text:p>473</text:p>
          </table:table-cell>
          <table:table-cell office:value-type="float" office:value="25" table:style-name="ce241">
            <text:p>25,0</text:p>
          </table:table-cell>
          <table:table-cell office:value-type="string" table:style-name="ce242">
            <text:p>a) età e/o dimensioni <text:s text:c="31"/>f) forma e portamento</text:p>
          </table:table-cell>
          <table:table-cell office:value-type="string" table:style-name="ce265">
            <text:p>no</text:p>
          </table:table-cell>
          <table:table-cell table:style-name="ce213"/>
          <table:table-cell table:number-columns-repeated="16368"/>
        </table:table-row>
        <table:table-row table:style-name="ro4">
          <table:table-cell office:value-type="float" office:value="127" table:formula="of:=[.A130]+1" table:style-name="ce254">
            <text:p>127</text:p>
          </table:table-cell>
          <table:table-cell office:value-type="string" table:style-name="ce218">
            <text:p>12/l483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Piazza del Patriarcato</text:p>
          </table:table-cell>
          <table:table-cell office:value-type="string" table:style-name="ce218">
            <text:p>46°03'49,47"</text:p>
          </table:table-cell>
          <table:table-cell office:value-type="string" table:style-name="ce218">
            <text:p>13°14'20,05"</text:p>
          </table:table-cell>
          <table:table-cell office:value-type="float" office:value="171" table:style-name="ce251">
            <text:p>171</text:p>
          </table:table-cell>
          <table:table-cell office:value-type="string" table:style-name="ce218">
            <text:p>si<text:s/></text:p>
          </table:table-cell>
          <table:table-cell office:value-type="string" table:style-name="ce10">
            <text:p><text:span text:style-name="T3">Morus alba<text:s/></text:span><text:span text:style-name="T1">L.</text:span></text:p>
          </table:table-cell>
          <table:table-cell office:value-type="string" table:style-name="ce11">
            <text:p>Gelso bianco</text:p>
          </table:table-cell>
          <table:table-cell office:value-type="float" office:value="393" table:style-name="ce218">
            <text:p>393</text:p>
          </table:table-cell>
          <table:table-cell office:value-type="float" office:value="13" table:style-name="ce241">
            <text:p>13,0</text:p>
          </table:table-cell>
          <table:table-cell office:value-type="string" table:style-name="ce242">
            <text:p>a) età e/o dimensioni <text:s text:c="32"/>b) forma e portamento <text:s text:c="27"/>f) pregio paesaggistico</text:p>
          </table:table-cell>
          <table:table-cell office:value-type="string" table:style-name="ce218">
            <text:p>si</text:p>
          </table:table-cell>
          <table:table-cell table:number-columns-repeated="16369" table:style-name="ce198"/>
        </table:table-row>
        <table:table-row table:style-name="ro4">
          <table:table-cell office:value-type="float" office:value="128" table:formula="of:=[.A131]+1" table:style-name="ce254">
            <text:p>128</text:p>
          </table:table-cell>
          <table:table-cell office:value-type="string" table:style-name="ce218">
            <text:p>13/l483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Piazza del Patriarcato</text:p>
          </table:table-cell>
          <table:table-cell office:value-type="string" table:style-name="ce218">
            <text:p>46°03'49,74"</text:p>
          </table:table-cell>
          <table:table-cell office:value-type="string" table:style-name="ce218">
            <text:p>13°14'21,31"</text:p>
          </table:table-cell>
          <table:table-cell office:value-type="float" office:value="171" table:style-name="ce240">
            <text:p>171</text:p>
          </table:table-cell>
          <table:table-cell office:value-type="string" table:style-name="ce218">
            <text:p>si</text:p>
          </table:table-cell>
          <table:table-cell office:value-type="string" table:style-name="ce12">
            <text:p><text:span text:style-name="T3">Calocedrus decurrens</text:span><text:span text:style-name="T1"><text:s/>(Torr.) Florin</text:span></text:p>
          </table:table-cell>
          <table:table-cell office:value-type="string" table:style-name="ce13">
            <text:p>Libocedro</text:p>
          </table:table-cell>
          <table:table-cell office:value-type="float" office:value="694" table:style-name="ce218">
            <text:p>694</text:p>
          </table:table-cell>
          <table:table-cell office:value-type="float" office:value="20" table:style-name="ce241">
            <text:p>20,0</text:p>
          </table:table-cell>
          <table:table-cell office:value-type="string" table:style-name="ce242">
            <text:p>a) età e/o dimensioni <text:s text:c="32"/>b) forma e portamento <text:s text:c="27"/>f) pregio paesaggistico</text:p>
          </table:table-cell>
          <table:table-cell office:value-type="string" table:style-name="ce218">
            <text:p>si</text:p>
          </table:table-cell>
          <table:table-cell table:number-columns-repeated="16369" table:style-name="ce198"/>
        </table:table-row>
        <table:table-row table:style-name="ro4">
          <table:table-cell office:value-type="float" office:value="129" table:formula="of:=[.A132]+1" table:style-name="ce254">
            <text:p>129</text:p>
          </table:table-cell>
          <table:table-cell office:value-type="string" table:style-name="ce239">
            <text:p>14/l483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Giardini Ricasoli</text:p>
          </table:table-cell>
          <table:table-cell office:value-type="string" table:style-name="ce218">
            <text:p>46°03'48,41"</text:p>
          </table:table-cell>
          <table:table-cell office:value-type="string" table:style-name="ce218">
            <text:p>13°14'23,20"</text:p>
          </table:table-cell>
          <table:table-cell office:value-type="float" office:value="171" table:style-name="ce240">
            <text:p>171</text:p>
          </table:table-cell>
          <table:table-cell office:value-type="string" table:style-name="ce218">
            <text:p>si</text:p>
          </table:table-cell>
          <table:table-cell office:value-type="string" table:style-name="ce221">
            <text:p>Insieme omogeneo di<text:s/><text:span text:style-name="T3">Torreya nucifera<text:s/></text:span><text:span text:style-name="T1">Siebold &amp; Zucc.</text:span></text:p>
          </table:table-cell>
          <table:table-cell office:value-type="string" table:style-name="ce3">
            <text:p>Tasso del Giappone<text:s/></text:p>
          </table:table-cell>
          <table:table-cell office:value-type="string" table:style-name="ce239">
            <text:p>320 (med) <text:s text:c="17"/>334 (max)</text:p>
          </table:table-cell>
          <table:table-cell office:value-type="string" table:style-name="ce243">
            <text:p>20,0 (med) <text:s text:c="11"/>22,0 (max)</text:p>
          </table:table-cell>
          <table:table-cell office:value-type="string" table:style-name="ce242">
            <text:p>d) rarità botanica <text:s text:c="38"/>f) pregio paesaggistico</text:p>
          </table:table-cell>
          <table:table-cell office:value-type="string" table:style-name="ce218">
            <text:p>si</text:p>
          </table:table-cell>
          <table:table-cell table:number-columns-repeated="16369" table:style-name="ce198"/>
        </table:table-row>
        <table:table-row table:style-name="ro4">
          <table:table-cell office:value-type="float" office:value="130" table:formula="of:=[.A133]+1" table:style-name="ce254">
            <text:p>130</text:p>
          </table:table-cell>
          <table:table-cell office:value-type="string" table:style-name="ce218">
            <text:p>16/l483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Piazzale Diacono</text:p>
          </table:table-cell>
          <table:table-cell office:value-type="string" table:style-name="ce218">
            <text:p>46°04'16,09"</text:p>
          </table:table-cell>
          <table:table-cell office:value-type="string" table:style-name="ce218">
            <text:p>13°13'46,10"</text:p>
          </table:table-cell>
          <table:table-cell office:value-type="float" office:value="172" table:style-name="ce240">
            <text:p>172</text:p>
          </table:table-cell>
          <table:table-cell office:value-type="string" table:style-name="ce218">
            <text:p>si</text:p>
          </table:table-cell>
          <table:table-cell office:value-type="string" table:style-name="ce2">
            <text:p><text:span text:style-name="T3">Cedrus deodara </text:span>(D.Don) G.Don<text:s/></text:p>
            <text:p/>
          </table:table-cell>
          <table:table-cell office:value-type="string" table:style-name="ce2">
            <text:p>Cedro dell'Himalaya</text:p>
          </table:table-cell>
          <table:table-cell office:value-type="float" office:value="570" table:style-name="ce218">
            <text:p>570</text:p>
          </table:table-cell>
          <table:table-cell office:value-type="float" office:value="31" table:style-name="ce241">
            <text:p>31,0</text:p>
          </table:table-cell>
          <table:table-cell office:value-type="string" table:style-name="ce242">
            <text:p>a) età e/o dimensioni <text:s text:c="35"/>b) forma e portamento <text:s text:c="28"/>f) pregio paesaggistico<text:s text:c="57"/></text:p>
          </table:table-cell>
          <table:table-cell office:value-type="string" table:style-name="ce265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131" table:formula="of:=[.A134]+1" table:style-name="ce254">
            <text:p>131</text:p>
          </table:table-cell>
          <table:table-cell office:value-type="string" table:style-name="ce218">
            <text:p>17/l483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Via Marco Volpe</text:p>
          </table:table-cell>
          <table:table-cell office:value-type="string" table:style-name="ce218">
            <text:p>46°03'48,00"<text:s/></text:p>
          </table:table-cell>
          <table:table-cell office:value-type="string" table:style-name="ce218">
            <text:p>13°13'41,39"</text:p>
          </table:table-cell>
          <table:table-cell office:value-type="float" office:value="172" table:style-name="ce240">
            <text:p>172</text:p>
          </table:table-cell>
          <table:table-cell office:value-type="string" table:style-name="ce218">
            <text:p>si</text:p>
          </table:table-cell>
          <table:table-cell office:value-type="string" table:style-name="ce2">
            <text:p><text:span text:style-name="T3">Cedrus deodara </text:span>(D.Don) G.Don<text:s/></text:p>
            <text:p/>
          </table:table-cell>
          <table:table-cell office:value-type="string" table:style-name="ce2">
            <text:p>Cedro dell'Himalaya</text:p>
          </table:table-cell>
          <table:table-cell office:value-type="float" office:value="610" table:style-name="ce218">
            <text:p>610</text:p>
          </table:table-cell>
          <table:table-cell office:value-type="float" office:value="35" table:style-name="ce241">
            <text:p>35,0</text:p>
          </table:table-cell>
          <table:table-cell office:value-type="string" table:style-name="ce242">
            <text:p>a) età e/o dimensioni <text:s text:c="35"/>b) forma e portamento<text:s text:c="83"/></text:p>
          </table:table-cell>
          <table:table-cell office:value-type="string" table:style-name="ce218">
            <text:p>si</text:p>
          </table:table-cell>
          <table:table-cell table:number-columns-repeated="16369" table:style-name="ce198"/>
        </table:table-row>
        <table:table-row table:style-name="ro4">
          <table:table-cell office:value-type="float" office:value="132" table:formula="of:=[.A135]+1" table:style-name="ce254">
            <text:p>132</text:p>
          </table:table-cell>
          <table:table-cell office:value-type="string" table:style-name="ce218">
            <text:p>18/l483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Via Marco Volpe</text:p>
          </table:table-cell>
          <table:table-cell office:value-type="string" table:style-name="ce218">
            <text:p>46°03'50,08''</text:p>
          </table:table-cell>
          <table:table-cell office:value-type="string" table:style-name="ce218">
            <text:p>13°13'39,96"</text:p>
          </table:table-cell>
          <table:table-cell office:value-type="float" office:value="172" table:style-name="ce240">
            <text:p>172</text:p>
          </table:table-cell>
          <table:table-cell office:value-type="string" table:style-name="ce218">
            <text:p>si</text:p>
          </table:table-cell>
          <table:table-cell office:value-type="string" table:style-name="ce2">
            <text:p><text:span text:style-name="T3">Cedrus deodara </text:span>(D.Don) G.Don<text:s/></text:p>
            <text:p/>
          </table:table-cell>
          <table:table-cell office:value-type="string" table:style-name="ce2">
            <text:p>Cedro dell'Himalaya</text:p>
          </table:table-cell>
          <table:table-cell office:value-type="float" office:value="430" table:style-name="ce218">
            <text:p>430</text:p>
          </table:table-cell>
          <table:table-cell office:value-type="float" office:value="32" table:style-name="ce241">
            <text:p>32,0</text:p>
          </table:table-cell>
          <table:table-cell office:value-type="string" table:style-name="ce242">
            <text:p>a) età e/o dimensioni <text:s text:c="33"/>b) forma e portamento<text:s text:c="57"/>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133" table:formula="of:=[.A136]+1" table:style-name="ce254">
            <text:p>133</text:p>
          </table:table-cell>
          <table:table-cell office:value-type="string" table:style-name="ce218">
            <text:p>22/l483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Giardini del Castello</text:p>
          </table:table-cell>
          <table:table-cell office:value-type="string" table:style-name="ce218">
            <text:p>46°03'52,72"</text:p>
          </table:table-cell>
          <table:table-cell office:value-type="string" table:style-name="ce218">
            <text:p>13°14'14,00"</text:p>
          </table:table-cell>
          <table:table-cell office:value-type="float" office:value="224" table:style-name="ce240">
            <text:p>224</text:p>
          </table:table-cell>
          <table:table-cell office:value-type="string" table:style-name="ce218">
            <text:p>si</text:p>
          </table:table-cell>
          <table:table-cell office:value-type="string" table:style-name="ce14">
            <text:p><text:span text:style-name="T3">Celtis australis</text:span><text:span text:style-name="T1"><text:s/>L.</text:span></text:p>
          </table:table-cell>
          <table:table-cell office:value-type="string" table:style-name="ce15">
            <text:p>Bagolaro<text:s/></text:p>
          </table:table-cell>
          <table:table-cell office:value-type="float" office:value="448" table:style-name="ce218">
            <text:p>448</text:p>
          </table:table-cell>
          <table:table-cell office:value-type="float" office:value="22" table:style-name="ce241">
            <text:p>22,0</text:p>
          </table:table-cell>
          <table:table-cell office:value-type="string" table:style-name="ce242">
            <text:p>a) età e/o dimensioni <text:s text:c="28"/>c) valore ecologico <text:s text:c="35"/>e) architettura vegetale <text:s text:c="33"/>f) pregio paesaggistico<text:s text:c="30"/>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134" table:formula="of:=[.A137]+1" table:style-name="ce254">
            <text:p>134</text:p>
          </table:table-cell>
          <table:table-cell office:value-type="string" table:style-name="ce218">
            <text:p>23/l483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Viale Palmanova<text:s/></text:p>
          </table:table-cell>
          <table:table-cell office:value-type="string" table:style-name="ce218">
            <text:p>46°03'16,61"</text:p>
          </table:table-cell>
          <table:table-cell office:value-type="string" table:style-name="ce218">
            <text:p>13°14'47,23"</text:p>
          </table:table-cell>
          <table:table-cell office:value-type="float" office:value="172" table:style-name="ce240">
            <text:p>172</text:p>
          </table:table-cell>
          <table:table-cell office:value-type="string" table:style-name="ce218">
            <text:p>si</text:p>
          </table:table-cell>
          <table:table-cell office:value-type="string" table:style-name="ce16">
            <text:p><text:span text:style-name="T3">Platanus acerifolia</text:span><text:span text:style-name="T1"><text:s/>(Aiton) Willd.</text:span></text:p>
          </table:table-cell>
          <table:table-cell office:value-type="string" table:style-name="ce17">
            <text:p>Platano comune</text:p>
          </table:table-cell>
          <table:table-cell office:value-type="float" office:value="508" table:style-name="ce218">
            <text:p>508</text:p>
          </table:table-cell>
          <table:table-cell office:value-type="float" office:value="32" table:style-name="ce241">
            <text:p>32,0</text:p>
          </table:table-cell>
          <table:table-cell office:value-type="string" table:style-name="ce242">
            <text:p>a) età e/o dimensioni <text:s text:c="83"/>b) forma e portamento <text:s text:c="30"/>f) pregio paesaggistico</text:p>
          </table:table-cell>
          <table:table-cell office:value-type="string" table:style-name="ce218">
            <text:p>si</text:p>
          </table:table-cell>
          <table:table-cell table:number-columns-repeated="16369" table:style-name="ce198"/>
        </table:table-row>
        <table:table-row table:style-name="ro4">
          <table:table-cell office:value-type="float" office:value="135" table:formula="of:=[.A138]+1" table:style-name="ce254">
            <text:p>135</text:p>
          </table:table-cell>
          <table:table-cell office:value-type="string" table:style-name="ce218">
            <text:p>25/l483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Parco della Rimembranza</text:p>
          </table:table-cell>
          <table:table-cell office:value-type="string" table:style-name="ce218">
            <text:p><text:s/>46°04'09,78"</text:p>
          </table:table-cell>
          <table:table-cell office:value-type="string" table:style-name="ce218">
            <text:p>13°14'09,67"</text:p>
          </table:table-cell>
          <table:table-cell office:value-type="float" office:value="175" table:style-name="ce240">
            <text:p>175</text:p>
          </table:table-cell>
          <table:table-cell office:value-type="string" table:style-name="ce218">
            <text:p>si<text:s/></text:p>
          </table:table-cell>
          <table:table-cell office:value-type="string" table:style-name="ce222">
            <text:p>Insieme omogeneo di<text:s/><text:span text:style-name="T3">Elaeagnus x reflexa<text:s/></text:span><text:span text:style-name="T1">E. Morren. &amp; Decne<text:s/></text:span></text:p>
          </table:table-cell>
          <table:table-cell office:value-type="string" table:style-name="ce3">
            <text:p>Eleagno ibrido</text:p>
          </table:table-cell>
          <table:table-cell office:value-type="string" table:style-name="ce267">
            <text:p>n. 40 esemplari con piccole circonferenze dei fusti</text:p>
          </table:table-cell>
          <table:table-cell office:value-type="float" office:value="8" table:style-name="ce241">
            <text:p>8,0</text:p>
          </table:table-cell>
          <table:table-cell office:value-type="string" table:style-name="ce242">
            <text:p>b) forma e portamento <text:s text:c="33"/>d) rarità botanica <text:s text:c="40"/>e) architettura vegetale<text:s text:c="29"/></text:p>
          </table:table-cell>
          <table:table-cell office:value-type="string" table:style-name="ce218">
            <text:p>si</text:p>
          </table:table-cell>
          <table:table-cell table:number-columns-repeated="16369" table:style-name="ce198"/>
        </table:table-row>
        <table:table-row table:style-name="ro4">
          <table:table-cell office:value-type="float" office:value="136" table:formula="of:=[.A139]+1" table:style-name="ce254">
            <text:p>136</text:p>
          </table:table-cell>
          <table:table-cell office:value-type="string" table:style-name="ce218">
            <text:p>26/l483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Parco Cormor</text:p>
          </table:table-cell>
          <table:table-cell office:value-type="string" table:style-name="ce218">
            <text:p><text:s/>46°04'57,51"</text:p>
          </table:table-cell>
          <table:table-cell office:value-type="string" table:style-name="ce218">
            <text:p>13°11'10,97"</text:p>
          </table:table-cell>
          <table:table-cell office:value-type="float" office:value="160" table:style-name="ce240">
            <text:p>160</text:p>
          </table:table-cell>
          <table:table-cell office:value-type="string" table:style-name="ce218">
            <text:p>si</text:p>
          </table:table-cell>
          <table:table-cell office:value-type="string" table:style-name="ce18">
            <text:p><text:span text:style-name="T3">Populus nigra</text:span><text:span text:style-name="T1"><text:s/>L.</text:span></text:p>
          </table:table-cell>
          <table:table-cell office:value-type="string" table:style-name="ce19">
            <text:p>Pioppo nero</text:p>
          </table:table-cell>
          <table:table-cell office:value-type="float" office:value="400" table:style-name="ce218">
            <text:p>400</text:p>
          </table:table-cell>
          <table:table-cell office:value-type="float" office:value="24" table:style-name="ce241">
            <text:p>24,0</text:p>
          </table:table-cell>
          <table:table-cell office:value-type="string" table:style-name="ce242">
            <text:p>a) età e/o dimensioni <text:s text:c="31"/>f) pregio paesaggistico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style-name="ro4">
          <table:table-cell office:value-type="float" office:value="137" table:formula="of:=[.A140]+1" table:style-name="ce254">
            <text:p>137</text:p>
          </table:table-cell>
          <table:table-cell office:value-type="string" table:style-name="ce218">
            <text:p>27/l483/UD/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Piazza del Duomo</text:p>
          </table:table-cell>
          <table:table-cell office:value-type="string" table:style-name="ce252">
            <text:p>46°03'45,58''</text:p>
          </table:table-cell>
          <table:table-cell office:value-type="string" table:style-name="ce252">
            <text:p>13°14'12,65''</text:p>
          </table:table-cell>
          <table:table-cell office:value-type="float" office:value="108" table:style-name="ce228">
            <text:p>108</text:p>
          </table:table-cell>
          <table:table-cell office:value-type="string" table:style-name="ce218">
            <text:p>si</text:p>
          </table:table-cell>
          <table:table-cell office:value-type="string" table:style-name="ce225">
            <text:p><text:span text:style-name="T3">Cedrus brevifolia<text:s/></text:span>(Hook.f.) Elwes &amp; A. Henry<text:s/></text:p>
          </table:table-cell>
          <table:table-cell office:value-type="string" table:style-name="ce314">
            <text:p>Cedro di Cipro</text:p>
          </table:table-cell>
          <table:table-cell office:value-type="float" office:value="300" table:style-name="ce218">
            <text:p>300</text:p>
          </table:table-cell>
          <table:table-cell office:value-type="float" office:value="25" table:style-name="ce241">
            <text:p>25,0</text:p>
          </table:table-cell>
          <table:table-cell office:value-type="string" table:style-name="ce242">
            <text:p>d) rarità botanica</text:p>
          </table:table-cell>
          <table:table-cell office:value-type="string" table:style-name="ce218">
            <text:p>no</text:p>
          </table:table-cell>
          <table:table-cell table:number-columns-repeated="16369" table:style-name="ce213"/>
        </table:table-row>
        <table:table-row table:style-name="ro4">
          <table:table-cell office:value-type="float" office:value="138" table:formula="of:=[.A141]+1" table:style-name="ce254">
            <text:p>138</text:p>
          </table:table-cell>
          <table:table-cell office:value-type="string" table:style-name="ce218">
            <text:p>28/l483/UD/06</text:p>
          </table:table-cell>
          <table:table-cell office:value-type="string" table:style-name="ce238">
            <text:p>Udine</text:p>
          </table:table-cell>
          <table:table-cell office:value-type="string" table:style-name="ce294">
            <text:p>Udine<text:s/></text:p>
          </table:table-cell>
          <table:table-cell office:value-type="string" table:style-name="ce294">
            <text:p>Piazzale Gabriele D'Annunzio</text:p>
          </table:table-cell>
          <table:table-cell office:value-type="string" table:style-name="ce284">
            <text:p><text:s/>46°03'28,93"<text:s/></text:p>
          </table:table-cell>
          <table:table-cell office:value-type="string" table:style-name="ce284">
            <text:p>13°14'45,06"</text:p>
          </table:table-cell>
          <table:table-cell office:value-type="float" office:value="170" table:style-name="ce286">
            <text:p>170</text:p>
          </table:table-cell>
          <table:table-cell office:value-type="string" table:style-name="ce218">
            <text:p>si</text:p>
          </table:table-cell>
          <table:table-cell office:value-type="string" table:style-name="ce315">
            <text:p><text:span text:style-name="T3">Cupressus cashmeriana</text:span><text:span text:style-name="T1"><text:s/>Royle ex Carrière</text:span></text:p>
          </table:table-cell>
          <table:table-cell office:value-type="string" table:style-name="ce316">
            <text:p>Cipresso del Cashmere</text:p>
          </table:table-cell>
          <table:table-cell office:value-type="float" office:value="300" table:style-name="ce284">
            <text:p>300</text:p>
          </table:table-cell>
          <table:table-cell office:value-type="float" office:value="20" table:style-name="ce241">
            <text:p>20,0</text:p>
          </table:table-cell>
          <table:table-cell office:value-type="string" table:style-name="ce242">
            <text:p>d) rarità botanica</text:p>
          </table:table-cell>
          <table:table-cell office:value-type="string" table:style-name="ce218">
            <text:p>no</text:p>
          </table:table-cell>
          <table:table-cell table:number-columns-repeated="16369" table:style-name="ce213"/>
        </table:table-row>
        <table:table-row table:style-name="ro4">
          <table:table-cell office:value-type="float" office:value="139" table:formula="of:=[.A142]+1" table:style-name="ce254">
            <text:p>139</text:p>
          </table:table-cell>
          <table:table-cell office:value-type="string" table:style-name="ce258">
            <text:p>01/L686/UD(06</text:p>
          </table:table-cell>
          <table:table-cell office:value-type="string" table:style-name="ce238">
            <text:p>Udine</text:p>
          </table:table-cell>
          <table:table-cell office:value-type="string" table:style-name="ce238">
            <text:p>Varmo</text:p>
          </table:table-cell>
          <table:table-cell office:value-type="string" table:style-name="ce238">
            <text:p>Villa Canciani</text:p>
          </table:table-cell>
          <table:table-cell office:value-type="string" table:style-name="ce218">
            <text:p>45°53'18,85"<text:s/></text:p>
          </table:table-cell>
          <table:table-cell office:value-type="string" table:style-name="ce218">
            <text:p>12°59'19,04"<text:s/></text:p>
          </table:table-cell>
          <table:table-cell office:value-type="float" office:value="18" table:style-name="ce228">
            <text:p>18</text:p>
          </table:table-cell>
          <table:table-cell office:value-type="string" table:style-name="ce218">
            <text:p>no</text:p>
          </table:table-cell>
          <table:table-cell office:value-type="string" table:style-name="ce86">
            <text:p><text:span text:style-name="T3">Quercus robur</text:span><text:span text:style-name="T1"><text:s/>L.</text:span></text:p>
          </table:table-cell>
          <table:table-cell office:value-type="string" table:style-name="ce87">
            <text:p>Farnia</text:p>
          </table:table-cell>
          <table:table-cell office:value-type="float" office:value="580" table:style-name="ce218">
            <text:p>580</text:p>
          </table:table-cell>
          <table:table-cell office:value-type="float" office:value="29" table:style-name="ce241">
            <text:p>29,0</text:p>
          </table:table-cell>
          <table:table-cell office:value-type="string" table:style-name="ce242">
            <text:p>a) età e/o dimensioni</text:p>
          </table:table-cell>
          <table:table-cell office:value-type="string" table:style-name="ce218">
            <text:p>no</text:p>
          </table:table-cell>
          <table:table-cell table:number-columns-repeated="16369" table:style-name="ce198"/>
        </table:table-row>
        <table:table-row table:number-rows-repeated="1048433" table:style-name="ro1">
          <table:table-cell table:number-columns-repeated="16384"/>
        </table:table-row>
      </table:table>
      <table:table table:name="Foglio2" table:style-name="ta2">
        <table:table-column table:style-name="co15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  <table:table table:name="Foglio3" table:style-name="ta2">
        <table:table-column table:style-name="co15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Friuli_Venezia_Giulia.A5:Friuli_Venezia_Giulia.P109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Cambria" svg:font-family="Cambria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1" number:min-integer-digits="1"/>
    </number:number-style>
    <number:number-style style:name="N37" number:language="it" number:country="IT">
      <number:number number:min-integer-digits="1"/>
    </number:number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_50_0_37__32_-_32_Colore_32_1_32_2" style:display-name="20% - Colore 1 2" style:family="table-cell" style:data-style-name="N0">
      <style:table-cell-properties fo:background-color="#CCCCFF"/>
      <style:text-properties fo:color="#000000"/>
    </style:style>
    <style:style style:name="_50_0_37__32_-_32_Colore_32_2_32_2" style:display-name="20% - Colore 2 2" style:family="table-cell" style:data-style-name="N0">
      <style:table-cell-properties fo:background-color="#FF99CC"/>
      <style:text-properties fo:color="#000000"/>
    </style:style>
    <style:style style:name="_50_0_37__32_-_32_Colore_32_3_32_2" style:display-name="20% - Colore 3 2" style:family="table-cell" style:data-style-name="N0">
      <style:table-cell-properties fo:background-color="#CCFFCC"/>
      <style:text-properties fo:color="#000000"/>
    </style:style>
    <style:style style:name="_50_0_37__32_-_32_Colore_32_4_32_2" style:display-name="20% - Colore 4 2" style:family="table-cell" style:data-style-name="N0">
      <style:table-cell-properties fo:background-color="#CC99FF"/>
      <style:text-properties fo:color="#000000"/>
    </style:style>
    <style:style style:name="_50_0_37__32_-_32_Colore_32_5_32_2" style:display-name="20% - Colore 5 2" style:family="table-cell" style:data-style-name="N0">
      <style:table-cell-properties fo:background-color="#CCFFFF"/>
      <style:text-properties fo:color="#000000"/>
    </style:style>
    <style:style style:name="_50_0_37__32_-_32_Colore_32_6_32_2" style:display-name="20% - Colore 6 2" style:family="table-cell" style:data-style-name="N0">
      <style:table-cell-properties fo:background-color="#FFCC99"/>
      <style:text-properties fo:color="#000000"/>
    </style:style>
    <style:style style:name="_50_0_37__32_-_32_Colore1" style:display-name="20% - Colore1" style:family="table-cell" style:data-style-name="N0">
      <style:table-cell-properties fo:background-color="#FFFFFF"/>
      <style:text-properties fo:color="#000000" fo:font-size="12pt" style:font-size-asian="12pt" style:font-size-complex="12pt"/>
    </style:style>
    <style:style style:name="_50_0_37__32_-_32_Colore2" style:display-name="20% - Colore2" style:family="table-cell" style:data-style-name="N0">
      <style:table-cell-properties fo:background-color="#FFCC99"/>
      <style:text-properties fo:color="#000000" fo:font-size="12pt" style:font-size-asian="12pt" style:font-size-complex="12pt"/>
    </style:style>
    <style:style style:name="_50_0_37__32_-_32_Colore3" style:display-name="20% - Colore3" style:family="table-cell" style:data-style-name="N0">
      <style:table-cell-properties fo:background-color="#FFFFCC"/>
      <style:text-properties fo:color="#000000" fo:font-size="12pt" style:font-size-asian="12pt" style:font-size-complex="12pt"/>
    </style:style>
    <style:style style:name="_50_0_37__32_-_32_Colore4" style:display-name="20% - Colore4" style:family="table-cell" style:data-style-name="N0">
      <style:table-cell-properties fo:background-color="#FFFFFF"/>
      <style:text-properties fo:color="#000000" fo:font-size="12pt" style:font-size-asian="12pt" style:font-size-complex="12pt"/>
    </style:style>
    <style:style style:name="_50_0_37__32_-_32_Colore5" style:display-name="20% - Colore5" style:family="table-cell" style:data-style-name="N0">
      <style:table-cell-properties fo:background-color="#CCFFFF"/>
      <style:text-properties fo:color="#000000" fo:font-size="12pt" style:font-size-asian="12pt" style:font-size-complex="12pt"/>
    </style:style>
    <style:style style:name="_50_0_37__32_-_32_Colore6" style:display-name="20% - Colore6" style:family="table-cell" style:data-style-name="N0">
      <style:table-cell-properties fo:background-color="#FFCC99"/>
      <style:text-properties fo:color="#000000" fo:font-size="12pt" style:font-size-asian="12pt" style:font-size-complex="12pt"/>
    </style:style>
    <style:style style:name="_52_0_37__32_-_32_Colore_32_1_32_2" style:display-name="40% - Colore 1 2" style:family="table-cell" style:data-style-name="N0">
      <style:table-cell-properties fo:background-color="#99CCFF"/>
      <style:text-properties fo:color="#000000"/>
    </style:style>
    <style:style style:name="_52_0_37__32_-_32_Colore_32_2_32_2" style:display-name="40% - Colore 2 2" style:family="table-cell" style:data-style-name="N0">
      <style:table-cell-properties fo:background-color="#FF8080"/>
      <style:text-properties fo:color="#000000"/>
    </style:style>
    <style:style style:name="_52_0_37__32_-_32_Colore_32_3_32_2" style:display-name="40% - Colore 3 2" style:family="table-cell" style:data-style-name="N0">
      <style:table-cell-properties fo:background-color="#00FF00"/>
      <style:text-properties fo:color="#000000"/>
    </style:style>
    <style:style style:name="_52_0_37__32_-_32_Colore_32_4_32_2" style:display-name="40% - Colore 4 2" style:family="table-cell" style:data-style-name="N0">
      <style:table-cell-properties fo:background-color="#CC99FF"/>
      <style:text-properties fo:color="#000000"/>
    </style:style>
    <style:style style:name="_52_0_37__32_-_32_Colore_32_5_32_2" style:display-name="40% - Colore 5 2" style:family="table-cell" style:data-style-name="N0">
      <style:table-cell-properties fo:background-color="#99CCFF"/>
      <style:text-properties fo:color="#000000"/>
    </style:style>
    <style:style style:name="_52_0_37__32_-_32_Colore_32_6_32_2" style:display-name="40% - Colore 6 2" style:family="table-cell" style:data-style-name="N0">
      <style:table-cell-properties fo:background-color="#FFCC00"/>
      <style:text-properties fo:color="#000000"/>
    </style:style>
    <style:style style:name="_52_0_37__32_-_32_Colore1" style:display-name="40% - Colore1" style:family="table-cell" style:data-style-name="N0">
      <style:table-cell-properties fo:background-color="#C0C0C0"/>
      <style:text-properties fo:color="#000000" fo:font-size="12pt" style:font-size-asian="12pt" style:font-size-complex="12pt"/>
    </style:style>
    <style:style style:name="_52_0_37__32_-_32_Colore2" style:display-name="40% - Colore2" style:family="table-cell" style:data-style-name="N0">
      <style:table-cell-properties fo:background-color="#FF8080"/>
      <style:text-properties fo:color="#000000" fo:font-size="12pt" style:font-size-asian="12pt" style:font-size-complex="12pt"/>
    </style:style>
    <style:style style:name="_52_0_37__32_-_32_Colore3" style:display-name="40% - Colore3" style:family="table-cell" style:data-style-name="N0">
      <style:table-cell-properties fo:background-color="#FFFF99"/>
      <style:text-properties fo:color="#000000" fo:font-size="12pt" style:font-size-asian="12pt" style:font-size-complex="12pt"/>
    </style:style>
    <style:style style:name="_52_0_37__32_-_32_Colore4" style:display-name="40% - Colore4" style:family="table-cell" style:data-style-name="N0">
      <style:table-cell-properties fo:background-color="#C0C0C0"/>
      <style:text-properties fo:color="#000000" fo:font-size="12pt" style:font-size-asian="12pt" style:font-size-complex="12pt"/>
    </style:style>
    <style:style style:name="_52_0_37__32_-_32_Colore5" style:display-name="40% - Colore5" style:family="table-cell" style:data-style-name="N0">
      <style:table-cell-properties fo:background-color="#99CCFF"/>
      <style:text-properties fo:color="#000000" fo:font-size="12pt" style:font-size-asian="12pt" style:font-size-complex="12pt"/>
    </style:style>
    <style:style style:name="_52_0_37__32_-_32_Colore6" style:display-name="40% - Colore6" style:family="table-cell" style:data-style-name="N0">
      <style:table-cell-properties fo:background-color="#FFCC99"/>
      <style:text-properties fo:color="#000000" fo:font-size="12pt" style:font-size-asian="12pt" style:font-size-complex="12pt"/>
    </style:style>
    <style:style style:name="_54_0_37__32_-_32_Colore_32_1_32_2" style:display-name="60% - Colore 1 2" style:family="table-cell" style:data-style-name="N0">
      <style:table-cell-properties fo:background-color="#0066CC"/>
      <style:text-properties fo:color="#FFFFFF"/>
    </style:style>
    <style:style style:name="_54_0_37__32_-_32_Colore_32_2_32_2" style:display-name="60% - Colore 2 2" style:family="table-cell" style:data-style-name="N0">
      <style:table-cell-properties fo:background-color="#FF8080"/>
      <style:text-properties fo:color="#FFFFFF"/>
    </style:style>
    <style:style style:name="_54_0_37__32_-_32_Colore_32_3_32_2" style:display-name="60% - Colore 3 2" style:family="table-cell" style:data-style-name="N0">
      <style:table-cell-properties fo:background-color="#00FF00"/>
      <style:text-properties fo:color="#FFFFFF"/>
    </style:style>
    <style:style style:name="_54_0_37__32_-_32_Colore_32_4_32_2" style:display-name="60% - Colore 4 2" style:family="table-cell" style:data-style-name="N0">
      <style:table-cell-properties fo:background-color="#800080"/>
      <style:text-properties fo:color="#FFFFFF"/>
    </style:style>
    <style:style style:name="_54_0_37__32_-_32_Colore_32_5_32_2" style:display-name="60% - Colore 5 2" style:family="table-cell" style:data-style-name="N0">
      <style:table-cell-properties fo:background-color="#33CCCC"/>
      <style:text-properties fo:color="#FFFFFF"/>
    </style:style>
    <style:style style:name="_54_0_37__32_-_32_Colore_32_6_32_2" style:display-name="60% - Colore 6 2" style:family="table-cell" style:data-style-name="N0">
      <style:table-cell-properties fo:background-color="#FF9900"/>
      <style:text-properties fo:color="#FFFFFF"/>
    </style:style>
    <style:style style:name="_54_0_37__32_-_32_Colore1" style:display-name="60% - Colore1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Colore2" style:display-name="60% - Colore2" style:family="table-cell" style:data-style-name="N0">
      <style:table-cell-properties fo:background-color="#FF8080"/>
      <style:text-properties fo:color="#FFFFFF" fo:font-size="12pt" style:font-size-asian="12pt" style:font-size-complex="12pt"/>
    </style:style>
    <style:style style:name="_54_0_37__32_-_32_Colore3" style:display-name="60% - Colore3" style:family="table-cell" style:data-style-name="N0">
      <style:table-cell-properties fo:background-color="#339966"/>
      <style:text-properties fo:color="#FFFFFF" fo:font-size="12pt" style:font-size-asian="12pt" style:font-size-complex="12pt"/>
    </style:style>
    <style:style style:name="_54_0_37__32_-_32_Colore4" style:display-name="60% - Colore4" style:family="table-cell" style:data-style-name="N0">
      <style:table-cell-properties fo:background-color="#C0C0C0"/>
      <style:text-properties fo:color="#FFFFFF" fo:font-size="12pt" style:font-size-asian="12pt" style:font-size-complex="12pt"/>
    </style:style>
    <style:style style:name="_54_0_37__32_-_32_Colore5" style:display-name="60% - Colore5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Colore6" style:display-name="60% - Colore6" style:family="table-cell" style:data-style-name="N0">
      <style:table-cell-properties fo:background-color="#FFCC99"/>
      <style:text-properties fo:color="#FFFFFF" fo:font-size="12pt" style:font-size-asian="12pt" style:font-size-complex="12pt"/>
    </style:style>
    <style:style style:name="Calcolo_32_2" style:display-name="Calcolo 2" style:family="table-cell" style:data-style-name="N0">
      <style:table-cell-properties fo:border="thin solid #808080" fo:background-color="#FFFFFF"/>
      <style:text-properties fo:color="#FF9900" fo:font-size="12pt" style:font-size-asian="12pt" style:font-size-complex="12pt" fo:font-weight="bold" style:font-weight-asian="bold" style:font-weight-complex="bold"/>
    </style:style>
    <style:style style:name="Calcolo_32_2_32_10" style:display-name="Calcolo 2 10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11" style:display-name="Calcolo 2 11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12" style:display-name="Calcolo 2 1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13" style:display-name="Calcolo 2 13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14" style:display-name="Calcolo 2 14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15" style:display-name="Calcolo 2 15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16" style:display-name="Calcolo 2 16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17" style:display-name="Calcolo 2 17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18" style:display-name="Calcolo 2 18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19" style:display-name="Calcolo 2 19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2" style:display-name="Calcolo 2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20" style:display-name="Calcolo 2 20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21" style:display-name="Calcolo 2 21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22" style:display-name="Calcolo 2 2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23" style:display-name="Calcolo 2 23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24" style:display-name="Calcolo 2 24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25" style:display-name="Calcolo 2 25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26" style:display-name="Calcolo 2 26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27" style:display-name="Calcolo 2 27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28" style:display-name="Calcolo 2 28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29" style:display-name="Calcolo 2 29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3" style:display-name="Calcolo 2 3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30" style:display-name="Calcolo 2 30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31" style:display-name="Calcolo 2 31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32" style:display-name="Calcolo 2 3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33" style:display-name="Calcolo 2 33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34" style:display-name="Calcolo 2 34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35" style:display-name="Calcolo 2 35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36" style:display-name="Calcolo 2 36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37" style:display-name="Calcolo 2 37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38" style:display-name="Calcolo 2 38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39" style:display-name="Calcolo 2 39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4" style:display-name="Calcolo 2 4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40" style:display-name="Calcolo 2 40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41" style:display-name="Calcolo 2 41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42" style:display-name="Calcolo 2 4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43" style:display-name="Calcolo 2 43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44" style:display-name="Calcolo 2 44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45" style:display-name="Calcolo 2 45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46" style:display-name="Calcolo 2 46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47" style:display-name="Calcolo 2 47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48" style:display-name="Calcolo 2 48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49" style:display-name="Calcolo 2 49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5" style:display-name="Calcolo 2 5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50" style:display-name="Calcolo 2 50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51" style:display-name="Calcolo 2 51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52" style:display-name="Calcolo 2 5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53" style:display-name="Calcolo 2 53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54" style:display-name="Calcolo 2 54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55" style:display-name="Calcolo 2 55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56" style:display-name="Calcolo 2 56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57" style:display-name="Calcolo 2 57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58" style:display-name="Calcolo 2 58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59" style:display-name="Calcolo 2 59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6" style:display-name="Calcolo 2 6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60" style:display-name="Calcolo 2 60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61" style:display-name="Calcolo 2 61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62" style:display-name="Calcolo 2 6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63" style:display-name="Calcolo 2 63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64" style:display-name="Calcolo 2 64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65" style:display-name="Calcolo 2 65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66" style:display-name="Calcolo 2 66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67" style:display-name="Calcolo 2 67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68" style:display-name="Calcolo 2 68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69" style:display-name="Calcolo 2 69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7" style:display-name="Calcolo 2 7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70" style:display-name="Calcolo 2 70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8" style:display-name="Calcolo 2 8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olo_32_2_32_9" style:display-name="Calcolo 2 9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ella_32_collegata_32_2" style:display-name="Cella collegata 2" style:family="table-cell" style:data-style-name="N0">
      <style:table-cell-properties fo:border-top="none" fo:border-bottom="thin double #FF9900" fo:border-left="none" fo:border-right="none"/>
      <style:text-properties fo:color="#FF9900" fo:font-size="12pt" style:font-size-asian="12pt" style:font-size-complex="12pt"/>
    </style:style>
    <style:style style:name="Cella_32_collegata_32_2_32_10" style:display-name="Cella collegata 2 10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11" style:display-name="Cella collegata 2 11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12" style:display-name="Cella collegata 2 1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13" style:display-name="Cella collegata 2 1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14" style:display-name="Cella collegata 2 1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15" style:display-name="Cella collegata 2 15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16" style:display-name="Cella collegata 2 16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17" style:display-name="Cella collegata 2 17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18" style:display-name="Cella collegata 2 18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19" style:display-name="Cella collegata 2 19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2" style:display-name="Cella collegata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20" style:display-name="Cella collegata 2 20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21" style:display-name="Cella collegata 2 21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22" style:display-name="Cella collegata 2 2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23" style:display-name="Cella collegata 2 2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24" style:display-name="Cella collegata 2 2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25" style:display-name="Cella collegata 2 25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26" style:display-name="Cella collegata 2 26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27" style:display-name="Cella collegata 2 27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28" style:display-name="Cella collegata 2 28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29" style:display-name="Cella collegata 2 29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3" style:display-name="Cella collegata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30" style:display-name="Cella collegata 2 30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31" style:display-name="Cella collegata 2 31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32" style:display-name="Cella collegata 2 3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33" style:display-name="Cella collegata 2 3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34" style:display-name="Cella collegata 2 3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35" style:display-name="Cella collegata 2 35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36" style:display-name="Cella collegata 2 36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37" style:display-name="Cella collegata 2 37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38" style:display-name="Cella collegata 2 38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39" style:display-name="Cella collegata 2 39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4" style:display-name="Cella collegata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40" style:display-name="Cella collegata 2 40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41" style:display-name="Cella collegata 2 41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42" style:display-name="Cella collegata 2 4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43" style:display-name="Cella collegata 2 4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44" style:display-name="Cella collegata 2 4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45" style:display-name="Cella collegata 2 45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46" style:display-name="Cella collegata 2 46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47" style:display-name="Cella collegata 2 47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48" style:display-name="Cella collegata 2 48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49" style:display-name="Cella collegata 2 49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5" style:display-name="Cella collegata 2 5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50" style:display-name="Cella collegata 2 50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51" style:display-name="Cella collegata 2 51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52" style:display-name="Cella collegata 2 5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53" style:display-name="Cella collegata 2 5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54" style:display-name="Cella collegata 2 5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55" style:display-name="Cella collegata 2 55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56" style:display-name="Cella collegata 2 56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57" style:display-name="Cella collegata 2 57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58" style:display-name="Cella collegata 2 58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59" style:display-name="Cella collegata 2 59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6" style:display-name="Cella collegata 2 6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60" style:display-name="Cella collegata 2 60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61" style:display-name="Cella collegata 2 61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62" style:display-name="Cella collegata 2 6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63" style:display-name="Cella collegata 2 6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64" style:display-name="Cella collegata 2 6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65" style:display-name="Cella collegata 2 65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66" style:display-name="Cella collegata 2 66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67" style:display-name="Cella collegata 2 67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68" style:display-name="Cella collegata 2 68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69" style:display-name="Cella collegata 2 69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7" style:display-name="Cella collegata 2 7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70" style:display-name="Cella collegata 2 70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8" style:display-name="Cella collegata 2 8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collegata_32_2_32_9" style:display-name="Cella collegata 2 9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da_32_controllare_32_2" style:display-name="Cella da controllare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olore_32_1_32_2" style:display-name="Colore 1 2" style:family="table-cell" style:data-style-name="N0">
      <style:table-cell-properties fo:background-color="#333399"/>
      <style:text-properties fo:color="#FFFFFF"/>
    </style:style>
    <style:style style:name="Colore_32_2_32_2" style:display-name="Colore 2 2" style:family="table-cell" style:data-style-name="N0">
      <style:table-cell-properties fo:background-color="#FF0000"/>
      <style:text-properties fo:color="#FFFFFF"/>
    </style:style>
    <style:style style:name="Colore_32_3_32_2" style:display-name="Colore 3 2" style:family="table-cell" style:data-style-name="N0">
      <style:table-cell-properties fo:background-color="#339966"/>
      <style:text-properties fo:color="#FFFFFF"/>
    </style:style>
    <style:style style:name="Colore_32_4_32_2" style:display-name="Colore 4 2" style:family="table-cell" style:data-style-name="N0">
      <style:table-cell-properties fo:background-color="#800080"/>
      <style:text-properties fo:color="#FFFFFF"/>
    </style:style>
    <style:style style:name="Colore_32_5_32_2" style:display-name="Colore 5 2" style:family="table-cell" style:data-style-name="N0">
      <style:table-cell-properties fo:background-color="#33CCCC"/>
      <style:text-properties fo:color="#FFFFFF"/>
    </style:style>
    <style:style style:name="Colore_32_6_32_2" style:display-name="Colore 6 2" style:family="table-cell" style:data-style-name="N0">
      <style:table-cell-properties fo:background-color="#FF6600"/>
      <style:text-properties fo:color="#FFFFFF"/>
    </style:style>
    <style:style style:name="Colore1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Colore2" style:family="table-cell" style:data-style-name="N0">
      <style:table-cell-properties fo:background-color="#FF0000"/>
      <style:text-properties fo:color="#FFFFFF" fo:font-size="12pt" style:font-size-asian="12pt" style:font-size-complex="12pt"/>
    </style:style>
    <style:style style:name="Colore3" style:family="table-cell" style:data-style-name="N0">
      <style:table-cell-properties fo:background-color="#339966"/>
      <style:text-properties fo:color="#FFFFFF" fo:font-size="12pt" style:font-size-asian="12pt" style:font-size-complex="12pt"/>
    </style:style>
    <style:style style:name="Colore4" style:family="table-cell" style:data-style-name="N0">
      <style:table-cell-properties fo:background-color="#666699"/>
      <style:text-properties fo:color="#FFFFFF" fo:font-size="12pt" style:font-size-asian="12pt" style:font-size-complex="12pt"/>
    </style:style>
    <style:style style:name="Colore5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Colore6" style:family="table-cell" style:data-style-name="N0">
      <style:table-cell-properties fo:background-color="#FF6600"/>
      <style:text-properties fo:color="#FFFFFF" fo:font-size="12pt" style:font-size-asian="12pt" style:font-size-complex="12pt"/>
    </style:style>
    <style:style style:name="Controlla_32_cella" style:display-name="Controlla cella" style:family="table-cell" style:data-style-name="N0">
      <style:table-cell-properties fo:border="thin double #333333" fo:background-color="#969696"/>
      <style:text-properties fo:color="#FFFFFF" fo:font-size="12pt" style:font-size-asian="12pt" style:font-size-complex="12pt" fo:font-weight="bold" style:font-weight-asian="bold" style:font-weight-complex="bold"/>
    </style: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fo:color="#000000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fo:font-size="12pt" style:font-size-asian="12pt" style:font-size-complex="12pt"/>
    </style:style>
    <style:style style:name="Input_32_2_32_10" style:display-name="Input 2 10" style:family="table-cell" style:data-style-name="N0">
      <style:table-cell-properties fo:border="thin solid #808080" fo:background-color="#FFCC99"/>
      <style:text-properties fo:color="#333399"/>
    </style:style>
    <style:style style:name="Input_32_2_32_11" style:display-name="Input 2 11" style:family="table-cell" style:data-style-name="N0">
      <style:table-cell-properties fo:border="thin solid #808080" fo:background-color="#FFCC99"/>
      <style:text-properties fo:color="#333399"/>
    </style:style>
    <style:style style:name="Input_32_2_32_12" style:display-name="Input 2 12" style:family="table-cell" style:data-style-name="N0">
      <style:table-cell-properties fo:border="thin solid #808080" fo:background-color="#FFCC99"/>
      <style:text-properties fo:color="#333399"/>
    </style:style>
    <style:style style:name="Input_32_2_32_13" style:display-name="Input 2 13" style:family="table-cell" style:data-style-name="N0">
      <style:table-cell-properties fo:border="thin solid #808080" fo:background-color="#FFCC99"/>
      <style:text-properties fo:color="#333399"/>
    </style:style>
    <style:style style:name="Input_32_2_32_14" style:display-name="Input 2 14" style:family="table-cell" style:data-style-name="N0">
      <style:table-cell-properties fo:border="thin solid #808080" fo:background-color="#FFCC99"/>
      <style:text-properties fo:color="#333399"/>
    </style:style>
    <style:style style:name="Input_32_2_32_15" style:display-name="Input 2 15" style:family="table-cell" style:data-style-name="N0">
      <style:table-cell-properties fo:border="thin solid #808080" fo:background-color="#FFCC99"/>
      <style:text-properties fo:color="#333399"/>
    </style:style>
    <style:style style:name="Input_32_2_32_16" style:display-name="Input 2 16" style:family="table-cell" style:data-style-name="N0">
      <style:table-cell-properties fo:border="thin solid #808080" fo:background-color="#FFCC99"/>
      <style:text-properties fo:color="#333399"/>
    </style:style>
    <style:style style:name="Input_32_2_32_17" style:display-name="Input 2 17" style:family="table-cell" style:data-style-name="N0">
      <style:table-cell-properties fo:border="thin solid #808080" fo:background-color="#FFCC99"/>
      <style:text-properties fo:color="#333399"/>
    </style:style>
    <style:style style:name="Input_32_2_32_18" style:display-name="Input 2 18" style:family="table-cell" style:data-style-name="N0">
      <style:table-cell-properties fo:border="thin solid #808080" fo:background-color="#FFCC99"/>
      <style:text-properties fo:color="#333399"/>
    </style:style>
    <style:style style:name="Input_32_2_32_19" style:display-name="Input 2 19" style:family="table-cell" style:data-style-name="N0">
      <style:table-cell-properties fo:border="thin solid #808080" fo:background-color="#FFCC99"/>
      <style:text-properties fo:color="#333399"/>
    </style:style>
    <style:style style:name="Input_32_2_32_2" style:display-name="Input 2 2" style:family="table-cell" style:data-style-name="N0">
      <style:table-cell-properties fo:border="thin solid #808080" fo:background-color="#FFCC99"/>
      <style:text-properties fo:color="#333399"/>
    </style:style>
    <style:style style:name="Input_32_2_32_20" style:display-name="Input 2 20" style:family="table-cell" style:data-style-name="N0">
      <style:table-cell-properties fo:border="thin solid #808080" fo:background-color="#FFCC99"/>
      <style:text-properties fo:color="#333399"/>
    </style:style>
    <style:style style:name="Input_32_2_32_21" style:display-name="Input 2 21" style:family="table-cell" style:data-style-name="N0">
      <style:table-cell-properties fo:border="thin solid #808080" fo:background-color="#FFCC99"/>
      <style:text-properties fo:color="#333399"/>
    </style:style>
    <style:style style:name="Input_32_2_32_22" style:display-name="Input 2 22" style:family="table-cell" style:data-style-name="N0">
      <style:table-cell-properties fo:border="thin solid #808080" fo:background-color="#FFCC99"/>
      <style:text-properties fo:color="#333399"/>
    </style:style>
    <style:style style:name="Input_32_2_32_23" style:display-name="Input 2 23" style:family="table-cell" style:data-style-name="N0">
      <style:table-cell-properties fo:border="thin solid #808080" fo:background-color="#FFCC99"/>
      <style:text-properties fo:color="#333399"/>
    </style:style>
    <style:style style:name="Input_32_2_32_24" style:display-name="Input 2 24" style:family="table-cell" style:data-style-name="N0">
      <style:table-cell-properties fo:border="thin solid #808080" fo:background-color="#FFCC99"/>
      <style:text-properties fo:color="#333399"/>
    </style:style>
    <style:style style:name="Input_32_2_32_25" style:display-name="Input 2 25" style:family="table-cell" style:data-style-name="N0">
      <style:table-cell-properties fo:border="thin solid #808080" fo:background-color="#FFCC99"/>
      <style:text-properties fo:color="#333399"/>
    </style:style>
    <style:style style:name="Input_32_2_32_26" style:display-name="Input 2 26" style:family="table-cell" style:data-style-name="N0">
      <style:table-cell-properties fo:border="thin solid #808080" fo:background-color="#FFCC99"/>
      <style:text-properties fo:color="#333399"/>
    </style:style>
    <style:style style:name="Input_32_2_32_27" style:display-name="Input 2 27" style:family="table-cell" style:data-style-name="N0">
      <style:table-cell-properties fo:border="thin solid #808080" fo:background-color="#FFCC99"/>
      <style:text-properties fo:color="#333399"/>
    </style:style>
    <style:style style:name="Input_32_2_32_28" style:display-name="Input 2 28" style:family="table-cell" style:data-style-name="N0">
      <style:table-cell-properties fo:border="thin solid #808080" fo:background-color="#FFCC99"/>
      <style:text-properties fo:color="#333399"/>
    </style:style>
    <style:style style:name="Input_32_2_32_29" style:display-name="Input 2 29" style:family="table-cell" style:data-style-name="N0">
      <style:table-cell-properties fo:border="thin solid #808080" fo:background-color="#FFCC99"/>
      <style:text-properties fo:color="#333399"/>
    </style:style>
    <style:style style:name="Input_32_2_32_3" style:display-name="Input 2 3" style:family="table-cell" style:data-style-name="N0">
      <style:table-cell-properties fo:border="thin solid #808080" fo:background-color="#FFCC99"/>
      <style:text-properties fo:color="#333399"/>
    </style:style>
    <style:style style:name="Input_32_2_32_30" style:display-name="Input 2 30" style:family="table-cell" style:data-style-name="N0">
      <style:table-cell-properties fo:border="thin solid #808080" fo:background-color="#FFCC99"/>
      <style:text-properties fo:color="#333399"/>
    </style:style>
    <style:style style:name="Input_32_2_32_31" style:display-name="Input 2 31" style:family="table-cell" style:data-style-name="N0">
      <style:table-cell-properties fo:border="thin solid #808080" fo:background-color="#FFCC99"/>
      <style:text-properties fo:color="#333399"/>
    </style:style>
    <style:style style:name="Input_32_2_32_32" style:display-name="Input 2 32" style:family="table-cell" style:data-style-name="N0">
      <style:table-cell-properties fo:border="thin solid #808080" fo:background-color="#FFCC99"/>
      <style:text-properties fo:color="#333399"/>
    </style:style>
    <style:style style:name="Input_32_2_32_33" style:display-name="Input 2 33" style:family="table-cell" style:data-style-name="N0">
      <style:table-cell-properties fo:border="thin solid #808080" fo:background-color="#FFCC99"/>
      <style:text-properties fo:color="#333399"/>
    </style:style>
    <style:style style:name="Input_32_2_32_34" style:display-name="Input 2 34" style:family="table-cell" style:data-style-name="N0">
      <style:table-cell-properties fo:border="thin solid #808080" fo:background-color="#FFCC99"/>
      <style:text-properties fo:color="#333399"/>
    </style:style>
    <style:style style:name="Input_32_2_32_35" style:display-name="Input 2 35" style:family="table-cell" style:data-style-name="N0">
      <style:table-cell-properties fo:border="thin solid #808080" fo:background-color="#FFCC99"/>
      <style:text-properties fo:color="#333399"/>
    </style:style>
    <style:style style:name="Input_32_2_32_36" style:display-name="Input 2 36" style:family="table-cell" style:data-style-name="N0">
      <style:table-cell-properties fo:border="thin solid #808080" fo:background-color="#FFCC99"/>
      <style:text-properties fo:color="#333399"/>
    </style:style>
    <style:style style:name="Input_32_2_32_37" style:display-name="Input 2 37" style:family="table-cell" style:data-style-name="N0">
      <style:table-cell-properties fo:border="thin solid #808080" fo:background-color="#FFCC99"/>
      <style:text-properties fo:color="#333399"/>
    </style:style>
    <style:style style:name="Input_32_2_32_38" style:display-name="Input 2 38" style:family="table-cell" style:data-style-name="N0">
      <style:table-cell-properties fo:border="thin solid #808080" fo:background-color="#FFCC99"/>
      <style:text-properties fo:color="#333399"/>
    </style:style>
    <style:style style:name="Input_32_2_32_39" style:display-name="Input 2 39" style:family="table-cell" style:data-style-name="N0">
      <style:table-cell-properties fo:border="thin solid #808080" fo:background-color="#FFCC99"/>
      <style:text-properties fo:color="#333399"/>
    </style:style>
    <style:style style:name="Input_32_2_32_4" style:display-name="Input 2 4" style:family="table-cell" style:data-style-name="N0">
      <style:table-cell-properties fo:border="thin solid #808080" fo:background-color="#FFCC99"/>
      <style:text-properties fo:color="#333399"/>
    </style:style>
    <style:style style:name="Input_32_2_32_40" style:display-name="Input 2 40" style:family="table-cell" style:data-style-name="N0">
      <style:table-cell-properties fo:border="thin solid #808080" fo:background-color="#FFCC99"/>
      <style:text-properties fo:color="#333399"/>
    </style:style>
    <style:style style:name="Input_32_2_32_41" style:display-name="Input 2 41" style:family="table-cell" style:data-style-name="N0">
      <style:table-cell-properties fo:border="thin solid #808080" fo:background-color="#FFCC99"/>
      <style:text-properties fo:color="#333399"/>
    </style:style>
    <style:style style:name="Input_32_2_32_42" style:display-name="Input 2 42" style:family="table-cell" style:data-style-name="N0">
      <style:table-cell-properties fo:border="thin solid #808080" fo:background-color="#FFCC99"/>
      <style:text-properties fo:color="#333399"/>
    </style:style>
    <style:style style:name="Input_32_2_32_43" style:display-name="Input 2 43" style:family="table-cell" style:data-style-name="N0">
      <style:table-cell-properties fo:border="thin solid #808080" fo:background-color="#FFCC99"/>
      <style:text-properties fo:color="#333399"/>
    </style:style>
    <style:style style:name="Input_32_2_32_44" style:display-name="Input 2 44" style:family="table-cell" style:data-style-name="N0">
      <style:table-cell-properties fo:border="thin solid #808080" fo:background-color="#FFCC99"/>
      <style:text-properties fo:color="#333399"/>
    </style:style>
    <style:style style:name="Input_32_2_32_45" style:display-name="Input 2 45" style:family="table-cell" style:data-style-name="N0">
      <style:table-cell-properties fo:border="thin solid #808080" fo:background-color="#FFCC99"/>
      <style:text-properties fo:color="#333399"/>
    </style:style>
    <style:style style:name="Input_32_2_32_46" style:display-name="Input 2 46" style:family="table-cell" style:data-style-name="N0">
      <style:table-cell-properties fo:border="thin solid #808080" fo:background-color="#FFCC99"/>
      <style:text-properties fo:color="#333399"/>
    </style:style>
    <style:style style:name="Input_32_2_32_47" style:display-name="Input 2 47" style:family="table-cell" style:data-style-name="N0">
      <style:table-cell-properties fo:border="thin solid #808080" fo:background-color="#FFCC99"/>
      <style:text-properties fo:color="#333399"/>
    </style:style>
    <style:style style:name="Input_32_2_32_48" style:display-name="Input 2 48" style:family="table-cell" style:data-style-name="N0">
      <style:table-cell-properties fo:border="thin solid #808080" fo:background-color="#FFCC99"/>
      <style:text-properties fo:color="#333399"/>
    </style:style>
    <style:style style:name="Input_32_2_32_49" style:display-name="Input 2 49" style:family="table-cell" style:data-style-name="N0">
      <style:table-cell-properties fo:border="thin solid #808080" fo:background-color="#FFCC99"/>
      <style:text-properties fo:color="#333399"/>
    </style:style>
    <style:style style:name="Input_32_2_32_5" style:display-name="Input 2 5" style:family="table-cell" style:data-style-name="N0">
      <style:table-cell-properties fo:border="thin solid #808080" fo:background-color="#FFCC99"/>
      <style:text-properties fo:color="#333399"/>
    </style:style>
    <style:style style:name="Input_32_2_32_50" style:display-name="Input 2 50" style:family="table-cell" style:data-style-name="N0">
      <style:table-cell-properties fo:border="thin solid #808080" fo:background-color="#FFCC99"/>
      <style:text-properties fo:color="#333399"/>
    </style:style>
    <style:style style:name="Input_32_2_32_51" style:display-name="Input 2 51" style:family="table-cell" style:data-style-name="N0">
      <style:table-cell-properties fo:border="thin solid #808080" fo:background-color="#FFCC99"/>
      <style:text-properties fo:color="#333399"/>
    </style:style>
    <style:style style:name="Input_32_2_32_52" style:display-name="Input 2 52" style:family="table-cell" style:data-style-name="N0">
      <style:table-cell-properties fo:border="thin solid #808080" fo:background-color="#FFCC99"/>
      <style:text-properties fo:color="#333399"/>
    </style:style>
    <style:style style:name="Input_32_2_32_53" style:display-name="Input 2 53" style:family="table-cell" style:data-style-name="N0">
      <style:table-cell-properties fo:border="thin solid #808080" fo:background-color="#FFCC99"/>
      <style:text-properties fo:color="#333399"/>
    </style:style>
    <style:style style:name="Input_32_2_32_54" style:display-name="Input 2 54" style:family="table-cell" style:data-style-name="N0">
      <style:table-cell-properties fo:border="thin solid #808080" fo:background-color="#FFCC99"/>
      <style:text-properties fo:color="#333399"/>
    </style:style>
    <style:style style:name="Input_32_2_32_55" style:display-name="Input 2 55" style:family="table-cell" style:data-style-name="N0">
      <style:table-cell-properties fo:border="thin solid #808080" fo:background-color="#FFCC99"/>
      <style:text-properties fo:color="#333399"/>
    </style:style>
    <style:style style:name="Input_32_2_32_56" style:display-name="Input 2 56" style:family="table-cell" style:data-style-name="N0">
      <style:table-cell-properties fo:border="thin solid #808080" fo:background-color="#FFCC99"/>
      <style:text-properties fo:color="#333399"/>
    </style:style>
    <style:style style:name="Input_32_2_32_57" style:display-name="Input 2 57" style:family="table-cell" style:data-style-name="N0">
      <style:table-cell-properties fo:border="thin solid #808080" fo:background-color="#FFCC99"/>
      <style:text-properties fo:color="#333399"/>
    </style:style>
    <style:style style:name="Input_32_2_32_58" style:display-name="Input 2 58" style:family="table-cell" style:data-style-name="N0">
      <style:table-cell-properties fo:border="thin solid #808080" fo:background-color="#FFCC99"/>
      <style:text-properties fo:color="#333399"/>
    </style:style>
    <style:style style:name="Input_32_2_32_59" style:display-name="Input 2 59" style:family="table-cell" style:data-style-name="N0">
      <style:table-cell-properties fo:border="thin solid #808080" fo:background-color="#FFCC99"/>
      <style:text-properties fo:color="#333399"/>
    </style:style>
    <style:style style:name="Input_32_2_32_6" style:display-name="Input 2 6" style:family="table-cell" style:data-style-name="N0">
      <style:table-cell-properties fo:border="thin solid #808080" fo:background-color="#FFCC99"/>
      <style:text-properties fo:color="#333399"/>
    </style:style>
    <style:style style:name="Input_32_2_32_60" style:display-name="Input 2 60" style:family="table-cell" style:data-style-name="N0">
      <style:table-cell-properties fo:border="thin solid #808080" fo:background-color="#FFCC99"/>
      <style:text-properties fo:color="#333399"/>
    </style:style>
    <style:style style:name="Input_32_2_32_61" style:display-name="Input 2 61" style:family="table-cell" style:data-style-name="N0">
      <style:table-cell-properties fo:border="thin solid #808080" fo:background-color="#FFCC99"/>
      <style:text-properties fo:color="#333399"/>
    </style:style>
    <style:style style:name="Input_32_2_32_62" style:display-name="Input 2 62" style:family="table-cell" style:data-style-name="N0">
      <style:table-cell-properties fo:border="thin solid #808080" fo:background-color="#FFCC99"/>
      <style:text-properties fo:color="#333399"/>
    </style:style>
    <style:style style:name="Input_32_2_32_63" style:display-name="Input 2 63" style:family="table-cell" style:data-style-name="N0">
      <style:table-cell-properties fo:border="thin solid #808080" fo:background-color="#FFCC99"/>
      <style:text-properties fo:color="#333399"/>
    </style:style>
    <style:style style:name="Input_32_2_32_64" style:display-name="Input 2 64" style:family="table-cell" style:data-style-name="N0">
      <style:table-cell-properties fo:border="thin solid #808080" fo:background-color="#FFCC99"/>
      <style:text-properties fo:color="#333399"/>
    </style:style>
    <style:style style:name="Input_32_2_32_65" style:display-name="Input 2 65" style:family="table-cell" style:data-style-name="N0">
      <style:table-cell-properties fo:border="thin solid #808080" fo:background-color="#FFCC99"/>
      <style:text-properties fo:color="#333399"/>
    </style:style>
    <style:style style:name="Input_32_2_32_66" style:display-name="Input 2 66" style:family="table-cell" style:data-style-name="N0">
      <style:table-cell-properties fo:border="thin solid #808080" fo:background-color="#FFCC99"/>
      <style:text-properties fo:color="#333399"/>
    </style:style>
    <style:style style:name="Input_32_2_32_67" style:display-name="Input 2 67" style:family="table-cell" style:data-style-name="N0">
      <style:table-cell-properties fo:border="thin solid #808080" fo:background-color="#FFCC99"/>
      <style:text-properties fo:color="#333399"/>
    </style:style>
    <style:style style:name="Input_32_2_32_68" style:display-name="Input 2 68" style:family="table-cell" style:data-style-name="N0">
      <style:table-cell-properties fo:border="thin solid #808080" fo:background-color="#FFCC99"/>
      <style:text-properties fo:color="#333399"/>
    </style:style>
    <style:style style:name="Input_32_2_32_69" style:display-name="Input 2 69" style:family="table-cell" style:data-style-name="N0">
      <style:table-cell-properties fo:border="thin solid #808080" fo:background-color="#FFCC99"/>
      <style:text-properties fo:color="#333399"/>
    </style:style>
    <style:style style:name="Input_32_2_32_7" style:display-name="Input 2 7" style:family="table-cell" style:data-style-name="N0">
      <style:table-cell-properties fo:border="thin solid #808080" fo:background-color="#FFCC99"/>
      <style:text-properties fo:color="#333399"/>
    </style:style>
    <style:style style:name="Input_32_2_32_70" style:display-name="Input 2 70" style:family="table-cell" style:data-style-name="N0">
      <style:table-cell-properties fo:border="thin solid #808080" fo:background-color="#FFCC99"/>
      <style:text-properties fo:color="#333399"/>
    </style:style>
    <style:style style:name="Input_32_2_32_8" style:display-name="Input 2 8" style:family="table-cell" style:data-style-name="N0">
      <style:table-cell-properties fo:border="thin solid #808080" fo:background-color="#FFCC99"/>
      <style:text-properties fo:color="#333399"/>
    </style:style>
    <style:style style:name="Input_32_2_32_9" style:display-name="Input 2 9" style:family="table-cell" style:data-style-name="N0">
      <style:table-cell-properties fo:border="thin solid #808080" fo:background-color="#FFCC99"/>
      <style:text-properties fo:color="#333399"/>
    </style:style>
    <style:style style:name="Migliaia" style:family="table-cell" style:data-style-name="N35"/>
    <style:style style:name="Migliaia_32_2" style:display-name="Migliaia 2" style:family="table-cell" style:data-style-name="N35"/>
    <style:style style:name="Neutrale_32_2" style:display-name="Neutrale 2" style:family="table-cell" style:data-style-name="N0">
      <style:table-cell-properties fo:background-color="#FFFF99"/>
      <style:text-properties fo:color="#993300"/>
    </style:style>
    <style:style style:name="Neutro" style:family="table-cell" style:data-style-name="N0">
      <style:table-cell-properties fo:background-color="#FFFF99"/>
      <style:text-properties fo:color="#993300" fo:font-size="12pt" style:font-size-asian="12pt" style:font-size-complex="12pt"/>
    </style:style>
    <style:style style:name="Non_32_valido" style:display-name="Non valido" style:family="table-cell" style:data-style-name="N0">
      <style:table-cell-properties fo:background-color="#FF99CC"/>
      <style:text-properties fo:color="#80008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10" style:display-name="Normale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0" style:display-name="Normale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1" style:display-name="Normale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2" style:display-name="Normale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3" style:display-name="Normale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4" style:display-name="Normale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5" style:display-name="Normale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6" style:display-name="Normale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7" style:display-name="Normale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8" style:display-name="Normale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09" style:display-name="Normale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" style:display-name="Normale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0" style:display-name="Normale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1" style:display-name="Normale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2" style:display-name="Normale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3" style:display-name="Normale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4" style:display-name="Normale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5" style:display-name="Normale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6" style:display-name="Normale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7" style:display-name="Normale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8" style:display-name="Normale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9" style:display-name="Normale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" style:display-name="Normale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0" style:display-name="Normale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1" style:display-name="Normale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2" style:display-name="Normale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3" style:display-name="Normale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4" style:display-name="Normale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5" style:display-name="Normale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6" style:display-name="Normale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7" style:display-name="Normale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8" style:display-name="Normale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9" style:display-name="Normale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" style:display-name="Normale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0" style:display-name="Normale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1" style:display-name="Normale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2" style:display-name="Normale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3" style:display-name="Normale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4" style:display-name="Normale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4" style:display-name="Normale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5" style:display-name="Normale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6" style:display-name="Normale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7" style:display-name="Normale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8" style:display-name="Normale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9" style:display-name="Normale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" style:display-name="Normale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" style:display-name="Normale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" style:display-name="Normale 2 10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0" style:display-name="Normale 2 10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1" style:display-name="Normale 2 10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2" style:display-name="Normale 2 10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3" style:display-name="Normale 2 10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4" style:display-name="Normale 2 10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5" style:display-name="Normale 2 10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6" style:display-name="Normale 2 10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7" style:display-name="Normale 2 10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8" style:display-name="Normale 2 10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9" style:display-name="Normale 2 10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" style:display-name="Normale 2 10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0" style:display-name="Normale 2 10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1" style:display-name="Normale 2 10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2" style:display-name="Normale 2 10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3" style:display-name="Normale 2 10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4" style:display-name="Normale 2 10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5" style:display-name="Normale 2 10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6" style:display-name="Normale 2 10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7" style:display-name="Normale 2 10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8" style:display-name="Normale 2 10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9" style:display-name="Normale 2 10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" style:display-name="Normale 2 10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0" style:display-name="Normale 2 10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1" style:display-name="Normale 2 10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2" style:display-name="Normale 2 10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3" style:display-name="Normale 2 10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4" style:display-name="Normale 2 10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5" style:display-name="Normale 2 10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6" style:display-name="Normale 2 10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7" style:display-name="Normale 2 10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8" style:display-name="Normale 2 10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9" style:display-name="Normale 2 10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" style:display-name="Normale 2 10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0" style:display-name="Normale 2 10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1" style:display-name="Normale 2 10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2" style:display-name="Normale 2 10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3" style:display-name="Normale 2 10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4" style:display-name="Normale 2 10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5" style:display-name="Normale 2 10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6" style:display-name="Normale 2 10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7" style:display-name="Normale 2 10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8" style:display-name="Normale 2 10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9" style:display-name="Normale 2 10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" style:display-name="Normale 2 10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0" style:display-name="Normale 2 10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1" style:display-name="Normale 2 10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2" style:display-name="Normale 2 10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5" style:display-name="Normale 2 10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6" style:display-name="Normale 2 10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7" style:display-name="Normale 2 10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8" style:display-name="Normale 2 10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9" style:display-name="Normale 2 10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" style:display-name="Normale 2 1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0" style:display-name="Normale 2 10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1" style:display-name="Normale 2 10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2" style:display-name="Normale 2 10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3" style:display-name="Normale 2 10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4" style:display-name="Normale 2 10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5" style:display-name="Normale 2 10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6" style:display-name="Normale 2 10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7" style:display-name="Normale 2 10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8" style:display-name="Normale 2 10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9" style:display-name="Normale 2 10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" style:display-name="Normale 2 10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0" style:display-name="Normale 2 10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1" style:display-name="Normale 2 10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2" style:display-name="Normale 2 10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3" style:display-name="Normale 2 10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4" style:display-name="Normale 2 10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5" style:display-name="Normale 2 10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6" style:display-name="Normale 2 10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7" style:display-name="Normale 2 10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8" style:display-name="Normale 2 10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9" style:display-name="Normale 2 10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" style:display-name="Normale 2 10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0" style:display-name="Normale 2 10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1" style:display-name="Normale 2 10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2" style:display-name="Normale 2 10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3" style:display-name="Normale 2 10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4" style:display-name="Normale 2 10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5" style:display-name="Normale 2 10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6" style:display-name="Normale 2 10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7" style:display-name="Normale 2 10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8" style:display-name="Normale 2 10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9" style:display-name="Normale 2 10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" style:display-name="Normale 2 10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0" style:display-name="Normale 2 10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1" style:display-name="Normale 2 10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2" style:display-name="Normale 2 10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3" style:display-name="Normale 2 10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4" style:display-name="Normale 2 10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5" style:display-name="Normale 2 10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6" style:display-name="Normale 2 10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7" style:display-name="Normale 2 10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8" style:display-name="Normale 2 10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9" style:display-name="Normale 2 10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" style:display-name="Normale 2 10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0" style:display-name="Normale 2 10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1" style:display-name="Normale 2 10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2" style:display-name="Normale 2 10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3" style:display-name="Normale 2 10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4" style:display-name="Normale 2 10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5" style:display-name="Normale 2 10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6" style:display-name="Normale 2 10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7" style:display-name="Normale 2 10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8" style:display-name="Normale 2 10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9" style:display-name="Normale 2 10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" style:display-name="Normale 2 10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0" style:display-name="Normale 2 10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1" style:display-name="Normale 2 10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2" style:display-name="Normale 2 10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3" style:display-name="Normale 2 10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4" style:display-name="Normale 2 10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5" style:display-name="Normale 2 10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6" style:display-name="Normale 2 10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7" style:display-name="Normale 2 10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8" style:display-name="Normale 2 10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9" style:display-name="Normale 2 10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" style:display-name="Normale 2 10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0" style:display-name="Normale 2 10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1" style:display-name="Normale 2 10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2" style:display-name="Normale 2 10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3" style:display-name="Normale 2 10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4" style:display-name="Normale 2 10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5" style:display-name="Normale 2 10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6" style:display-name="Normale 2 10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7" style:display-name="Normale 2 10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8" style:display-name="Normale 2 10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9" style:display-name="Normale 2 10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" style:display-name="Normale 2 10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0" style:display-name="Normale 2 10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1" style:display-name="Normale 2 10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2" style:display-name="Normale 2 10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3" style:display-name="Normale 2 10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4" style:display-name="Normale 2 10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5" style:display-name="Normale 2 10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6" style:display-name="Normale 2 10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7" style:display-name="Normale 2 10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8" style:display-name="Normale 2 10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9" style:display-name="Normale 2 10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0" style:display-name="Normale 2 100" style:family="table-cell" style:data-style-name="N0">
      <style:table-cell-properties style:vertical-align="automatic" fo:background-color="transparent"/>
    </style:style>
    <style:style style:name="Normale_32_2_32_101" style:display-name="Normale 2 101" style:family="table-cell" style:data-style-name="N0">
      <style:table-cell-properties style:vertical-align="automatic" fo:background-color="transparent"/>
    </style:style>
    <style:style style:name="Normale_32_2_32_102" style:display-name="Normale 2 102" style:family="table-cell" style:data-style-name="N0">
      <style:table-cell-properties style:vertical-align="automatic" fo:background-color="transparent"/>
    </style:style>
    <style:style style:name="Normale_32_2_32_103" style:display-name="Normale 2 103" style:family="table-cell" style:data-style-name="N0">
      <style:table-cell-properties style:vertical-align="automatic" fo:background-color="transparent"/>
    </style:style>
    <style:style style:name="Normale_32_2_32_104" style:display-name="Normale 2 104" style:family="table-cell" style:data-style-name="N0">
      <style:table-cell-properties style:vertical-align="automatic" fo:background-color="transparent"/>
    </style:style>
    <style:style style:name="Normale_32_2_32_105" style:display-name="Normale 2 105" style:family="table-cell" style:data-style-name="N0">
      <style:table-cell-properties style:vertical-align="automatic" fo:background-color="transparent"/>
    </style:style>
    <style:style style:name="Normale_32_2_32_106" style:display-name="Normale 2 106" style:family="table-cell" style:data-style-name="N0">
      <style:table-cell-properties style:vertical-align="automatic" fo:background-color="transparent"/>
    </style:style>
    <style:style style:name="Normale_32_2_32_107" style:display-name="Normale 2 107" style:family="table-cell" style:data-style-name="N0">
      <style:table-cell-properties style:vertical-align="automatic" fo:background-color="transparent"/>
    </style:style>
    <style:style style:name="Normale_32_2_32_108" style:display-name="Normale 2 108" style:family="table-cell" style:data-style-name="N0">
      <style:table-cell-properties style:vertical-align="automatic" fo:background-color="transparent"/>
    </style:style>
    <style:style style:name="Normale_32_2_32_109" style:display-name="Normale 2 109" style:family="table-cell" style:data-style-name="N0">
      <style:table-cell-properties style:vertical-align="automatic" fo:background-color="transparent"/>
    </style:style>
    <style:style style:name="Normale_32_2_32_11" style:display-name="Normale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" style:display-name="Normale 2 11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0" style:display-name="Normale 2 11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1" style:display-name="Normale 2 11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2" style:display-name="Normale 2 11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3" style:display-name="Normale 2 11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4" style:display-name="Normale 2 11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5" style:display-name="Normale 2 11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6" style:display-name="Normale 2 11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7" style:display-name="Normale 2 11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8" style:display-name="Normale 2 11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9" style:display-name="Normale 2 11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" style:display-name="Normale 2 11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0" style:display-name="Normale 2 11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1" style:display-name="Normale 2 11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2" style:display-name="Normale 2 11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3" style:display-name="Normale 2 11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4" style:display-name="Normale 2 11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5" style:display-name="Normale 2 11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6" style:display-name="Normale 2 11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7" style:display-name="Normale 2 11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8" style:display-name="Normale 2 11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9" style:display-name="Normale 2 11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" style:display-name="Normale 2 11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0" style:display-name="Normale 2 11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1" style:display-name="Normale 2 11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2" style:display-name="Normale 2 11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3" style:display-name="Normale 2 11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4" style:display-name="Normale 2 11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5" style:display-name="Normale 2 11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6" style:display-name="Normale 2 11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7" style:display-name="Normale 2 11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8" style:display-name="Normale 2 11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9" style:display-name="Normale 2 11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" style:display-name="Normale 2 11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0" style:display-name="Normale 2 11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1" style:display-name="Normale 2 11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2" style:display-name="Normale 2 11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3" style:display-name="Normale 2 11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4" style:display-name="Normale 2 11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5" style:display-name="Normale 2 11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6" style:display-name="Normale 2 11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7" style:display-name="Normale 2 11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8" style:display-name="Normale 2 11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9" style:display-name="Normale 2 11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" style:display-name="Normale 2 11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0" style:display-name="Normale 2 11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1" style:display-name="Normale 2 11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2" style:display-name="Normale 2 11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5" style:display-name="Normale 2 11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6" style:display-name="Normale 2 11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7" style:display-name="Normale 2 11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8" style:display-name="Normale 2 11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9" style:display-name="Normale 2 11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" style:display-name="Normale 2 1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0" style:display-name="Normale 2 11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1" style:display-name="Normale 2 11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2" style:display-name="Normale 2 11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3" style:display-name="Normale 2 11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4" style:display-name="Normale 2 11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5" style:display-name="Normale 2 11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6" style:display-name="Normale 2 11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7" style:display-name="Normale 2 11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8" style:display-name="Normale 2 11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9" style:display-name="Normale 2 11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" style:display-name="Normale 2 11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0" style:display-name="Normale 2 11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1" style:display-name="Normale 2 11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2" style:display-name="Normale 2 11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3" style:display-name="Normale 2 11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4" style:display-name="Normale 2 11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5" style:display-name="Normale 2 11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6" style:display-name="Normale 2 11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7" style:display-name="Normale 2 11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8" style:display-name="Normale 2 11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9" style:display-name="Normale 2 11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" style:display-name="Normale 2 11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0" style:display-name="Normale 2 11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1" style:display-name="Normale 2 11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2" style:display-name="Normale 2 11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3" style:display-name="Normale 2 11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4" style:display-name="Normale 2 11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5" style:display-name="Normale 2 11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6" style:display-name="Normale 2 11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7" style:display-name="Normale 2 11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8" style:display-name="Normale 2 11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9" style:display-name="Normale 2 11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" style:display-name="Normale 2 11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0" style:display-name="Normale 2 11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1" style:display-name="Normale 2 11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2" style:display-name="Normale 2 11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3" style:display-name="Normale 2 11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4" style:display-name="Normale 2 11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5" style:display-name="Normale 2 11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6" style:display-name="Normale 2 11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7" style:display-name="Normale 2 11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8" style:display-name="Normale 2 11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9" style:display-name="Normale 2 11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" style:display-name="Normale 2 11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0" style:display-name="Normale 2 11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1" style:display-name="Normale 2 11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2" style:display-name="Normale 2 11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3" style:display-name="Normale 2 11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4" style:display-name="Normale 2 11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5" style:display-name="Normale 2 11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6" style:display-name="Normale 2 11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7" style:display-name="Normale 2 11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8" style:display-name="Normale 2 11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9" style:display-name="Normale 2 11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" style:display-name="Normale 2 11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0" style:display-name="Normale 2 11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1" style:display-name="Normale 2 11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2" style:display-name="Normale 2 11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3" style:display-name="Normale 2 11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4" style:display-name="Normale 2 11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5" style:display-name="Normale 2 11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6" style:display-name="Normale 2 11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7" style:display-name="Normale 2 11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8" style:display-name="Normale 2 11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9" style:display-name="Normale 2 11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" style:display-name="Normale 2 11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0" style:display-name="Normale 2 11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1" style:display-name="Normale 2 11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2" style:display-name="Normale 2 11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3" style:display-name="Normale 2 11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4" style:display-name="Normale 2 11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5" style:display-name="Normale 2 11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6" style:display-name="Normale 2 11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7" style:display-name="Normale 2 11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8" style:display-name="Normale 2 11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9" style:display-name="Normale 2 11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" style:display-name="Normale 2 11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0" style:display-name="Normale 2 11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1" style:display-name="Normale 2 11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2" style:display-name="Normale 2 11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3" style:display-name="Normale 2 11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4" style:display-name="Normale 2 11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5" style:display-name="Normale 2 11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6" style:display-name="Normale 2 11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7" style:display-name="Normale 2 11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8" style:display-name="Normale 2 11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9" style:display-name="Normale 2 11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0" style:display-name="Normale 2 110" style:family="table-cell" style:data-style-name="N0">
      <style:table-cell-properties style:vertical-align="automatic" fo:background-color="transparent"/>
    </style:style>
    <style:style style:name="Normale_32_2_32_111" style:display-name="Normale 2 111" style:family="table-cell" style:data-style-name="N0">
      <style:table-cell-properties style:vertical-align="automatic" fo:background-color="transparent"/>
    </style:style>
    <style:style style:name="Normale_32_2_32_112" style:display-name="Normale 2 112" style:family="table-cell" style:data-style-name="N0">
      <style:table-cell-properties style:vertical-align="automatic" fo:background-color="transparent"/>
    </style:style>
    <style:style style:name="Normale_32_2_32_113" style:display-name="Normale 2 113" style:family="table-cell" style:data-style-name="N0">
      <style:table-cell-properties style:vertical-align="automatic" fo:background-color="transparent"/>
    </style:style>
    <style:style style:name="Normale_32_2_32_114" style:display-name="Normale 2 114" style:family="table-cell" style:data-style-name="N0">
      <style:table-cell-properties style:vertical-align="automatic" fo:background-color="transparent"/>
    </style:style>
    <style:style style:name="Normale_32_2_32_115" style:display-name="Normale 2 115" style:family="table-cell" style:data-style-name="N0">
      <style:table-cell-properties style:vertical-align="automatic" fo:background-color="transparent"/>
    </style:style>
    <style:style style:name="Normale_32_2_32_116" style:display-name="Normale 2 116" style:family="table-cell" style:data-style-name="N0">
      <style:table-cell-properties style:vertical-align="automatic" fo:background-color="transparent"/>
    </style:style>
    <style:style style:name="Normale_32_2_32_117" style:display-name="Normale 2 117" style:family="table-cell" style:data-style-name="N0">
      <style:table-cell-properties style:vertical-align="automatic" fo:background-color="transparent"/>
    </style:style>
    <style:style style:name="Normale_32_2_32_118" style:display-name="Normale 2 118" style:family="table-cell" style:data-style-name="N0">
      <style:table-cell-properties style:vertical-align="automatic" fo:background-color="transparent"/>
    </style:style>
    <style:style style:name="Normale_32_2_32_119" style:display-name="Normale 2 119" style:family="table-cell" style:data-style-name="N0">
      <style:table-cell-properties style:vertical-align="automatic" fo:background-color="transparent"/>
    </style:style>
    <style:style style:name="Normale_32_2_32_12" style:display-name="Normale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" style:display-name="Normale 2 1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0" style:display-name="Normale 2 1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1" style:display-name="Normale 2 1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2" style:display-name="Normale 2 1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3" style:display-name="Normale 2 1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4" style:display-name="Normale 2 1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5" style:display-name="Normale 2 1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6" style:display-name="Normale 2 1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7" style:display-name="Normale 2 1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8" style:display-name="Normale 2 1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9" style:display-name="Normale 2 1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" style:display-name="Normale 2 1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0" style:display-name="Normale 2 1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1" style:display-name="Normale 2 1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2" style:display-name="Normale 2 1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3" style:display-name="Normale 2 1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4" style:display-name="Normale 2 1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5" style:display-name="Normale 2 1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6" style:display-name="Normale 2 1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7" style:display-name="Normale 2 1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8" style:display-name="Normale 2 1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9" style:display-name="Normale 2 1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" style:display-name="Normale 2 1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0" style:display-name="Normale 2 1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1" style:display-name="Normale 2 1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2" style:display-name="Normale 2 1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3" style:display-name="Normale 2 1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4" style:display-name="Normale 2 1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5" style:display-name="Normale 2 1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6" style:display-name="Normale 2 1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7" style:display-name="Normale 2 1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8" style:display-name="Normale 2 1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9" style:display-name="Normale 2 1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" style:display-name="Normale 2 1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0" style:display-name="Normale 2 1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1" style:display-name="Normale 2 1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2" style:display-name="Normale 2 1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3" style:display-name="Normale 2 1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4" style:display-name="Normale 2 1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5" style:display-name="Normale 2 1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6" style:display-name="Normale 2 1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7" style:display-name="Normale 2 1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8" style:display-name="Normale 2 1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9" style:display-name="Normale 2 1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" style:display-name="Normale 2 1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0" style:display-name="Normale 2 1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1" style:display-name="Normale 2 1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2" style:display-name="Normale 2 1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5" style:display-name="Normale 2 1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6" style:display-name="Normale 2 1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7" style:display-name="Normale 2 1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8" style:display-name="Normale 2 1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9" style:display-name="Normale 2 1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" style:display-name="Normale 2 1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0" style:display-name="Normale 2 1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1" style:display-name="Normale 2 1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2" style:display-name="Normale 2 1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3" style:display-name="Normale 2 1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4" style:display-name="Normale 2 1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5" style:display-name="Normale 2 1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6" style:display-name="Normale 2 1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7" style:display-name="Normale 2 1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8" style:display-name="Normale 2 1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9" style:display-name="Normale 2 1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" style:display-name="Normale 2 1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0" style:display-name="Normale 2 1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1" style:display-name="Normale 2 1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2" style:display-name="Normale 2 1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3" style:display-name="Normale 2 1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4" style:display-name="Normale 2 1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5" style:display-name="Normale 2 1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6" style:display-name="Normale 2 1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7" style:display-name="Normale 2 1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8" style:display-name="Normale 2 1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9" style:display-name="Normale 2 1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" style:display-name="Normale 2 1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0" style:display-name="Normale 2 1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1" style:display-name="Normale 2 1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2" style:display-name="Normale 2 1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3" style:display-name="Normale 2 1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4" style:display-name="Normale 2 1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5" style:display-name="Normale 2 1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6" style:display-name="Normale 2 1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7" style:display-name="Normale 2 1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8" style:display-name="Normale 2 1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9" style:display-name="Normale 2 1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" style:display-name="Normale 2 1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0" style:display-name="Normale 2 1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1" style:display-name="Normale 2 1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2" style:display-name="Normale 2 1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3" style:display-name="Normale 2 1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4" style:display-name="Normale 2 1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5" style:display-name="Normale 2 1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6" style:display-name="Normale 2 1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7" style:display-name="Normale 2 1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8" style:display-name="Normale 2 1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9" style:display-name="Normale 2 1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" style:display-name="Normale 2 1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0" style:display-name="Normale 2 1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1" style:display-name="Normale 2 1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2" style:display-name="Normale 2 1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3" style:display-name="Normale 2 1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4" style:display-name="Normale 2 1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5" style:display-name="Normale 2 1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6" style:display-name="Normale 2 1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7" style:display-name="Normale 2 1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8" style:display-name="Normale 2 1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9" style:display-name="Normale 2 1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" style:display-name="Normale 2 1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0" style:display-name="Normale 2 1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1" style:display-name="Normale 2 1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2" style:display-name="Normale 2 1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3" style:display-name="Normale 2 1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4" style:display-name="Normale 2 1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5" style:display-name="Normale 2 1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6" style:display-name="Normale 2 1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7" style:display-name="Normale 2 1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8" style:display-name="Normale 2 1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9" style:display-name="Normale 2 1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" style:display-name="Normale 2 1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0" style:display-name="Normale 2 1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1" style:display-name="Normale 2 1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2" style:display-name="Normale 2 1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3" style:display-name="Normale 2 1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4" style:display-name="Normale 2 1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5" style:display-name="Normale 2 1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6" style:display-name="Normale 2 1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7" style:display-name="Normale 2 1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8" style:display-name="Normale 2 1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9" style:display-name="Normale 2 1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" style:display-name="Normale 2 1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0" style:display-name="Normale 2 1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1" style:display-name="Normale 2 1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2" style:display-name="Normale 2 1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3" style:display-name="Normale 2 1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4" style:display-name="Normale 2 1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5" style:display-name="Normale 2 1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6" style:display-name="Normale 2 1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7" style:display-name="Normale 2 1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8" style:display-name="Normale 2 1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9" style:display-name="Normale 2 1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0" style:display-name="Normale 2 120" style:family="table-cell" style:data-style-name="N0">
      <style:table-cell-properties style:vertical-align="automatic" fo:background-color="transparent"/>
    </style:style>
    <style:style style:name="Normale_32_2_32_121" style:display-name="Normale 2 121" style:family="table-cell" style:data-style-name="N0">
      <style:table-cell-properties style:vertical-align="automatic" fo:background-color="transparent"/>
    </style:style>
    <style:style style:name="Normale_32_2_32_122" style:display-name="Normale 2 122" style:family="table-cell" style:data-style-name="N0">
      <style:table-cell-properties style:vertical-align="automatic" fo:background-color="transparent"/>
    </style:style>
    <style:style style:name="Normale_32_2_32_123" style:display-name="Normale 2 123" style:family="table-cell" style:data-style-name="N0">
      <style:table-cell-properties style:vertical-align="automatic" fo:background-color="transparent"/>
    </style:style>
    <style:style style:name="Normale_32_2_32_124" style:display-name="Normale 2 124" style:family="table-cell" style:data-style-name="N0">
      <style:table-cell-properties style:vertical-align="automatic" fo:background-color="transparent"/>
    </style:style>
    <style:style style:name="Normale_32_2_32_125" style:display-name="Normale 2 125" style:family="table-cell" style:data-style-name="N0">
      <style:table-cell-properties style:vertical-align="automatic" fo:background-color="transparent"/>
    </style:style>
    <style:style style:name="Normale_32_2_32_13" style:display-name="Normale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" style:display-name="Normale 2 1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0" style:display-name="Normale 2 1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1" style:display-name="Normale 2 1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2" style:display-name="Normale 2 1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3" style:display-name="Normale 2 1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4" style:display-name="Normale 2 1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5" style:display-name="Normale 2 1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6" style:display-name="Normale 2 1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7" style:display-name="Normale 2 1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8" style:display-name="Normale 2 1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9" style:display-name="Normale 2 1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" style:display-name="Normale 2 1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0" style:display-name="Normale 2 1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1" style:display-name="Normale 2 1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2" style:display-name="Normale 2 1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3" style:display-name="Normale 2 1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4" style:display-name="Normale 2 1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5" style:display-name="Normale 2 1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6" style:display-name="Normale 2 1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7" style:display-name="Normale 2 1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8" style:display-name="Normale 2 1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9" style:display-name="Normale 2 1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" style:display-name="Normale 2 1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0" style:display-name="Normale 2 1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1" style:display-name="Normale 2 1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2" style:display-name="Normale 2 1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3" style:display-name="Normale 2 1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4" style:display-name="Normale 2 1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5" style:display-name="Normale 2 1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6" style:display-name="Normale 2 1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7" style:display-name="Normale 2 1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8" style:display-name="Normale 2 1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9" style:display-name="Normale 2 1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" style:display-name="Normale 2 1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0" style:display-name="Normale 2 1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1" style:display-name="Normale 2 1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2" style:display-name="Normale 2 1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3" style:display-name="Normale 2 1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4" style:display-name="Normale 2 1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5" style:display-name="Normale 2 1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6" style:display-name="Normale 2 1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7" style:display-name="Normale 2 1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8" style:display-name="Normale 2 1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9" style:display-name="Normale 2 1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" style:display-name="Normale 2 1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0" style:display-name="Normale 2 1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1" style:display-name="Normale 2 1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2" style:display-name="Normale 2 1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5" style:display-name="Normale 2 1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6" style:display-name="Normale 2 1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7" style:display-name="Normale 2 1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8" style:display-name="Normale 2 1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9" style:display-name="Normale 2 1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" style:display-name="Normale 2 1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0" style:display-name="Normale 2 1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1" style:display-name="Normale 2 1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2" style:display-name="Normale 2 1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3" style:display-name="Normale 2 1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4" style:display-name="Normale 2 1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5" style:display-name="Normale 2 1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6" style:display-name="Normale 2 1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7" style:display-name="Normale 2 1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8" style:display-name="Normale 2 1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9" style:display-name="Normale 2 1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" style:display-name="Normale 2 1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0" style:display-name="Normale 2 1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1" style:display-name="Normale 2 1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2" style:display-name="Normale 2 1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3" style:display-name="Normale 2 1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4" style:display-name="Normale 2 1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5" style:display-name="Normale 2 1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6" style:display-name="Normale 2 1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7" style:display-name="Normale 2 1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8" style:display-name="Normale 2 1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9" style:display-name="Normale 2 1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" style:display-name="Normale 2 1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0" style:display-name="Normale 2 1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1" style:display-name="Normale 2 1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2" style:display-name="Normale 2 1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3" style:display-name="Normale 2 1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4" style:display-name="Normale 2 1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5" style:display-name="Normale 2 1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6" style:display-name="Normale 2 1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7" style:display-name="Normale 2 1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8" style:display-name="Normale 2 1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9" style:display-name="Normale 2 1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" style:display-name="Normale 2 1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0" style:display-name="Normale 2 1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1" style:display-name="Normale 2 1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2" style:display-name="Normale 2 1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3" style:display-name="Normale 2 1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4" style:display-name="Normale 2 1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5" style:display-name="Normale 2 1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6" style:display-name="Normale 2 1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7" style:display-name="Normale 2 1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8" style:display-name="Normale 2 1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9" style:display-name="Normale 2 1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" style:display-name="Normale 2 1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0" style:display-name="Normale 2 1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1" style:display-name="Normale 2 1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2" style:display-name="Normale 2 1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3" style:display-name="Normale 2 1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4" style:display-name="Normale 2 1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5" style:display-name="Normale 2 1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6" style:display-name="Normale 2 1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7" style:display-name="Normale 2 1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8" style:display-name="Normale 2 1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9" style:display-name="Normale 2 1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" style:display-name="Normale 2 1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0" style:display-name="Normale 2 1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1" style:display-name="Normale 2 1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2" style:display-name="Normale 2 1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3" style:display-name="Normale 2 1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4" style:display-name="Normale 2 1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5" style:display-name="Normale 2 1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6" style:display-name="Normale 2 1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7" style:display-name="Normale 2 1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8" style:display-name="Normale 2 1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9" style:display-name="Normale 2 1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" style:display-name="Normale 2 1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0" style:display-name="Normale 2 1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1" style:display-name="Normale 2 1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2" style:display-name="Normale 2 1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3" style:display-name="Normale 2 1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4" style:display-name="Normale 2 1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5" style:display-name="Normale 2 1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6" style:display-name="Normale 2 1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7" style:display-name="Normale 2 1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8" style:display-name="Normale 2 1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9" style:display-name="Normale 2 1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" style:display-name="Normale 2 1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0" style:display-name="Normale 2 1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1" style:display-name="Normale 2 1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2" style:display-name="Normale 2 1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3" style:display-name="Normale 2 1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4" style:display-name="Normale 2 1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5" style:display-name="Normale 2 1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6" style:display-name="Normale 2 1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7" style:display-name="Normale 2 1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8" style:display-name="Normale 2 1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9" style:display-name="Normale 2 1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" style:display-name="Normale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" style:display-name="Normale 2 1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0" style:display-name="Normale 2 1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1" style:display-name="Normale 2 1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2" style:display-name="Normale 2 1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3" style:display-name="Normale 2 1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4" style:display-name="Normale 2 1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5" style:display-name="Normale 2 1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6" style:display-name="Normale 2 1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7" style:display-name="Normale 2 1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8" style:display-name="Normale 2 1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9" style:display-name="Normale 2 1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" style:display-name="Normale 2 1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0" style:display-name="Normale 2 1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1" style:display-name="Normale 2 1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2" style:display-name="Normale 2 1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3" style:display-name="Normale 2 1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4" style:display-name="Normale 2 1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5" style:display-name="Normale 2 1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6" style:display-name="Normale 2 1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7" style:display-name="Normale 2 1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8" style:display-name="Normale 2 1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9" style:display-name="Normale 2 1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" style:display-name="Normale 2 1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0" style:display-name="Normale 2 1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1" style:display-name="Normale 2 1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2" style:display-name="Normale 2 1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3" style:display-name="Normale 2 1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4" style:display-name="Normale 2 1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5" style:display-name="Normale 2 1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6" style:display-name="Normale 2 1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7" style:display-name="Normale 2 1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8" style:display-name="Normale 2 1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9" style:display-name="Normale 2 1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" style:display-name="Normale 2 1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0" style:display-name="Normale 2 1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1" style:display-name="Normale 2 1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2" style:display-name="Normale 2 1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3" style:display-name="Normale 2 1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4" style:display-name="Normale 2 1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5" style:display-name="Normale 2 1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6" style:display-name="Normale 2 1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7" style:display-name="Normale 2 1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8" style:display-name="Normale 2 1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9" style:display-name="Normale 2 1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" style:display-name="Normale 2 1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0" style:display-name="Normale 2 1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1" style:display-name="Normale 2 1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2" style:display-name="Normale 2 1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5" style:display-name="Normale 2 1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6" style:display-name="Normale 2 1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7" style:display-name="Normale 2 1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8" style:display-name="Normale 2 1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9" style:display-name="Normale 2 1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" style:display-name="Normale 2 1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0" style:display-name="Normale 2 1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1" style:display-name="Normale 2 1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2" style:display-name="Normale 2 1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3" style:display-name="Normale 2 1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4" style:display-name="Normale 2 1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5" style:display-name="Normale 2 1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6" style:display-name="Normale 2 1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7" style:display-name="Normale 2 1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8" style:display-name="Normale 2 1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9" style:display-name="Normale 2 1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" style:display-name="Normale 2 1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0" style:display-name="Normale 2 1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1" style:display-name="Normale 2 1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2" style:display-name="Normale 2 1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3" style:display-name="Normale 2 1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4" style:display-name="Normale 2 1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5" style:display-name="Normale 2 1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6" style:display-name="Normale 2 1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7" style:display-name="Normale 2 1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8" style:display-name="Normale 2 1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9" style:display-name="Normale 2 1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" style:display-name="Normale 2 1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0" style:display-name="Normale 2 1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1" style:display-name="Normale 2 1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2" style:display-name="Normale 2 1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3" style:display-name="Normale 2 1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4" style:display-name="Normale 2 1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5" style:display-name="Normale 2 1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6" style:display-name="Normale 2 1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7" style:display-name="Normale 2 1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8" style:display-name="Normale 2 1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9" style:display-name="Normale 2 1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" style:display-name="Normale 2 1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0" style:display-name="Normale 2 1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1" style:display-name="Normale 2 1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2" style:display-name="Normale 2 1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3" style:display-name="Normale 2 1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4" style:display-name="Normale 2 1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5" style:display-name="Normale 2 1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6" style:display-name="Normale 2 1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7" style:display-name="Normale 2 1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8" style:display-name="Normale 2 1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9" style:display-name="Normale 2 1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" style:display-name="Normale 2 1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0" style:display-name="Normale 2 1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1" style:display-name="Normale 2 1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2" style:display-name="Normale 2 1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3" style:display-name="Normale 2 1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4" style:display-name="Normale 2 1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5" style:display-name="Normale 2 1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6" style:display-name="Normale 2 1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7" style:display-name="Normale 2 1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8" style:display-name="Normale 2 1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9" style:display-name="Normale 2 1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" style:display-name="Normale 2 1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0" style:display-name="Normale 2 1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1" style:display-name="Normale 2 1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2" style:display-name="Normale 2 1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3" style:display-name="Normale 2 1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4" style:display-name="Normale 2 1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5" style:display-name="Normale 2 1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6" style:display-name="Normale 2 1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7" style:display-name="Normale 2 1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8" style:display-name="Normale 2 1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9" style:display-name="Normale 2 1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" style:display-name="Normale 2 1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0" style:display-name="Normale 2 1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1" style:display-name="Normale 2 1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2" style:display-name="Normale 2 1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3" style:display-name="Normale 2 1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4" style:display-name="Normale 2 1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5" style:display-name="Normale 2 1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6" style:display-name="Normale 2 1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7" style:display-name="Normale 2 1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8" style:display-name="Normale 2 1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9" style:display-name="Normale 2 1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" style:display-name="Normale 2 1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0" style:display-name="Normale 2 1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1" style:display-name="Normale 2 1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2" style:display-name="Normale 2 1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3" style:display-name="Normale 2 1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4" style:display-name="Normale 2 1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5" style:display-name="Normale 2 1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6" style:display-name="Normale 2 1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7" style:display-name="Normale 2 1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8" style:display-name="Normale 2 1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9" style:display-name="Normale 2 1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" style:display-name="Normale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" style:display-name="Normale 2 1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0" style:display-name="Normale 2 15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1" style:display-name="Normale 2 15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2" style:display-name="Normale 2 15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3" style:display-name="Normale 2 15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4" style:display-name="Normale 2 15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5" style:display-name="Normale 2 15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6" style:display-name="Normale 2 15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7" style:display-name="Normale 2 15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8" style:display-name="Normale 2 15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9" style:display-name="Normale 2 15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" style:display-name="Normale 2 1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0" style:display-name="Normale 2 15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1" style:display-name="Normale 2 15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2" style:display-name="Normale 2 15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3" style:display-name="Normale 2 15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4" style:display-name="Normale 2 15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5" style:display-name="Normale 2 15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6" style:display-name="Normale 2 15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7" style:display-name="Normale 2 15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8" style:display-name="Normale 2 15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9" style:display-name="Normale 2 15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" style:display-name="Normale 2 1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0" style:display-name="Normale 2 15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1" style:display-name="Normale 2 15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2" style:display-name="Normale 2 15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3" style:display-name="Normale 2 15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4" style:display-name="Normale 2 15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5" style:display-name="Normale 2 15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6" style:display-name="Normale 2 15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7" style:display-name="Normale 2 15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8" style:display-name="Normale 2 15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9" style:display-name="Normale 2 15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" style:display-name="Normale 2 1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0" style:display-name="Normale 2 15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1" style:display-name="Normale 2 15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2" style:display-name="Normale 2 15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3" style:display-name="Normale 2 15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4" style:display-name="Normale 2 15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5" style:display-name="Normale 2 15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6" style:display-name="Normale 2 15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7" style:display-name="Normale 2 15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8" style:display-name="Normale 2 15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9" style:display-name="Normale 2 15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" style:display-name="Normale 2 1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0" style:display-name="Normale 2 15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1" style:display-name="Normale 2 15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2" style:display-name="Normale 2 15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5" style:display-name="Normale 2 1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6" style:display-name="Normale 2 1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7" style:display-name="Normale 2 1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8" style:display-name="Normale 2 1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9" style:display-name="Normale 2 1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" style:display-name="Normale 2 1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0" style:display-name="Normale 2 1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1" style:display-name="Normale 2 1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2" style:display-name="Normale 2 1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3" style:display-name="Normale 2 1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4" style:display-name="Normale 2 1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5" style:display-name="Normale 2 1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6" style:display-name="Normale 2 1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7" style:display-name="Normale 2 1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8" style:display-name="Normale 2 1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9" style:display-name="Normale 2 1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" style:display-name="Normale 2 1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0" style:display-name="Normale 2 1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1" style:display-name="Normale 2 1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2" style:display-name="Normale 2 1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3" style:display-name="Normale 2 1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4" style:display-name="Normale 2 1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5" style:display-name="Normale 2 1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6" style:display-name="Normale 2 1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7" style:display-name="Normale 2 1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8" style:display-name="Normale 2 1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9" style:display-name="Normale 2 1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" style:display-name="Normale 2 1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0" style:display-name="Normale 2 1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1" style:display-name="Normale 2 1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2" style:display-name="Normale 2 1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3" style:display-name="Normale 2 1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4" style:display-name="Normale 2 1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5" style:display-name="Normale 2 1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6" style:display-name="Normale 2 1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7" style:display-name="Normale 2 1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8" style:display-name="Normale 2 1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9" style:display-name="Normale 2 1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" style:display-name="Normale 2 1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0" style:display-name="Normale 2 1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1" style:display-name="Normale 2 1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2" style:display-name="Normale 2 1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3" style:display-name="Normale 2 1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4" style:display-name="Normale 2 1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5" style:display-name="Normale 2 15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6" style:display-name="Normale 2 15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7" style:display-name="Normale 2 15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8" style:display-name="Normale 2 15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9" style:display-name="Normale 2 15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" style:display-name="Normale 2 1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0" style:display-name="Normale 2 15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1" style:display-name="Normale 2 15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2" style:display-name="Normale 2 15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3" style:display-name="Normale 2 15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4" style:display-name="Normale 2 15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5" style:display-name="Normale 2 15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6" style:display-name="Normale 2 15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7" style:display-name="Normale 2 15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8" style:display-name="Normale 2 15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9" style:display-name="Normale 2 15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" style:display-name="Normale 2 1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0" style:display-name="Normale 2 15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1" style:display-name="Normale 2 15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2" style:display-name="Normale 2 15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3" style:display-name="Normale 2 15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4" style:display-name="Normale 2 15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5" style:display-name="Normale 2 15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6" style:display-name="Normale 2 15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7" style:display-name="Normale 2 15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8" style:display-name="Normale 2 15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9" style:display-name="Normale 2 15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" style:display-name="Normale 2 1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0" style:display-name="Normale 2 15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1" style:display-name="Normale 2 15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2" style:display-name="Normale 2 15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3" style:display-name="Normale 2 15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4" style:display-name="Normale 2 15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5" style:display-name="Normale 2 15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6" style:display-name="Normale 2 15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7" style:display-name="Normale 2 15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8" style:display-name="Normale 2 15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9" style:display-name="Normale 2 15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" style:display-name="Normale 2 1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0" style:display-name="Normale 2 15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1" style:display-name="Normale 2 15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2" style:display-name="Normale 2 15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3" style:display-name="Normale 2 15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4" style:display-name="Normale 2 15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5" style:display-name="Normale 2 15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6" style:display-name="Normale 2 15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7" style:display-name="Normale 2 15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8" style:display-name="Normale 2 15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9" style:display-name="Normale 2 15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" style:display-name="Normale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" style:display-name="Normale 2 16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0" style:display-name="Normale 2 16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1" style:display-name="Normale 2 16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2" style:display-name="Normale 2 16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3" style:display-name="Normale 2 16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4" style:display-name="Normale 2 16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5" style:display-name="Normale 2 16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6" style:display-name="Normale 2 16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7" style:display-name="Normale 2 16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8" style:display-name="Normale 2 16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9" style:display-name="Normale 2 16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" style:display-name="Normale 2 16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0" style:display-name="Normale 2 16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1" style:display-name="Normale 2 16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2" style:display-name="Normale 2 16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3" style:display-name="Normale 2 16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4" style:display-name="Normale 2 16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5" style:display-name="Normale 2 16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6" style:display-name="Normale 2 16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7" style:display-name="Normale 2 16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8" style:display-name="Normale 2 16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9" style:display-name="Normale 2 16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" style:display-name="Normale 2 16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0" style:display-name="Normale 2 16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1" style:display-name="Normale 2 16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2" style:display-name="Normale 2 16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3" style:display-name="Normale 2 16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4" style:display-name="Normale 2 16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5" style:display-name="Normale 2 16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6" style:display-name="Normale 2 16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7" style:display-name="Normale 2 16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8" style:display-name="Normale 2 16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9" style:display-name="Normale 2 16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" style:display-name="Normale 2 16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0" style:display-name="Normale 2 16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1" style:display-name="Normale 2 16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2" style:display-name="Normale 2 16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3" style:display-name="Normale 2 16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4" style:display-name="Normale 2 16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5" style:display-name="Normale 2 16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6" style:display-name="Normale 2 16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7" style:display-name="Normale 2 16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8" style:display-name="Normale 2 16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9" style:display-name="Normale 2 16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" style:display-name="Normale 2 16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0" style:display-name="Normale 2 16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1" style:display-name="Normale 2 16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2" style:display-name="Normale 2 16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5" style:display-name="Normale 2 16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6" style:display-name="Normale 2 16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7" style:display-name="Normale 2 16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8" style:display-name="Normale 2 16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9" style:display-name="Normale 2 16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" style:display-name="Normale 2 1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0" style:display-name="Normale 2 16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1" style:display-name="Normale 2 16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2" style:display-name="Normale 2 16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3" style:display-name="Normale 2 16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4" style:display-name="Normale 2 16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5" style:display-name="Normale 2 16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6" style:display-name="Normale 2 16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7" style:display-name="Normale 2 16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8" style:display-name="Normale 2 16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9" style:display-name="Normale 2 16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" style:display-name="Normale 2 16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0" style:display-name="Normale 2 16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1" style:display-name="Normale 2 16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2" style:display-name="Normale 2 16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3" style:display-name="Normale 2 16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4" style:display-name="Normale 2 16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5" style:display-name="Normale 2 16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6" style:display-name="Normale 2 16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7" style:display-name="Normale 2 16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8" style:display-name="Normale 2 16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9" style:display-name="Normale 2 16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" style:display-name="Normale 2 16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0" style:display-name="Normale 2 16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1" style:display-name="Normale 2 16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2" style:display-name="Normale 2 16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3" style:display-name="Normale 2 16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4" style:display-name="Normale 2 16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5" style:display-name="Normale 2 16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6" style:display-name="Normale 2 16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7" style:display-name="Normale 2 16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8" style:display-name="Normale 2 16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9" style:display-name="Normale 2 16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" style:display-name="Normale 2 16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0" style:display-name="Normale 2 16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1" style:display-name="Normale 2 16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2" style:display-name="Normale 2 16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3" style:display-name="Normale 2 16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4" style:display-name="Normale 2 16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5" style:display-name="Normale 2 16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6" style:display-name="Normale 2 16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7" style:display-name="Normale 2 16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8" style:display-name="Normale 2 16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9" style:display-name="Normale 2 16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" style:display-name="Normale 2 16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0" style:display-name="Normale 2 16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1" style:display-name="Normale 2 16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2" style:display-name="Normale 2 16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3" style:display-name="Normale 2 16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4" style:display-name="Normale 2 16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5" style:display-name="Normale 2 16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6" style:display-name="Normale 2 16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7" style:display-name="Normale 2 16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8" style:display-name="Normale 2 16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9" style:display-name="Normale 2 16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" style:display-name="Normale 2 16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0" style:display-name="Normale 2 16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1" style:display-name="Normale 2 16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2" style:display-name="Normale 2 16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3" style:display-name="Normale 2 16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4" style:display-name="Normale 2 16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5" style:display-name="Normale 2 16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6" style:display-name="Normale 2 16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7" style:display-name="Normale 2 16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8" style:display-name="Normale 2 16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9" style:display-name="Normale 2 16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" style:display-name="Normale 2 16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0" style:display-name="Normale 2 16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1" style:display-name="Normale 2 16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2" style:display-name="Normale 2 16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3" style:display-name="Normale 2 16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4" style:display-name="Normale 2 16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5" style:display-name="Normale 2 16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6" style:display-name="Normale 2 16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7" style:display-name="Normale 2 16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8" style:display-name="Normale 2 16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9" style:display-name="Normale 2 16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" style:display-name="Normale 2 16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0" style:display-name="Normale 2 16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1" style:display-name="Normale 2 16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2" style:display-name="Normale 2 16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3" style:display-name="Normale 2 16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4" style:display-name="Normale 2 16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5" style:display-name="Normale 2 16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6" style:display-name="Normale 2 16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7" style:display-name="Normale 2 16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8" style:display-name="Normale 2 16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9" style:display-name="Normale 2 16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" style:display-name="Normale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" style:display-name="Normale 2 17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0" style:display-name="Normale 2 17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1" style:display-name="Normale 2 17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2" style:display-name="Normale 2 17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3" style:display-name="Normale 2 17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4" style:display-name="Normale 2 17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5" style:display-name="Normale 2 17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6" style:display-name="Normale 2 17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7" style:display-name="Normale 2 17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8" style:display-name="Normale 2 17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9" style:display-name="Normale 2 17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" style:display-name="Normale 2 17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0" style:display-name="Normale 2 17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1" style:display-name="Normale 2 17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2" style:display-name="Normale 2 17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3" style:display-name="Normale 2 17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4" style:display-name="Normale 2 17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5" style:display-name="Normale 2 17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6" style:display-name="Normale 2 17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7" style:display-name="Normale 2 17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8" style:display-name="Normale 2 17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9" style:display-name="Normale 2 17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" style:display-name="Normale 2 17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0" style:display-name="Normale 2 17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1" style:display-name="Normale 2 17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2" style:display-name="Normale 2 17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3" style:display-name="Normale 2 17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4" style:display-name="Normale 2 17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5" style:display-name="Normale 2 17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6" style:display-name="Normale 2 17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7" style:display-name="Normale 2 17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8" style:display-name="Normale 2 17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9" style:display-name="Normale 2 17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" style:display-name="Normale 2 17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0" style:display-name="Normale 2 17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1" style:display-name="Normale 2 17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2" style:display-name="Normale 2 17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3" style:display-name="Normale 2 17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4" style:display-name="Normale 2 17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5" style:display-name="Normale 2 17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6" style:display-name="Normale 2 17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7" style:display-name="Normale 2 17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8" style:display-name="Normale 2 17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9" style:display-name="Normale 2 17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" style:display-name="Normale 2 17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0" style:display-name="Normale 2 17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1" style:display-name="Normale 2 17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2" style:display-name="Normale 2 17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5" style:display-name="Normale 2 17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6" style:display-name="Normale 2 17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7" style:display-name="Normale 2 17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8" style:display-name="Normale 2 17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9" style:display-name="Normale 2 17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" style:display-name="Normale 2 1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0" style:display-name="Normale 2 17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1" style:display-name="Normale 2 17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2" style:display-name="Normale 2 17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3" style:display-name="Normale 2 17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4" style:display-name="Normale 2 17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5" style:display-name="Normale 2 17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6" style:display-name="Normale 2 17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7" style:display-name="Normale 2 17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8" style:display-name="Normale 2 17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9" style:display-name="Normale 2 17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" style:display-name="Normale 2 17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0" style:display-name="Normale 2 17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1" style:display-name="Normale 2 17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2" style:display-name="Normale 2 17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3" style:display-name="Normale 2 17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4" style:display-name="Normale 2 17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5" style:display-name="Normale 2 17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6" style:display-name="Normale 2 17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7" style:display-name="Normale 2 17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8" style:display-name="Normale 2 17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9" style:display-name="Normale 2 17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" style:display-name="Normale 2 17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0" style:display-name="Normale 2 17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1" style:display-name="Normale 2 17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2" style:display-name="Normale 2 17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3" style:display-name="Normale 2 17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4" style:display-name="Normale 2 17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5" style:display-name="Normale 2 17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6" style:display-name="Normale 2 17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7" style:display-name="Normale 2 17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8" style:display-name="Normale 2 17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9" style:display-name="Normale 2 17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" style:display-name="Normale 2 17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0" style:display-name="Normale 2 17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1" style:display-name="Normale 2 17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2" style:display-name="Normale 2 17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3" style:display-name="Normale 2 17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4" style:display-name="Normale 2 17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5" style:display-name="Normale 2 17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6" style:display-name="Normale 2 17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7" style:display-name="Normale 2 17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8" style:display-name="Normale 2 17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9" style:display-name="Normale 2 17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" style:display-name="Normale 2 17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0" style:display-name="Normale 2 17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1" style:display-name="Normale 2 17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2" style:display-name="Normale 2 17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3" style:display-name="Normale 2 17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4" style:display-name="Normale 2 17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5" style:display-name="Normale 2 17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6" style:display-name="Normale 2 17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7" style:display-name="Normale 2 17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8" style:display-name="Normale 2 17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9" style:display-name="Normale 2 17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" style:display-name="Normale 2 17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0" style:display-name="Normale 2 17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1" style:display-name="Normale 2 17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2" style:display-name="Normale 2 17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3" style:display-name="Normale 2 17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4" style:display-name="Normale 2 17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5" style:display-name="Normale 2 17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6" style:display-name="Normale 2 17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7" style:display-name="Normale 2 17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8" style:display-name="Normale 2 17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9" style:display-name="Normale 2 17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" style:display-name="Normale 2 17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0" style:display-name="Normale 2 17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1" style:display-name="Normale 2 17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2" style:display-name="Normale 2 17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3" style:display-name="Normale 2 17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4" style:display-name="Normale 2 17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5" style:display-name="Normale 2 17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6" style:display-name="Normale 2 17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7" style:display-name="Normale 2 17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8" style:display-name="Normale 2 17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9" style:display-name="Normale 2 17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" style:display-name="Normale 2 17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0" style:display-name="Normale 2 17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1" style:display-name="Normale 2 17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2" style:display-name="Normale 2 17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3" style:display-name="Normale 2 17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4" style:display-name="Normale 2 17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5" style:display-name="Normale 2 17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6" style:display-name="Normale 2 17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7" style:display-name="Normale 2 17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8" style:display-name="Normale 2 17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9" style:display-name="Normale 2 17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" style:display-name="Normale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" style:display-name="Normale 2 18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0" style:display-name="Normale 2 18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1" style:display-name="Normale 2 18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2" style:display-name="Normale 2 18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3" style:display-name="Normale 2 18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4" style:display-name="Normale 2 18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5" style:display-name="Normale 2 18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6" style:display-name="Normale 2 18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7" style:display-name="Normale 2 18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8" style:display-name="Normale 2 18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9" style:display-name="Normale 2 18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" style:display-name="Normale 2 18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0" style:display-name="Normale 2 18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1" style:display-name="Normale 2 18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2" style:display-name="Normale 2 18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3" style:display-name="Normale 2 18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4" style:display-name="Normale 2 18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5" style:display-name="Normale 2 18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6" style:display-name="Normale 2 18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7" style:display-name="Normale 2 18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8" style:display-name="Normale 2 18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9" style:display-name="Normale 2 18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" style:display-name="Normale 2 18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0" style:display-name="Normale 2 18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1" style:display-name="Normale 2 18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2" style:display-name="Normale 2 18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3" style:display-name="Normale 2 18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4" style:display-name="Normale 2 18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5" style:display-name="Normale 2 18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6" style:display-name="Normale 2 18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7" style:display-name="Normale 2 18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8" style:display-name="Normale 2 18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9" style:display-name="Normale 2 18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" style:display-name="Normale 2 18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0" style:display-name="Normale 2 18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1" style:display-name="Normale 2 18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2" style:display-name="Normale 2 18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3" style:display-name="Normale 2 18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4" style:display-name="Normale 2 18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5" style:display-name="Normale 2 18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6" style:display-name="Normale 2 18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7" style:display-name="Normale 2 18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8" style:display-name="Normale 2 18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9" style:display-name="Normale 2 18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" style:display-name="Normale 2 18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0" style:display-name="Normale 2 18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1" style:display-name="Normale 2 18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2" style:display-name="Normale 2 18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5" style:display-name="Normale 2 18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6" style:display-name="Normale 2 18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7" style:display-name="Normale 2 18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8" style:display-name="Normale 2 18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9" style:display-name="Normale 2 18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" style:display-name="Normale 2 1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0" style:display-name="Normale 2 18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1" style:display-name="Normale 2 18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2" style:display-name="Normale 2 18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3" style:display-name="Normale 2 18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4" style:display-name="Normale 2 18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5" style:display-name="Normale 2 18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6" style:display-name="Normale 2 18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7" style:display-name="Normale 2 18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8" style:display-name="Normale 2 18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9" style:display-name="Normale 2 18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" style:display-name="Normale 2 18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0" style:display-name="Normale 2 18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1" style:display-name="Normale 2 18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2" style:display-name="Normale 2 18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3" style:display-name="Normale 2 18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4" style:display-name="Normale 2 18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5" style:display-name="Normale 2 18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6" style:display-name="Normale 2 18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7" style:display-name="Normale 2 18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8" style:display-name="Normale 2 18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9" style:display-name="Normale 2 18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" style:display-name="Normale 2 18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0" style:display-name="Normale 2 18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1" style:display-name="Normale 2 18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2" style:display-name="Normale 2 18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3" style:display-name="Normale 2 18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4" style:display-name="Normale 2 18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5" style:display-name="Normale 2 18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6" style:display-name="Normale 2 18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7" style:display-name="Normale 2 18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8" style:display-name="Normale 2 18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9" style:display-name="Normale 2 18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" style:display-name="Normale 2 18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0" style:display-name="Normale 2 18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1" style:display-name="Normale 2 18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2" style:display-name="Normale 2 18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3" style:display-name="Normale 2 18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4" style:display-name="Normale 2 18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5" style:display-name="Normale 2 18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6" style:display-name="Normale 2 18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7" style:display-name="Normale 2 18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8" style:display-name="Normale 2 18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9" style:display-name="Normale 2 18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" style:display-name="Normale 2 18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0" style:display-name="Normale 2 18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1" style:display-name="Normale 2 18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2" style:display-name="Normale 2 18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3" style:display-name="Normale 2 18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4" style:display-name="Normale 2 18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5" style:display-name="Normale 2 18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6" style:display-name="Normale 2 18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7" style:display-name="Normale 2 18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8" style:display-name="Normale 2 18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9" style:display-name="Normale 2 18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" style:display-name="Normale 2 18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0" style:display-name="Normale 2 18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1" style:display-name="Normale 2 18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2" style:display-name="Normale 2 18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3" style:display-name="Normale 2 18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4" style:display-name="Normale 2 18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5" style:display-name="Normale 2 18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6" style:display-name="Normale 2 18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7" style:display-name="Normale 2 18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8" style:display-name="Normale 2 18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9" style:display-name="Normale 2 18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" style:display-name="Normale 2 18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0" style:display-name="Normale 2 18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1" style:display-name="Normale 2 18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2" style:display-name="Normale 2 18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3" style:display-name="Normale 2 18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4" style:display-name="Normale 2 18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5" style:display-name="Normale 2 18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6" style:display-name="Normale 2 18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7" style:display-name="Normale 2 18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8" style:display-name="Normale 2 18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9" style:display-name="Normale 2 18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" style:display-name="Normale 2 18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0" style:display-name="Normale 2 18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1" style:display-name="Normale 2 18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2" style:display-name="Normale 2 18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3" style:display-name="Normale 2 18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4" style:display-name="Normale 2 18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5" style:display-name="Normale 2 18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6" style:display-name="Normale 2 18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7" style:display-name="Normale 2 18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8" style:display-name="Normale 2 18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9" style:display-name="Normale 2 18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" style:display-name="Normale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" style:display-name="Normale 2 19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0" style:display-name="Normale 2 19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1" style:display-name="Normale 2 19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2" style:display-name="Normale 2 19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3" style:display-name="Normale 2 19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4" style:display-name="Normale 2 19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5" style:display-name="Normale 2 19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6" style:display-name="Normale 2 19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7" style:display-name="Normale 2 19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8" style:display-name="Normale 2 19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9" style:display-name="Normale 2 19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" style:display-name="Normale 2 19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0" style:display-name="Normale 2 19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1" style:display-name="Normale 2 19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2" style:display-name="Normale 2 19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3" style:display-name="Normale 2 19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4" style:display-name="Normale 2 19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5" style:display-name="Normale 2 19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6" style:display-name="Normale 2 19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7" style:display-name="Normale 2 19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8" style:display-name="Normale 2 19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9" style:display-name="Normale 2 19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" style:display-name="Normale 2 19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0" style:display-name="Normale 2 19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1" style:display-name="Normale 2 19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2" style:display-name="Normale 2 19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3" style:display-name="Normale 2 19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4" style:display-name="Normale 2 19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5" style:display-name="Normale 2 19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6" style:display-name="Normale 2 19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7" style:display-name="Normale 2 19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8" style:display-name="Normale 2 19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9" style:display-name="Normale 2 19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" style:display-name="Normale 2 19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0" style:display-name="Normale 2 19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1" style:display-name="Normale 2 19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2" style:display-name="Normale 2 19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3" style:display-name="Normale 2 19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4" style:display-name="Normale 2 19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5" style:display-name="Normale 2 19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6" style:display-name="Normale 2 19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7" style:display-name="Normale 2 19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8" style:display-name="Normale 2 19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9" style:display-name="Normale 2 19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" style:display-name="Normale 2 19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0" style:display-name="Normale 2 19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1" style:display-name="Normale 2 19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2" style:display-name="Normale 2 19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5" style:display-name="Normale 2 19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6" style:display-name="Normale 2 19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7" style:display-name="Normale 2 19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8" style:display-name="Normale 2 19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9" style:display-name="Normale 2 19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" style:display-name="Normale 2 19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0" style:display-name="Normale 2 19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1" style:display-name="Normale 2 19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2" style:display-name="Normale 2 19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3" style:display-name="Normale 2 19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4" style:display-name="Normale 2 19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5" style:display-name="Normale 2 19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6" style:display-name="Normale 2 19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7" style:display-name="Normale 2 19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8" style:display-name="Normale 2 19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9" style:display-name="Normale 2 19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" style:display-name="Normale 2 19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0" style:display-name="Normale 2 19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1" style:display-name="Normale 2 19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2" style:display-name="Normale 2 19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3" style:display-name="Normale 2 19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4" style:display-name="Normale 2 19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5" style:display-name="Normale 2 19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6" style:display-name="Normale 2 19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7" style:display-name="Normale 2 19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8" style:display-name="Normale 2 19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9" style:display-name="Normale 2 19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" style:display-name="Normale 2 19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0" style:display-name="Normale 2 19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1" style:display-name="Normale 2 19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2" style:display-name="Normale 2 19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3" style:display-name="Normale 2 19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4" style:display-name="Normale 2 19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5" style:display-name="Normale 2 19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6" style:display-name="Normale 2 19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7" style:display-name="Normale 2 19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8" style:display-name="Normale 2 19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9" style:display-name="Normale 2 19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" style:display-name="Normale 2 19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0" style:display-name="Normale 2 19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1" style:display-name="Normale 2 19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2" style:display-name="Normale 2 19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3" style:display-name="Normale 2 19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4" style:display-name="Normale 2 19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5" style:display-name="Normale 2 19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6" style:display-name="Normale 2 19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7" style:display-name="Normale 2 19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8" style:display-name="Normale 2 19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9" style:display-name="Normale 2 19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" style:display-name="Normale 2 19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0" style:display-name="Normale 2 19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1" style:display-name="Normale 2 19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2" style:display-name="Normale 2 19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3" style:display-name="Normale 2 19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4" style:display-name="Normale 2 19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5" style:display-name="Normale 2 19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6" style:display-name="Normale 2 19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7" style:display-name="Normale 2 19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8" style:display-name="Normale 2 19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9" style:display-name="Normale 2 19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" style:display-name="Normale 2 19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0" style:display-name="Normale 2 19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1" style:display-name="Normale 2 19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2" style:display-name="Normale 2 19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3" style:display-name="Normale 2 19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4" style:display-name="Normale 2 19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5" style:display-name="Normale 2 19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6" style:display-name="Normale 2 19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7" style:display-name="Normale 2 19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8" style:display-name="Normale 2 19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9" style:display-name="Normale 2 19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" style:display-name="Normale 2 19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0" style:display-name="Normale 2 19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1" style:display-name="Normale 2 19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2" style:display-name="Normale 2 19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3" style:display-name="Normale 2 19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4" style:display-name="Normale 2 19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5" style:display-name="Normale 2 19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6" style:display-name="Normale 2 19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7" style:display-name="Normale 2 19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8" style:display-name="Normale 2 19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9" style:display-name="Normale 2 19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" style:display-name="Normale 2 19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0" style:display-name="Normale 2 19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1" style:display-name="Normale 2 19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2" style:display-name="Normale 2 19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3" style:display-name="Normale 2 19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4" style:display-name="Normale 2 19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5" style:display-name="Normale 2 19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6" style:display-name="Normale 2 19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7" style:display-name="Normale 2 19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8" style:display-name="Normale 2 19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9" style:display-name="Normale 2 19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" style:display-name="Normale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" style:display-name="Normale 2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0" style:display-name="Normale 2 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1" style:display-name="Normale 2 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2" style:display-name="Normale 2 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3" style:display-name="Normale 2 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4" style:display-name="Normale 2 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5" style:display-name="Normale 2 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6" style:display-name="Normale 2 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7" style:display-name="Normale 2 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8" style:display-name="Normale 2 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9" style:display-name="Normale 2 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" style:display-name="Normale 2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0" style:display-name="Normale 2 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1" style:display-name="Normale 2 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2" style:display-name="Normale 2 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3" style:display-name="Normale 2 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4" style:display-name="Normale 2 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5" style:display-name="Normale 2 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6" style:display-name="Normale 2 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7" style:display-name="Normale 2 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8" style:display-name="Normale 2 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9" style:display-name="Normale 2 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" style:display-name="Normale 2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0" style:display-name="Normale 2 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1" style:display-name="Normale 2 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2" style:display-name="Normale 2 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3" style:display-name="Normale 2 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4" style:display-name="Normale 2 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5" style:display-name="Normale 2 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6" style:display-name="Normale 2 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7" style:display-name="Normale 2 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8" style:display-name="Normale 2 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9" style:display-name="Normale 2 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" style:display-name="Normale 2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0" style:display-name="Normale 2 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1" style:display-name="Normale 2 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2" style:display-name="Normale 2 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3" style:display-name="Normale 2 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4" style:display-name="Normale 2 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5" style:display-name="Normale 2 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6" style:display-name="Normale 2 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7" style:display-name="Normale 2 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8" style:display-name="Normale 2 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9" style:display-name="Normale 2 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" style:display-name="Normale 2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0" style:display-name="Normale 2 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1" style:display-name="Normale 2 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2" style:display-name="Normale 2 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3" style:display-name="Normale 2 2 1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4" style:display-name="Normale 2 2 1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5" style:display-name="Normale 2 2 1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6" style:display-name="Normale 2 2 1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7" style:display-name="Normale 2 2 1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8" style:display-name="Normale 2 2 1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9" style:display-name="Normale 2 2 1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" style:display-name="Normale 2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0" style:display-name="Normale 2 2 1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1" style:display-name="Normale 2 2 1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2" style:display-name="Normale 2 2 1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3" style:display-name="Normale 2 2 1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4" style:display-name="Normale 2 2 1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5" style:display-name="Normale 2 2 1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6" style:display-name="Normale 2 2 1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7" style:display-name="Normale 2 2 1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8" style:display-name="Normale 2 2 1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9" style:display-name="Normale 2 2 1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" style:display-name="Normale 2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0" style:display-name="Normale 2 2 1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1" style:display-name="Normale 2 2 1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2" style:display-name="Normale 2 2 1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3" style:display-name="Normale 2 2 1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4" style:display-name="Normale 2 2 1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5" style:display-name="Normale 2 2 1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6" style:display-name="Normale 2 2 1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7" style:display-name="Normale 2 2 1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8" style:display-name="Normale 2 2 1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9" style:display-name="Normale 2 2 1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" style:display-name="Normale 2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0" style:display-name="Normale 2 2 1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1" style:display-name="Normale 2 2 1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2" style:display-name="Normale 2 2 1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3" style:display-name="Normale 2 2 1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4" style:display-name="Normale 2 2 1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5" style:display-name="Normale 2 2 1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6" style:display-name="Normale 2 2 1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7" style:display-name="Normale 2 2 1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8" style:display-name="Normale 2 2 1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9" style:display-name="Normale 2 2 1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" style:display-name="Normale 2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0" style:display-name="Normale 2 2 1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1" style:display-name="Normale 2 2 1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2" style:display-name="Normale 2 2 1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3" style:display-name="Normale 2 2 1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4" style:display-name="Normale 2 2 1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5" style:display-name="Normale 2 2 1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6" style:display-name="Normale 2 2 1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7" style:display-name="Normale 2 2 1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8" style:display-name="Normale 2 2 1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9" style:display-name="Normale 2 2 1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" style:display-name="Normale 2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0" style:display-name="Normale 2 2 1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1" style:display-name="Normale 2 2 1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2" style:display-name="Normale 2 2 1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" style:display-name="Normale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" style:display-name="Normale 2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" style:display-name="Normale 2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2" style:display-name="Normale 2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3" style:display-name="Normale 2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4" style:display-name="Normale 2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5" style:display-name="Normale 2 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6" style:display-name="Normale 2 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7" style:display-name="Normale 2 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8" style:display-name="Normale 2 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9" style:display-name="Normale 2 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" style:display-name="Normale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0" style:display-name="Normale 2 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1" style:display-name="Normale 2 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2" style:display-name="Normale 2 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3" style:display-name="Normale 2 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4" style:display-name="Normale 2 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5" style:display-name="Normale 2 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6" style:display-name="Normale 2 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7" style:display-name="Normale 2 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8" style:display-name="Normale 2 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9" style:display-name="Normale 2 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" style:display-name="Normale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0" style:display-name="Normale 2 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1" style:display-name="Normale 2 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2" style:display-name="Normale 2 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3" style:display-name="Normale 2 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4" style:display-name="Normale 2 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5" style:display-name="Normale 2 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6" style:display-name="Normale 2 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7" style:display-name="Normale 2 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8" style:display-name="Normale 2 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9" style:display-name="Normale 2 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" style:display-name="Normale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0" style:display-name="Normale 2 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1" style:display-name="Normale 2 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2" style:display-name="Normale 2 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3" style:display-name="Normale 2 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4" style:display-name="Normale 2 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5" style:display-name="Normale 2 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6" style:display-name="Normale 2 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7" style:display-name="Normale 2 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8" style:display-name="Normale 2 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9" style:display-name="Normale 2 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" style:display-name="Normale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0" style:display-name="Normale 2 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1" style:display-name="Normale 2 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2" style:display-name="Normale 2 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3" style:display-name="Normale 2 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4" style:display-name="Normale 2 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5" style:display-name="Normale 2 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6" style:display-name="Normale 2 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7" style:display-name="Normale 2 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8" style:display-name="Normale 2 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9" style:display-name="Normale 2 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" style:display-name="Normale 2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0" style:display-name="Normale 2 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1" style:display-name="Normale 2 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2" style:display-name="Normale 2 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3" style:display-name="Normale 2 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4" style:display-name="Normale 2 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5" style:display-name="Normale 2 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6" style:display-name="Normale 2 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7" style:display-name="Normale 2 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8" style:display-name="Normale 2 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9" style:display-name="Normale 2 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" style:display-name="Normale 2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0" style:display-name="Normale 2 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1" style:display-name="Normale 2 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2" style:display-name="Normale 2 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3" style:display-name="Normale 2 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4" style:display-name="Normale 2 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5" style:display-name="Normale 2 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6" style:display-name="Normale 2 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7" style:display-name="Normale 2 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8" style:display-name="Normale 2 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9" style:display-name="Normale 2 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" style:display-name="Normale 2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0" style:display-name="Normale 2 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1" style:display-name="Normale 2 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2" style:display-name="Normale 2 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3" style:display-name="Normale 2 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4" style:display-name="Normale 2 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5" style:display-name="Normale 2 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6" style:display-name="Normale 2 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7" style:display-name="Normale 2 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8" style:display-name="Normale 2 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9" style:display-name="Normale 2 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" style:display-name="Normale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" style:display-name="Normale 2 20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0" style:display-name="Normale 2 20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1" style:display-name="Normale 2 20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2" style:display-name="Normale 2 20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3" style:display-name="Normale 2 20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4" style:display-name="Normale 2 20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5" style:display-name="Normale 2 20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6" style:display-name="Normale 2 20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7" style:display-name="Normale 2 20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8" style:display-name="Normale 2 20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9" style:display-name="Normale 2 20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" style:display-name="Normale 2 20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0" style:display-name="Normale 2 20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1" style:display-name="Normale 2 20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2" style:display-name="Normale 2 20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3" style:display-name="Normale 2 20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4" style:display-name="Normale 2 20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5" style:display-name="Normale 2 20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6" style:display-name="Normale 2 20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7" style:display-name="Normale 2 20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8" style:display-name="Normale 2 20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9" style:display-name="Normale 2 20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" style:display-name="Normale 2 20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0" style:display-name="Normale 2 20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1" style:display-name="Normale 2 20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2" style:display-name="Normale 2 20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3" style:display-name="Normale 2 20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4" style:display-name="Normale 2 20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5" style:display-name="Normale 2 20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6" style:display-name="Normale 2 20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7" style:display-name="Normale 2 20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8" style:display-name="Normale 2 20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9" style:display-name="Normale 2 20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" style:display-name="Normale 2 20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0" style:display-name="Normale 2 20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1" style:display-name="Normale 2 20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2" style:display-name="Normale 2 20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3" style:display-name="Normale 2 20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4" style:display-name="Normale 2 20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5" style:display-name="Normale 2 20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6" style:display-name="Normale 2 20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7" style:display-name="Normale 2 20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8" style:display-name="Normale 2 20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9" style:display-name="Normale 2 20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" style:display-name="Normale 2 20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0" style:display-name="Normale 2 20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1" style:display-name="Normale 2 20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2" style:display-name="Normale 2 20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5" style:display-name="Normale 2 20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6" style:display-name="Normale 2 20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7" style:display-name="Normale 2 20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8" style:display-name="Normale 2 20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9" style:display-name="Normale 2 20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" style:display-name="Normale 2 2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0" style:display-name="Normale 2 20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1" style:display-name="Normale 2 20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2" style:display-name="Normale 2 20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3" style:display-name="Normale 2 20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4" style:display-name="Normale 2 20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5" style:display-name="Normale 2 20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6" style:display-name="Normale 2 20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7" style:display-name="Normale 2 20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8" style:display-name="Normale 2 20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9" style:display-name="Normale 2 20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" style:display-name="Normale 2 20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0" style:display-name="Normale 2 20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1" style:display-name="Normale 2 20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2" style:display-name="Normale 2 20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3" style:display-name="Normale 2 20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4" style:display-name="Normale 2 20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5" style:display-name="Normale 2 20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6" style:display-name="Normale 2 20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7" style:display-name="Normale 2 20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8" style:display-name="Normale 2 20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9" style:display-name="Normale 2 20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" style:display-name="Normale 2 20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0" style:display-name="Normale 2 20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1" style:display-name="Normale 2 20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2" style:display-name="Normale 2 20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3" style:display-name="Normale 2 20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4" style:display-name="Normale 2 20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5" style:display-name="Normale 2 20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6" style:display-name="Normale 2 20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7" style:display-name="Normale 2 20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8" style:display-name="Normale 2 20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9" style:display-name="Normale 2 20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" style:display-name="Normale 2 20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0" style:display-name="Normale 2 20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1" style:display-name="Normale 2 20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2" style:display-name="Normale 2 20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3" style:display-name="Normale 2 20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4" style:display-name="Normale 2 20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5" style:display-name="Normale 2 20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6" style:display-name="Normale 2 20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7" style:display-name="Normale 2 20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8" style:display-name="Normale 2 20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9" style:display-name="Normale 2 20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" style:display-name="Normale 2 20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0" style:display-name="Normale 2 20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1" style:display-name="Normale 2 20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2" style:display-name="Normale 2 20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3" style:display-name="Normale 2 20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4" style:display-name="Normale 2 20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5" style:display-name="Normale 2 20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6" style:display-name="Normale 2 20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7" style:display-name="Normale 2 20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8" style:display-name="Normale 2 20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9" style:display-name="Normale 2 20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" style:display-name="Normale 2 20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0" style:display-name="Normale 2 20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1" style:display-name="Normale 2 20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2" style:display-name="Normale 2 20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3" style:display-name="Normale 2 20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4" style:display-name="Normale 2 20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5" style:display-name="Normale 2 20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6" style:display-name="Normale 2 20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7" style:display-name="Normale 2 20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8" style:display-name="Normale 2 20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9" style:display-name="Normale 2 20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" style:display-name="Normale 2 20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0" style:display-name="Normale 2 20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1" style:display-name="Normale 2 20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2" style:display-name="Normale 2 20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3" style:display-name="Normale 2 20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4" style:display-name="Normale 2 20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5" style:display-name="Normale 2 20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6" style:display-name="Normale 2 20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7" style:display-name="Normale 2 20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8" style:display-name="Normale 2 20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9" style:display-name="Normale 2 20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" style:display-name="Normale 2 20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0" style:display-name="Normale 2 20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1" style:display-name="Normale 2 20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2" style:display-name="Normale 2 20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3" style:display-name="Normale 2 20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4" style:display-name="Normale 2 20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5" style:display-name="Normale 2 20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6" style:display-name="Normale 2 20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7" style:display-name="Normale 2 20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8" style:display-name="Normale 2 20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9" style:display-name="Normale 2 20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" style:display-name="Normale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" style:display-name="Normale 2 21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0" style:display-name="Normale 2 21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1" style:display-name="Normale 2 21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2" style:display-name="Normale 2 21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3" style:display-name="Normale 2 21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4" style:display-name="Normale 2 21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5" style:display-name="Normale 2 21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6" style:display-name="Normale 2 21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7" style:display-name="Normale 2 21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8" style:display-name="Normale 2 21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9" style:display-name="Normale 2 21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" style:display-name="Normale 2 21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0" style:display-name="Normale 2 21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1" style:display-name="Normale 2 21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2" style:display-name="Normale 2 21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3" style:display-name="Normale 2 21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4" style:display-name="Normale 2 21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5" style:display-name="Normale 2 21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6" style:display-name="Normale 2 21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7" style:display-name="Normale 2 21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8" style:display-name="Normale 2 21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9" style:display-name="Normale 2 21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" style:display-name="Normale 2 21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0" style:display-name="Normale 2 21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1" style:display-name="Normale 2 21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2" style:display-name="Normale 2 21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3" style:display-name="Normale 2 21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4" style:display-name="Normale 2 21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5" style:display-name="Normale 2 21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6" style:display-name="Normale 2 21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7" style:display-name="Normale 2 21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8" style:display-name="Normale 2 21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9" style:display-name="Normale 2 21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" style:display-name="Normale 2 21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0" style:display-name="Normale 2 21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1" style:display-name="Normale 2 21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2" style:display-name="Normale 2 21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3" style:display-name="Normale 2 21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4" style:display-name="Normale 2 21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5" style:display-name="Normale 2 21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6" style:display-name="Normale 2 21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7" style:display-name="Normale 2 21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8" style:display-name="Normale 2 21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9" style:display-name="Normale 2 21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" style:display-name="Normale 2 21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0" style:display-name="Normale 2 21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1" style:display-name="Normale 2 21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2" style:display-name="Normale 2 21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5" style:display-name="Normale 2 21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6" style:display-name="Normale 2 21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7" style:display-name="Normale 2 21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8" style:display-name="Normale 2 21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9" style:display-name="Normale 2 21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" style:display-name="Normale 2 2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0" style:display-name="Normale 2 21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1" style:display-name="Normale 2 21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2" style:display-name="Normale 2 21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3" style:display-name="Normale 2 21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4" style:display-name="Normale 2 21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5" style:display-name="Normale 2 21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6" style:display-name="Normale 2 21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7" style:display-name="Normale 2 21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8" style:display-name="Normale 2 21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9" style:display-name="Normale 2 21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" style:display-name="Normale 2 21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0" style:display-name="Normale 2 21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1" style:display-name="Normale 2 21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2" style:display-name="Normale 2 21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3" style:display-name="Normale 2 21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4" style:display-name="Normale 2 21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5" style:display-name="Normale 2 21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6" style:display-name="Normale 2 21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7" style:display-name="Normale 2 21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8" style:display-name="Normale 2 21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9" style:display-name="Normale 2 21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" style:display-name="Normale 2 21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0" style:display-name="Normale 2 21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1" style:display-name="Normale 2 21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2" style:display-name="Normale 2 21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3" style:display-name="Normale 2 21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4" style:display-name="Normale 2 21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5" style:display-name="Normale 2 21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6" style:display-name="Normale 2 21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7" style:display-name="Normale 2 21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8" style:display-name="Normale 2 21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9" style:display-name="Normale 2 21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" style:display-name="Normale 2 21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0" style:display-name="Normale 2 21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1" style:display-name="Normale 2 21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2" style:display-name="Normale 2 21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3" style:display-name="Normale 2 21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4" style:display-name="Normale 2 21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5" style:display-name="Normale 2 21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6" style:display-name="Normale 2 21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7" style:display-name="Normale 2 21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8" style:display-name="Normale 2 21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9" style:display-name="Normale 2 21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" style:display-name="Normale 2 21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0" style:display-name="Normale 2 21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1" style:display-name="Normale 2 21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2" style:display-name="Normale 2 21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3" style:display-name="Normale 2 21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4" style:display-name="Normale 2 21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5" style:display-name="Normale 2 21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6" style:display-name="Normale 2 21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7" style:display-name="Normale 2 21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8" style:display-name="Normale 2 21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9" style:display-name="Normale 2 21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" style:display-name="Normale 2 21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0" style:display-name="Normale 2 21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1" style:display-name="Normale 2 21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2" style:display-name="Normale 2 21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3" style:display-name="Normale 2 21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4" style:display-name="Normale 2 21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5" style:display-name="Normale 2 21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6" style:display-name="Normale 2 21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7" style:display-name="Normale 2 21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8" style:display-name="Normale 2 21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9" style:display-name="Normale 2 21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" style:display-name="Normale 2 21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0" style:display-name="Normale 2 21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1" style:display-name="Normale 2 21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2" style:display-name="Normale 2 21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3" style:display-name="Normale 2 21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4" style:display-name="Normale 2 21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5" style:display-name="Normale 2 21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6" style:display-name="Normale 2 21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7" style:display-name="Normale 2 21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8" style:display-name="Normale 2 21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9" style:display-name="Normale 2 21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" style:display-name="Normale 2 21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0" style:display-name="Normale 2 21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1" style:display-name="Normale 2 21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2" style:display-name="Normale 2 21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3" style:display-name="Normale 2 21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4" style:display-name="Normale 2 21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5" style:display-name="Normale 2 21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6" style:display-name="Normale 2 21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7" style:display-name="Normale 2 21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8" style:display-name="Normale 2 21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9" style:display-name="Normale 2 21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" style:display-name="Normale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" style:display-name="Normale 2 2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0" style:display-name="Normale 2 2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1" style:display-name="Normale 2 2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2" style:display-name="Normale 2 2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3" style:display-name="Normale 2 2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4" style:display-name="Normale 2 2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5" style:display-name="Normale 2 2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6" style:display-name="Normale 2 2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7" style:display-name="Normale 2 2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8" style:display-name="Normale 2 2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9" style:display-name="Normale 2 2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" style:display-name="Normale 2 2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0" style:display-name="Normale 2 2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1" style:display-name="Normale 2 2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2" style:display-name="Normale 2 2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3" style:display-name="Normale 2 2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4" style:display-name="Normale 2 2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5" style:display-name="Normale 2 2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6" style:display-name="Normale 2 2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7" style:display-name="Normale 2 2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8" style:display-name="Normale 2 2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9" style:display-name="Normale 2 2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" style:display-name="Normale 2 2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0" style:display-name="Normale 2 2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1" style:display-name="Normale 2 2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2" style:display-name="Normale 2 2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3" style:display-name="Normale 2 2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4" style:display-name="Normale 2 2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5" style:display-name="Normale 2 2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6" style:display-name="Normale 2 2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7" style:display-name="Normale 2 2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8" style:display-name="Normale 2 2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9" style:display-name="Normale 2 2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" style:display-name="Normale 2 2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0" style:display-name="Normale 2 2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1" style:display-name="Normale 2 2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2" style:display-name="Normale 2 2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3" style:display-name="Normale 2 2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4" style:display-name="Normale 2 2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5" style:display-name="Normale 2 2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6" style:display-name="Normale 2 2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7" style:display-name="Normale 2 2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8" style:display-name="Normale 2 2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9" style:display-name="Normale 2 2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" style:display-name="Normale 2 2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0" style:display-name="Normale 2 2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1" style:display-name="Normale 2 2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2" style:display-name="Normale 2 2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5" style:display-name="Normale 2 2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6" style:display-name="Normale 2 2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7" style:display-name="Normale 2 2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8" style:display-name="Normale 2 2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9" style:display-name="Normale 2 2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" style:display-name="Normale 2 2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0" style:display-name="Normale 2 2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1" style:display-name="Normale 2 2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2" style:display-name="Normale 2 2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3" style:display-name="Normale 2 2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4" style:display-name="Normale 2 2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5" style:display-name="Normale 2 2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6" style:display-name="Normale 2 2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7" style:display-name="Normale 2 2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8" style:display-name="Normale 2 2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9" style:display-name="Normale 2 2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" style:display-name="Normale 2 2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0" style:display-name="Normale 2 2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1" style:display-name="Normale 2 2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2" style:display-name="Normale 2 2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3" style:display-name="Normale 2 2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4" style:display-name="Normale 2 2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5" style:display-name="Normale 2 2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6" style:display-name="Normale 2 2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7" style:display-name="Normale 2 2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8" style:display-name="Normale 2 2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9" style:display-name="Normale 2 2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" style:display-name="Normale 2 2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0" style:display-name="Normale 2 2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1" style:display-name="Normale 2 2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2" style:display-name="Normale 2 2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3" style:display-name="Normale 2 2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4" style:display-name="Normale 2 2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5" style:display-name="Normale 2 2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6" style:display-name="Normale 2 2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7" style:display-name="Normale 2 2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8" style:display-name="Normale 2 2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9" style:display-name="Normale 2 2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" style:display-name="Normale 2 2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0" style:display-name="Normale 2 2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1" style:display-name="Normale 2 2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2" style:display-name="Normale 2 2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3" style:display-name="Normale 2 2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4" style:display-name="Normale 2 2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5" style:display-name="Normale 2 2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6" style:display-name="Normale 2 2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7" style:display-name="Normale 2 2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8" style:display-name="Normale 2 2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9" style:display-name="Normale 2 2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" style:display-name="Normale 2 2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0" style:display-name="Normale 2 2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1" style:display-name="Normale 2 2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2" style:display-name="Normale 2 2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3" style:display-name="Normale 2 2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4" style:display-name="Normale 2 2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5" style:display-name="Normale 2 2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6" style:display-name="Normale 2 2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7" style:display-name="Normale 2 2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8" style:display-name="Normale 2 2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9" style:display-name="Normale 2 2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" style:display-name="Normale 2 2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0" style:display-name="Normale 2 2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1" style:display-name="Normale 2 2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2" style:display-name="Normale 2 2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3" style:display-name="Normale 2 2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4" style:display-name="Normale 2 2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5" style:display-name="Normale 2 2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6" style:display-name="Normale 2 2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7" style:display-name="Normale 2 2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8" style:display-name="Normale 2 2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9" style:display-name="Normale 2 2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" style:display-name="Normale 2 2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0" style:display-name="Normale 2 2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1" style:display-name="Normale 2 2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2" style:display-name="Normale 2 2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3" style:display-name="Normale 2 2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4" style:display-name="Normale 2 2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5" style:display-name="Normale 2 2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6" style:display-name="Normale 2 2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7" style:display-name="Normale 2 2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8" style:display-name="Normale 2 2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9" style:display-name="Normale 2 2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" style:display-name="Normale 2 2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0" style:display-name="Normale 2 2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1" style:display-name="Normale 2 2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2" style:display-name="Normale 2 2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3" style:display-name="Normale 2 2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4" style:display-name="Normale 2 2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5" style:display-name="Normale 2 2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6" style:display-name="Normale 2 2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7" style:display-name="Normale 2 2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8" style:display-name="Normale 2 2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9" style:display-name="Normale 2 2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" style:display-name="Normale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" style:display-name="Normale 2 2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0" style:display-name="Normale 2 2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1" style:display-name="Normale 2 2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2" style:display-name="Normale 2 2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3" style:display-name="Normale 2 2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4" style:display-name="Normale 2 2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5" style:display-name="Normale 2 2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6" style:display-name="Normale 2 2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7" style:display-name="Normale 2 2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8" style:display-name="Normale 2 2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9" style:display-name="Normale 2 2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" style:display-name="Normale 2 2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0" style:display-name="Normale 2 2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1" style:display-name="Normale 2 2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2" style:display-name="Normale 2 2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3" style:display-name="Normale 2 2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4" style:display-name="Normale 2 2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5" style:display-name="Normale 2 2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6" style:display-name="Normale 2 2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7" style:display-name="Normale 2 2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8" style:display-name="Normale 2 2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9" style:display-name="Normale 2 2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" style:display-name="Normale 2 2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0" style:display-name="Normale 2 2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1" style:display-name="Normale 2 2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2" style:display-name="Normale 2 2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3" style:display-name="Normale 2 2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4" style:display-name="Normale 2 2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5" style:display-name="Normale 2 2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6" style:display-name="Normale 2 2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7" style:display-name="Normale 2 2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8" style:display-name="Normale 2 2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9" style:display-name="Normale 2 2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" style:display-name="Normale 2 2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0" style:display-name="Normale 2 2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1" style:display-name="Normale 2 2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2" style:display-name="Normale 2 2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3" style:display-name="Normale 2 2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4" style:display-name="Normale 2 2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5" style:display-name="Normale 2 2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6" style:display-name="Normale 2 2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7" style:display-name="Normale 2 2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8" style:display-name="Normale 2 2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9" style:display-name="Normale 2 2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" style:display-name="Normale 2 2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0" style:display-name="Normale 2 2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1" style:display-name="Normale 2 2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2" style:display-name="Normale 2 2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5" style:display-name="Normale 2 2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6" style:display-name="Normale 2 2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7" style:display-name="Normale 2 2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8" style:display-name="Normale 2 2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9" style:display-name="Normale 2 2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" style:display-name="Normale 2 2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0" style:display-name="Normale 2 2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1" style:display-name="Normale 2 2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2" style:display-name="Normale 2 2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3" style:display-name="Normale 2 2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4" style:display-name="Normale 2 2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5" style:display-name="Normale 2 2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6" style:display-name="Normale 2 2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7" style:display-name="Normale 2 2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8" style:display-name="Normale 2 2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9" style:display-name="Normale 2 2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" style:display-name="Normale 2 2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0" style:display-name="Normale 2 2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1" style:display-name="Normale 2 2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2" style:display-name="Normale 2 2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3" style:display-name="Normale 2 2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4" style:display-name="Normale 2 2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5" style:display-name="Normale 2 2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6" style:display-name="Normale 2 2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7" style:display-name="Normale 2 2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8" style:display-name="Normale 2 2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9" style:display-name="Normale 2 2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" style:display-name="Normale 2 2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0" style:display-name="Normale 2 2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1" style:display-name="Normale 2 2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2" style:display-name="Normale 2 2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3" style:display-name="Normale 2 2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4" style:display-name="Normale 2 2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5" style:display-name="Normale 2 2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6" style:display-name="Normale 2 2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7" style:display-name="Normale 2 2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8" style:display-name="Normale 2 2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9" style:display-name="Normale 2 2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" style:display-name="Normale 2 2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0" style:display-name="Normale 2 2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1" style:display-name="Normale 2 2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2" style:display-name="Normale 2 2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3" style:display-name="Normale 2 2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4" style:display-name="Normale 2 2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5" style:display-name="Normale 2 2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6" style:display-name="Normale 2 2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7" style:display-name="Normale 2 2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8" style:display-name="Normale 2 2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9" style:display-name="Normale 2 2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" style:display-name="Normale 2 2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0" style:display-name="Normale 2 2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1" style:display-name="Normale 2 2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2" style:display-name="Normale 2 2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3" style:display-name="Normale 2 2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4" style:display-name="Normale 2 2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5" style:display-name="Normale 2 2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6" style:display-name="Normale 2 2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7" style:display-name="Normale 2 2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8" style:display-name="Normale 2 2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9" style:display-name="Normale 2 2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" style:display-name="Normale 2 2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0" style:display-name="Normale 2 2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1" style:display-name="Normale 2 2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2" style:display-name="Normale 2 2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3" style:display-name="Normale 2 2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4" style:display-name="Normale 2 2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5" style:display-name="Normale 2 2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6" style:display-name="Normale 2 2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7" style:display-name="Normale 2 2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8" style:display-name="Normale 2 2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9" style:display-name="Normale 2 2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" style:display-name="Normale 2 2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0" style:display-name="Normale 2 2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1" style:display-name="Normale 2 2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2" style:display-name="Normale 2 2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3" style:display-name="Normale 2 2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4" style:display-name="Normale 2 2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5" style:display-name="Normale 2 2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6" style:display-name="Normale 2 2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7" style:display-name="Normale 2 2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8" style:display-name="Normale 2 2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9" style:display-name="Normale 2 2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" style:display-name="Normale 2 2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0" style:display-name="Normale 2 2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1" style:display-name="Normale 2 2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2" style:display-name="Normale 2 2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3" style:display-name="Normale 2 2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4" style:display-name="Normale 2 2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5" style:display-name="Normale 2 2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6" style:display-name="Normale 2 2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7" style:display-name="Normale 2 2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8" style:display-name="Normale 2 2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9" style:display-name="Normale 2 2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" style:display-name="Normale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" style:display-name="Normale 2 2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0" style:display-name="Normale 2 2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1" style:display-name="Normale 2 2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2" style:display-name="Normale 2 2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3" style:display-name="Normale 2 2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4" style:display-name="Normale 2 2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5" style:display-name="Normale 2 2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6" style:display-name="Normale 2 2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7" style:display-name="Normale 2 2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8" style:display-name="Normale 2 2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9" style:display-name="Normale 2 2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" style:display-name="Normale 2 2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0" style:display-name="Normale 2 2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1" style:display-name="Normale 2 2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2" style:display-name="Normale 2 2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3" style:display-name="Normale 2 2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4" style:display-name="Normale 2 2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5" style:display-name="Normale 2 2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6" style:display-name="Normale 2 2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7" style:display-name="Normale 2 2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8" style:display-name="Normale 2 2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9" style:display-name="Normale 2 2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" style:display-name="Normale 2 2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0" style:display-name="Normale 2 2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1" style:display-name="Normale 2 2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2" style:display-name="Normale 2 2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3" style:display-name="Normale 2 2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4" style:display-name="Normale 2 2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5" style:display-name="Normale 2 2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6" style:display-name="Normale 2 2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7" style:display-name="Normale 2 2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8" style:display-name="Normale 2 2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9" style:display-name="Normale 2 2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" style:display-name="Normale 2 2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0" style:display-name="Normale 2 2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1" style:display-name="Normale 2 2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2" style:display-name="Normale 2 2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3" style:display-name="Normale 2 2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4" style:display-name="Normale 2 2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5" style:display-name="Normale 2 2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6" style:display-name="Normale 2 2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7" style:display-name="Normale 2 2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8" style:display-name="Normale 2 2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9" style:display-name="Normale 2 2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" style:display-name="Normale 2 2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0" style:display-name="Normale 2 2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1" style:display-name="Normale 2 2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2" style:display-name="Normale 2 2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5" style:display-name="Normale 2 2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6" style:display-name="Normale 2 2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7" style:display-name="Normale 2 2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8" style:display-name="Normale 2 2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9" style:display-name="Normale 2 2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" style:display-name="Normale 2 2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0" style:display-name="Normale 2 2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1" style:display-name="Normale 2 2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2" style:display-name="Normale 2 2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3" style:display-name="Normale 2 2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4" style:display-name="Normale 2 2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5" style:display-name="Normale 2 2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6" style:display-name="Normale 2 2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7" style:display-name="Normale 2 2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8" style:display-name="Normale 2 2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9" style:display-name="Normale 2 2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" style:display-name="Normale 2 2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0" style:display-name="Normale 2 2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1" style:display-name="Normale 2 2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2" style:display-name="Normale 2 2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3" style:display-name="Normale 2 2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4" style:display-name="Normale 2 2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5" style:display-name="Normale 2 2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6" style:display-name="Normale 2 2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7" style:display-name="Normale 2 2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8" style:display-name="Normale 2 2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9" style:display-name="Normale 2 2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" style:display-name="Normale 2 2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0" style:display-name="Normale 2 2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1" style:display-name="Normale 2 2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2" style:display-name="Normale 2 2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3" style:display-name="Normale 2 2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4" style:display-name="Normale 2 2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5" style:display-name="Normale 2 2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6" style:display-name="Normale 2 2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7" style:display-name="Normale 2 2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8" style:display-name="Normale 2 2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9" style:display-name="Normale 2 2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" style:display-name="Normale 2 2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0" style:display-name="Normale 2 2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1" style:display-name="Normale 2 2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2" style:display-name="Normale 2 2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3" style:display-name="Normale 2 2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4" style:display-name="Normale 2 2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5" style:display-name="Normale 2 2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6" style:display-name="Normale 2 2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7" style:display-name="Normale 2 2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8" style:display-name="Normale 2 2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9" style:display-name="Normale 2 2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" style:display-name="Normale 2 2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0" style:display-name="Normale 2 2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1" style:display-name="Normale 2 2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2" style:display-name="Normale 2 2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3" style:display-name="Normale 2 2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4" style:display-name="Normale 2 2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5" style:display-name="Normale 2 2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6" style:display-name="Normale 2 2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7" style:display-name="Normale 2 2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8" style:display-name="Normale 2 2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9" style:display-name="Normale 2 2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" style:display-name="Normale 2 2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0" style:display-name="Normale 2 2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1" style:display-name="Normale 2 2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2" style:display-name="Normale 2 2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3" style:display-name="Normale 2 2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4" style:display-name="Normale 2 2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5" style:display-name="Normale 2 2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6" style:display-name="Normale 2 2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7" style:display-name="Normale 2 2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8" style:display-name="Normale 2 2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9" style:display-name="Normale 2 2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" style:display-name="Normale 2 2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0" style:display-name="Normale 2 2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1" style:display-name="Normale 2 2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2" style:display-name="Normale 2 2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3" style:display-name="Normale 2 2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4" style:display-name="Normale 2 2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5" style:display-name="Normale 2 2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6" style:display-name="Normale 2 2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7" style:display-name="Normale 2 2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8" style:display-name="Normale 2 2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9" style:display-name="Normale 2 2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" style:display-name="Normale 2 2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0" style:display-name="Normale 2 2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1" style:display-name="Normale 2 2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2" style:display-name="Normale 2 2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3" style:display-name="Normale 2 2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4" style:display-name="Normale 2 2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5" style:display-name="Normale 2 2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6" style:display-name="Normale 2 2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7" style:display-name="Normale 2 2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8" style:display-name="Normale 2 2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9" style:display-name="Normale 2 2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" style:display-name="Normale 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" style:display-name="Normale 2 2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" style:display-name="Normale 2 2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4" style:display-name="Normale 2 2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5" style:display-name="Normale 2 2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6" style:display-name="Normale 2 2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" style:display-name="Normale 2 26" style:family="table-cell" style:data-style-name="N0">
      <style:table-cell-properties style:vertical-align="automatic" fo:background-color="transparent"/>
    </style:style>
    <style:style style:name="Normale_32_2_32_26_32_10" style:display-name="Normale 2 26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100" style:display-name="Normale 2 26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101" style:display-name="Normale 2 26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11" style:display-name="Normale 2 26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12" style:display-name="Normale 2 26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13" style:display-name="Normale 2 26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14" style:display-name="Normale 2 26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15" style:display-name="Normale 2 26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16" style:display-name="Normale 2 26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17" style:display-name="Normale 2 26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18" style:display-name="Normale 2 26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19" style:display-name="Normale 2 26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2" style:display-name="Normale 2 2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20" style:display-name="Normale 2 26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21" style:display-name="Normale 2 26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22" style:display-name="Normale 2 26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23" style:display-name="Normale 2 26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24" style:display-name="Normale 2 26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25" style:display-name="Normale 2 26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26" style:display-name="Normale 2 26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27" style:display-name="Normale 2 26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28" style:display-name="Normale 2 26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29" style:display-name="Normale 2 26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3" style:display-name="Normale 2 26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30" style:display-name="Normale 2 26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31" style:display-name="Normale 2 26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32" style:display-name="Normale 2 26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33" style:display-name="Normale 2 26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34" style:display-name="Normale 2 26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35" style:display-name="Normale 2 26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36" style:display-name="Normale 2 26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37" style:display-name="Normale 2 26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38" style:display-name="Normale 2 26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39" style:display-name="Normale 2 26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4" style:display-name="Normale 2 26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40" style:display-name="Normale 2 26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41" style:display-name="Normale 2 26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42" style:display-name="Normale 2 26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43" style:display-name="Normale 2 26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44" style:display-name="Normale 2 26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45" style:display-name="Normale 2 26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46" style:display-name="Normale 2 26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47" style:display-name="Normale 2 26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48" style:display-name="Normale 2 26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49" style:display-name="Normale 2 26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5" style:display-name="Normale 2 26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50" style:display-name="Normale 2 26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51" style:display-name="Normale 2 26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52" style:display-name="Normale 2 26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53" style:display-name="Normale 2 26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54" style:display-name="Normale 2 26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55" style:display-name="Normale 2 26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56" style:display-name="Normale 2 26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57" style:display-name="Normale 2 26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58" style:display-name="Normale 2 26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59" style:display-name="Normale 2 26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6" style:display-name="Normale 2 26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60" style:display-name="Normale 2 26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61" style:display-name="Normale 2 26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62" style:display-name="Normale 2 26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63" style:display-name="Normale 2 26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64" style:display-name="Normale 2 26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65" style:display-name="Normale 2 26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66" style:display-name="Normale 2 26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67" style:display-name="Normale 2 26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68" style:display-name="Normale 2 26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69" style:display-name="Normale 2 26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7" style:display-name="Normale 2 26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70" style:display-name="Normale 2 26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71" style:display-name="Normale 2 26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72" style:display-name="Normale 2 26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73" style:display-name="Normale 2 26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74" style:display-name="Normale 2 26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75" style:display-name="Normale 2 26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76" style:display-name="Normale 2 26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77" style:display-name="Normale 2 26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78" style:display-name="Normale 2 26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79" style:display-name="Normale 2 26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8" style:display-name="Normale 2 26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80" style:display-name="Normale 2 26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81" style:display-name="Normale 2 26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82" style:display-name="Normale 2 26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83" style:display-name="Normale 2 26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84" style:display-name="Normale 2 26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85" style:display-name="Normale 2 26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86" style:display-name="Normale 2 26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87" style:display-name="Normale 2 26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88" style:display-name="Normale 2 26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89" style:display-name="Normale 2 26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9" style:display-name="Normale 2 26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90" style:display-name="Normale 2 26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91" style:display-name="Normale 2 26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92" style:display-name="Normale 2 26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93" style:display-name="Normale 2 26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94" style:display-name="Normale 2 26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95" style:display-name="Normale 2 26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96" style:display-name="Normale 2 26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97" style:display-name="Normale 2 26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98" style:display-name="Normale 2 26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6_32_99" style:display-name="Normale 2 26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7" style:display-name="Normale 2 27" style:family="table-cell" style:data-style-name="N0">
      <style:table-cell-properties style:vertical-align="automatic" fo:background-color="transparent"/>
    </style:style>
    <style:style style:name="Normale_32_2_32_28" style:display-name="Normale 2 28" style:family="table-cell" style:data-style-name="N0">
      <style:table-cell-properties style:vertical-align="automatic" fo:background-color="transparent"/>
    </style:style>
    <style:style style:name="Normale_32_2_32_29" style:display-name="Normale 2 29" style:family="table-cell" style:data-style-name="N0">
      <style:table-cell-properties style:vertical-align="automatic" fo:background-color="transparent"/>
    </style:style>
    <style:style style:name="Normale_32_2_32_3" style:display-name="Normale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" style:display-name="Normale 2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0" style:display-name="Normale 2 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1" style:display-name="Normale 2 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2" style:display-name="Normale 2 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3" style:display-name="Normale 2 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4" style:display-name="Normale 2 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5" style:display-name="Normale 2 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6" style:display-name="Normale 2 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7" style:display-name="Normale 2 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8" style:display-name="Normale 2 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9" style:display-name="Normale 2 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" style:display-name="Normale 2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0" style:display-name="Normale 2 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1" style:display-name="Normale 2 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2" style:display-name="Normale 2 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3" style:display-name="Normale 2 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4" style:display-name="Normale 2 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5" style:display-name="Normale 2 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6" style:display-name="Normale 2 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7" style:display-name="Normale 2 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8" style:display-name="Normale 2 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9" style:display-name="Normale 2 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" style:display-name="Normale 2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0" style:display-name="Normale 2 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1" style:display-name="Normale 2 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2" style:display-name="Normale 2 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3" style:display-name="Normale 2 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4" style:display-name="Normale 2 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5" style:display-name="Normale 2 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6" style:display-name="Normale 2 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7" style:display-name="Normale 2 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8" style:display-name="Normale 2 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9" style:display-name="Normale 2 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" style:display-name="Normale 2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0" style:display-name="Normale 2 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1" style:display-name="Normale 2 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2" style:display-name="Normale 2 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3" style:display-name="Normale 2 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4" style:display-name="Normale 2 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5" style:display-name="Normale 2 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6" style:display-name="Normale 2 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7" style:display-name="Normale 2 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8" style:display-name="Normale 2 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9" style:display-name="Normale 2 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" style:display-name="Normale 2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0" style:display-name="Normale 2 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1" style:display-name="Normale 2 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2" style:display-name="Normale 2 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5" style:display-name="Normale 2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6" style:display-name="Normale 2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7" style:display-name="Normale 2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8" style:display-name="Normale 2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9" style:display-name="Normale 2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" style:display-name="Normale 2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0" style:display-name="Normale 2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1" style:display-name="Normale 2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2" style:display-name="Normale 2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3" style:display-name="Normale 2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4" style:display-name="Normale 2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5" style:display-name="Normale 2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6" style:display-name="Normale 2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7" style:display-name="Normale 2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8" style:display-name="Normale 2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9" style:display-name="Normale 2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" style:display-name="Normale 2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0" style:display-name="Normale 2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1" style:display-name="Normale 2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2" style:display-name="Normale 2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3" style:display-name="Normale 2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4" style:display-name="Normale 2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5" style:display-name="Normale 2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6" style:display-name="Normale 2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7" style:display-name="Normale 2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8" style:display-name="Normale 2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9" style:display-name="Normale 2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" style:display-name="Normale 2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0" style:display-name="Normale 2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1" style:display-name="Normale 2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2" style:display-name="Normale 2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3" style:display-name="Normale 2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4" style:display-name="Normale 2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5" style:display-name="Normale 2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6" style:display-name="Normale 2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7" style:display-name="Normale 2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8" style:display-name="Normale 2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9" style:display-name="Normale 2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" style:display-name="Normale 2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0" style:display-name="Normale 2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1" style:display-name="Normale 2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2" style:display-name="Normale 2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3" style:display-name="Normale 2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4" style:display-name="Normale 2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5" style:display-name="Normale 2 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6" style:display-name="Normale 2 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7" style:display-name="Normale 2 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8" style:display-name="Normale 2 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9" style:display-name="Normale 2 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" style:display-name="Normale 2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0" style:display-name="Normale 2 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1" style:display-name="Normale 2 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2" style:display-name="Normale 2 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3" style:display-name="Normale 2 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4" style:display-name="Normale 2 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5" style:display-name="Normale 2 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6" style:display-name="Normale 2 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7" style:display-name="Normale 2 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8" style:display-name="Normale 2 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9" style:display-name="Normale 2 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" style:display-name="Normale 2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0" style:display-name="Normale 2 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1" style:display-name="Normale 2 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2" style:display-name="Normale 2 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3" style:display-name="Normale 2 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4" style:display-name="Normale 2 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5" style:display-name="Normale 2 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6" style:display-name="Normale 2 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7" style:display-name="Normale 2 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8" style:display-name="Normale 2 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9" style:display-name="Normale 2 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" style:display-name="Normale 2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0" style:display-name="Normale 2 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1" style:display-name="Normale 2 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2" style:display-name="Normale 2 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3" style:display-name="Normale 2 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4" style:display-name="Normale 2 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5" style:display-name="Normale 2 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6" style:display-name="Normale 2 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7" style:display-name="Normale 2 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8" style:display-name="Normale 2 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9" style:display-name="Normale 2 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" style:display-name="Normale 2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0" style:display-name="Normale 2 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1" style:display-name="Normale 2 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2" style:display-name="Normale 2 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3" style:display-name="Normale 2 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4" style:display-name="Normale 2 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5" style:display-name="Normale 2 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6" style:display-name="Normale 2 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7" style:display-name="Normale 2 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8" style:display-name="Normale 2 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9" style:display-name="Normale 2 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0" style:display-name="Normale 2 30" style:family="table-cell" style:data-style-name="N0">
      <style:table-cell-properties style:vertical-align="automatic" fo:background-color="transparent"/>
    </style:style>
    <style:style style:name="Normale_32_2_32_31" style:display-name="Normale 2 31" style:family="table-cell" style:data-style-name="N0">
      <style:table-cell-properties style:vertical-align="automatic" fo:background-color="transparent"/>
    </style:style>
    <style:style style:name="Normale_32_2_32_32" style:display-name="Normale 2 32" style:family="table-cell" style:data-style-name="N0">
      <style:table-cell-properties style:vertical-align="automatic" fo:background-color="transparent"/>
    </style:style>
    <style:style style:name="Normale_32_2_32_33" style:display-name="Normale 2 33" style:family="table-cell" style:data-style-name="N0">
      <style:table-cell-properties style:vertical-align="automatic" fo:background-color="transparent"/>
    </style:style>
    <style:style style:name="Normale_32_2_32_34" style:display-name="Normale 2 34" style:family="table-cell" style:data-style-name="N0">
      <style:table-cell-properties style:vertical-align="automatic" fo:background-color="transparent"/>
    </style:style>
    <style:style style:name="Normale_32_2_32_35" style:display-name="Normale 2 35" style:family="table-cell" style:data-style-name="N0">
      <style:table-cell-properties style:vertical-align="automatic" fo:background-color="transparent"/>
    </style:style>
    <style:style style:name="Normale_32_2_32_36" style:display-name="Normale 2 36" style:family="table-cell" style:data-style-name="N0">
      <style:table-cell-properties style:vertical-align="automatic" fo:background-color="transparent"/>
    </style:style>
    <style:style style:name="Normale_32_2_32_37" style:display-name="Normale 2 37" style:family="table-cell" style:data-style-name="N0">
      <style:table-cell-properties style:vertical-align="automatic" fo:background-color="transparent"/>
    </style:style>
    <style:style style:name="Normale_32_2_32_38" style:display-name="Normale 2 38" style:family="table-cell" style:data-style-name="N0">
      <style:table-cell-properties style:vertical-align="automatic" fo:background-color="transparent"/>
    </style:style>
    <style:style style:name="Normale_32_2_32_39" style:display-name="Normale 2 39" style:family="table-cell" style:data-style-name="N0">
      <style:table-cell-properties style:vertical-align="automatic" fo:background-color="transparent"/>
    </style:style>
    <style:style style:name="Normale_32_2_32_4" style:display-name="Normale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" style:display-name="Normale 2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0" style:display-name="Normale 2 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1" style:display-name="Normale 2 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2" style:display-name="Normale 2 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3" style:display-name="Normale 2 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4" style:display-name="Normale 2 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5" style:display-name="Normale 2 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6" style:display-name="Normale 2 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7" style:display-name="Normale 2 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8" style:display-name="Normale 2 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9" style:display-name="Normale 2 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" style:display-name="Normale 2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0" style:display-name="Normale 2 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1" style:display-name="Normale 2 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2" style:display-name="Normale 2 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3" style:display-name="Normale 2 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4" style:display-name="Normale 2 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5" style:display-name="Normale 2 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6" style:display-name="Normale 2 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7" style:display-name="Normale 2 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8" style:display-name="Normale 2 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9" style:display-name="Normale 2 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" style:display-name="Normale 2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0" style:display-name="Normale 2 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1" style:display-name="Normale 2 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2" style:display-name="Normale 2 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3" style:display-name="Normale 2 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4" style:display-name="Normale 2 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5" style:display-name="Normale 2 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6" style:display-name="Normale 2 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7" style:display-name="Normale 2 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8" style:display-name="Normale 2 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9" style:display-name="Normale 2 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" style:display-name="Normale 2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0" style:display-name="Normale 2 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1" style:display-name="Normale 2 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2" style:display-name="Normale 2 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3" style:display-name="Normale 2 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4" style:display-name="Normale 2 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5" style:display-name="Normale 2 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6" style:display-name="Normale 2 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7" style:display-name="Normale 2 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8" style:display-name="Normale 2 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9" style:display-name="Normale 2 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" style:display-name="Normale 2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0" style:display-name="Normale 2 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1" style:display-name="Normale 2 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2" style:display-name="Normale 2 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5" style:display-name="Normale 2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6" style:display-name="Normale 2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7" style:display-name="Normale 2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8" style:display-name="Normale 2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9" style:display-name="Normale 2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" style:display-name="Normale 2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0" style:display-name="Normale 2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1" style:display-name="Normale 2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2" style:display-name="Normale 2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3" style:display-name="Normale 2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4" style:display-name="Normale 2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5" style:display-name="Normale 2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6" style:display-name="Normale 2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7" style:display-name="Normale 2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8" style:display-name="Normale 2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9" style:display-name="Normale 2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" style:display-name="Normale 2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0" style:display-name="Normale 2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1" style:display-name="Normale 2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2" style:display-name="Normale 2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3" style:display-name="Normale 2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4" style:display-name="Normale 2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5" style:display-name="Normale 2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6" style:display-name="Normale 2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7" style:display-name="Normale 2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8" style:display-name="Normale 2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9" style:display-name="Normale 2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" style:display-name="Normale 2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0" style:display-name="Normale 2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1" style:display-name="Normale 2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2" style:display-name="Normale 2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3" style:display-name="Normale 2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4" style:display-name="Normale 2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5" style:display-name="Normale 2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6" style:display-name="Normale 2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7" style:display-name="Normale 2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8" style:display-name="Normale 2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9" style:display-name="Normale 2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" style:display-name="Normale 2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0" style:display-name="Normale 2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1" style:display-name="Normale 2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2" style:display-name="Normale 2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3" style:display-name="Normale 2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4" style:display-name="Normale 2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5" style:display-name="Normale 2 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6" style:display-name="Normale 2 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7" style:display-name="Normale 2 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8" style:display-name="Normale 2 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9" style:display-name="Normale 2 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" style:display-name="Normale 2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0" style:display-name="Normale 2 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1" style:display-name="Normale 2 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2" style:display-name="Normale 2 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3" style:display-name="Normale 2 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4" style:display-name="Normale 2 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5" style:display-name="Normale 2 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6" style:display-name="Normale 2 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7" style:display-name="Normale 2 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8" style:display-name="Normale 2 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9" style:display-name="Normale 2 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" style:display-name="Normale 2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0" style:display-name="Normale 2 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1" style:display-name="Normale 2 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2" style:display-name="Normale 2 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3" style:display-name="Normale 2 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4" style:display-name="Normale 2 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5" style:display-name="Normale 2 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6" style:display-name="Normale 2 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7" style:display-name="Normale 2 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8" style:display-name="Normale 2 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9" style:display-name="Normale 2 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" style:display-name="Normale 2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0" style:display-name="Normale 2 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1" style:display-name="Normale 2 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2" style:display-name="Normale 2 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3" style:display-name="Normale 2 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4" style:display-name="Normale 2 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5" style:display-name="Normale 2 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6" style:display-name="Normale 2 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7" style:display-name="Normale 2 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8" style:display-name="Normale 2 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9" style:display-name="Normale 2 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" style:display-name="Normale 2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0" style:display-name="Normale 2 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1" style:display-name="Normale 2 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2" style:display-name="Normale 2 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3" style:display-name="Normale 2 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4" style:display-name="Normale 2 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5" style:display-name="Normale 2 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6" style:display-name="Normale 2 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7" style:display-name="Normale 2 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8" style:display-name="Normale 2 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9" style:display-name="Normale 2 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0" style:display-name="Normale 2 40" style:family="table-cell" style:data-style-name="N0">
      <style:table-cell-properties style:vertical-align="automatic" fo:background-color="transparent"/>
    </style:style>
    <style:style style:name="Normale_32_2_32_41" style:display-name="Normale 2 41" style:family="table-cell" style:data-style-name="N0">
      <style:table-cell-properties style:vertical-align="automatic" fo:background-color="transparent"/>
    </style:style>
    <style:style style:name="Normale_32_2_32_42" style:display-name="Normale 2 42" style:family="table-cell" style:data-style-name="N0">
      <style:table-cell-properties style:vertical-align="automatic" fo:background-color="transparent"/>
    </style:style>
    <style:style style:name="Normale_32_2_32_43" style:display-name="Normale 2 43" style:family="table-cell" style:data-style-name="N0">
      <style:table-cell-properties style:vertical-align="automatic" fo:background-color="transparent"/>
    </style:style>
    <style:style style:name="Normale_32_2_32_44" style:display-name="Normale 2 44" style:family="table-cell" style:data-style-name="N0">
      <style:table-cell-properties style:vertical-align="automatic" fo:background-color="transparent"/>
    </style:style>
    <style:style style:name="Normale_32_2_32_45" style:display-name="Normale 2 45" style:family="table-cell" style:data-style-name="N0">
      <style:table-cell-properties style:vertical-align="automatic" fo:background-color="transparent"/>
    </style:style>
    <style:style style:name="Normale_32_2_32_46" style:display-name="Normale 2 46" style:family="table-cell" style:data-style-name="N0">
      <style:table-cell-properties style:vertical-align="automatic" fo:background-color="transparent"/>
    </style:style>
    <style:style style:name="Normale_32_2_32_47" style:display-name="Normale 2 47" style:family="table-cell" style:data-style-name="N0">
      <style:table-cell-properties style:vertical-align="automatic" fo:background-color="transparent"/>
    </style:style>
    <style:style style:name="Normale_32_2_32_48" style:display-name="Normale 2 48" style:family="table-cell" style:data-style-name="N0">
      <style:table-cell-properties style:vertical-align="automatic" fo:background-color="transparent"/>
    </style:style>
    <style:style style:name="Normale_32_2_32_49" style:display-name="Normale 2 49" style:family="table-cell" style:data-style-name="N0">
      <style:table-cell-properties style:vertical-align="automatic" fo:background-color="transparent"/>
    </style:style>
    <style:style style:name="Normale_32_2_32_5" style:display-name="Normale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" style:display-name="Normale 2 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0" style:display-name="Normale 2 5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1" style:display-name="Normale 2 5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2" style:display-name="Normale 2 5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3" style:display-name="Normale 2 5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4" style:display-name="Normale 2 5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5" style:display-name="Normale 2 5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6" style:display-name="Normale 2 5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7" style:display-name="Normale 2 5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8" style:display-name="Normale 2 5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9" style:display-name="Normale 2 5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" style:display-name="Normale 2 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0" style:display-name="Normale 2 5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1" style:display-name="Normale 2 5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2" style:display-name="Normale 2 5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3" style:display-name="Normale 2 5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4" style:display-name="Normale 2 5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5" style:display-name="Normale 2 5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6" style:display-name="Normale 2 5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7" style:display-name="Normale 2 5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8" style:display-name="Normale 2 5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9" style:display-name="Normale 2 5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" style:display-name="Normale 2 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0" style:display-name="Normale 2 5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1" style:display-name="Normale 2 5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2" style:display-name="Normale 2 5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3" style:display-name="Normale 2 5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4" style:display-name="Normale 2 5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5" style:display-name="Normale 2 5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6" style:display-name="Normale 2 5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7" style:display-name="Normale 2 5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8" style:display-name="Normale 2 5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9" style:display-name="Normale 2 5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" style:display-name="Normale 2 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0" style:display-name="Normale 2 5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1" style:display-name="Normale 2 5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2" style:display-name="Normale 2 5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3" style:display-name="Normale 2 5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4" style:display-name="Normale 2 5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5" style:display-name="Normale 2 5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6" style:display-name="Normale 2 5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7" style:display-name="Normale 2 5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8" style:display-name="Normale 2 5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9" style:display-name="Normale 2 5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" style:display-name="Normale 2 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0" style:display-name="Normale 2 5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1" style:display-name="Normale 2 5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2" style:display-name="Normale 2 5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5" style:display-name="Normale 2 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6" style:display-name="Normale 2 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7" style:display-name="Normale 2 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8" style:display-name="Normale 2 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9" style:display-name="Normale 2 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" style:display-name="Normale 2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0" style:display-name="Normale 2 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1" style:display-name="Normale 2 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2" style:display-name="Normale 2 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3" style:display-name="Normale 2 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4" style:display-name="Normale 2 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5" style:display-name="Normale 2 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6" style:display-name="Normale 2 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7" style:display-name="Normale 2 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8" style:display-name="Normale 2 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9" style:display-name="Normale 2 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" style:display-name="Normale 2 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0" style:display-name="Normale 2 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1" style:display-name="Normale 2 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2" style:display-name="Normale 2 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3" style:display-name="Normale 2 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4" style:display-name="Normale 2 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5" style:display-name="Normale 2 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6" style:display-name="Normale 2 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7" style:display-name="Normale 2 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8" style:display-name="Normale 2 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9" style:display-name="Normale 2 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" style:display-name="Normale 2 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0" style:display-name="Normale 2 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1" style:display-name="Normale 2 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2" style:display-name="Normale 2 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3" style:display-name="Normale 2 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4" style:display-name="Normale 2 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5" style:display-name="Normale 2 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6" style:display-name="Normale 2 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7" style:display-name="Normale 2 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8" style:display-name="Normale 2 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9" style:display-name="Normale 2 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" style:display-name="Normale 2 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0" style:display-name="Normale 2 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1" style:display-name="Normale 2 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2" style:display-name="Normale 2 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3" style:display-name="Normale 2 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4" style:display-name="Normale 2 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5" style:display-name="Normale 2 5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6" style:display-name="Normale 2 5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7" style:display-name="Normale 2 5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8" style:display-name="Normale 2 5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9" style:display-name="Normale 2 5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" style:display-name="Normale 2 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0" style:display-name="Normale 2 5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1" style:display-name="Normale 2 5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2" style:display-name="Normale 2 5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3" style:display-name="Normale 2 5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4" style:display-name="Normale 2 5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5" style:display-name="Normale 2 5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6" style:display-name="Normale 2 5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7" style:display-name="Normale 2 5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8" style:display-name="Normale 2 5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9" style:display-name="Normale 2 5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" style:display-name="Normale 2 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0" style:display-name="Normale 2 5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1" style:display-name="Normale 2 5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2" style:display-name="Normale 2 5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3" style:display-name="Normale 2 5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4" style:display-name="Normale 2 5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5" style:display-name="Normale 2 5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6" style:display-name="Normale 2 5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7" style:display-name="Normale 2 5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8" style:display-name="Normale 2 5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9" style:display-name="Normale 2 5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" style:display-name="Normale 2 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0" style:display-name="Normale 2 5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1" style:display-name="Normale 2 5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2" style:display-name="Normale 2 5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3" style:display-name="Normale 2 5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4" style:display-name="Normale 2 5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5" style:display-name="Normale 2 5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6" style:display-name="Normale 2 5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7" style:display-name="Normale 2 5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8" style:display-name="Normale 2 5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9" style:display-name="Normale 2 5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" style:display-name="Normale 2 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0" style:display-name="Normale 2 5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1" style:display-name="Normale 2 5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2" style:display-name="Normale 2 5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3" style:display-name="Normale 2 5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4" style:display-name="Normale 2 5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5" style:display-name="Normale 2 5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6" style:display-name="Normale 2 5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7" style:display-name="Normale 2 5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8" style:display-name="Normale 2 5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9" style:display-name="Normale 2 5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0" style:display-name="Normale 2 50" style:family="table-cell" style:data-style-name="N0">
      <style:table-cell-properties style:vertical-align="automatic" fo:background-color="transparent"/>
    </style:style>
    <style:style style:name="Normale_32_2_32_51" style:display-name="Normale 2 51" style:family="table-cell" style:data-style-name="N0">
      <style:table-cell-properties style:vertical-align="automatic" fo:background-color="transparent"/>
    </style:style>
    <style:style style:name="Normale_32_2_32_52" style:display-name="Normale 2 52" style:family="table-cell" style:data-style-name="N0">
      <style:table-cell-properties style:vertical-align="automatic" fo:background-color="transparent"/>
    </style:style>
    <style:style style:name="Normale_32_2_32_53" style:display-name="Normale 2 53" style:family="table-cell" style:data-style-name="N0">
      <style:table-cell-properties style:vertical-align="automatic" fo:background-color="transparent"/>
    </style:style>
    <style:style style:name="Normale_32_2_32_54" style:display-name="Normale 2 54" style:family="table-cell" style:data-style-name="N0">
      <style:table-cell-properties style:vertical-align="automatic" fo:background-color="transparent"/>
    </style:style>
    <style:style style:name="Normale_32_2_32_55" style:display-name="Normale 2 55" style:family="table-cell" style:data-style-name="N0">
      <style:table-cell-properties style:vertical-align="automatic" fo:background-color="transparent"/>
    </style:style>
    <style:style style:name="Normale_32_2_32_56" style:display-name="Normale 2 56" style:family="table-cell" style:data-style-name="N0">
      <style:table-cell-properties style:vertical-align="automatic" fo:background-color="transparent"/>
    </style:style>
    <style:style style:name="Normale_32_2_32_57" style:display-name="Normale 2 57" style:family="table-cell" style:data-style-name="N0">
      <style:table-cell-properties style:vertical-align="automatic" fo:background-color="transparent"/>
    </style:style>
    <style:style style:name="Normale_32_2_32_58" style:display-name="Normale 2 58" style:family="table-cell" style:data-style-name="N0">
      <style:table-cell-properties style:vertical-align="automatic" fo:background-color="transparent"/>
    </style:style>
    <style:style style:name="Normale_32_2_32_59" style:display-name="Normale 2 59" style:family="table-cell" style:data-style-name="N0">
      <style:table-cell-properties style:vertical-align="automatic" fo:background-color="transparent"/>
    </style:style>
    <style:style style:name="Normale_32_2_32_6" style:display-name="Normale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" style:display-name="Normale 2 6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0" style:display-name="Normale 2 6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1" style:display-name="Normale 2 6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2" style:display-name="Normale 2 6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3" style:display-name="Normale 2 6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4" style:display-name="Normale 2 6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5" style:display-name="Normale 2 6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6" style:display-name="Normale 2 6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7" style:display-name="Normale 2 6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8" style:display-name="Normale 2 6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9" style:display-name="Normale 2 6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" style:display-name="Normale 2 6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0" style:display-name="Normale 2 6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1" style:display-name="Normale 2 6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2" style:display-name="Normale 2 6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3" style:display-name="Normale 2 6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4" style:display-name="Normale 2 6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5" style:display-name="Normale 2 6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6" style:display-name="Normale 2 6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7" style:display-name="Normale 2 6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8" style:display-name="Normale 2 6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9" style:display-name="Normale 2 6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" style:display-name="Normale 2 6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0" style:display-name="Normale 2 6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1" style:display-name="Normale 2 6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2" style:display-name="Normale 2 6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3" style:display-name="Normale 2 6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4" style:display-name="Normale 2 6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5" style:display-name="Normale 2 6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6" style:display-name="Normale 2 6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7" style:display-name="Normale 2 6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8" style:display-name="Normale 2 6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9" style:display-name="Normale 2 6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" style:display-name="Normale 2 6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0" style:display-name="Normale 2 6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1" style:display-name="Normale 2 6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2" style:display-name="Normale 2 6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3" style:display-name="Normale 2 6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4" style:display-name="Normale 2 6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5" style:display-name="Normale 2 6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6" style:display-name="Normale 2 6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7" style:display-name="Normale 2 6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8" style:display-name="Normale 2 6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9" style:display-name="Normale 2 6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" style:display-name="Normale 2 6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0" style:display-name="Normale 2 6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1" style:display-name="Normale 2 6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2" style:display-name="Normale 2 6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5" style:display-name="Normale 2 6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6" style:display-name="Normale 2 6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7" style:display-name="Normale 2 6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8" style:display-name="Normale 2 6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9" style:display-name="Normale 2 6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" style:display-name="Normale 2 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0" style:display-name="Normale 2 6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1" style:display-name="Normale 2 6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2" style:display-name="Normale 2 6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3" style:display-name="Normale 2 6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4" style:display-name="Normale 2 6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5" style:display-name="Normale 2 6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6" style:display-name="Normale 2 6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7" style:display-name="Normale 2 6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8" style:display-name="Normale 2 6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9" style:display-name="Normale 2 6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" style:display-name="Normale 2 6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0" style:display-name="Normale 2 6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1" style:display-name="Normale 2 6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2" style:display-name="Normale 2 6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3" style:display-name="Normale 2 6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4" style:display-name="Normale 2 6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5" style:display-name="Normale 2 6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6" style:display-name="Normale 2 6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7" style:display-name="Normale 2 6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8" style:display-name="Normale 2 6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9" style:display-name="Normale 2 6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" style:display-name="Normale 2 6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0" style:display-name="Normale 2 6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1" style:display-name="Normale 2 6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2" style:display-name="Normale 2 6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3" style:display-name="Normale 2 6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4" style:display-name="Normale 2 6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5" style:display-name="Normale 2 6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6" style:display-name="Normale 2 6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7" style:display-name="Normale 2 6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8" style:display-name="Normale 2 6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9" style:display-name="Normale 2 6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" style:display-name="Normale 2 6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0" style:display-name="Normale 2 6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1" style:display-name="Normale 2 6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2" style:display-name="Normale 2 6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3" style:display-name="Normale 2 6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4" style:display-name="Normale 2 6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5" style:display-name="Normale 2 6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6" style:display-name="Normale 2 6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7" style:display-name="Normale 2 6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8" style:display-name="Normale 2 6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9" style:display-name="Normale 2 6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" style:display-name="Normale 2 6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0" style:display-name="Normale 2 6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1" style:display-name="Normale 2 6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2" style:display-name="Normale 2 6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3" style:display-name="Normale 2 6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4" style:display-name="Normale 2 6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5" style:display-name="Normale 2 6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6" style:display-name="Normale 2 6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7" style:display-name="Normale 2 6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8" style:display-name="Normale 2 6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9" style:display-name="Normale 2 6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" style:display-name="Normale 2 6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0" style:display-name="Normale 2 6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1" style:display-name="Normale 2 6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2" style:display-name="Normale 2 6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3" style:display-name="Normale 2 6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4" style:display-name="Normale 2 6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5" style:display-name="Normale 2 6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6" style:display-name="Normale 2 6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7" style:display-name="Normale 2 6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8" style:display-name="Normale 2 6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9" style:display-name="Normale 2 6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" style:display-name="Normale 2 6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0" style:display-name="Normale 2 6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1" style:display-name="Normale 2 6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2" style:display-name="Normale 2 6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3" style:display-name="Normale 2 6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4" style:display-name="Normale 2 6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5" style:display-name="Normale 2 6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6" style:display-name="Normale 2 6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7" style:display-name="Normale 2 6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8" style:display-name="Normale 2 6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9" style:display-name="Normale 2 6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" style:display-name="Normale 2 6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0" style:display-name="Normale 2 6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1" style:display-name="Normale 2 6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2" style:display-name="Normale 2 6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3" style:display-name="Normale 2 6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4" style:display-name="Normale 2 6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5" style:display-name="Normale 2 6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6" style:display-name="Normale 2 6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7" style:display-name="Normale 2 6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8" style:display-name="Normale 2 6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9" style:display-name="Normale 2 6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0" style:display-name="Normale 2 60" style:family="table-cell" style:data-style-name="N0">
      <style:table-cell-properties style:vertical-align="automatic" fo:background-color="transparent"/>
    </style:style>
    <style:style style:name="Normale_32_2_32_61" style:display-name="Normale 2 61" style:family="table-cell" style:data-style-name="N0">
      <style:table-cell-properties style:vertical-align="automatic" fo:background-color="transparent"/>
    </style:style>
    <style:style style:name="Normale_32_2_32_62" style:display-name="Normale 2 62" style:family="table-cell" style:data-style-name="N0">
      <style:table-cell-properties style:vertical-align="automatic" fo:background-color="transparent"/>
    </style:style>
    <style:style style:name="Normale_32_2_32_63" style:display-name="Normale 2 63" style:family="table-cell" style:data-style-name="N0">
      <style:table-cell-properties style:vertical-align="automatic" fo:background-color="transparent"/>
    </style:style>
    <style:style style:name="Normale_32_2_32_64" style:display-name="Normale 2 64" style:family="table-cell" style:data-style-name="N0">
      <style:table-cell-properties style:vertical-align="automatic" fo:background-color="transparent"/>
    </style:style>
    <style:style style:name="Normale_32_2_32_65" style:display-name="Normale 2 65" style:family="table-cell" style:data-style-name="N0">
      <style:table-cell-properties style:vertical-align="automatic" fo:background-color="transparent"/>
    </style:style>
    <style:style style:name="Normale_32_2_32_66" style:display-name="Normale 2 66" style:family="table-cell" style:data-style-name="N0">
      <style:table-cell-properties style:vertical-align="automatic" fo:background-color="transparent"/>
    </style:style>
    <style:style style:name="Normale_32_2_32_67" style:display-name="Normale 2 67" style:family="table-cell" style:data-style-name="N0">
      <style:table-cell-properties style:vertical-align="automatic" fo:background-color="transparent"/>
    </style:style>
    <style:style style:name="Normale_32_2_32_68" style:display-name="Normale 2 68" style:family="table-cell" style:data-style-name="N0">
      <style:table-cell-properties style:vertical-align="automatic" fo:background-color="transparent"/>
    </style:style>
    <style:style style:name="Normale_32_2_32_69" style:display-name="Normale 2 69" style:family="table-cell" style:data-style-name="N0">
      <style:table-cell-properties style:vertical-align="automatic" fo:background-color="transparent"/>
    </style:style>
    <style:style style:name="Normale_32_2_32_7" style:display-name="Normale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" style:display-name="Normale 2 7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0" style:display-name="Normale 2 7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1" style:display-name="Normale 2 7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2" style:display-name="Normale 2 7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3" style:display-name="Normale 2 7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4" style:display-name="Normale 2 7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5" style:display-name="Normale 2 7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6" style:display-name="Normale 2 7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7" style:display-name="Normale 2 7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8" style:display-name="Normale 2 7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9" style:display-name="Normale 2 7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" style:display-name="Normale 2 7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0" style:display-name="Normale 2 7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1" style:display-name="Normale 2 7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2" style:display-name="Normale 2 7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3" style:display-name="Normale 2 7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4" style:display-name="Normale 2 7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5" style:display-name="Normale 2 7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6" style:display-name="Normale 2 7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7" style:display-name="Normale 2 7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8" style:display-name="Normale 2 7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9" style:display-name="Normale 2 7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" style:display-name="Normale 2 7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0" style:display-name="Normale 2 7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1" style:display-name="Normale 2 7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2" style:display-name="Normale 2 7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3" style:display-name="Normale 2 7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4" style:display-name="Normale 2 7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5" style:display-name="Normale 2 7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6" style:display-name="Normale 2 7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7" style:display-name="Normale 2 7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8" style:display-name="Normale 2 7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9" style:display-name="Normale 2 7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" style:display-name="Normale 2 7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0" style:display-name="Normale 2 7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1" style:display-name="Normale 2 7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2" style:display-name="Normale 2 7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3" style:display-name="Normale 2 7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4" style:display-name="Normale 2 7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5" style:display-name="Normale 2 7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6" style:display-name="Normale 2 7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7" style:display-name="Normale 2 7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8" style:display-name="Normale 2 7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9" style:display-name="Normale 2 7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" style:display-name="Normale 2 7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0" style:display-name="Normale 2 7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1" style:display-name="Normale 2 7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2" style:display-name="Normale 2 7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5" style:display-name="Normale 2 7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6" style:display-name="Normale 2 7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7" style:display-name="Normale 2 7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8" style:display-name="Normale 2 7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9" style:display-name="Normale 2 7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" style:display-name="Normale 2 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0" style:display-name="Normale 2 7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1" style:display-name="Normale 2 7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2" style:display-name="Normale 2 7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3" style:display-name="Normale 2 7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4" style:display-name="Normale 2 7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5" style:display-name="Normale 2 7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6" style:display-name="Normale 2 7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7" style:display-name="Normale 2 7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8" style:display-name="Normale 2 7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9" style:display-name="Normale 2 7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" style:display-name="Normale 2 7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0" style:display-name="Normale 2 7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1" style:display-name="Normale 2 7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2" style:display-name="Normale 2 7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3" style:display-name="Normale 2 7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4" style:display-name="Normale 2 7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5" style:display-name="Normale 2 7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6" style:display-name="Normale 2 7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7" style:display-name="Normale 2 7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8" style:display-name="Normale 2 7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9" style:display-name="Normale 2 7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" style:display-name="Normale 2 7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0" style:display-name="Normale 2 7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1" style:display-name="Normale 2 7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2" style:display-name="Normale 2 7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3" style:display-name="Normale 2 7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4" style:display-name="Normale 2 7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5" style:display-name="Normale 2 7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6" style:display-name="Normale 2 7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7" style:display-name="Normale 2 7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8" style:display-name="Normale 2 7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9" style:display-name="Normale 2 7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" style:display-name="Normale 2 7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0" style:display-name="Normale 2 7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1" style:display-name="Normale 2 7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2" style:display-name="Normale 2 7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3" style:display-name="Normale 2 7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4" style:display-name="Normale 2 7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5" style:display-name="Normale 2 7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6" style:display-name="Normale 2 7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7" style:display-name="Normale 2 7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8" style:display-name="Normale 2 7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9" style:display-name="Normale 2 7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" style:display-name="Normale 2 7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0" style:display-name="Normale 2 7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1" style:display-name="Normale 2 7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2" style:display-name="Normale 2 7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3" style:display-name="Normale 2 7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4" style:display-name="Normale 2 7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5" style:display-name="Normale 2 7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6" style:display-name="Normale 2 7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7" style:display-name="Normale 2 7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8" style:display-name="Normale 2 7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9" style:display-name="Normale 2 7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" style:display-name="Normale 2 7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0" style:display-name="Normale 2 7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1" style:display-name="Normale 2 7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2" style:display-name="Normale 2 7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3" style:display-name="Normale 2 7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4" style:display-name="Normale 2 7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5" style:display-name="Normale 2 7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6" style:display-name="Normale 2 7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7" style:display-name="Normale 2 7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8" style:display-name="Normale 2 7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9" style:display-name="Normale 2 7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" style:display-name="Normale 2 7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0" style:display-name="Normale 2 7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1" style:display-name="Normale 2 7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2" style:display-name="Normale 2 7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3" style:display-name="Normale 2 7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4" style:display-name="Normale 2 7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5" style:display-name="Normale 2 7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6" style:display-name="Normale 2 7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7" style:display-name="Normale 2 7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8" style:display-name="Normale 2 7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9" style:display-name="Normale 2 7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" style:display-name="Normale 2 7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0" style:display-name="Normale 2 7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1" style:display-name="Normale 2 7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2" style:display-name="Normale 2 7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3" style:display-name="Normale 2 7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4" style:display-name="Normale 2 7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5" style:display-name="Normale 2 7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6" style:display-name="Normale 2 7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7" style:display-name="Normale 2 7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8" style:display-name="Normale 2 7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9" style:display-name="Normale 2 7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0" style:display-name="Normale 2 70" style:family="table-cell" style:data-style-name="N0">
      <style:table-cell-properties style:vertical-align="automatic" fo:background-color="transparent"/>
    </style:style>
    <style:style style:name="Normale_32_2_32_71" style:display-name="Normale 2 71" style:family="table-cell" style:data-style-name="N0">
      <style:table-cell-properties style:vertical-align="automatic" fo:background-color="transparent"/>
    </style:style>
    <style:style style:name="Normale_32_2_32_72" style:display-name="Normale 2 72" style:family="table-cell" style:data-style-name="N0">
      <style:table-cell-properties style:vertical-align="automatic" fo:background-color="transparent"/>
    </style:style>
    <style:style style:name="Normale_32_2_32_73" style:display-name="Normale 2 73" style:family="table-cell" style:data-style-name="N0">
      <style:table-cell-properties style:vertical-align="automatic" fo:background-color="transparent"/>
    </style:style>
    <style:style style:name="Normale_32_2_32_74" style:display-name="Normale 2 74" style:family="table-cell" style:data-style-name="N0">
      <style:table-cell-properties style:vertical-align="automatic" fo:background-color="transparent"/>
    </style:style>
    <style:style style:name="Normale_32_2_32_75" style:display-name="Normale 2 75" style:family="table-cell" style:data-style-name="N0">
      <style:table-cell-properties style:vertical-align="automatic" fo:background-color="transparent"/>
    </style:style>
    <style:style style:name="Normale_32_2_32_76" style:display-name="Normale 2 76" style:family="table-cell" style:data-style-name="N0">
      <style:table-cell-properties style:vertical-align="automatic" fo:background-color="transparent"/>
    </style:style>
    <style:style style:name="Normale_32_2_32_77" style:display-name="Normale 2 77" style:family="table-cell" style:data-style-name="N0">
      <style:table-cell-properties style:vertical-align="automatic" fo:background-color="transparent"/>
    </style:style>
    <style:style style:name="Normale_32_2_32_78" style:display-name="Normale 2 78" style:family="table-cell" style:data-style-name="N0">
      <style:table-cell-properties style:vertical-align="automatic" fo:background-color="transparent"/>
    </style:style>
    <style:style style:name="Normale_32_2_32_79" style:display-name="Normale 2 79" style:family="table-cell" style:data-style-name="N0">
      <style:table-cell-properties style:vertical-align="automatic" fo:background-color="transparent"/>
    </style:style>
    <style:style style:name="Normale_32_2_32_8" style:display-name="Normale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" style:display-name="Normale 2 8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0" style:display-name="Normale 2 8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1" style:display-name="Normale 2 8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2" style:display-name="Normale 2 8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3" style:display-name="Normale 2 8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4" style:display-name="Normale 2 8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5" style:display-name="Normale 2 8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6" style:display-name="Normale 2 8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7" style:display-name="Normale 2 8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8" style:display-name="Normale 2 8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9" style:display-name="Normale 2 8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" style:display-name="Normale 2 8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0" style:display-name="Normale 2 8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1" style:display-name="Normale 2 8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2" style:display-name="Normale 2 8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3" style:display-name="Normale 2 8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4" style:display-name="Normale 2 8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5" style:display-name="Normale 2 8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6" style:display-name="Normale 2 8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7" style:display-name="Normale 2 8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8" style:display-name="Normale 2 8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9" style:display-name="Normale 2 8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" style:display-name="Normale 2 8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0" style:display-name="Normale 2 8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1" style:display-name="Normale 2 8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2" style:display-name="Normale 2 8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3" style:display-name="Normale 2 8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4" style:display-name="Normale 2 8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5" style:display-name="Normale 2 8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6" style:display-name="Normale 2 8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7" style:display-name="Normale 2 8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8" style:display-name="Normale 2 8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9" style:display-name="Normale 2 8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" style:display-name="Normale 2 8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0" style:display-name="Normale 2 8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1" style:display-name="Normale 2 8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2" style:display-name="Normale 2 8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3" style:display-name="Normale 2 8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4" style:display-name="Normale 2 8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5" style:display-name="Normale 2 8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6" style:display-name="Normale 2 8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7" style:display-name="Normale 2 8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8" style:display-name="Normale 2 8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9" style:display-name="Normale 2 8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" style:display-name="Normale 2 8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0" style:display-name="Normale 2 8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1" style:display-name="Normale 2 8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2" style:display-name="Normale 2 8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5" style:display-name="Normale 2 8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6" style:display-name="Normale 2 8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7" style:display-name="Normale 2 8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8" style:display-name="Normale 2 8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9" style:display-name="Normale 2 8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" style:display-name="Normale 2 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0" style:display-name="Normale 2 8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1" style:display-name="Normale 2 8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2" style:display-name="Normale 2 8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3" style:display-name="Normale 2 8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4" style:display-name="Normale 2 8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5" style:display-name="Normale 2 8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6" style:display-name="Normale 2 8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7" style:display-name="Normale 2 8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8" style:display-name="Normale 2 8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9" style:display-name="Normale 2 8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" style:display-name="Normale 2 8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0" style:display-name="Normale 2 8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1" style:display-name="Normale 2 8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2" style:display-name="Normale 2 8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3" style:display-name="Normale 2 8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4" style:display-name="Normale 2 8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5" style:display-name="Normale 2 8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6" style:display-name="Normale 2 8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7" style:display-name="Normale 2 8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8" style:display-name="Normale 2 8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9" style:display-name="Normale 2 8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" style:display-name="Normale 2 8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0" style:display-name="Normale 2 8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1" style:display-name="Normale 2 8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2" style:display-name="Normale 2 8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3" style:display-name="Normale 2 8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4" style:display-name="Normale 2 8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5" style:display-name="Normale 2 8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6" style:display-name="Normale 2 8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7" style:display-name="Normale 2 8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8" style:display-name="Normale 2 8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9" style:display-name="Normale 2 8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" style:display-name="Normale 2 8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0" style:display-name="Normale 2 8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1" style:display-name="Normale 2 8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2" style:display-name="Normale 2 8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3" style:display-name="Normale 2 8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4" style:display-name="Normale 2 8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5" style:display-name="Normale 2 8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6" style:display-name="Normale 2 8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7" style:display-name="Normale 2 8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8" style:display-name="Normale 2 8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9" style:display-name="Normale 2 8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" style:display-name="Normale 2 8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0" style:display-name="Normale 2 8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1" style:display-name="Normale 2 8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2" style:display-name="Normale 2 8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3" style:display-name="Normale 2 8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4" style:display-name="Normale 2 8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5" style:display-name="Normale 2 8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6" style:display-name="Normale 2 8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7" style:display-name="Normale 2 8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8" style:display-name="Normale 2 8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9" style:display-name="Normale 2 8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" style:display-name="Normale 2 8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0" style:display-name="Normale 2 8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1" style:display-name="Normale 2 8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2" style:display-name="Normale 2 8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3" style:display-name="Normale 2 8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4" style:display-name="Normale 2 8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5" style:display-name="Normale 2 8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6" style:display-name="Normale 2 8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7" style:display-name="Normale 2 8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8" style:display-name="Normale 2 8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9" style:display-name="Normale 2 8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" style:display-name="Normale 2 8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0" style:display-name="Normale 2 8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1" style:display-name="Normale 2 8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2" style:display-name="Normale 2 8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3" style:display-name="Normale 2 8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4" style:display-name="Normale 2 8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5" style:display-name="Normale 2 8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6" style:display-name="Normale 2 8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7" style:display-name="Normale 2 8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8" style:display-name="Normale 2 8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9" style:display-name="Normale 2 8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" style:display-name="Normale 2 8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0" style:display-name="Normale 2 8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1" style:display-name="Normale 2 8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2" style:display-name="Normale 2 8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3" style:display-name="Normale 2 8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4" style:display-name="Normale 2 8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5" style:display-name="Normale 2 8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6" style:display-name="Normale 2 8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7" style:display-name="Normale 2 8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8" style:display-name="Normale 2 8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9" style:display-name="Normale 2 8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0" style:display-name="Normale 2 80" style:family="table-cell" style:data-style-name="N0">
      <style:table-cell-properties style:vertical-align="automatic" fo:background-color="transparent"/>
    </style:style>
    <style:style style:name="Normale_32_2_32_81" style:display-name="Normale 2 81" style:family="table-cell" style:data-style-name="N0">
      <style:table-cell-properties style:vertical-align="automatic" fo:background-color="transparent"/>
    </style:style>
    <style:style style:name="Normale_32_2_32_82" style:display-name="Normale 2 82" style:family="table-cell" style:data-style-name="N0">
      <style:table-cell-properties style:vertical-align="automatic" fo:background-color="transparent"/>
    </style:style>
    <style:style style:name="Normale_32_2_32_83" style:display-name="Normale 2 83" style:family="table-cell" style:data-style-name="N0">
      <style:table-cell-properties style:vertical-align="automatic" fo:background-color="transparent"/>
    </style:style>
    <style:style style:name="Normale_32_2_32_84" style:display-name="Normale 2 84" style:family="table-cell" style:data-style-name="N0">
      <style:table-cell-properties style:vertical-align="automatic" fo:background-color="transparent"/>
    </style:style>
    <style:style style:name="Normale_32_2_32_85" style:display-name="Normale 2 85" style:family="table-cell" style:data-style-name="N0">
      <style:table-cell-properties style:vertical-align="automatic" fo:background-color="transparent"/>
    </style:style>
    <style:style style:name="Normale_32_2_32_86" style:display-name="Normale 2 86" style:family="table-cell" style:data-style-name="N0">
      <style:table-cell-properties style:vertical-align="automatic" fo:background-color="transparent"/>
    </style:style>
    <style:style style:name="Normale_32_2_32_87" style:display-name="Normale 2 87" style:family="table-cell" style:data-style-name="N0">
      <style:table-cell-properties style:vertical-align="automatic" fo:background-color="transparent"/>
    </style:style>
    <style:style style:name="Normale_32_2_32_88" style:display-name="Normale 2 88" style:family="table-cell" style:data-style-name="N0">
      <style:table-cell-properties style:vertical-align="automatic" fo:background-color="transparent"/>
    </style:style>
    <style:style style:name="Normale_32_2_32_89" style:display-name="Normale 2 89" style:family="table-cell" style:data-style-name="N0">
      <style:table-cell-properties style:vertical-align="automatic" fo:background-color="transparent"/>
    </style:style>
    <style:style style:name="Normale_32_2_32_9" style:display-name="Normale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" style:display-name="Normale 2 9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0" style:display-name="Normale 2 9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1" style:display-name="Normale 2 9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2" style:display-name="Normale 2 9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3" style:display-name="Normale 2 9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4" style:display-name="Normale 2 9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5" style:display-name="Normale 2 9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6" style:display-name="Normale 2 9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7" style:display-name="Normale 2 9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8" style:display-name="Normale 2 9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9" style:display-name="Normale 2 9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" style:display-name="Normale 2 9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0" style:display-name="Normale 2 9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1" style:display-name="Normale 2 9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2" style:display-name="Normale 2 9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3" style:display-name="Normale 2 9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4" style:display-name="Normale 2 9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5" style:display-name="Normale 2 9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6" style:display-name="Normale 2 9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7" style:display-name="Normale 2 9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8" style:display-name="Normale 2 9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9" style:display-name="Normale 2 9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" style:display-name="Normale 2 9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0" style:display-name="Normale 2 9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1" style:display-name="Normale 2 9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2" style:display-name="Normale 2 9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3" style:display-name="Normale 2 9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4" style:display-name="Normale 2 9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5" style:display-name="Normale 2 9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6" style:display-name="Normale 2 9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7" style:display-name="Normale 2 9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8" style:display-name="Normale 2 9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9" style:display-name="Normale 2 9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" style:display-name="Normale 2 9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0" style:display-name="Normale 2 9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1" style:display-name="Normale 2 9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2" style:display-name="Normale 2 9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3" style:display-name="Normale 2 9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4" style:display-name="Normale 2 9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5" style:display-name="Normale 2 9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6" style:display-name="Normale 2 9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7" style:display-name="Normale 2 9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8" style:display-name="Normale 2 9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9" style:display-name="Normale 2 9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" style:display-name="Normale 2 9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0" style:display-name="Normale 2 9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1" style:display-name="Normale 2 9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2" style:display-name="Normale 2 9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5" style:display-name="Normale 2 9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6" style:display-name="Normale 2 9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7" style:display-name="Normale 2 9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8" style:display-name="Normale 2 9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9" style:display-name="Normale 2 9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" style:display-name="Normale 2 9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0" style:display-name="Normale 2 9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1" style:display-name="Normale 2 9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2" style:display-name="Normale 2 9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3" style:display-name="Normale 2 9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4" style:display-name="Normale 2 9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5" style:display-name="Normale 2 9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6" style:display-name="Normale 2 9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7" style:display-name="Normale 2 9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8" style:display-name="Normale 2 9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9" style:display-name="Normale 2 9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" style:display-name="Normale 2 9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0" style:display-name="Normale 2 9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1" style:display-name="Normale 2 9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2" style:display-name="Normale 2 9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3" style:display-name="Normale 2 9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4" style:display-name="Normale 2 9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5" style:display-name="Normale 2 9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6" style:display-name="Normale 2 9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7" style:display-name="Normale 2 9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8" style:display-name="Normale 2 9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9" style:display-name="Normale 2 9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" style:display-name="Normale 2 9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0" style:display-name="Normale 2 9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1" style:display-name="Normale 2 9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2" style:display-name="Normale 2 9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3" style:display-name="Normale 2 9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4" style:display-name="Normale 2 9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5" style:display-name="Normale 2 9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6" style:display-name="Normale 2 9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7" style:display-name="Normale 2 9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8" style:display-name="Normale 2 9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9" style:display-name="Normale 2 9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" style:display-name="Normale 2 9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0" style:display-name="Normale 2 9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1" style:display-name="Normale 2 9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2" style:display-name="Normale 2 9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3" style:display-name="Normale 2 9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4" style:display-name="Normale 2 9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5" style:display-name="Normale 2 9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6" style:display-name="Normale 2 9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7" style:display-name="Normale 2 9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8" style:display-name="Normale 2 9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9" style:display-name="Normale 2 9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" style:display-name="Normale 2 9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0" style:display-name="Normale 2 9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1" style:display-name="Normale 2 9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2" style:display-name="Normale 2 9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3" style:display-name="Normale 2 9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4" style:display-name="Normale 2 9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5" style:display-name="Normale 2 9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6" style:display-name="Normale 2 9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7" style:display-name="Normale 2 9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8" style:display-name="Normale 2 9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9" style:display-name="Normale 2 9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" style:display-name="Normale 2 9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0" style:display-name="Normale 2 9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1" style:display-name="Normale 2 9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2" style:display-name="Normale 2 9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3" style:display-name="Normale 2 9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4" style:display-name="Normale 2 9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5" style:display-name="Normale 2 9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6" style:display-name="Normale 2 9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7" style:display-name="Normale 2 9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8" style:display-name="Normale 2 9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9" style:display-name="Normale 2 9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" style:display-name="Normale 2 9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0" style:display-name="Normale 2 9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1" style:display-name="Normale 2 9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2" style:display-name="Normale 2 9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3" style:display-name="Normale 2 9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4" style:display-name="Normale 2 9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5" style:display-name="Normale 2 9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6" style:display-name="Normale 2 9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7" style:display-name="Normale 2 9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8" style:display-name="Normale 2 9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9" style:display-name="Normale 2 9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" style:display-name="Normale 2 9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0" style:display-name="Normale 2 9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1" style:display-name="Normale 2 9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2" style:display-name="Normale 2 9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3" style:display-name="Normale 2 9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4" style:display-name="Normale 2 9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5" style:display-name="Normale 2 9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6" style:display-name="Normale 2 9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7" style:display-name="Normale 2 9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8" style:display-name="Normale 2 9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9" style:display-name="Normale 2 9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0" style:display-name="Normale 2 90" style:family="table-cell" style:data-style-name="N0">
      <style:table-cell-properties style:vertical-align="automatic" fo:background-color="transparent"/>
    </style:style>
    <style:style style:name="Normale_32_2_32_91" style:display-name="Normale 2 91" style:family="table-cell" style:data-style-name="N0">
      <style:table-cell-properties style:vertical-align="automatic" fo:background-color="transparent"/>
    </style:style>
    <style:style style:name="Normale_32_2_32_92" style:display-name="Normale 2 92" style:family="table-cell" style:data-style-name="N0">
      <style:table-cell-properties style:vertical-align="automatic" fo:background-color="transparent"/>
    </style:style>
    <style:style style:name="Normale_32_2_32_93" style:display-name="Normale 2 93" style:family="table-cell" style:data-style-name="N0">
      <style:table-cell-properties style:vertical-align="automatic" fo:background-color="transparent"/>
    </style:style>
    <style:style style:name="Normale_32_2_32_94" style:display-name="Normale 2 94" style:family="table-cell" style:data-style-name="N0">
      <style:table-cell-properties style:vertical-align="automatic" fo:background-color="transparent"/>
    </style:style>
    <style:style style:name="Normale_32_2_32_95" style:display-name="Normale 2 95" style:family="table-cell" style:data-style-name="N0">
      <style:table-cell-properties style:vertical-align="automatic" fo:background-color="transparent"/>
    </style:style>
    <style:style style:name="Normale_32_2_32_96" style:display-name="Normale 2 96" style:family="table-cell" style:data-style-name="N0">
      <style:table-cell-properties style:vertical-align="automatic" fo:background-color="transparent"/>
    </style:style>
    <style:style style:name="Normale_32_2_32_97" style:display-name="Normale 2 97" style:family="table-cell" style:data-style-name="N0">
      <style:table-cell-properties style:vertical-align="automatic" fo:background-color="transparent"/>
    </style:style>
    <style:style style:name="Normale_32_2_32_98" style:display-name="Normale 2 98" style:family="table-cell" style:data-style-name="N0">
      <style:table-cell-properties style:vertical-align="automatic" fo:background-color="transparent"/>
    </style:style>
    <style:style style:name="Normale_32_2_32_99" style:display-name="Normale 2 99" style:family="table-cell" style:data-style-name="N0">
      <style:table-cell-properties style:vertical-align="automatic" fo:background-color="transparent"/>
    </style:style>
    <style:style style:name="Normale_32_20" style:display-name="Normale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1" style:display-name="Normale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2" style:display-name="Normale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3" style:display-name="Normale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4" style:display-name="Normale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5" style:display-name="Normale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6" style:display-name="Normale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7" style:display-name="Normale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8" style:display-name="Normale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9" style:display-name="Normale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" style:display-name="Normale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" style:display-name="Normale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" style:display-name="Normale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" style:display-name="Normale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3" style:display-name="Normale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4" style:display-name="Normale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5" style:display-name="Normale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6" style:display-name="Normale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7" style:display-name="Normale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8" style:display-name="Normale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9" style:display-name="Normale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" style:display-name="Normale 3 2" style:family="table-cell" style:data-style-name="N0">
      <style:table-cell-properties style:vertical-align="automatic" fo:background-color="transparent"/>
    </style:style>
    <style:style style:name="Normale_32_3_32_2_32_2" style:display-name="Normale 3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" style:display-name="Normale 3 2 2 2" style:family="table-cell" style:data-style-name="N0">
      <style:table-cell-properties style:vertical-align="automatic" fo:background-color="transparent"/>
    </style:style>
    <style:style style:name="Normale_32_3_32_20" style:display-name="Normale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1" style:display-name="Normale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2" style:display-name="Normale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3" style:display-name="Normale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4" style:display-name="Normale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5" style:display-name="Normale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6" style:display-name="Normale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7" style:display-name="Normale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8" style:display-name="Normale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9" style:display-name="Normale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" style:display-name="Normale 3 3" style:family="table-cell" style:data-style-name="N0">
      <style:table-cell-properties style:vertical-align="automatic" fo:background-color="transparent"/>
    </style:style>
    <style:style style:name="Normale_32_3_32_30" style:display-name="Normale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1" style:display-name="Normale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2" style:display-name="Normale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3" style:display-name="Normale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4" style:display-name="Normale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5" style:display-name="Normale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6" style:display-name="Normale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7" style:display-name="Normale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8" style:display-name="Normale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9" style:display-name="Normale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" style:display-name="Normale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0" style:display-name="Normale 3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1" style:display-name="Normale 3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2" style:display-name="Normale 3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3" style:display-name="Normale 3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4" style:display-name="Normale 3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5" style:display-name="Normale 3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6" style:display-name="Normale 3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7" style:display-name="Normale 3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8" style:display-name="Normale 3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9" style:display-name="Normale 3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" style:display-name="Normale 3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0" style:display-name="Normale 3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1" style:display-name="Normale 3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2" style:display-name="Normale 3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3" style:display-name="Normale 3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4" style:display-name="Normale 3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5" style:display-name="Normale 3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6" style:display-name="Normale 3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7" style:display-name="Normale 3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8" style:display-name="Normale 3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9" style:display-name="Normale 3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" style:display-name="Normale 3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0" style:display-name="Normale 3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1" style:display-name="Normale 3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2" style:display-name="Normale 3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3" style:display-name="Normale 3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4" style:display-name="Normale 3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5" style:display-name="Normale 3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6" style:display-name="Normale 3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7" style:display-name="Normale 3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8" style:display-name="Normale 3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9" style:display-name="Normale 3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" style:display-name="Normale 3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0" style:display-name="Normale 3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1" style:display-name="Normale 3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2" style:display-name="Normale 3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3" style:display-name="Normale 3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4" style:display-name="Normale 3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5" style:display-name="Normale 3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6" style:display-name="Normale 3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7" style:display-name="Normale 3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8" style:display-name="Normale 3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9" style:display-name="Normale 3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" style:display-name="Normale 3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0" style:display-name="Normale 3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1" style:display-name="Normale 3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2" style:display-name="Normale 3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3" style:display-name="Normale 3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4" style:display-name="Normale 3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6" style:display-name="Normale 3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7" style:display-name="Normale 3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8" style:display-name="Normale 3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9" style:display-name="Normale 3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0" style:display-name="Normale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1" style:display-name="Normale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2" style:display-name="Normale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3" style:display-name="Normale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4" style:display-name="Normale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5" style:display-name="Normale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6" style:display-name="Normale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7" style:display-name="Normale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8" style:display-name="Normale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9" style:display-name="Normale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" style:display-name="Normale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0" style:display-name="Normale 3 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1" style:display-name="Normale 3 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2" style:display-name="Normale 3 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3" style:display-name="Normale 3 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4" style:display-name="Normale 3 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5" style:display-name="Normale 3 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6" style:display-name="Normale 3 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7" style:display-name="Normale 3 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8" style:display-name="Normale 3 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9" style:display-name="Normale 3 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" style:display-name="Normale 3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0" style:display-name="Normale 3 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1" style:display-name="Normale 3 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2" style:display-name="Normale 3 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3" style:display-name="Normale 3 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4" style:display-name="Normale 3 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5" style:display-name="Normale 3 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6" style:display-name="Normale 3 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7" style:display-name="Normale 3 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8" style:display-name="Normale 3 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9" style:display-name="Normale 3 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" style:display-name="Normale 3 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0" style:display-name="Normale 3 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1" style:display-name="Normale 3 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2" style:display-name="Normale 3 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3" style:display-name="Normale 3 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4" style:display-name="Normale 3 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5" style:display-name="Normale 3 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6" style:display-name="Normale 3 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7" style:display-name="Normale 3 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8" style:display-name="Normale 3 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9" style:display-name="Normale 3 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" style:display-name="Normale 3 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0" style:display-name="Normale 3 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1" style:display-name="Normale 3 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2" style:display-name="Normale 3 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3" style:display-name="Normale 3 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4" style:display-name="Normale 3 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5" style:display-name="Normale 3 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6" style:display-name="Normale 3 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7" style:display-name="Normale 3 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8" style:display-name="Normale 3 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9" style:display-name="Normale 3 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" style:display-name="Normale 3 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0" style:display-name="Normale 3 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1" style:display-name="Normale 3 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2" style:display-name="Normale 3 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3" style:display-name="Normale 3 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4" style:display-name="Normale 3 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6" style:display-name="Normale 3 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7" style:display-name="Normale 3 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8" style:display-name="Normale 3 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9" style:display-name="Normale 3 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0" style:display-name="Normale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1" style:display-name="Normale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2" style:display-name="Normale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3" style:display-name="Normale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4" style:display-name="Normale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5" style:display-name="Normale 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6" style:display-name="Normale 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7" style:display-name="Normale 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8" style:display-name="Normale 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9" style:display-name="Normale 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" style:display-name="Normale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" style:display-name="Normale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" style:display-name="Normale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" style:display-name="Normale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0" style:display-name="Normale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1" style:display-name="Normale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2" style:display-name="Normale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3" style:display-name="Normale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4" style:display-name="Normale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5" style:display-name="Normale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6" style:display-name="Normale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7" style:display-name="Normale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8" style:display-name="Normale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9" style:display-name="Normale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" style:display-name="Normale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0" style:display-name="Normale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1" style:display-name="Normale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2" style:display-name="Normale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3" style:display-name="Normale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4" style:display-name="Normale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5" style:display-name="Normale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6" style:display-name="Normale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7" style:display-name="Normale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8" style:display-name="Normale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9" style:display-name="Normale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" style:display-name="Normale 4 2" style:family="table-cell" style:data-style-name="N0">
      <style:table-cell-properties style:vertical-align="automatic" fo:background-color="transparent"/>
    </style:style>
    <style:style style:name="Normale_32_4_32_20" style:display-name="Normale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1" style:display-name="Normale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2" style:display-name="Normale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3" style:display-name="Normale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4" style:display-name="Normale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5" style:display-name="Normale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6" style:display-name="Normale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7" style:display-name="Normale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8" style:display-name="Normale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9" style:display-name="Normale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" style:display-name="Normale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0" style:display-name="Normale 4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1" style:display-name="Normale 4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2" style:display-name="Normale 4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3" style:display-name="Normale 4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4" style:display-name="Normale 4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5" style:display-name="Normale 4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6" style:display-name="Normale 4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7" style:display-name="Normale 4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8" style:display-name="Normale 4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9" style:display-name="Normale 4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" style:display-name="Normale 4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0" style:display-name="Normale 4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1" style:display-name="Normale 4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2" style:display-name="Normale 4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3" style:display-name="Normale 4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4" style:display-name="Normale 4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5" style:display-name="Normale 4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6" style:display-name="Normale 4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7" style:display-name="Normale 4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8" style:display-name="Normale 4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9" style:display-name="Normale 4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" style:display-name="Normale 4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0" style:display-name="Normale 4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1" style:display-name="Normale 4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2" style:display-name="Normale 4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3" style:display-name="Normale 4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4" style:display-name="Normale 4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5" style:display-name="Normale 4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6" style:display-name="Normale 4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7" style:display-name="Normale 4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8" style:display-name="Normale 4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9" style:display-name="Normale 4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" style:display-name="Normale 4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0" style:display-name="Normale 4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1" style:display-name="Normale 4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2" style:display-name="Normale 4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3" style:display-name="Normale 4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4" style:display-name="Normale 4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5" style:display-name="Normale 4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6" style:display-name="Normale 4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7" style:display-name="Normale 4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8" style:display-name="Normale 4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9" style:display-name="Normale 4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" style:display-name="Normale 4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0" style:display-name="Normale 4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1" style:display-name="Normale 4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2" style:display-name="Normale 4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3" style:display-name="Normale 4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4" style:display-name="Normale 4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6" style:display-name="Normale 4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7" style:display-name="Normale 4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8" style:display-name="Normale 4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9" style:display-name="Normale 4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0" style:display-name="Normale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1" style:display-name="Normale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2" style:display-name="Normale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3" style:display-name="Normale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4" style:display-name="Normale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5" style:display-name="Normale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6" style:display-name="Normale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7" style:display-name="Normale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8" style:display-name="Normale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9" style:display-name="Normale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" style:display-name="Normale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0" style:display-name="Normale 4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1" style:display-name="Normale 4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2" style:display-name="Normale 4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3" style:display-name="Normale 4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4" style:display-name="Normale 4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5" style:display-name="Normale 4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6" style:display-name="Normale 4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7" style:display-name="Normale 4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8" style:display-name="Normale 4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9" style:display-name="Normale 4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" style:display-name="Normale 4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0" style:display-name="Normale 4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1" style:display-name="Normale 4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2" style:display-name="Normale 4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3" style:display-name="Normale 4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4" style:display-name="Normale 4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5" style:display-name="Normale 4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6" style:display-name="Normale 4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7" style:display-name="Normale 4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8" style:display-name="Normale 4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9" style:display-name="Normale 4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" style:display-name="Normale 4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0" style:display-name="Normale 4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1" style:display-name="Normale 4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2" style:display-name="Normale 4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3" style:display-name="Normale 4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4" style:display-name="Normale 4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5" style:display-name="Normale 4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6" style:display-name="Normale 4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7" style:display-name="Normale 4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8" style:display-name="Normale 4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9" style:display-name="Normale 4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" style:display-name="Normale 4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0" style:display-name="Normale 4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1" style:display-name="Normale 4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2" style:display-name="Normale 4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3" style:display-name="Normale 4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4" style:display-name="Normale 4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5" style:display-name="Normale 4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6" style:display-name="Normale 4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7" style:display-name="Normale 4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8" style:display-name="Normale 4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9" style:display-name="Normale 4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" style:display-name="Normale 4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0" style:display-name="Normale 4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1" style:display-name="Normale 4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2" style:display-name="Normale 4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3" style:display-name="Normale 4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4" style:display-name="Normale 4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6" style:display-name="Normale 4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7" style:display-name="Normale 4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8" style:display-name="Normale 4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9" style:display-name="Normale 4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0" style:display-name="Normale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1" style:display-name="Normale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2" style:display-name="Normale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3" style:display-name="Normale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4" style:display-name="Normale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5" style:display-name="Normale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6" style:display-name="Normale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7" style:display-name="Normale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8" style:display-name="Normale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9" style:display-name="Normale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" style:display-name="Normale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0" style:display-name="Normale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1" style:display-name="Normale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2" style:display-name="Normale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3" style:display-name="Normale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4" style:display-name="Normale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5" style:display-name="Normale 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6" style:display-name="Normale 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7" style:display-name="Normale 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" style:display-name="Normale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7" style:display-name="Normale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8" style:display-name="Normale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9" style:display-name="Normale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0" style:display-name="Normale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1" style:display-name="Normale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2" style:display-name="Normale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3" style:display-name="Normale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4" style:display-name="Normale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5" style:display-name="Normale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6" style:display-name="Normale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7" style:display-name="Normale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8" style:display-name="Normale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9" style:display-name="Normale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" style:display-name="Normale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0" style:display-name="Normale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1" style:display-name="Normale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2" style:display-name="Normale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3" style:display-name="Normale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4" style:display-name="Normale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5" style:display-name="Normale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6" style:display-name="Normale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7" style:display-name="Normale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8" style:display-name="Normale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9" style:display-name="Normale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" style:display-name="Normale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0" style:display-name="Normale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1" style:display-name="Normale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2" style:display-name="Normale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3" style:display-name="Normale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4" style:display-name="Normale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5" style:display-name="Normale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6" style:display-name="Normale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7" style:display-name="Normale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8" style:display-name="Normale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9" style:display-name="Normale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" style:display-name="Normale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0" style:display-name="Normale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1" style:display-name="Normale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2" style:display-name="Normale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3" style:display-name="Normale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4" style:display-name="Normale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5" style:display-name="Normale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6" style:display-name="Normale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7" style:display-name="Normale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8" style:display-name="Normale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9" style:display-name="Normale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" style:display-name="Normale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_32_2" style:display-name="Normale 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0" style:display-name="Normale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1" style:display-name="Normale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2" style:display-name="Normale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3" style:display-name="Normale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4" style:display-name="Normale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5" style:display-name="Normale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6" style:display-name="Normale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7" style:display-name="Normale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8" style:display-name="Normale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9" style:display-name="Normale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" style:display-name="Normale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0" style:display-name="Normale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1" style:display-name="Normale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2" style:display-name="Normale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3" style:display-name="Normale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4" style:display-name="Normale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5" style:display-name="Normale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6" style:display-name="Normale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7" style:display-name="Normale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8" style:display-name="Normale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9" style:display-name="Normale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a_32_2" style:display-name="Nota 2" style:family="table-cell" style:data-style-name="N0">
      <style:table-cell-properties fo:border="thin solid #C0C0C0" fo:background-color="#FFFFCC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ta_32_2_32_10" style:display-name="Nota 2 10" style:family="table-cell" style:data-style-name="N0">
      <style:table-cell-properties fo:border="thin solid #C0C0C0" fo:background-color="#FFFFCC"/>
    </style:style>
    <style:style style:name="Nota_32_2_32_11" style:display-name="Nota 2 11" style:family="table-cell" style:data-style-name="N0">
      <style:table-cell-properties fo:border="thin solid #C0C0C0" fo:background-color="#FFFFCC"/>
    </style:style>
    <style:style style:name="Nota_32_2_32_12" style:display-name="Nota 2 12" style:family="table-cell" style:data-style-name="N0">
      <style:table-cell-properties fo:border="thin solid #C0C0C0" fo:background-color="#FFFFCC"/>
    </style:style>
    <style:style style:name="Nota_32_2_32_13" style:display-name="Nota 2 13" style:family="table-cell" style:data-style-name="N0">
      <style:table-cell-properties fo:border="thin solid #C0C0C0" fo:background-color="#FFFFCC"/>
    </style:style>
    <style:style style:name="Nota_32_2_32_14" style:display-name="Nota 2 14" style:family="table-cell" style:data-style-name="N0">
      <style:table-cell-properties fo:border="thin solid #C0C0C0" fo:background-color="#FFFFCC"/>
    </style:style>
    <style:style style:name="Nota_32_2_32_15" style:display-name="Nota 2 15" style:family="table-cell" style:data-style-name="N0">
      <style:table-cell-properties fo:border="thin solid #C0C0C0" fo:background-color="#FFFFCC"/>
    </style:style>
    <style:style style:name="Nota_32_2_32_16" style:display-name="Nota 2 16" style:family="table-cell" style:data-style-name="N0">
      <style:table-cell-properties fo:border="thin solid #C0C0C0" fo:background-color="#FFFFCC"/>
    </style:style>
    <style:style style:name="Nota_32_2_32_17" style:display-name="Nota 2 17" style:family="table-cell" style:data-style-name="N0">
      <style:table-cell-properties fo:border="thin solid #C0C0C0" fo:background-color="#FFFFCC"/>
    </style:style>
    <style:style style:name="Nota_32_2_32_18" style:display-name="Nota 2 18" style:family="table-cell" style:data-style-name="N0">
      <style:table-cell-properties fo:border="thin solid #C0C0C0" fo:background-color="#FFFFCC"/>
    </style:style>
    <style:style style:name="Nota_32_2_32_19" style:display-name="Nota 2 19" style:family="table-cell" style:data-style-name="N0">
      <style:table-cell-properties fo:border="thin solid #C0C0C0" fo:background-color="#FFFFCC"/>
    </style:style>
    <style:style style:name="Nota_32_2_32_2" style:display-name="Nota 2 2" style:family="table-cell" style:data-style-name="N0">
      <style:table-cell-properties fo:border="thin solid #C0C0C0" fo:background-color="#FFFFCC"/>
    </style:style>
    <style:style style:name="Nota_32_2_32_20" style:display-name="Nota 2 20" style:family="table-cell" style:data-style-name="N0">
      <style:table-cell-properties fo:border="thin solid #C0C0C0" fo:background-color="#FFFFCC"/>
    </style:style>
    <style:style style:name="Nota_32_2_32_21" style:display-name="Nota 2 21" style:family="table-cell" style:data-style-name="N0">
      <style:table-cell-properties fo:border="thin solid #C0C0C0" fo:background-color="#FFFFCC"/>
    </style:style>
    <style:style style:name="Nota_32_2_32_22" style:display-name="Nota 2 22" style:family="table-cell" style:data-style-name="N0">
      <style:table-cell-properties fo:border="thin solid #C0C0C0" fo:background-color="#FFFFCC"/>
    </style:style>
    <style:style style:name="Nota_32_2_32_23" style:display-name="Nota 2 23" style:family="table-cell" style:data-style-name="N0">
      <style:table-cell-properties fo:border="thin solid #C0C0C0" fo:background-color="#FFFFCC"/>
    </style:style>
    <style:style style:name="Nota_32_2_32_24" style:display-name="Nota 2 24" style:family="table-cell" style:data-style-name="N0">
      <style:table-cell-properties fo:border="thin solid #C0C0C0" fo:background-color="#FFFFCC"/>
    </style:style>
    <style:style style:name="Nota_32_2_32_25" style:display-name="Nota 2 25" style:family="table-cell" style:data-style-name="N0">
      <style:table-cell-properties fo:border="thin solid #C0C0C0" fo:background-color="#FFFFCC"/>
    </style:style>
    <style:style style:name="Nota_32_2_32_26" style:display-name="Nota 2 26" style:family="table-cell" style:data-style-name="N0">
      <style:table-cell-properties fo:border="thin solid #C0C0C0" fo:background-color="#FFFFCC"/>
    </style:style>
    <style:style style:name="Nota_32_2_32_27" style:display-name="Nota 2 27" style:family="table-cell" style:data-style-name="N0">
      <style:table-cell-properties fo:border="thin solid #C0C0C0" fo:background-color="#FFFFCC"/>
    </style:style>
    <style:style style:name="Nota_32_2_32_28" style:display-name="Nota 2 28" style:family="table-cell" style:data-style-name="N0">
      <style:table-cell-properties fo:border="thin solid #C0C0C0" fo:background-color="#FFFFCC"/>
    </style:style>
    <style:style style:name="Nota_32_2_32_29" style:display-name="Nota 2 29" style:family="table-cell" style:data-style-name="N0">
      <style:table-cell-properties fo:border="thin solid #C0C0C0" fo:background-color="#FFFFCC"/>
    </style:style>
    <style:style style:name="Nota_32_2_32_3" style:display-name="Nota 2 3" style:family="table-cell" style:data-style-name="N0">
      <style:table-cell-properties fo:border="thin solid #C0C0C0" fo:background-color="#FFFFCC"/>
    </style:style>
    <style:style style:name="Nota_32_2_32_30" style:display-name="Nota 2 30" style:family="table-cell" style:data-style-name="N0">
      <style:table-cell-properties fo:border="thin solid #C0C0C0" fo:background-color="#FFFFCC"/>
    </style:style>
    <style:style style:name="Nota_32_2_32_31" style:display-name="Nota 2 31" style:family="table-cell" style:data-style-name="N0">
      <style:table-cell-properties fo:border="thin solid #C0C0C0" fo:background-color="#FFFFCC"/>
    </style:style>
    <style:style style:name="Nota_32_2_32_32" style:display-name="Nota 2 32" style:family="table-cell" style:data-style-name="N0">
      <style:table-cell-properties fo:border="thin solid #C0C0C0" fo:background-color="#FFFFCC"/>
    </style:style>
    <style:style style:name="Nota_32_2_32_33" style:display-name="Nota 2 33" style:family="table-cell" style:data-style-name="N0">
      <style:table-cell-properties fo:border="thin solid #C0C0C0" fo:background-color="#FFFFCC"/>
    </style:style>
    <style:style style:name="Nota_32_2_32_34" style:display-name="Nota 2 34" style:family="table-cell" style:data-style-name="N0">
      <style:table-cell-properties fo:border="thin solid #C0C0C0" fo:background-color="#FFFFCC"/>
    </style:style>
    <style:style style:name="Nota_32_2_32_35" style:display-name="Nota 2 35" style:family="table-cell" style:data-style-name="N0">
      <style:table-cell-properties fo:border="thin solid #C0C0C0" fo:background-color="#FFFFCC"/>
    </style:style>
    <style:style style:name="Nota_32_2_32_36" style:display-name="Nota 2 36" style:family="table-cell" style:data-style-name="N0">
      <style:table-cell-properties fo:border="thin solid #C0C0C0" fo:background-color="#FFFFCC"/>
    </style:style>
    <style:style style:name="Nota_32_2_32_37" style:display-name="Nota 2 37" style:family="table-cell" style:data-style-name="N0">
      <style:table-cell-properties fo:border="thin solid #C0C0C0" fo:background-color="#FFFFCC"/>
    </style:style>
    <style:style style:name="Nota_32_2_32_38" style:display-name="Nota 2 38" style:family="table-cell" style:data-style-name="N0">
      <style:table-cell-properties fo:border="thin solid #C0C0C0" fo:background-color="#FFFFCC"/>
    </style:style>
    <style:style style:name="Nota_32_2_32_39" style:display-name="Nota 2 39" style:family="table-cell" style:data-style-name="N0">
      <style:table-cell-properties fo:border="thin solid #C0C0C0" fo:background-color="#FFFFCC"/>
    </style:style>
    <style:style style:name="Nota_32_2_32_4" style:display-name="Nota 2 4" style:family="table-cell" style:data-style-name="N0">
      <style:table-cell-properties fo:border="thin solid #C0C0C0" fo:background-color="#FFFFCC"/>
    </style:style>
    <style:style style:name="Nota_32_2_32_40" style:display-name="Nota 2 40" style:family="table-cell" style:data-style-name="N0">
      <style:table-cell-properties fo:border="thin solid #C0C0C0" fo:background-color="#FFFFCC"/>
    </style:style>
    <style:style style:name="Nota_32_2_32_41" style:display-name="Nota 2 41" style:family="table-cell" style:data-style-name="N0">
      <style:table-cell-properties fo:border="thin solid #C0C0C0" fo:background-color="#FFFFCC"/>
    </style:style>
    <style:style style:name="Nota_32_2_32_42" style:display-name="Nota 2 42" style:family="table-cell" style:data-style-name="N0">
      <style:table-cell-properties fo:border="thin solid #C0C0C0" fo:background-color="#FFFFCC"/>
    </style:style>
    <style:style style:name="Nota_32_2_32_43" style:display-name="Nota 2 43" style:family="table-cell" style:data-style-name="N0">
      <style:table-cell-properties fo:border="thin solid #C0C0C0" fo:background-color="#FFFFCC"/>
    </style:style>
    <style:style style:name="Nota_32_2_32_44" style:display-name="Nota 2 44" style:family="table-cell" style:data-style-name="N0">
      <style:table-cell-properties fo:border="thin solid #C0C0C0" fo:background-color="#FFFFCC"/>
    </style:style>
    <style:style style:name="Nota_32_2_32_45" style:display-name="Nota 2 45" style:family="table-cell" style:data-style-name="N0">
      <style:table-cell-properties fo:border="thin solid #C0C0C0" fo:background-color="#FFFFCC"/>
    </style:style>
    <style:style style:name="Nota_32_2_32_46" style:display-name="Nota 2 46" style:family="table-cell" style:data-style-name="N0">
      <style:table-cell-properties fo:border="thin solid #C0C0C0" fo:background-color="#FFFFCC"/>
    </style:style>
    <style:style style:name="Nota_32_2_32_47" style:display-name="Nota 2 47" style:family="table-cell" style:data-style-name="N0">
      <style:table-cell-properties fo:border="thin solid #C0C0C0" fo:background-color="#FFFFCC"/>
    </style:style>
    <style:style style:name="Nota_32_2_32_48" style:display-name="Nota 2 48" style:family="table-cell" style:data-style-name="N0">
      <style:table-cell-properties fo:border="thin solid #C0C0C0" fo:background-color="#FFFFCC"/>
    </style:style>
    <style:style style:name="Nota_32_2_32_49" style:display-name="Nota 2 49" style:family="table-cell" style:data-style-name="N0">
      <style:table-cell-properties fo:border="thin solid #C0C0C0" fo:background-color="#FFFFCC"/>
    </style:style>
    <style:style style:name="Nota_32_2_32_5" style:display-name="Nota 2 5" style:family="table-cell" style:data-style-name="N0">
      <style:table-cell-properties fo:border="thin solid #C0C0C0" fo:background-color="#FFFFCC"/>
    </style:style>
    <style:style style:name="Nota_32_2_32_50" style:display-name="Nota 2 50" style:family="table-cell" style:data-style-name="N0">
      <style:table-cell-properties fo:border="thin solid #C0C0C0" fo:background-color="#FFFFCC"/>
    </style:style>
    <style:style style:name="Nota_32_2_32_51" style:display-name="Nota 2 51" style:family="table-cell" style:data-style-name="N0">
      <style:table-cell-properties fo:border="thin solid #C0C0C0" fo:background-color="#FFFFCC"/>
    </style:style>
    <style:style style:name="Nota_32_2_32_52" style:display-name="Nota 2 52" style:family="table-cell" style:data-style-name="N0">
      <style:table-cell-properties fo:border="thin solid #C0C0C0" fo:background-color="#FFFFCC"/>
    </style:style>
    <style:style style:name="Nota_32_2_32_53" style:display-name="Nota 2 53" style:family="table-cell" style:data-style-name="N0">
      <style:table-cell-properties fo:border="thin solid #C0C0C0" fo:background-color="#FFFFCC"/>
    </style:style>
    <style:style style:name="Nota_32_2_32_54" style:display-name="Nota 2 54" style:family="table-cell" style:data-style-name="N0">
      <style:table-cell-properties fo:border="thin solid #C0C0C0" fo:background-color="#FFFFCC"/>
    </style:style>
    <style:style style:name="Nota_32_2_32_55" style:display-name="Nota 2 55" style:family="table-cell" style:data-style-name="N0">
      <style:table-cell-properties fo:border="thin solid #C0C0C0" fo:background-color="#FFFFCC"/>
    </style:style>
    <style:style style:name="Nota_32_2_32_56" style:display-name="Nota 2 56" style:family="table-cell" style:data-style-name="N0">
      <style:table-cell-properties fo:border="thin solid #C0C0C0" fo:background-color="#FFFFCC"/>
    </style:style>
    <style:style style:name="Nota_32_2_32_57" style:display-name="Nota 2 57" style:family="table-cell" style:data-style-name="N0">
      <style:table-cell-properties fo:border="thin solid #C0C0C0" fo:background-color="#FFFFCC"/>
    </style:style>
    <style:style style:name="Nota_32_2_32_58" style:display-name="Nota 2 58" style:family="table-cell" style:data-style-name="N0">
      <style:table-cell-properties fo:border="thin solid #C0C0C0" fo:background-color="#FFFFCC"/>
    </style:style>
    <style:style style:name="Nota_32_2_32_59" style:display-name="Nota 2 59" style:family="table-cell" style:data-style-name="N0">
      <style:table-cell-properties fo:border="thin solid #C0C0C0" fo:background-color="#FFFFCC"/>
    </style:style>
    <style:style style:name="Nota_32_2_32_6" style:display-name="Nota 2 6" style:family="table-cell" style:data-style-name="N0">
      <style:table-cell-properties fo:border="thin solid #C0C0C0" fo:background-color="#FFFFCC"/>
    </style:style>
    <style:style style:name="Nota_32_2_32_60" style:display-name="Nota 2 60" style:family="table-cell" style:data-style-name="N0">
      <style:table-cell-properties fo:border="thin solid #C0C0C0" fo:background-color="#FFFFCC"/>
    </style:style>
    <style:style style:name="Nota_32_2_32_61" style:display-name="Nota 2 61" style:family="table-cell" style:data-style-name="N0">
      <style:table-cell-properties fo:border="thin solid #C0C0C0" fo:background-color="#FFFFCC"/>
    </style:style>
    <style:style style:name="Nota_32_2_32_62" style:display-name="Nota 2 62" style:family="table-cell" style:data-style-name="N0">
      <style:table-cell-properties fo:border="thin solid #C0C0C0" fo:background-color="#FFFFCC"/>
    </style:style>
    <style:style style:name="Nota_32_2_32_63" style:display-name="Nota 2 63" style:family="table-cell" style:data-style-name="N0">
      <style:table-cell-properties fo:border="thin solid #C0C0C0" fo:background-color="#FFFFCC"/>
    </style:style>
    <style:style style:name="Nota_32_2_32_64" style:display-name="Nota 2 64" style:family="table-cell" style:data-style-name="N0">
      <style:table-cell-properties fo:border="thin solid #C0C0C0" fo:background-color="#FFFFCC"/>
    </style:style>
    <style:style style:name="Nota_32_2_32_65" style:display-name="Nota 2 65" style:family="table-cell" style:data-style-name="N0">
      <style:table-cell-properties fo:border="thin solid #C0C0C0" fo:background-color="#FFFFCC"/>
    </style:style>
    <style:style style:name="Nota_32_2_32_66" style:display-name="Nota 2 66" style:family="table-cell" style:data-style-name="N0">
      <style:table-cell-properties fo:border="thin solid #C0C0C0" fo:background-color="#FFFFCC"/>
    </style:style>
    <style:style style:name="Nota_32_2_32_67" style:display-name="Nota 2 67" style:family="table-cell" style:data-style-name="N0">
      <style:table-cell-properties fo:border="thin solid #C0C0C0" fo:background-color="#FFFFCC"/>
    </style:style>
    <style:style style:name="Nota_32_2_32_68" style:display-name="Nota 2 68" style:family="table-cell" style:data-style-name="N0">
      <style:table-cell-properties fo:border="thin solid #C0C0C0" fo:background-color="#FFFFCC"/>
    </style:style>
    <style:style style:name="Nota_32_2_32_69" style:display-name="Nota 2 69" style:family="table-cell" style:data-style-name="N0">
      <style:table-cell-properties fo:border="thin solid #C0C0C0" fo:background-color="#FFFFCC"/>
    </style:style>
    <style:style style:name="Nota_32_2_32_7" style:display-name="Nota 2 7" style:family="table-cell" style:data-style-name="N0">
      <style:table-cell-properties fo:border="thin solid #C0C0C0" fo:background-color="#FFFFCC"/>
    </style:style>
    <style:style style:name="Nota_32_2_32_70" style:display-name="Nota 2 70" style:family="table-cell" style:data-style-name="N0">
      <style:table-cell-properties fo:border="thin solid #C0C0C0" fo:background-color="#FFFFCC"/>
    </style:style>
    <style:style style:name="Nota_32_2_32_8" style:display-name="Nota 2 8" style:family="table-cell" style:data-style-name="N0">
      <style:table-cell-properties fo:border="thin solid #C0C0C0" fo:background-color="#FFFFCC"/>
    </style:style>
    <style:style style:name="Nota_32_2_32_9" style:display-name="Nota 2 9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FFFFFF"/>
      <style:text-properties fo:color="#333333" fo:font-size="12pt" style:font-size-asian="12pt" style:font-size-complex="12pt" fo:font-weight="bold" style:font-weight-asian="bold" style:font-weight-complex="bold"/>
    </style:style>
    <style:style style:name="Output_32_2_32_10" style:display-name="Output 2 10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11" style:display-name="Output 2 11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12" style:display-name="Output 2 1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13" style:display-name="Output 2 13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14" style:display-name="Output 2 14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15" style:display-name="Output 2 15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16" style:display-name="Output 2 16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17" style:display-name="Output 2 17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18" style:display-name="Output 2 18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19" style:display-name="Output 2 19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2" style:display-name="Output 2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20" style:display-name="Output 2 20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21" style:display-name="Output 2 21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22" style:display-name="Output 2 2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23" style:display-name="Output 2 23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24" style:display-name="Output 2 24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25" style:display-name="Output 2 25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26" style:display-name="Output 2 26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27" style:display-name="Output 2 27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28" style:display-name="Output 2 28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29" style:display-name="Output 2 29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3" style:display-name="Output 2 3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30" style:display-name="Output 2 30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31" style:display-name="Output 2 31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32" style:display-name="Output 2 3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33" style:display-name="Output 2 33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34" style:display-name="Output 2 34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35" style:display-name="Output 2 35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36" style:display-name="Output 2 36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37" style:display-name="Output 2 37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38" style:display-name="Output 2 38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39" style:display-name="Output 2 39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4" style:display-name="Output 2 4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40" style:display-name="Output 2 40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41" style:display-name="Output 2 41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42" style:display-name="Output 2 4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43" style:display-name="Output 2 43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44" style:display-name="Output 2 44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45" style:display-name="Output 2 45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46" style:display-name="Output 2 46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47" style:display-name="Output 2 47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48" style:display-name="Output 2 48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49" style:display-name="Output 2 49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5" style:display-name="Output 2 5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50" style:display-name="Output 2 50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51" style:display-name="Output 2 51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52" style:display-name="Output 2 5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53" style:display-name="Output 2 53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54" style:display-name="Output 2 54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55" style:display-name="Output 2 55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56" style:display-name="Output 2 56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57" style:display-name="Output 2 57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58" style:display-name="Output 2 58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59" style:display-name="Output 2 59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6" style:display-name="Output 2 6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60" style:display-name="Output 2 60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61" style:display-name="Output 2 61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62" style:display-name="Output 2 6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63" style:display-name="Output 2 63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64" style:display-name="Output 2 64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65" style:display-name="Output 2 65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66" style:display-name="Output 2 66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67" style:display-name="Output 2 67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68" style:display-name="Output 2 68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69" style:display-name="Output 2 69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7" style:display-name="Output 2 7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70" style:display-name="Output 2 70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8" style:display-name="Output 2 8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9" style:display-name="Output 2 9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Senza_32_nome1" style:display-name="Senza nome1" style:family="table-cell" style:data-style-name="N0">
      <style:table-cell-properties fo:background-color="#CCFF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Senza_32_nome2" style:display-name="Senza nome2" style:family="table-cell" style:data-style-name="N0">
      <style:table-cell-properties fo:background-color="#CCCC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Senza_32_nome3" style:display-name="Senza nome3" style:family="table-cell" style:data-style-name="N0">
      <style:table-cell-properties fo:background-color="#CCFF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T_fiancata" style:family="table-cell" style:data-style-name="N30">
      <style:table-cell-properties fo:border-top="none" fo:border-bottom="thin solid #000000" fo:border-left="none" fo:border-right="none" style:vertical-align="middle" fo:wrap-option="wrap" fo:background-color="transparent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Testo_32_avviso_32_2" style:display-name="Testo avviso 2" style:family="table-cell" style:data-style-name="N0">
      <style:text-properties fo:color="#FF0000" fo:font-size="12pt" style:font-size-asian="12pt" style:font-size-complex="12pt"/>
    </style:style>
    <style:style style:name="Testo_32_avviso_32_2_32_10" style:display-name="Testo avviso 2 10" style:family="table-cell" style:data-style-name="N0">
      <style:text-properties fo:color="#FF0000"/>
    </style:style>
    <style:style style:name="Testo_32_avviso_32_2_32_11" style:display-name="Testo avviso 2 11" style:family="table-cell" style:data-style-name="N0">
      <style:text-properties fo:color="#FF0000"/>
    </style:style>
    <style:style style:name="Testo_32_avviso_32_2_32_12" style:display-name="Testo avviso 2 12" style:family="table-cell" style:data-style-name="N0">
      <style:text-properties fo:color="#FF0000"/>
    </style:style>
    <style:style style:name="Testo_32_avviso_32_2_32_13" style:display-name="Testo avviso 2 13" style:family="table-cell" style:data-style-name="N0">
      <style:text-properties fo:color="#FF0000"/>
    </style:style>
    <style:style style:name="Testo_32_avviso_32_2_32_14" style:display-name="Testo avviso 2 14" style:family="table-cell" style:data-style-name="N0">
      <style:text-properties fo:color="#FF0000"/>
    </style:style>
    <style:style style:name="Testo_32_avviso_32_2_32_15" style:display-name="Testo avviso 2 15" style:family="table-cell" style:data-style-name="N0">
      <style:text-properties fo:color="#FF0000"/>
    </style:style>
    <style:style style:name="Testo_32_avviso_32_2_32_16" style:display-name="Testo avviso 2 16" style:family="table-cell" style:data-style-name="N0">
      <style:text-properties fo:color="#FF0000"/>
    </style:style>
    <style:style style:name="Testo_32_avviso_32_2_32_17" style:display-name="Testo avviso 2 17" style:family="table-cell" style:data-style-name="N0">
      <style:text-properties fo:color="#FF0000"/>
    </style:style>
    <style:style style:name="Testo_32_avviso_32_2_32_18" style:display-name="Testo avviso 2 18" style:family="table-cell" style:data-style-name="N0">
      <style:text-properties fo:color="#FF0000"/>
    </style:style>
    <style:style style:name="Testo_32_avviso_32_2_32_19" style:display-name="Testo avviso 2 19" style:family="table-cell" style:data-style-name="N0">
      <style:text-properties fo:color="#FF0000"/>
    </style:style>
    <style:style style:name="Testo_32_avviso_32_2_32_2" style:display-name="Testo avviso 2 2" style:family="table-cell" style:data-style-name="N0">
      <style:text-properties fo:color="#FF0000"/>
    </style:style>
    <style:style style:name="Testo_32_avviso_32_2_32_20" style:display-name="Testo avviso 2 20" style:family="table-cell" style:data-style-name="N0">
      <style:text-properties fo:color="#FF0000"/>
    </style:style>
    <style:style style:name="Testo_32_avviso_32_2_32_21" style:display-name="Testo avviso 2 21" style:family="table-cell" style:data-style-name="N0">
      <style:text-properties fo:color="#FF0000"/>
    </style:style>
    <style:style style:name="Testo_32_avviso_32_2_32_22" style:display-name="Testo avviso 2 22" style:family="table-cell" style:data-style-name="N0">
      <style:text-properties fo:color="#FF0000"/>
    </style:style>
    <style:style style:name="Testo_32_avviso_32_2_32_23" style:display-name="Testo avviso 2 23" style:family="table-cell" style:data-style-name="N0">
      <style:text-properties fo:color="#FF0000"/>
    </style:style>
    <style:style style:name="Testo_32_avviso_32_2_32_24" style:display-name="Testo avviso 2 24" style:family="table-cell" style:data-style-name="N0">
      <style:text-properties fo:color="#FF0000"/>
    </style:style>
    <style:style style:name="Testo_32_avviso_32_2_32_25" style:display-name="Testo avviso 2 25" style:family="table-cell" style:data-style-name="N0">
      <style:text-properties fo:color="#FF0000"/>
    </style:style>
    <style:style style:name="Testo_32_avviso_32_2_32_26" style:display-name="Testo avviso 2 26" style:family="table-cell" style:data-style-name="N0">
      <style:text-properties fo:color="#FF0000"/>
    </style:style>
    <style:style style:name="Testo_32_avviso_32_2_32_27" style:display-name="Testo avviso 2 27" style:family="table-cell" style:data-style-name="N0">
      <style:text-properties fo:color="#FF0000"/>
    </style:style>
    <style:style style:name="Testo_32_avviso_32_2_32_28" style:display-name="Testo avviso 2 28" style:family="table-cell" style:data-style-name="N0">
      <style:text-properties fo:color="#FF0000"/>
    </style:style>
    <style:style style:name="Testo_32_avviso_32_2_32_29" style:display-name="Testo avviso 2 29" style:family="table-cell" style:data-style-name="N0">
      <style:text-properties fo:color="#FF0000"/>
    </style:style>
    <style:style style:name="Testo_32_avviso_32_2_32_3" style:display-name="Testo avviso 2 3" style:family="table-cell" style:data-style-name="N0">
      <style:text-properties fo:color="#FF0000"/>
    </style:style>
    <style:style style:name="Testo_32_avviso_32_2_32_30" style:display-name="Testo avviso 2 30" style:family="table-cell" style:data-style-name="N0">
      <style:text-properties fo:color="#FF0000"/>
    </style:style>
    <style:style style:name="Testo_32_avviso_32_2_32_31" style:display-name="Testo avviso 2 31" style:family="table-cell" style:data-style-name="N0">
      <style:text-properties fo:color="#FF0000"/>
    </style:style>
    <style:style style:name="Testo_32_avviso_32_2_32_32" style:display-name="Testo avviso 2 32" style:family="table-cell" style:data-style-name="N0">
      <style:text-properties fo:color="#FF0000"/>
    </style:style>
    <style:style style:name="Testo_32_avviso_32_2_32_33" style:display-name="Testo avviso 2 33" style:family="table-cell" style:data-style-name="N0">
      <style:text-properties fo:color="#FF0000"/>
    </style:style>
    <style:style style:name="Testo_32_avviso_32_2_32_34" style:display-name="Testo avviso 2 34" style:family="table-cell" style:data-style-name="N0">
      <style:text-properties fo:color="#FF0000"/>
    </style:style>
    <style:style style:name="Testo_32_avviso_32_2_32_35" style:display-name="Testo avviso 2 35" style:family="table-cell" style:data-style-name="N0">
      <style:text-properties fo:color="#FF0000"/>
    </style:style>
    <style:style style:name="Testo_32_avviso_32_2_32_36" style:display-name="Testo avviso 2 36" style:family="table-cell" style:data-style-name="N0">
      <style:text-properties fo:color="#FF0000"/>
    </style:style>
    <style:style style:name="Testo_32_avviso_32_2_32_37" style:display-name="Testo avviso 2 37" style:family="table-cell" style:data-style-name="N0">
      <style:text-properties fo:color="#FF0000"/>
    </style:style>
    <style:style style:name="Testo_32_avviso_32_2_32_38" style:display-name="Testo avviso 2 38" style:family="table-cell" style:data-style-name="N0">
      <style:text-properties fo:color="#FF0000"/>
    </style:style>
    <style:style style:name="Testo_32_avviso_32_2_32_39" style:display-name="Testo avviso 2 39" style:family="table-cell" style:data-style-name="N0">
      <style:text-properties fo:color="#FF0000"/>
    </style:style>
    <style:style style:name="Testo_32_avviso_32_2_32_4" style:display-name="Testo avviso 2 4" style:family="table-cell" style:data-style-name="N0">
      <style:text-properties fo:color="#FF0000"/>
    </style:style>
    <style:style style:name="Testo_32_avviso_32_2_32_40" style:display-name="Testo avviso 2 40" style:family="table-cell" style:data-style-name="N0">
      <style:text-properties fo:color="#FF0000"/>
    </style:style>
    <style:style style:name="Testo_32_avviso_32_2_32_41" style:display-name="Testo avviso 2 41" style:family="table-cell" style:data-style-name="N0">
      <style:text-properties fo:color="#FF0000"/>
    </style:style>
    <style:style style:name="Testo_32_avviso_32_2_32_42" style:display-name="Testo avviso 2 42" style:family="table-cell" style:data-style-name="N0">
      <style:text-properties fo:color="#FF0000"/>
    </style:style>
    <style:style style:name="Testo_32_avviso_32_2_32_43" style:display-name="Testo avviso 2 43" style:family="table-cell" style:data-style-name="N0">
      <style:text-properties fo:color="#FF0000"/>
    </style:style>
    <style:style style:name="Testo_32_avviso_32_2_32_44" style:display-name="Testo avviso 2 44" style:family="table-cell" style:data-style-name="N0">
      <style:text-properties fo:color="#FF0000"/>
    </style:style>
    <style:style style:name="Testo_32_avviso_32_2_32_45" style:display-name="Testo avviso 2 45" style:family="table-cell" style:data-style-name="N0">
      <style:text-properties fo:color="#FF0000"/>
    </style:style>
    <style:style style:name="Testo_32_avviso_32_2_32_46" style:display-name="Testo avviso 2 46" style:family="table-cell" style:data-style-name="N0">
      <style:text-properties fo:color="#FF0000"/>
    </style:style>
    <style:style style:name="Testo_32_avviso_32_2_32_47" style:display-name="Testo avviso 2 47" style:family="table-cell" style:data-style-name="N0">
      <style:text-properties fo:color="#FF0000"/>
    </style:style>
    <style:style style:name="Testo_32_avviso_32_2_32_48" style:display-name="Testo avviso 2 48" style:family="table-cell" style:data-style-name="N0">
      <style:text-properties fo:color="#FF0000"/>
    </style:style>
    <style:style style:name="Testo_32_avviso_32_2_32_49" style:display-name="Testo avviso 2 49" style:family="table-cell" style:data-style-name="N0">
      <style:text-properties fo:color="#FF0000"/>
    </style:style>
    <style:style style:name="Testo_32_avviso_32_2_32_5" style:display-name="Testo avviso 2 5" style:family="table-cell" style:data-style-name="N0">
      <style:text-properties fo:color="#FF0000"/>
    </style:style>
    <style:style style:name="Testo_32_avviso_32_2_32_50" style:display-name="Testo avviso 2 50" style:family="table-cell" style:data-style-name="N0">
      <style:text-properties fo:color="#FF0000"/>
    </style:style>
    <style:style style:name="Testo_32_avviso_32_2_32_51" style:display-name="Testo avviso 2 51" style:family="table-cell" style:data-style-name="N0">
      <style:text-properties fo:color="#FF0000"/>
    </style:style>
    <style:style style:name="Testo_32_avviso_32_2_32_52" style:display-name="Testo avviso 2 52" style:family="table-cell" style:data-style-name="N0">
      <style:text-properties fo:color="#FF0000"/>
    </style:style>
    <style:style style:name="Testo_32_avviso_32_2_32_53" style:display-name="Testo avviso 2 53" style:family="table-cell" style:data-style-name="N0">
      <style:text-properties fo:color="#FF0000"/>
    </style:style>
    <style:style style:name="Testo_32_avviso_32_2_32_54" style:display-name="Testo avviso 2 54" style:family="table-cell" style:data-style-name="N0">
      <style:text-properties fo:color="#FF0000"/>
    </style:style>
    <style:style style:name="Testo_32_avviso_32_2_32_55" style:display-name="Testo avviso 2 55" style:family="table-cell" style:data-style-name="N0">
      <style:text-properties fo:color="#FF0000"/>
    </style:style>
    <style:style style:name="Testo_32_avviso_32_2_32_56" style:display-name="Testo avviso 2 56" style:family="table-cell" style:data-style-name="N0">
      <style:text-properties fo:color="#FF0000"/>
    </style:style>
    <style:style style:name="Testo_32_avviso_32_2_32_57" style:display-name="Testo avviso 2 57" style:family="table-cell" style:data-style-name="N0">
      <style:text-properties fo:color="#FF0000"/>
    </style:style>
    <style:style style:name="Testo_32_avviso_32_2_32_58" style:display-name="Testo avviso 2 58" style:family="table-cell" style:data-style-name="N0">
      <style:text-properties fo:color="#FF0000"/>
    </style:style>
    <style:style style:name="Testo_32_avviso_32_2_32_59" style:display-name="Testo avviso 2 59" style:family="table-cell" style:data-style-name="N0">
      <style:text-properties fo:color="#FF0000"/>
    </style:style>
    <style:style style:name="Testo_32_avviso_32_2_32_6" style:display-name="Testo avviso 2 6" style:family="table-cell" style:data-style-name="N0">
      <style:text-properties fo:color="#FF0000"/>
    </style:style>
    <style:style style:name="Testo_32_avviso_32_2_32_60" style:display-name="Testo avviso 2 60" style:family="table-cell" style:data-style-name="N0">
      <style:text-properties fo:color="#FF0000"/>
    </style:style>
    <style:style style:name="Testo_32_avviso_32_2_32_61" style:display-name="Testo avviso 2 61" style:family="table-cell" style:data-style-name="N0">
      <style:text-properties fo:color="#FF0000"/>
    </style:style>
    <style:style style:name="Testo_32_avviso_32_2_32_62" style:display-name="Testo avviso 2 62" style:family="table-cell" style:data-style-name="N0">
      <style:text-properties fo:color="#FF0000"/>
    </style:style>
    <style:style style:name="Testo_32_avviso_32_2_32_63" style:display-name="Testo avviso 2 63" style:family="table-cell" style:data-style-name="N0">
      <style:text-properties fo:color="#FF0000"/>
    </style:style>
    <style:style style:name="Testo_32_avviso_32_2_32_64" style:display-name="Testo avviso 2 64" style:family="table-cell" style:data-style-name="N0">
      <style:text-properties fo:color="#FF0000"/>
    </style:style>
    <style:style style:name="Testo_32_avviso_32_2_32_65" style:display-name="Testo avviso 2 65" style:family="table-cell" style:data-style-name="N0">
      <style:text-properties fo:color="#FF0000"/>
    </style:style>
    <style:style style:name="Testo_32_avviso_32_2_32_66" style:display-name="Testo avviso 2 66" style:family="table-cell" style:data-style-name="N0">
      <style:text-properties fo:color="#FF0000"/>
    </style:style>
    <style:style style:name="Testo_32_avviso_32_2_32_67" style:display-name="Testo avviso 2 67" style:family="table-cell" style:data-style-name="N0">
      <style:text-properties fo:color="#FF0000"/>
    </style:style>
    <style:style style:name="Testo_32_avviso_32_2_32_68" style:display-name="Testo avviso 2 68" style:family="table-cell" style:data-style-name="N0">
      <style:text-properties fo:color="#FF0000"/>
    </style:style>
    <style:style style:name="Testo_32_avviso_32_2_32_69" style:display-name="Testo avviso 2 69" style:family="table-cell" style:data-style-name="N0">
      <style:text-properties fo:color="#FF0000"/>
    </style:style>
    <style:style style:name="Testo_32_avviso_32_2_32_7" style:display-name="Testo avviso 2 7" style:family="table-cell" style:data-style-name="N0">
      <style:text-properties fo:color="#FF0000"/>
    </style:style>
    <style:style style:name="Testo_32_avviso_32_2_32_70" style:display-name="Testo avviso 2 70" style:family="table-cell" style:data-style-name="N0">
      <style:text-properties fo:color="#FF0000"/>
    </style:style>
    <style:style style:name="Testo_32_avviso_32_2_32_8" style:display-name="Testo avviso 2 8" style:family="table-cell" style:data-style-name="N0">
      <style:text-properties fo:color="#FF0000"/>
    </style:style>
    <style:style style:name="Testo_32_avviso_32_2_32_9" style:display-name="Testo avviso 2 9" style:family="table-cell" style:data-style-name="N0">
      <style:text-properties fo:color="#FF0000"/>
    </style:style>
    <style:style style:name="Testo_32_descrittivo_32_2" style:display-name="Testo descrittivo 2" style:family="table-cell" style:data-style-name="N0">
      <style:text-properties fo:color="#808080" fo:font-size="12pt" style:font-size-asian="12pt" style:font-size-complex="12pt" fo:font-style="italic" style:font-style-asian="italic" style:font-style-complex="italic"/>
    </style:style>
    <style:style style:name="Testo_32_descrittivo_32_2_32_10" style:display-name="Testo descrittivo 2 10" style:family="table-cell" style:data-style-name="N0">
      <style:text-properties fo:color="#808080" fo:font-style="italic" style:font-style-asian="italic" style:font-style-complex="italic"/>
    </style:style>
    <style:style style:name="Testo_32_descrittivo_32_2_32_11" style:display-name="Testo descrittivo 2 11" style:family="table-cell" style:data-style-name="N0">
      <style:text-properties fo:color="#808080" fo:font-style="italic" style:font-style-asian="italic" style:font-style-complex="italic"/>
    </style:style>
    <style:style style:name="Testo_32_descrittivo_32_2_32_12" style:display-name="Testo descrittivo 2 12" style:family="table-cell" style:data-style-name="N0">
      <style:text-properties fo:color="#808080" fo:font-style="italic" style:font-style-asian="italic" style:font-style-complex="italic"/>
    </style:style>
    <style:style style:name="Testo_32_descrittivo_32_2_32_13" style:display-name="Testo descrittivo 2 13" style:family="table-cell" style:data-style-name="N0">
      <style:text-properties fo:color="#808080" fo:font-style="italic" style:font-style-asian="italic" style:font-style-complex="italic"/>
    </style:style>
    <style:style style:name="Testo_32_descrittivo_32_2_32_14" style:display-name="Testo descrittivo 2 14" style:family="table-cell" style:data-style-name="N0">
      <style:text-properties fo:color="#808080" fo:font-style="italic" style:font-style-asian="italic" style:font-style-complex="italic"/>
    </style:style>
    <style:style style:name="Testo_32_descrittivo_32_2_32_15" style:display-name="Testo descrittivo 2 15" style:family="table-cell" style:data-style-name="N0">
      <style:text-properties fo:color="#808080" fo:font-style="italic" style:font-style-asian="italic" style:font-style-complex="italic"/>
    </style:style>
    <style:style style:name="Testo_32_descrittivo_32_2_32_16" style:display-name="Testo descrittivo 2 16" style:family="table-cell" style:data-style-name="N0">
      <style:text-properties fo:color="#808080" fo:font-style="italic" style:font-style-asian="italic" style:font-style-complex="italic"/>
    </style:style>
    <style:style style:name="Testo_32_descrittivo_32_2_32_17" style:display-name="Testo descrittivo 2 17" style:family="table-cell" style:data-style-name="N0">
      <style:text-properties fo:color="#808080" fo:font-style="italic" style:font-style-asian="italic" style:font-style-complex="italic"/>
    </style:style>
    <style:style style:name="Testo_32_descrittivo_32_2_32_18" style:display-name="Testo descrittivo 2 18" style:family="table-cell" style:data-style-name="N0">
      <style:text-properties fo:color="#808080" fo:font-style="italic" style:font-style-asian="italic" style:font-style-complex="italic"/>
    </style:style>
    <style:style style:name="Testo_32_descrittivo_32_2_32_19" style:display-name="Testo descrittivo 2 19" style:family="table-cell" style:data-style-name="N0">
      <style:text-properties fo:color="#808080" fo:font-style="italic" style:font-style-asian="italic" style:font-style-complex="italic"/>
    </style:style>
    <style:style style:name="Testo_32_descrittivo_32_2_32_2" style:display-name="Testo descrittivo 2 2" style:family="table-cell" style:data-style-name="N0">
      <style:text-properties fo:color="#808080" fo:font-style="italic" style:font-style-asian="italic" style:font-style-complex="italic"/>
    </style:style>
    <style:style style:name="Testo_32_descrittivo_32_2_32_20" style:display-name="Testo descrittivo 2 20" style:family="table-cell" style:data-style-name="N0">
      <style:text-properties fo:color="#808080" fo:font-style="italic" style:font-style-asian="italic" style:font-style-complex="italic"/>
    </style:style>
    <style:style style:name="Testo_32_descrittivo_32_2_32_21" style:display-name="Testo descrittivo 2 21" style:family="table-cell" style:data-style-name="N0">
      <style:text-properties fo:color="#808080" fo:font-style="italic" style:font-style-asian="italic" style:font-style-complex="italic"/>
    </style:style>
    <style:style style:name="Testo_32_descrittivo_32_2_32_22" style:display-name="Testo descrittivo 2 22" style:family="table-cell" style:data-style-name="N0">
      <style:text-properties fo:color="#808080" fo:font-style="italic" style:font-style-asian="italic" style:font-style-complex="italic"/>
    </style:style>
    <style:style style:name="Testo_32_descrittivo_32_2_32_23" style:display-name="Testo descrittivo 2 23" style:family="table-cell" style:data-style-name="N0">
      <style:text-properties fo:color="#808080" fo:font-style="italic" style:font-style-asian="italic" style:font-style-complex="italic"/>
    </style:style>
    <style:style style:name="Testo_32_descrittivo_32_2_32_24" style:display-name="Testo descrittivo 2 24" style:family="table-cell" style:data-style-name="N0">
      <style:text-properties fo:color="#808080" fo:font-style="italic" style:font-style-asian="italic" style:font-style-complex="italic"/>
    </style:style>
    <style:style style:name="Testo_32_descrittivo_32_2_32_25" style:display-name="Testo descrittivo 2 25" style:family="table-cell" style:data-style-name="N0">
      <style:text-properties fo:color="#808080" fo:font-style="italic" style:font-style-asian="italic" style:font-style-complex="italic"/>
    </style:style>
    <style:style style:name="Testo_32_descrittivo_32_2_32_26" style:display-name="Testo descrittivo 2 26" style:family="table-cell" style:data-style-name="N0">
      <style:text-properties fo:color="#808080" fo:font-style="italic" style:font-style-asian="italic" style:font-style-complex="italic"/>
    </style:style>
    <style:style style:name="Testo_32_descrittivo_32_2_32_27" style:display-name="Testo descrittivo 2 27" style:family="table-cell" style:data-style-name="N0">
      <style:text-properties fo:color="#808080" fo:font-style="italic" style:font-style-asian="italic" style:font-style-complex="italic"/>
    </style:style>
    <style:style style:name="Testo_32_descrittivo_32_2_32_28" style:display-name="Testo descrittivo 2 28" style:family="table-cell" style:data-style-name="N0">
      <style:text-properties fo:color="#808080" fo:font-style="italic" style:font-style-asian="italic" style:font-style-complex="italic"/>
    </style:style>
    <style:style style:name="Testo_32_descrittivo_32_2_32_29" style:display-name="Testo descrittivo 2 29" style:family="table-cell" style:data-style-name="N0">
      <style:text-properties fo:color="#808080" fo:font-style="italic" style:font-style-asian="italic" style:font-style-complex="italic"/>
    </style:style>
    <style:style style:name="Testo_32_descrittivo_32_2_32_3" style:display-name="Testo descrittivo 2 3" style:family="table-cell" style:data-style-name="N0">
      <style:text-properties fo:color="#808080" fo:font-style="italic" style:font-style-asian="italic" style:font-style-complex="italic"/>
    </style:style>
    <style:style style:name="Testo_32_descrittivo_32_2_32_30" style:display-name="Testo descrittivo 2 30" style:family="table-cell" style:data-style-name="N0">
      <style:text-properties fo:color="#808080" fo:font-style="italic" style:font-style-asian="italic" style:font-style-complex="italic"/>
    </style:style>
    <style:style style:name="Testo_32_descrittivo_32_2_32_31" style:display-name="Testo descrittivo 2 31" style:family="table-cell" style:data-style-name="N0">
      <style:text-properties fo:color="#808080" fo:font-style="italic" style:font-style-asian="italic" style:font-style-complex="italic"/>
    </style:style>
    <style:style style:name="Testo_32_descrittivo_32_2_32_32" style:display-name="Testo descrittivo 2 32" style:family="table-cell" style:data-style-name="N0">
      <style:text-properties fo:color="#808080" fo:font-style="italic" style:font-style-asian="italic" style:font-style-complex="italic"/>
    </style:style>
    <style:style style:name="Testo_32_descrittivo_32_2_32_33" style:display-name="Testo descrittivo 2 33" style:family="table-cell" style:data-style-name="N0">
      <style:text-properties fo:color="#808080" fo:font-style="italic" style:font-style-asian="italic" style:font-style-complex="italic"/>
    </style:style>
    <style:style style:name="Testo_32_descrittivo_32_2_32_34" style:display-name="Testo descrittivo 2 34" style:family="table-cell" style:data-style-name="N0">
      <style:text-properties fo:color="#808080" fo:font-style="italic" style:font-style-asian="italic" style:font-style-complex="italic"/>
    </style:style>
    <style:style style:name="Testo_32_descrittivo_32_2_32_35" style:display-name="Testo descrittivo 2 35" style:family="table-cell" style:data-style-name="N0">
      <style:text-properties fo:color="#808080" fo:font-style="italic" style:font-style-asian="italic" style:font-style-complex="italic"/>
    </style:style>
    <style:style style:name="Testo_32_descrittivo_32_2_32_36" style:display-name="Testo descrittivo 2 36" style:family="table-cell" style:data-style-name="N0">
      <style:text-properties fo:color="#808080" fo:font-style="italic" style:font-style-asian="italic" style:font-style-complex="italic"/>
    </style:style>
    <style:style style:name="Testo_32_descrittivo_32_2_32_37" style:display-name="Testo descrittivo 2 37" style:family="table-cell" style:data-style-name="N0">
      <style:text-properties fo:color="#808080" fo:font-style="italic" style:font-style-asian="italic" style:font-style-complex="italic"/>
    </style:style>
    <style:style style:name="Testo_32_descrittivo_32_2_32_38" style:display-name="Testo descrittivo 2 38" style:family="table-cell" style:data-style-name="N0">
      <style:text-properties fo:color="#808080" fo:font-style="italic" style:font-style-asian="italic" style:font-style-complex="italic"/>
    </style:style>
    <style:style style:name="Testo_32_descrittivo_32_2_32_39" style:display-name="Testo descrittivo 2 39" style:family="table-cell" style:data-style-name="N0">
      <style:text-properties fo:color="#808080" fo:font-style="italic" style:font-style-asian="italic" style:font-style-complex="italic"/>
    </style:style>
    <style:style style:name="Testo_32_descrittivo_32_2_32_4" style:display-name="Testo descrittivo 2 4" style:family="table-cell" style:data-style-name="N0">
      <style:text-properties fo:color="#808080" fo:font-style="italic" style:font-style-asian="italic" style:font-style-complex="italic"/>
    </style:style>
    <style:style style:name="Testo_32_descrittivo_32_2_32_40" style:display-name="Testo descrittivo 2 40" style:family="table-cell" style:data-style-name="N0">
      <style:text-properties fo:color="#808080" fo:font-style="italic" style:font-style-asian="italic" style:font-style-complex="italic"/>
    </style:style>
    <style:style style:name="Testo_32_descrittivo_32_2_32_41" style:display-name="Testo descrittivo 2 41" style:family="table-cell" style:data-style-name="N0">
      <style:text-properties fo:color="#808080" fo:font-style="italic" style:font-style-asian="italic" style:font-style-complex="italic"/>
    </style:style>
    <style:style style:name="Testo_32_descrittivo_32_2_32_42" style:display-name="Testo descrittivo 2 42" style:family="table-cell" style:data-style-name="N0">
      <style:text-properties fo:color="#808080" fo:font-style="italic" style:font-style-asian="italic" style:font-style-complex="italic"/>
    </style:style>
    <style:style style:name="Testo_32_descrittivo_32_2_32_43" style:display-name="Testo descrittivo 2 43" style:family="table-cell" style:data-style-name="N0">
      <style:text-properties fo:color="#808080" fo:font-style="italic" style:font-style-asian="italic" style:font-style-complex="italic"/>
    </style:style>
    <style:style style:name="Testo_32_descrittivo_32_2_32_44" style:display-name="Testo descrittivo 2 44" style:family="table-cell" style:data-style-name="N0">
      <style:text-properties fo:color="#808080" fo:font-style="italic" style:font-style-asian="italic" style:font-style-complex="italic"/>
    </style:style>
    <style:style style:name="Testo_32_descrittivo_32_2_32_45" style:display-name="Testo descrittivo 2 45" style:family="table-cell" style:data-style-name="N0">
      <style:text-properties fo:color="#808080" fo:font-style="italic" style:font-style-asian="italic" style:font-style-complex="italic"/>
    </style:style>
    <style:style style:name="Testo_32_descrittivo_32_2_32_46" style:display-name="Testo descrittivo 2 46" style:family="table-cell" style:data-style-name="N0">
      <style:text-properties fo:color="#808080" fo:font-style="italic" style:font-style-asian="italic" style:font-style-complex="italic"/>
    </style:style>
    <style:style style:name="Testo_32_descrittivo_32_2_32_47" style:display-name="Testo descrittivo 2 47" style:family="table-cell" style:data-style-name="N0">
      <style:text-properties fo:color="#808080" fo:font-style="italic" style:font-style-asian="italic" style:font-style-complex="italic"/>
    </style:style>
    <style:style style:name="Testo_32_descrittivo_32_2_32_48" style:display-name="Testo descrittivo 2 48" style:family="table-cell" style:data-style-name="N0">
      <style:text-properties fo:color="#808080" fo:font-style="italic" style:font-style-asian="italic" style:font-style-complex="italic"/>
    </style:style>
    <style:style style:name="Testo_32_descrittivo_32_2_32_49" style:display-name="Testo descrittivo 2 49" style:family="table-cell" style:data-style-name="N0">
      <style:text-properties fo:color="#808080" fo:font-style="italic" style:font-style-asian="italic" style:font-style-complex="italic"/>
    </style:style>
    <style:style style:name="Testo_32_descrittivo_32_2_32_5" style:display-name="Testo descrittivo 2 5" style:family="table-cell" style:data-style-name="N0">
      <style:text-properties fo:color="#808080" fo:font-style="italic" style:font-style-asian="italic" style:font-style-complex="italic"/>
    </style:style>
    <style:style style:name="Testo_32_descrittivo_32_2_32_50" style:display-name="Testo descrittivo 2 50" style:family="table-cell" style:data-style-name="N0">
      <style:text-properties fo:color="#808080" fo:font-style="italic" style:font-style-asian="italic" style:font-style-complex="italic"/>
    </style:style>
    <style:style style:name="Testo_32_descrittivo_32_2_32_51" style:display-name="Testo descrittivo 2 51" style:family="table-cell" style:data-style-name="N0">
      <style:text-properties fo:color="#808080" fo:font-style="italic" style:font-style-asian="italic" style:font-style-complex="italic"/>
    </style:style>
    <style:style style:name="Testo_32_descrittivo_32_2_32_52" style:display-name="Testo descrittivo 2 52" style:family="table-cell" style:data-style-name="N0">
      <style:text-properties fo:color="#808080" fo:font-style="italic" style:font-style-asian="italic" style:font-style-complex="italic"/>
    </style:style>
    <style:style style:name="Testo_32_descrittivo_32_2_32_53" style:display-name="Testo descrittivo 2 53" style:family="table-cell" style:data-style-name="N0">
      <style:text-properties fo:color="#808080" fo:font-style="italic" style:font-style-asian="italic" style:font-style-complex="italic"/>
    </style:style>
    <style:style style:name="Testo_32_descrittivo_32_2_32_54" style:display-name="Testo descrittivo 2 54" style:family="table-cell" style:data-style-name="N0">
      <style:text-properties fo:color="#808080" fo:font-style="italic" style:font-style-asian="italic" style:font-style-complex="italic"/>
    </style:style>
    <style:style style:name="Testo_32_descrittivo_32_2_32_55" style:display-name="Testo descrittivo 2 55" style:family="table-cell" style:data-style-name="N0">
      <style:text-properties fo:color="#808080" fo:font-style="italic" style:font-style-asian="italic" style:font-style-complex="italic"/>
    </style:style>
    <style:style style:name="Testo_32_descrittivo_32_2_32_56" style:display-name="Testo descrittivo 2 56" style:family="table-cell" style:data-style-name="N0">
      <style:text-properties fo:color="#808080" fo:font-style="italic" style:font-style-asian="italic" style:font-style-complex="italic"/>
    </style:style>
    <style:style style:name="Testo_32_descrittivo_32_2_32_57" style:display-name="Testo descrittivo 2 57" style:family="table-cell" style:data-style-name="N0">
      <style:text-properties fo:color="#808080" fo:font-style="italic" style:font-style-asian="italic" style:font-style-complex="italic"/>
    </style:style>
    <style:style style:name="Testo_32_descrittivo_32_2_32_58" style:display-name="Testo descrittivo 2 58" style:family="table-cell" style:data-style-name="N0">
      <style:text-properties fo:color="#808080" fo:font-style="italic" style:font-style-asian="italic" style:font-style-complex="italic"/>
    </style:style>
    <style:style style:name="Testo_32_descrittivo_32_2_32_59" style:display-name="Testo descrittivo 2 59" style:family="table-cell" style:data-style-name="N0">
      <style:text-properties fo:color="#808080" fo:font-style="italic" style:font-style-asian="italic" style:font-style-complex="italic"/>
    </style:style>
    <style:style style:name="Testo_32_descrittivo_32_2_32_6" style:display-name="Testo descrittivo 2 6" style:family="table-cell" style:data-style-name="N0">
      <style:text-properties fo:color="#808080" fo:font-style="italic" style:font-style-asian="italic" style:font-style-complex="italic"/>
    </style:style>
    <style:style style:name="Testo_32_descrittivo_32_2_32_60" style:display-name="Testo descrittivo 2 60" style:family="table-cell" style:data-style-name="N0">
      <style:text-properties fo:color="#808080" fo:font-style="italic" style:font-style-asian="italic" style:font-style-complex="italic"/>
    </style:style>
    <style:style style:name="Testo_32_descrittivo_32_2_32_61" style:display-name="Testo descrittivo 2 61" style:family="table-cell" style:data-style-name="N0">
      <style:text-properties fo:color="#808080" fo:font-style="italic" style:font-style-asian="italic" style:font-style-complex="italic"/>
    </style:style>
    <style:style style:name="Testo_32_descrittivo_32_2_32_62" style:display-name="Testo descrittivo 2 62" style:family="table-cell" style:data-style-name="N0">
      <style:text-properties fo:color="#808080" fo:font-style="italic" style:font-style-asian="italic" style:font-style-complex="italic"/>
    </style:style>
    <style:style style:name="Testo_32_descrittivo_32_2_32_63" style:display-name="Testo descrittivo 2 63" style:family="table-cell" style:data-style-name="N0">
      <style:text-properties fo:color="#808080" fo:font-style="italic" style:font-style-asian="italic" style:font-style-complex="italic"/>
    </style:style>
    <style:style style:name="Testo_32_descrittivo_32_2_32_64" style:display-name="Testo descrittivo 2 64" style:family="table-cell" style:data-style-name="N0">
      <style:text-properties fo:color="#808080" fo:font-style="italic" style:font-style-asian="italic" style:font-style-complex="italic"/>
    </style:style>
    <style:style style:name="Testo_32_descrittivo_32_2_32_65" style:display-name="Testo descrittivo 2 65" style:family="table-cell" style:data-style-name="N0">
      <style:text-properties fo:color="#808080" fo:font-style="italic" style:font-style-asian="italic" style:font-style-complex="italic"/>
    </style:style>
    <style:style style:name="Testo_32_descrittivo_32_2_32_66" style:display-name="Testo descrittivo 2 66" style:family="table-cell" style:data-style-name="N0">
      <style:text-properties fo:color="#808080" fo:font-style="italic" style:font-style-asian="italic" style:font-style-complex="italic"/>
    </style:style>
    <style:style style:name="Testo_32_descrittivo_32_2_32_67" style:display-name="Testo descrittivo 2 67" style:family="table-cell" style:data-style-name="N0">
      <style:text-properties fo:color="#808080" fo:font-style="italic" style:font-style-asian="italic" style:font-style-complex="italic"/>
    </style:style>
    <style:style style:name="Testo_32_descrittivo_32_2_32_68" style:display-name="Testo descrittivo 2 68" style:family="table-cell" style:data-style-name="N0">
      <style:text-properties fo:color="#808080" fo:font-style="italic" style:font-style-asian="italic" style:font-style-complex="italic"/>
    </style:style>
    <style:style style:name="Testo_32_descrittivo_32_2_32_69" style:display-name="Testo descrittivo 2 69" style:family="table-cell" style:data-style-name="N0">
      <style:text-properties fo:color="#808080" fo:font-style="italic" style:font-style-asian="italic" style:font-style-complex="italic"/>
    </style:style>
    <style:style style:name="Testo_32_descrittivo_32_2_32_7" style:display-name="Testo descrittivo 2 7" style:family="table-cell" style:data-style-name="N0">
      <style:text-properties fo:color="#808080" fo:font-style="italic" style:font-style-asian="italic" style:font-style-complex="italic"/>
    </style:style>
    <style:style style:name="Testo_32_descrittivo_32_2_32_70" style:display-name="Testo descrittivo 2 70" style:family="table-cell" style:data-style-name="N0">
      <style:text-properties fo:color="#808080" fo:font-style="italic" style:font-style-asian="italic" style:font-style-complex="italic"/>
    </style:style>
    <style:style style:name="Testo_32_descrittivo_32_2_32_8" style:display-name="Testo descrittivo 2 8" style:family="table-cell" style:data-style-name="N0">
      <style:text-properties fo:color="#808080" fo:font-style="italic" style:font-style-asian="italic" style:font-style-complex="italic"/>
    </style:style>
    <style:style style:name="Testo_32_descrittivo_32_2_32_9" style:display-name="Testo descrittivo 2 9" style:family="table-cell" style:data-style-name="N0">
      <style:text-properties fo:color="#808080" fo:font-style="italic" style:font-style-asian="italic" style:font-style-complex="italic"/>
    </style:style>
    <style:style style:name="Titolo_32_1_32_2" style:display-name="Titolo 1 2" style:family="table-cell" style:data-style-name="N0">
      <style:table-cell-properties fo:border-top="none" fo:border-bottom="thick solid #33CCCC" fo:border-left="none" fo:border-right="none"/>
      <style:text-properties fo:color="#333399" fo:font-size="15pt" style:font-size-asian="15pt" style:font-size-complex="15pt" fo:font-weight="bold" style:font-weight-asian="bold" style:font-weight-complex="bold"/>
    </style:style>
    <style:style style:name="Titolo_32_1_32_2_32_10" style:display-name="Titolo 1 2 10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11" style:display-name="Titolo 1 2 11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12" style:display-name="Titolo 1 2 1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13" style:display-name="Titolo 1 2 13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14" style:display-name="Titolo 1 2 14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15" style:display-name="Titolo 1 2 15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16" style:display-name="Titolo 1 2 16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17" style:display-name="Titolo 1 2 17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18" style:display-name="Titolo 1 2 18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19" style:display-name="Titolo 1 2 19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2" style:display-name="Titolo 1 2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20" style:display-name="Titolo 1 2 20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21" style:display-name="Titolo 1 2 21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22" style:display-name="Titolo 1 2 2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23" style:display-name="Titolo 1 2 23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24" style:display-name="Titolo 1 2 24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25" style:display-name="Titolo 1 2 25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26" style:display-name="Titolo 1 2 26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27" style:display-name="Titolo 1 2 27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28" style:display-name="Titolo 1 2 28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29" style:display-name="Titolo 1 2 29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3" style:display-name="Titolo 1 2 3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30" style:display-name="Titolo 1 2 30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31" style:display-name="Titolo 1 2 31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32" style:display-name="Titolo 1 2 3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33" style:display-name="Titolo 1 2 33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34" style:display-name="Titolo 1 2 34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35" style:display-name="Titolo 1 2 35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36" style:display-name="Titolo 1 2 36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37" style:display-name="Titolo 1 2 37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38" style:display-name="Titolo 1 2 38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39" style:display-name="Titolo 1 2 39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4" style:display-name="Titolo 1 2 4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40" style:display-name="Titolo 1 2 40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41" style:display-name="Titolo 1 2 41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42" style:display-name="Titolo 1 2 4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43" style:display-name="Titolo 1 2 43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44" style:display-name="Titolo 1 2 44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45" style:display-name="Titolo 1 2 45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46" style:display-name="Titolo 1 2 46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47" style:display-name="Titolo 1 2 47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48" style:display-name="Titolo 1 2 48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49" style:display-name="Titolo 1 2 49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5" style:display-name="Titolo 1 2 5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50" style:display-name="Titolo 1 2 50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51" style:display-name="Titolo 1 2 51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52" style:display-name="Titolo 1 2 5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53" style:display-name="Titolo 1 2 53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54" style:display-name="Titolo 1 2 54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55" style:display-name="Titolo 1 2 55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56" style:display-name="Titolo 1 2 56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57" style:display-name="Titolo 1 2 57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58" style:display-name="Titolo 1 2 58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59" style:display-name="Titolo 1 2 59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6" style:display-name="Titolo 1 2 6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60" style:display-name="Titolo 1 2 60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61" style:display-name="Titolo 1 2 61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62" style:display-name="Titolo 1 2 6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63" style:display-name="Titolo 1 2 63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64" style:display-name="Titolo 1 2 64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65" style:display-name="Titolo 1 2 65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66" style:display-name="Titolo 1 2 66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67" style:display-name="Titolo 1 2 67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68" style:display-name="Titolo 1 2 68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69" style:display-name="Titolo 1 2 69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7" style:display-name="Titolo 1 2 7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70" style:display-name="Titolo 1 2 70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8" style:display-name="Titolo 1 2 8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1_32_2_32_9" style:display-name="Titolo 1 2 9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2_32_2" style:display-name="Titolo 2 2" style:family="table-cell" style:data-style-name="N0">
      <style:table-cell-properties fo:border-top="none" fo:border-bottom="thick solid #C0C0C0" fo:border-left="none" fo:border-right="none"/>
      <style:text-properties fo:color="#333399" fo:font-size="13pt" style:font-size-asian="13pt" style:font-size-complex="13pt" fo:font-weight="bold" style:font-weight-asian="bold" style:font-weight-complex="bold"/>
    </style:style>
    <style:style style:name="Titolo_32_2_32_2_32_10" style:display-name="Titolo 2 2 10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11" style:display-name="Titolo 2 2 11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12" style:display-name="Titolo 2 2 1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13" style:display-name="Titolo 2 2 13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14" style:display-name="Titolo 2 2 14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15" style:display-name="Titolo 2 2 15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16" style:display-name="Titolo 2 2 16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17" style:display-name="Titolo 2 2 17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18" style:display-name="Titolo 2 2 18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19" style:display-name="Titolo 2 2 19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2" style:display-name="Titolo 2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20" style:display-name="Titolo 2 2 20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21" style:display-name="Titolo 2 2 21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22" style:display-name="Titolo 2 2 2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23" style:display-name="Titolo 2 2 23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24" style:display-name="Titolo 2 2 24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25" style:display-name="Titolo 2 2 25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26" style:display-name="Titolo 2 2 26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27" style:display-name="Titolo 2 2 27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28" style:display-name="Titolo 2 2 28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29" style:display-name="Titolo 2 2 29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3" style:display-name="Titolo 2 2 3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30" style:display-name="Titolo 2 2 30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31" style:display-name="Titolo 2 2 31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32" style:display-name="Titolo 2 2 3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33" style:display-name="Titolo 2 2 33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34" style:display-name="Titolo 2 2 34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35" style:display-name="Titolo 2 2 35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36" style:display-name="Titolo 2 2 36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37" style:display-name="Titolo 2 2 37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38" style:display-name="Titolo 2 2 38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39" style:display-name="Titolo 2 2 39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4" style:display-name="Titolo 2 2 4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40" style:display-name="Titolo 2 2 40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41" style:display-name="Titolo 2 2 41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42" style:display-name="Titolo 2 2 4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43" style:display-name="Titolo 2 2 43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44" style:display-name="Titolo 2 2 44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45" style:display-name="Titolo 2 2 45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46" style:display-name="Titolo 2 2 46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47" style:display-name="Titolo 2 2 47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48" style:display-name="Titolo 2 2 48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49" style:display-name="Titolo 2 2 49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5" style:display-name="Titolo 2 2 5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50" style:display-name="Titolo 2 2 50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51" style:display-name="Titolo 2 2 51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52" style:display-name="Titolo 2 2 5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53" style:display-name="Titolo 2 2 53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54" style:display-name="Titolo 2 2 54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55" style:display-name="Titolo 2 2 55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56" style:display-name="Titolo 2 2 56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57" style:display-name="Titolo 2 2 57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58" style:display-name="Titolo 2 2 58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59" style:display-name="Titolo 2 2 59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6" style:display-name="Titolo 2 2 6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60" style:display-name="Titolo 2 2 60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61" style:display-name="Titolo 2 2 61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62" style:display-name="Titolo 2 2 6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63" style:display-name="Titolo 2 2 63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64" style:display-name="Titolo 2 2 64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65" style:display-name="Titolo 2 2 65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66" style:display-name="Titolo 2 2 66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67" style:display-name="Titolo 2 2 67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68" style:display-name="Titolo 2 2 68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69" style:display-name="Titolo 2 2 69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7" style:display-name="Titolo 2 2 7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70" style:display-name="Titolo 2 2 70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8" style:display-name="Titolo 2 2 8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2_32_2_32_9" style:display-name="Titolo 2 2 9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3_32_2" style:display-name="Titolo 3 2" style:family="table-cell" style:data-style-name="N0">
      <style:table-cell-properties fo:border-top="none" fo:border-bottom="2pt solid #33CCCC" fo:border-left="none" fo:border-right="none"/>
      <style:text-properties fo:color="#333399" fo:font-weight="bold" style:font-weight-asian="bold" style:font-weight-complex="bold"/>
    </style:style>
    <style:style style:name="Titolo_32_3_32_2_32_10" style:display-name="Titolo 3 2 10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11" style:display-name="Titolo 3 2 11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12" style:display-name="Titolo 3 2 1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13" style:display-name="Titolo 3 2 13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14" style:display-name="Titolo 3 2 14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15" style:display-name="Titolo 3 2 15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16" style:display-name="Titolo 3 2 16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17" style:display-name="Titolo 3 2 17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18" style:display-name="Titolo 3 2 18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19" style:display-name="Titolo 3 2 19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2" style:display-name="Titolo 3 2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20" style:display-name="Titolo 3 2 20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21" style:display-name="Titolo 3 2 21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22" style:display-name="Titolo 3 2 2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23" style:display-name="Titolo 3 2 23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24" style:display-name="Titolo 3 2 24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25" style:display-name="Titolo 3 2 25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26" style:display-name="Titolo 3 2 26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27" style:display-name="Titolo 3 2 27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28" style:display-name="Titolo 3 2 28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29" style:display-name="Titolo 3 2 29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3" style:display-name="Titolo 3 2 3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30" style:display-name="Titolo 3 2 30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31" style:display-name="Titolo 3 2 31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32" style:display-name="Titolo 3 2 3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33" style:display-name="Titolo 3 2 33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34" style:display-name="Titolo 3 2 34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35" style:display-name="Titolo 3 2 35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36" style:display-name="Titolo 3 2 36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37" style:display-name="Titolo 3 2 37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38" style:display-name="Titolo 3 2 38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39" style:display-name="Titolo 3 2 39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4" style:display-name="Titolo 3 2 4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40" style:display-name="Titolo 3 2 40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41" style:display-name="Titolo 3 2 41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42" style:display-name="Titolo 3 2 4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43" style:display-name="Titolo 3 2 43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44" style:display-name="Titolo 3 2 44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45" style:display-name="Titolo 3 2 45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46" style:display-name="Titolo 3 2 46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47" style:display-name="Titolo 3 2 47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48" style:display-name="Titolo 3 2 48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49" style:display-name="Titolo 3 2 49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5" style:display-name="Titolo 3 2 5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50" style:display-name="Titolo 3 2 50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51" style:display-name="Titolo 3 2 51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52" style:display-name="Titolo 3 2 5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53" style:display-name="Titolo 3 2 53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54" style:display-name="Titolo 3 2 54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55" style:display-name="Titolo 3 2 55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56" style:display-name="Titolo 3 2 56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57" style:display-name="Titolo 3 2 57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58" style:display-name="Titolo 3 2 58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59" style:display-name="Titolo 3 2 59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6" style:display-name="Titolo 3 2 6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60" style:display-name="Titolo 3 2 60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61" style:display-name="Titolo 3 2 61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62" style:display-name="Titolo 3 2 6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63" style:display-name="Titolo 3 2 63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64" style:display-name="Titolo 3 2 64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65" style:display-name="Titolo 3 2 65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66" style:display-name="Titolo 3 2 66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67" style:display-name="Titolo 3 2 67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68" style:display-name="Titolo 3 2 68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69" style:display-name="Titolo 3 2 69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7" style:display-name="Titolo 3 2 7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70" style:display-name="Titolo 3 2 70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8" style:display-name="Titolo 3 2 8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3_32_2_32_9" style:display-name="Titolo 3 2 9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4_32_2" style:display-name="Titolo 4 2" style:family="table-cell" style:data-style-name="N0">
      <style:text-properties fo:color="#333399" fo:font-weight="bold" style:font-weight-asian="bold" style:font-weight-complex="bold"/>
    </style:style>
    <style:style style:name="Titolo_32_4_32_2_32_10" style:display-name="Titolo 4 2 10" style:family="table-cell" style:data-style-name="N0">
      <style:text-properties fo:color="#003366" fo:font-weight="bold" style:font-weight-asian="bold" style:font-weight-complex="bold"/>
    </style:style>
    <style:style style:name="Titolo_32_4_32_2_32_11" style:display-name="Titolo 4 2 11" style:family="table-cell" style:data-style-name="N0">
      <style:text-properties fo:color="#003366" fo:font-weight="bold" style:font-weight-asian="bold" style:font-weight-complex="bold"/>
    </style:style>
    <style:style style:name="Titolo_32_4_32_2_32_12" style:display-name="Titolo 4 2 12" style:family="table-cell" style:data-style-name="N0">
      <style:text-properties fo:color="#003366" fo:font-weight="bold" style:font-weight-asian="bold" style:font-weight-complex="bold"/>
    </style:style>
    <style:style style:name="Titolo_32_4_32_2_32_13" style:display-name="Titolo 4 2 13" style:family="table-cell" style:data-style-name="N0">
      <style:text-properties fo:color="#003366" fo:font-weight="bold" style:font-weight-asian="bold" style:font-weight-complex="bold"/>
    </style:style>
    <style:style style:name="Titolo_32_4_32_2_32_14" style:display-name="Titolo 4 2 14" style:family="table-cell" style:data-style-name="N0">
      <style:text-properties fo:color="#003366" fo:font-weight="bold" style:font-weight-asian="bold" style:font-weight-complex="bold"/>
    </style:style>
    <style:style style:name="Titolo_32_4_32_2_32_15" style:display-name="Titolo 4 2 15" style:family="table-cell" style:data-style-name="N0">
      <style:text-properties fo:color="#003366" fo:font-weight="bold" style:font-weight-asian="bold" style:font-weight-complex="bold"/>
    </style:style>
    <style:style style:name="Titolo_32_4_32_2_32_16" style:display-name="Titolo 4 2 16" style:family="table-cell" style:data-style-name="N0">
      <style:text-properties fo:color="#003366" fo:font-weight="bold" style:font-weight-asian="bold" style:font-weight-complex="bold"/>
    </style:style>
    <style:style style:name="Titolo_32_4_32_2_32_17" style:display-name="Titolo 4 2 17" style:family="table-cell" style:data-style-name="N0">
      <style:text-properties fo:color="#003366" fo:font-weight="bold" style:font-weight-asian="bold" style:font-weight-complex="bold"/>
    </style:style>
    <style:style style:name="Titolo_32_4_32_2_32_18" style:display-name="Titolo 4 2 18" style:family="table-cell" style:data-style-name="N0">
      <style:text-properties fo:color="#003366" fo:font-weight="bold" style:font-weight-asian="bold" style:font-weight-complex="bold"/>
    </style:style>
    <style:style style:name="Titolo_32_4_32_2_32_19" style:display-name="Titolo 4 2 19" style:family="table-cell" style:data-style-name="N0">
      <style:text-properties fo:color="#003366" fo:font-weight="bold" style:font-weight-asian="bold" style:font-weight-complex="bold"/>
    </style:style>
    <style:style style:name="Titolo_32_4_32_2_32_2" style:display-name="Titolo 4 2 2" style:family="table-cell" style:data-style-name="N0">
      <style:text-properties fo:color="#003366" fo:font-weight="bold" style:font-weight-asian="bold" style:font-weight-complex="bold"/>
    </style:style>
    <style:style style:name="Titolo_32_4_32_2_32_20" style:display-name="Titolo 4 2 20" style:family="table-cell" style:data-style-name="N0">
      <style:text-properties fo:color="#003366" fo:font-weight="bold" style:font-weight-asian="bold" style:font-weight-complex="bold"/>
    </style:style>
    <style:style style:name="Titolo_32_4_32_2_32_21" style:display-name="Titolo 4 2 21" style:family="table-cell" style:data-style-name="N0">
      <style:text-properties fo:color="#003366" fo:font-weight="bold" style:font-weight-asian="bold" style:font-weight-complex="bold"/>
    </style:style>
    <style:style style:name="Titolo_32_4_32_2_32_22" style:display-name="Titolo 4 2 22" style:family="table-cell" style:data-style-name="N0">
      <style:text-properties fo:color="#003366" fo:font-weight="bold" style:font-weight-asian="bold" style:font-weight-complex="bold"/>
    </style:style>
    <style:style style:name="Titolo_32_4_32_2_32_23" style:display-name="Titolo 4 2 23" style:family="table-cell" style:data-style-name="N0">
      <style:text-properties fo:color="#003366" fo:font-weight="bold" style:font-weight-asian="bold" style:font-weight-complex="bold"/>
    </style:style>
    <style:style style:name="Titolo_32_4_32_2_32_24" style:display-name="Titolo 4 2 24" style:family="table-cell" style:data-style-name="N0">
      <style:text-properties fo:color="#003366" fo:font-weight="bold" style:font-weight-asian="bold" style:font-weight-complex="bold"/>
    </style:style>
    <style:style style:name="Titolo_32_4_32_2_32_25" style:display-name="Titolo 4 2 25" style:family="table-cell" style:data-style-name="N0">
      <style:text-properties fo:color="#003366" fo:font-weight="bold" style:font-weight-asian="bold" style:font-weight-complex="bold"/>
    </style:style>
    <style:style style:name="Titolo_32_4_32_2_32_26" style:display-name="Titolo 4 2 26" style:family="table-cell" style:data-style-name="N0">
      <style:text-properties fo:color="#003366" fo:font-weight="bold" style:font-weight-asian="bold" style:font-weight-complex="bold"/>
    </style:style>
    <style:style style:name="Titolo_32_4_32_2_32_27" style:display-name="Titolo 4 2 27" style:family="table-cell" style:data-style-name="N0">
      <style:text-properties fo:color="#003366" fo:font-weight="bold" style:font-weight-asian="bold" style:font-weight-complex="bold"/>
    </style:style>
    <style:style style:name="Titolo_32_4_32_2_32_28" style:display-name="Titolo 4 2 28" style:family="table-cell" style:data-style-name="N0">
      <style:text-properties fo:color="#003366" fo:font-weight="bold" style:font-weight-asian="bold" style:font-weight-complex="bold"/>
    </style:style>
    <style:style style:name="Titolo_32_4_32_2_32_29" style:display-name="Titolo 4 2 29" style:family="table-cell" style:data-style-name="N0">
      <style:text-properties fo:color="#003366" fo:font-weight="bold" style:font-weight-asian="bold" style:font-weight-complex="bold"/>
    </style:style>
    <style:style style:name="Titolo_32_4_32_2_32_3" style:display-name="Titolo 4 2 3" style:family="table-cell" style:data-style-name="N0">
      <style:text-properties fo:color="#003366" fo:font-weight="bold" style:font-weight-asian="bold" style:font-weight-complex="bold"/>
    </style:style>
    <style:style style:name="Titolo_32_4_32_2_32_30" style:display-name="Titolo 4 2 30" style:family="table-cell" style:data-style-name="N0">
      <style:text-properties fo:color="#003366" fo:font-weight="bold" style:font-weight-asian="bold" style:font-weight-complex="bold"/>
    </style:style>
    <style:style style:name="Titolo_32_4_32_2_32_31" style:display-name="Titolo 4 2 31" style:family="table-cell" style:data-style-name="N0">
      <style:text-properties fo:color="#003366" fo:font-weight="bold" style:font-weight-asian="bold" style:font-weight-complex="bold"/>
    </style:style>
    <style:style style:name="Titolo_32_4_32_2_32_32" style:display-name="Titolo 4 2 32" style:family="table-cell" style:data-style-name="N0">
      <style:text-properties fo:color="#003366" fo:font-weight="bold" style:font-weight-asian="bold" style:font-weight-complex="bold"/>
    </style:style>
    <style:style style:name="Titolo_32_4_32_2_32_33" style:display-name="Titolo 4 2 33" style:family="table-cell" style:data-style-name="N0">
      <style:text-properties fo:color="#003366" fo:font-weight="bold" style:font-weight-asian="bold" style:font-weight-complex="bold"/>
    </style:style>
    <style:style style:name="Titolo_32_4_32_2_32_34" style:display-name="Titolo 4 2 34" style:family="table-cell" style:data-style-name="N0">
      <style:text-properties fo:color="#003366" fo:font-weight="bold" style:font-weight-asian="bold" style:font-weight-complex="bold"/>
    </style:style>
    <style:style style:name="Titolo_32_4_32_2_32_35" style:display-name="Titolo 4 2 35" style:family="table-cell" style:data-style-name="N0">
      <style:text-properties fo:color="#003366" fo:font-weight="bold" style:font-weight-asian="bold" style:font-weight-complex="bold"/>
    </style:style>
    <style:style style:name="Titolo_32_4_32_2_32_36" style:display-name="Titolo 4 2 36" style:family="table-cell" style:data-style-name="N0">
      <style:text-properties fo:color="#003366" fo:font-weight="bold" style:font-weight-asian="bold" style:font-weight-complex="bold"/>
    </style:style>
    <style:style style:name="Titolo_32_4_32_2_32_37" style:display-name="Titolo 4 2 37" style:family="table-cell" style:data-style-name="N0">
      <style:text-properties fo:color="#003366" fo:font-weight="bold" style:font-weight-asian="bold" style:font-weight-complex="bold"/>
    </style:style>
    <style:style style:name="Titolo_32_4_32_2_32_38" style:display-name="Titolo 4 2 38" style:family="table-cell" style:data-style-name="N0">
      <style:text-properties fo:color="#003366" fo:font-weight="bold" style:font-weight-asian="bold" style:font-weight-complex="bold"/>
    </style:style>
    <style:style style:name="Titolo_32_4_32_2_32_39" style:display-name="Titolo 4 2 39" style:family="table-cell" style:data-style-name="N0">
      <style:text-properties fo:color="#003366" fo:font-weight="bold" style:font-weight-asian="bold" style:font-weight-complex="bold"/>
    </style:style>
    <style:style style:name="Titolo_32_4_32_2_32_4" style:display-name="Titolo 4 2 4" style:family="table-cell" style:data-style-name="N0">
      <style:text-properties fo:color="#003366" fo:font-weight="bold" style:font-weight-asian="bold" style:font-weight-complex="bold"/>
    </style:style>
    <style:style style:name="Titolo_32_4_32_2_32_40" style:display-name="Titolo 4 2 40" style:family="table-cell" style:data-style-name="N0">
      <style:text-properties fo:color="#003366" fo:font-weight="bold" style:font-weight-asian="bold" style:font-weight-complex="bold"/>
    </style:style>
    <style:style style:name="Titolo_32_4_32_2_32_41" style:display-name="Titolo 4 2 41" style:family="table-cell" style:data-style-name="N0">
      <style:text-properties fo:color="#003366" fo:font-weight="bold" style:font-weight-asian="bold" style:font-weight-complex="bold"/>
    </style:style>
    <style:style style:name="Titolo_32_4_32_2_32_42" style:display-name="Titolo 4 2 42" style:family="table-cell" style:data-style-name="N0">
      <style:text-properties fo:color="#003366" fo:font-weight="bold" style:font-weight-asian="bold" style:font-weight-complex="bold"/>
    </style:style>
    <style:style style:name="Titolo_32_4_32_2_32_43" style:display-name="Titolo 4 2 43" style:family="table-cell" style:data-style-name="N0">
      <style:text-properties fo:color="#003366" fo:font-weight="bold" style:font-weight-asian="bold" style:font-weight-complex="bold"/>
    </style:style>
    <style:style style:name="Titolo_32_4_32_2_32_44" style:display-name="Titolo 4 2 44" style:family="table-cell" style:data-style-name="N0">
      <style:text-properties fo:color="#003366" fo:font-weight="bold" style:font-weight-asian="bold" style:font-weight-complex="bold"/>
    </style:style>
    <style:style style:name="Titolo_32_4_32_2_32_45" style:display-name="Titolo 4 2 45" style:family="table-cell" style:data-style-name="N0">
      <style:text-properties fo:color="#003366" fo:font-weight="bold" style:font-weight-asian="bold" style:font-weight-complex="bold"/>
    </style:style>
    <style:style style:name="Titolo_32_4_32_2_32_46" style:display-name="Titolo 4 2 46" style:family="table-cell" style:data-style-name="N0">
      <style:text-properties fo:color="#003366" fo:font-weight="bold" style:font-weight-asian="bold" style:font-weight-complex="bold"/>
    </style:style>
    <style:style style:name="Titolo_32_4_32_2_32_47" style:display-name="Titolo 4 2 47" style:family="table-cell" style:data-style-name="N0">
      <style:text-properties fo:color="#003366" fo:font-weight="bold" style:font-weight-asian="bold" style:font-weight-complex="bold"/>
    </style:style>
    <style:style style:name="Titolo_32_4_32_2_32_48" style:display-name="Titolo 4 2 48" style:family="table-cell" style:data-style-name="N0">
      <style:text-properties fo:color="#003366" fo:font-weight="bold" style:font-weight-asian="bold" style:font-weight-complex="bold"/>
    </style:style>
    <style:style style:name="Titolo_32_4_32_2_32_49" style:display-name="Titolo 4 2 49" style:family="table-cell" style:data-style-name="N0">
      <style:text-properties fo:color="#003366" fo:font-weight="bold" style:font-weight-asian="bold" style:font-weight-complex="bold"/>
    </style:style>
    <style:style style:name="Titolo_32_4_32_2_32_5" style:display-name="Titolo 4 2 5" style:family="table-cell" style:data-style-name="N0">
      <style:text-properties fo:color="#003366" fo:font-weight="bold" style:font-weight-asian="bold" style:font-weight-complex="bold"/>
    </style:style>
    <style:style style:name="Titolo_32_4_32_2_32_50" style:display-name="Titolo 4 2 50" style:family="table-cell" style:data-style-name="N0">
      <style:text-properties fo:color="#003366" fo:font-weight="bold" style:font-weight-asian="bold" style:font-weight-complex="bold"/>
    </style:style>
    <style:style style:name="Titolo_32_4_32_2_32_51" style:display-name="Titolo 4 2 51" style:family="table-cell" style:data-style-name="N0">
      <style:text-properties fo:color="#003366" fo:font-weight="bold" style:font-weight-asian="bold" style:font-weight-complex="bold"/>
    </style:style>
    <style:style style:name="Titolo_32_4_32_2_32_52" style:display-name="Titolo 4 2 52" style:family="table-cell" style:data-style-name="N0">
      <style:text-properties fo:color="#003366" fo:font-weight="bold" style:font-weight-asian="bold" style:font-weight-complex="bold"/>
    </style:style>
    <style:style style:name="Titolo_32_4_32_2_32_53" style:display-name="Titolo 4 2 53" style:family="table-cell" style:data-style-name="N0">
      <style:text-properties fo:color="#003366" fo:font-weight="bold" style:font-weight-asian="bold" style:font-weight-complex="bold"/>
    </style:style>
    <style:style style:name="Titolo_32_4_32_2_32_54" style:display-name="Titolo 4 2 54" style:family="table-cell" style:data-style-name="N0">
      <style:text-properties fo:color="#003366" fo:font-weight="bold" style:font-weight-asian="bold" style:font-weight-complex="bold"/>
    </style:style>
    <style:style style:name="Titolo_32_4_32_2_32_55" style:display-name="Titolo 4 2 55" style:family="table-cell" style:data-style-name="N0">
      <style:text-properties fo:color="#003366" fo:font-weight="bold" style:font-weight-asian="bold" style:font-weight-complex="bold"/>
    </style:style>
    <style:style style:name="Titolo_32_4_32_2_32_56" style:display-name="Titolo 4 2 56" style:family="table-cell" style:data-style-name="N0">
      <style:text-properties fo:color="#003366" fo:font-weight="bold" style:font-weight-asian="bold" style:font-weight-complex="bold"/>
    </style:style>
    <style:style style:name="Titolo_32_4_32_2_32_57" style:display-name="Titolo 4 2 57" style:family="table-cell" style:data-style-name="N0">
      <style:text-properties fo:color="#003366" fo:font-weight="bold" style:font-weight-asian="bold" style:font-weight-complex="bold"/>
    </style:style>
    <style:style style:name="Titolo_32_4_32_2_32_58" style:display-name="Titolo 4 2 58" style:family="table-cell" style:data-style-name="N0">
      <style:text-properties fo:color="#003366" fo:font-weight="bold" style:font-weight-asian="bold" style:font-weight-complex="bold"/>
    </style:style>
    <style:style style:name="Titolo_32_4_32_2_32_59" style:display-name="Titolo 4 2 59" style:family="table-cell" style:data-style-name="N0">
      <style:text-properties fo:color="#003366" fo:font-weight="bold" style:font-weight-asian="bold" style:font-weight-complex="bold"/>
    </style:style>
    <style:style style:name="Titolo_32_4_32_2_32_6" style:display-name="Titolo 4 2 6" style:family="table-cell" style:data-style-name="N0">
      <style:text-properties fo:color="#003366" fo:font-weight="bold" style:font-weight-asian="bold" style:font-weight-complex="bold"/>
    </style:style>
    <style:style style:name="Titolo_32_4_32_2_32_60" style:display-name="Titolo 4 2 60" style:family="table-cell" style:data-style-name="N0">
      <style:text-properties fo:color="#003366" fo:font-weight="bold" style:font-weight-asian="bold" style:font-weight-complex="bold"/>
    </style:style>
    <style:style style:name="Titolo_32_4_32_2_32_61" style:display-name="Titolo 4 2 61" style:family="table-cell" style:data-style-name="N0">
      <style:text-properties fo:color="#003366" fo:font-weight="bold" style:font-weight-asian="bold" style:font-weight-complex="bold"/>
    </style:style>
    <style:style style:name="Titolo_32_4_32_2_32_62" style:display-name="Titolo 4 2 62" style:family="table-cell" style:data-style-name="N0">
      <style:text-properties fo:color="#003366" fo:font-weight="bold" style:font-weight-asian="bold" style:font-weight-complex="bold"/>
    </style:style>
    <style:style style:name="Titolo_32_4_32_2_32_63" style:display-name="Titolo 4 2 63" style:family="table-cell" style:data-style-name="N0">
      <style:text-properties fo:color="#003366" fo:font-weight="bold" style:font-weight-asian="bold" style:font-weight-complex="bold"/>
    </style:style>
    <style:style style:name="Titolo_32_4_32_2_32_64" style:display-name="Titolo 4 2 64" style:family="table-cell" style:data-style-name="N0">
      <style:text-properties fo:color="#003366" fo:font-weight="bold" style:font-weight-asian="bold" style:font-weight-complex="bold"/>
    </style:style>
    <style:style style:name="Titolo_32_4_32_2_32_65" style:display-name="Titolo 4 2 65" style:family="table-cell" style:data-style-name="N0">
      <style:text-properties fo:color="#003366" fo:font-weight="bold" style:font-weight-asian="bold" style:font-weight-complex="bold"/>
    </style:style>
    <style:style style:name="Titolo_32_4_32_2_32_66" style:display-name="Titolo 4 2 66" style:family="table-cell" style:data-style-name="N0">
      <style:text-properties fo:color="#003366" fo:font-weight="bold" style:font-weight-asian="bold" style:font-weight-complex="bold"/>
    </style:style>
    <style:style style:name="Titolo_32_4_32_2_32_67" style:display-name="Titolo 4 2 67" style:family="table-cell" style:data-style-name="N0">
      <style:text-properties fo:color="#003366" fo:font-weight="bold" style:font-weight-asian="bold" style:font-weight-complex="bold"/>
    </style:style>
    <style:style style:name="Titolo_32_4_32_2_32_68" style:display-name="Titolo 4 2 68" style:family="table-cell" style:data-style-name="N0">
      <style:text-properties fo:color="#003366" fo:font-weight="bold" style:font-weight-asian="bold" style:font-weight-complex="bold"/>
    </style:style>
    <style:style style:name="Titolo_32_4_32_2_32_69" style:display-name="Titolo 4 2 69" style:family="table-cell" style:data-style-name="N0">
      <style:text-properties fo:color="#003366" fo:font-weight="bold" style:font-weight-asian="bold" style:font-weight-complex="bold"/>
    </style:style>
    <style:style style:name="Titolo_32_4_32_2_32_7" style:display-name="Titolo 4 2 7" style:family="table-cell" style:data-style-name="N0">
      <style:text-properties fo:color="#003366" fo:font-weight="bold" style:font-weight-asian="bold" style:font-weight-complex="bold"/>
    </style:style>
    <style:style style:name="Titolo_32_4_32_2_32_70" style:display-name="Titolo 4 2 70" style:family="table-cell" style:data-style-name="N0">
      <style:text-properties fo:color="#003366" fo:font-weight="bold" style:font-weight-asian="bold" style:font-weight-complex="bold"/>
    </style:style>
    <style:style style:name="Titolo_32_4_32_2_32_8" style:display-name="Titolo 4 2 8" style:family="table-cell" style:data-style-name="N0">
      <style:text-properties fo:color="#003366" fo:font-weight="bold" style:font-weight-asian="bold" style:font-weight-complex="bold"/>
    </style:style>
    <style:style style:name="Titolo_32_4_32_2_32_9" style:display-name="Titolo 4 2 9" style:family="table-cell" style:data-style-name="N0">
      <style:text-properties fo:color="#003366" fo:font-weight="bold" style:font-weight-asian="bold" style:font-weight-complex="bold"/>
    </style:style>
    <style:style style:name="Titolo_32_5" style:display-name="Titolo 5" style:family="table-cell" style:data-style-name="N0"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10" style:display-name="Titolo 5 10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11" style:display-name="Titolo 5 11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12" style:display-name="Titolo 5 1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13" style:display-name="Titolo 5 13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14" style:display-name="Titolo 5 14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15" style:display-name="Titolo 5 15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16" style:display-name="Titolo 5 16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17" style:display-name="Titolo 5 17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18" style:display-name="Titolo 5 18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19" style:display-name="Titolo 5 19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2" style:display-name="Titolo 5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20" style:display-name="Titolo 5 20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21" style:display-name="Titolo 5 21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22" style:display-name="Titolo 5 2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23" style:display-name="Titolo 5 23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24" style:display-name="Titolo 5 24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25" style:display-name="Titolo 5 25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26" style:display-name="Titolo 5 26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27" style:display-name="Titolo 5 27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28" style:display-name="Titolo 5 28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29" style:display-name="Titolo 5 29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3" style:display-name="Titolo 5 3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30" style:display-name="Titolo 5 30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31" style:display-name="Titolo 5 31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32" style:display-name="Titolo 5 3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33" style:display-name="Titolo 5 33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34" style:display-name="Titolo 5 34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35" style:display-name="Titolo 5 35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36" style:display-name="Titolo 5 36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37" style:display-name="Titolo 5 37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38" style:display-name="Titolo 5 38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39" style:display-name="Titolo 5 39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4" style:display-name="Titolo 5 4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40" style:display-name="Titolo 5 40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41" style:display-name="Titolo 5 41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42" style:display-name="Titolo 5 4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43" style:display-name="Titolo 5 43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44" style:display-name="Titolo 5 44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45" style:display-name="Titolo 5 45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46" style:display-name="Titolo 5 46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47" style:display-name="Titolo 5 47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48" style:display-name="Titolo 5 48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49" style:display-name="Titolo 5 49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5" style:display-name="Titolo 5 5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50" style:display-name="Titolo 5 50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51" style:display-name="Titolo 5 51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52" style:display-name="Titolo 5 5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53" style:display-name="Titolo 5 53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54" style:display-name="Titolo 5 54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55" style:display-name="Titolo 5 55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56" style:display-name="Titolo 5 56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57" style:display-name="Titolo 5 57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58" style:display-name="Titolo 5 58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59" style:display-name="Titolo 5 59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6" style:display-name="Titolo 5 6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60" style:display-name="Titolo 5 60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61" style:display-name="Titolo 5 61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62" style:display-name="Titolo 5 6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63" style:display-name="Titolo 5 63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64" style:display-name="Titolo 5 64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65" style:display-name="Titolo 5 65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66" style:display-name="Titolo 5 66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67" style:display-name="Titolo 5 67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68" style:display-name="Titolo 5 68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69" style:display-name="Titolo 5 69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7" style:display-name="Titolo 5 7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70" style:display-name="Titolo 5 70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8" style:display-name="Titolo 5 8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5_32_9" style:display-name="Titolo 5 9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e_32_2" style:display-name="Totale 2" style:family="table-cell" style:data-style-name="N0">
      <style:table-cell-properties fo:border-top="thin solid #33CCCC" fo:border-bottom="thin double #33CCCC" fo:border-left="none" fo:border-right="none"/>
      <style:text-properties fo:color="#000000" fo:font-size="12pt" style:font-size-asian="12pt" style:font-size-complex="12pt" fo:font-weight="bold" style:font-weight-asian="bold" style:font-weight-complex="bold"/>
    </style:style>
    <style:style style:name="Totale_32_2_32_10" style:display-name="Totale 2 10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11" style:display-name="Totale 2 11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12" style:display-name="Totale 2 1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13" style:display-name="Totale 2 13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14" style:display-name="Totale 2 14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15" style:display-name="Totale 2 15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16" style:display-name="Totale 2 16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17" style:display-name="Totale 2 17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18" style:display-name="Totale 2 18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19" style:display-name="Totale 2 19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2" style:display-name="Totale 2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20" style:display-name="Totale 2 20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21" style:display-name="Totale 2 21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22" style:display-name="Totale 2 2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23" style:display-name="Totale 2 23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24" style:display-name="Totale 2 24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25" style:display-name="Totale 2 25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26" style:display-name="Totale 2 26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27" style:display-name="Totale 2 27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28" style:display-name="Totale 2 28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29" style:display-name="Totale 2 29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3" style:display-name="Totale 2 3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30" style:display-name="Totale 2 30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31" style:display-name="Totale 2 31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32" style:display-name="Totale 2 3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33" style:display-name="Totale 2 33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34" style:display-name="Totale 2 34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35" style:display-name="Totale 2 35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36" style:display-name="Totale 2 36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37" style:display-name="Totale 2 37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38" style:display-name="Totale 2 38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39" style:display-name="Totale 2 39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4" style:display-name="Totale 2 4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40" style:display-name="Totale 2 40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41" style:display-name="Totale 2 41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42" style:display-name="Totale 2 4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43" style:display-name="Totale 2 43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44" style:display-name="Totale 2 44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45" style:display-name="Totale 2 45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46" style:display-name="Totale 2 46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47" style:display-name="Totale 2 47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48" style:display-name="Totale 2 48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49" style:display-name="Totale 2 49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5" style:display-name="Totale 2 5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50" style:display-name="Totale 2 50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51" style:display-name="Totale 2 51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52" style:display-name="Totale 2 5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53" style:display-name="Totale 2 53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54" style:display-name="Totale 2 54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55" style:display-name="Totale 2 55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56" style:display-name="Totale 2 56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57" style:display-name="Totale 2 57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58" style:display-name="Totale 2 58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59" style:display-name="Totale 2 59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6" style:display-name="Totale 2 6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60" style:display-name="Totale 2 60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61" style:display-name="Totale 2 61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62" style:display-name="Totale 2 6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63" style:display-name="Totale 2 63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64" style:display-name="Totale 2 64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65" style:display-name="Totale 2 65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66" style:display-name="Totale 2 66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67" style:display-name="Totale 2 67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68" style:display-name="Totale 2 68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69" style:display-name="Totale 2 69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7" style:display-name="Totale 2 7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70" style:display-name="Totale 2 70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8" style:display-name="Totale 2 8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e_32_2_32_9" style:display-name="Totale 2 9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Valido" style:family="table-cell" style:data-style-name="N0">
      <style:table-cell-properties fo:background-color="#CCFFCC"/>
      <style:text-properties fo:color="#008000" fo:font-size="12pt" style:font-size-asian="12pt" style:font-size-complex="12pt"/>
    </style:style>
    <style:style style:name="Valore_32_non_32_valido_32_2" style:display-name="Valore non valido 2" style:family="table-cell" style:data-style-name="N0">
      <style:table-cell-properties fo:background-color="#FF99CC"/>
      <style:text-properties fo:color="#800080"/>
    </style:style>
    <style:style style:name="Valore_32_valido_32_2" style:display-name="Valore valido 2" style:family="table-cell" style:data-style-name="N0">
      <style:table-cell-properties fo:background-color="#CCFFCC"/>
      <style:text-properties fo:color="#008000"/>
    </style:style>
    <style:style style:name="cf1" style:family="table-cell">
      <style:table-cell-properties fo:background-color="#FF0000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63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.farina</meta:initial-creator>
    <dc:creator>Federiconi Stefano</dc:creator>
    <meta:creation-date>2016-03-01T09:57:31Z</meta:creation-date>
    <dc:date>2017-12-20T13:36:02Z</dc:date>
    <meta:print-date>2016-09-13T17:40:18Z</meta:print-date>
  </office:meta>
</office:document-meta>
</file>